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7346in"/>
    </style:style>
    <style:style style:name="co3" style:family="table-column">
      <style:table-column-properties fo:break-before="auto" style:column-width="0.7437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0.843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6437in"/>
    </style:style>
    <style:style style:name="co9" style:family="table-column">
      <style:table-column-properties fo:break-before="auto" style:column-width="0.6409in"/>
    </style:style>
    <style:style style:name="co10" style:family="table-column">
      <style:table-column-properties fo:break-before="auto" style:column-width="0.5937in"/>
    </style:style>
    <style:style style:name="co11" style:family="table-column">
      <style:table-column-properties fo:break-before="auto" style:column-width="0.6035in"/>
    </style:style>
    <style:style style:name="co12" style:family="table-column">
      <style:table-column-properties fo:break-before="auto" style:column-width="0.8563in"/>
    </style:style>
    <style:style style:name="co13" style:family="table-column">
      <style:table-column-properties fo:break-before="auto" style:column-width="0.7161in"/>
    </style:style>
    <style:style style:name="co14" style:family="table-column">
      <style:table-column-properties fo:break-before="auto" style:column-width="1.1283in"/>
    </style:style>
    <style:style style:name="co15" style:family="table-column">
      <style:table-column-properties fo:break-before="auto" style:column-width="0.7252in"/>
    </style:style>
    <style:style style:name="co16" style:family="table-column">
      <style:table-column-properties fo:break-before="auto" style:column-width="0.7063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4437in"/>
    </style:style>
    <style:style style:name="co19" style:family="table-column">
      <style:table-column-properties fo:break-before="auto" style:column-width="0.5189in"/>
    </style:style>
    <style:style style:name="co20" style:family="table-column">
      <style:table-column-properties fo:break-before="auto" style:column-width="1.8134in"/>
    </style:style>
    <style:style style:name="co21" style:family="table-column">
      <style:table-column-properties fo:break-before="auto" style:column-width="1.8035in"/>
    </style:style>
    <style:style style:name="co22" style:family="table-column">
      <style:table-column-properties fo:break-before="auto" style:column-width="1.822in"/>
    </style:style>
    <style:style style:name="co23" style:family="table-column">
      <style:table-column-properties fo:break-before="auto" style:column-width="1.8319in"/>
    </style:style>
    <style:style style:name="co24" style:family="table-column">
      <style:table-column-properties fo:break-before="auto" style:column-width="1.7661in"/>
    </style:style>
    <style:style style:name="co25" style:family="table-column">
      <style:table-column-properties fo:break-before="auto" style:column-width="1.7571in"/>
    </style:style>
    <style:style style:name="co26" style:family="table-column">
      <style:table-column-properties fo:break-before="auto" style:column-width="1.7756in"/>
    </style:style>
    <style:style style:name="co27" style:family="table-column">
      <style:table-column-properties fo:break-before="auto" style:column-width="1.7193in"/>
    </style:style>
    <style:style style:name="co28" style:family="table-column">
      <style:table-column-properties fo:break-before="auto" style:column-width="1.7098in"/>
    </style:style>
    <style:style style:name="co29" style:family="table-column">
      <style:table-column-properties fo:break-before="auto" style:column-width="1.7283in"/>
    </style:style>
    <style:style style:name="co30" style:family="table-column">
      <style:table-column-properties fo:break-before="auto" style:column-width="1.8409in"/>
    </style:style>
    <style:style style:name="co31" style:family="table-column">
      <style:table-column-properties fo:break-before="auto" style:column-width="1.7in"/>
    </style:style>
    <style:style style:name="co32" style:family="table-column">
      <style:table-column-properties fo:break-before="auto" style:column-width="1.6909in"/>
    </style:style>
    <style:style style:name="co33" style:family="table-column">
      <style:table-column-properties fo:break-before="auto" style:column-width="1.6535in"/>
    </style:style>
    <style:style style:name="co34" style:family="table-column">
      <style:table-column-properties fo:break-before="auto" style:column-width="1.6626in"/>
    </style:style>
    <style:style style:name="co35" style:family="table-column">
      <style:table-column-properties fo:break-before="auto" style:column-width="1.6063in"/>
    </style:style>
    <style:style style:name="co36" style:family="table-column">
      <style:table-column-properties fo:break-before="auto" style:column-width="1.5972in"/>
    </style:style>
    <style:style style:name="co37" style:family="table-column">
      <style:table-column-properties fo:break-before="auto" style:column-width="1.6161in"/>
    </style:style>
    <style:style style:name="co38" style:family="table-column">
      <style:table-column-properties fo:break-before="auto" style:column-width="1.672in"/>
    </style:style>
    <style:style style:name="co39" style:family="table-column">
      <style:table-column-properties fo:break-before="auto" style:column-width="1.6252in"/>
    </style:style>
    <style:style style:name="co40" style:family="table-column">
      <style:table-column-properties fo:break-before="auto" style:column-width="1.7382in"/>
    </style:style>
    <style:style style:name="co41" style:family="table-column">
      <style:table-column-properties fo:break-before="auto" style:column-width="1.2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  <style:text-properties style:font-name="Arial Narrow"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11" style:family="table-cell" style:parent-style-name="Default">
      <style:table-cell-properties fo:border-bottom="0.74pt solid #000000" fo:border-left="0.74pt solid #000000" fo:border-right="none" fo:border-top="none"/>
    </style:style>
    <style:style style:name="ce18" style:family="table-cell" style:parent-style-name="Default">
      <style:table-cell-properties fo:border-bottom="none" fo:border-left="none" fo:border-right="none" fo:border-top="0.74pt solid #000000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0" style:family="table-cell" style:parent-style-name="Default" style:data-style-name="N121">
      <style:table-cell-properties fo:border-bottom="none" fo:background-color="#ccccc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31" style:family="table-cell" style:parent-style-name="Default" style:data-style-name="N121">
      <style:table-cell-properties fo:border-bottom="0.74pt solid #000000" fo:background-color="#cccccc" style:text-align-source="fix" style:repeat-content="false" fo:border-left="0.74pt solid #000000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43" style:family="table-cell" style:parent-style-name="Red" style:data-style-name="N121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Blue" style:data-style-name="N12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Blue" style:data-style-name="N121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1">
      <style:text-properties fo:font-weight="normal" style:font-weight-asian="normal" style:font-weight-complex="normal"/>
    </style:style>
    <style:style style:name="ce39" style:family="table-cell" style:parent-style-name="Default" style:data-style-name="N121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40" style:family="table-cell" style:parent-style-name="Default" style:data-style-name="N121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60" style:family="table-cell" style:parent-style-name="Green" style:data-style-name="N12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Blue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Blue" style:data-style-name="N12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Blue" style:data-style-name="N121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Red" style:data-style-name="N12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 style:data-style-name="N121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50" style:family="table-cell" style:parent-style-name="Default" style:data-style-name="N121">
      <style:table-cell-properties fo:border-bottom="0.74pt solid #000000" fo:background-color="#cccccc" style:text-align-source="fix" style:repeat-content="false" fo:border-left="none" fo:border-right="0.74pt solid #000000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99" style:family="table-cell" style:parent-style-name="Green" style:data-style-name="N12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Blue" style:data-style-name="N12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Blue" style:data-style-name="N12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Default" style:data-style-name="N121">
      <style:table-cell-properties fo:border-bottom="none" fo:background-color="#ffb66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56" style:family="table-cell" style:parent-style-name="Default" style:data-style-name="N121">
      <style:table-cell-properties fo:border-bottom="0.74pt solid #000000" fo:background-color="#ffb66c" style:text-align-source="fix" style:repeat-content="false" fo:border-left="0.74pt solid #000000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83" style:family="table-cell" style:parent-style-name="Green" style:data-style-name="N121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Green" style:data-style-name="N12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 style:data-style-name="N121">
      <style:table-cell-properties fo:border-bottom="none" fo:background-color="#ffb66c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66" style:family="table-cell" style:parent-style-name="Default" style:data-style-name="N121">
      <style:table-cell-properties fo:border-bottom="0.74pt solid #000000" fo:background-color="#ffb66c" style:text-align-source="fix" style:repeat-content="false" fo:border-left="none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91" style:family="table-cell" style:parent-style-name="Blue" style:data-style-name="N12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Red" style:data-style-name="N121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Red" style:data-style-name="N12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Red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fo:background-color="#ffb66c" fo:border-left="none" fo:border-right="none" fo:border-top="0.74pt solid #000000"/>
    </style:style>
    <style:style style:name="ce7" style:family="table-cell" style:parent-style-name="Green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fo:background-color="#ffb66c" fo:border-left="none" fo:border-right="0.74pt solid #000000" fo:border-top="0.74pt solid #000000"/>
    </style:style>
    <style:style style:name="ce77" style:family="table-cell" style:parent-style-name="Default" style:data-style-name="N121">
      <style:table-cell-properties fo:border-bottom="0.74pt solid #000000" fo:background-color="#ffb66c" style:text-align-source="fix" style:repeat-content="false" fo:border-left="none" fo:border-right="0.74pt solid #000000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101" style:family="table-cell" style:parent-style-name="Blue" style:data-style-name="N12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 style:data-style-name="N121">
      <style:table-cell-properties fo:border-bottom="none" fo:background-color="#b4c7d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82" style:family="table-cell" style:parent-style-name="Default" style:data-style-name="N121">
      <style:table-cell-properties fo:border-bottom="0.74pt solid #000000" fo:background-color="#b4c7dc" style:text-align-source="fix" style:repeat-content="false" fo:border-left="0.74pt solid #000000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84" style:family="table-cell" style:parent-style-name="Blue" style:data-style-name="N121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 style:data-style-name="N121">
      <style:table-cell-properties fo:border-bottom="none" fo:background-color="#b4c7dc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86" style:family="table-cell" style:parent-style-name="Default" style:data-style-name="N121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89" style:family="table-cell" style:parent-style-name="Default">
      <style:table-cell-properties fo:border-bottom="none" fo:background-color="#b4c7dc" fo:border-left="none" fo:border-right="none" fo:border-top="0.74pt solid #000000"/>
    </style:style>
    <style:style style:name="ce72" style:family="table-cell" style:parent-style-name="Green" style:data-style-name="N121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b4c7dc" fo:border-left="none" fo:border-right="0.74pt solid #000000" fo:border-top="0.74pt solid #000000"/>
    </style:style>
    <style:style style:name="ce94" style:family="table-cell" style:parent-style-name="Default" style:data-style-name="N121">
      <style:table-cell-properties fo:border-bottom="0.74pt solid #000000" fo:background-color="#b4c7dc" style:text-align-source="fix" style:repeat-content="false" fo:border-left="none" fo:border-right="0.74pt solid #000000" fo:border-top="none"/>
      <style:paragraph-properties fo:text-align="center" fo:margin-left="0in"/>
      <style:text-properties style:font-name="Arial Narrow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matt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2" table:default-cell-style-name="ce8"/>
        <table:table-column table:style-name="co7" table:number-columns-repeated="9" table:default-cell-style-name="Default"/>
        <table:table-row table:style-name="ro1">
          <table:table-cell table:style-name="ce1"/>
          <table:table-cell table:style-name="ce18"/>
          <table:table-cell table:style-name="ce22" table:number-columns-repeated="4"/>
          <table:table-cell table:style-name="ce30" office:value-type="string" calcext:value-type="string" table:number-columns-spanned="7" table:number-rows-spanned="1">
            <text:p>BothSides</text:p>
          </table:table-cell>
          <table:covered-table-cell table:number-columns-repeated="5" table:style-name="ce39"/>
          <table:covered-table-cell table:style-name="ce49"/>
          <table:table-cell table:style-name="ce55" office:value-type="string" calcext:value-type="string" table:number-columns-spanned="7" table:number-rows-spanned="1">
            <text:p>PosSide</text:p>
          </table:table-cell>
          <table:covered-table-cell table:number-columns-repeated="2" table:style-name="ce63"/>
          <table:covered-table-cell table:number-columns-repeated="3" table:style-name="ce71"/>
          <table:covered-table-cell table:style-name="ce75"/>
          <table:table-cell table:style-name="ce81" office:value-type="string" calcext:value-type="string" table:number-columns-spanned="7" table:number-rows-spanned="1">
            <text:p>NegSide</text:p>
          </table:table-cell>
          <table:covered-table-cell table:number-columns-repeated="2" table:style-name="ce85"/>
          <table:covered-table-cell table:number-columns-repeated="3" table:style-name="ce89"/>
          <table:covered-table-cell table:style-name="ce92"/>
        </table:table-row>
        <table:table-row table:style-name="ro1">
          <table:table-cell table:style-name="ce12" office:value-type="string" calcext:value-type="string">
            <text:p>Scenario</text:p>
          </table:table-cell>
          <table:table-cell table:style-name="ce19" office:value-type="string" calcext:value-type="string">
            <text:p>Scenario #</text:p>
          </table:table-cell>
          <table:table-cell table:style-name="ce19" office:value-type="string" calcext:value-type="string">
            <text:p>fracPos</text:p>
          </table:table-cell>
          <table:table-cell table:style-name="ce19" office:value-type="string" calcext:value-type="string">
            <text:p>fracNeg</text:p>
          </table:table-cell>
          <table:table-cell table:style-name="ce19" office:value-type="string" calcext:value-type="string">
            <text:p>rho</text:p>
          </table:table-cell>
          <table:table-cell table:style-name="ce19" office:value-type="string" calcext:value-type="string">
            <text:p>FDRmethod</text:p>
          </table:table-cell>
          <table:table-cell table:style-name="ce31" office:value-type="string" calcext:value-type="string">
            <text:p>canonical</text:p>
          </table:table-cell>
          <table:table-cell table:style-name="ce40" office:value-type="string" calcext:value-type="string">
            <text:p>combined</text:p>
          </table:table-cell>
          <table:table-cell table:style-name="ce40" office:value-type="string" calcext:value-type="string">
            <text:p>twotailed</text:p>
          </table:table-cell>
          <table:table-cell table:style-name="ce40" office:value-type="string" calcext:value-type="string">
            <text:p>split</text:p>
          </table:table-cell>
          <table:table-cell table:style-name="ce40" office:value-type="string" calcext:value-type="string">
            <text:p>old</text:p>
          </table:table-cell>
          <table:table-cell table:style-name="ce40" office:value-type="string" calcext:value-type="string">
            <text:p>question11</text:p>
          </table:table-cell>
          <table:table-cell table:style-name="ce50" office:value-type="string" calcext:value-type="string">
            <text:p>question12</text:p>
          </table:table-cell>
          <table:table-cell table:style-name="ce56" office:value-type="string" calcext:value-type="string">
            <text:p>canonical</text:p>
          </table:table-cell>
          <table:table-cell table:style-name="ce66" office:value-type="string" calcext:value-type="string">
            <text:p>combined</text:p>
          </table:table-cell>
          <table:table-cell table:style-name="ce66" office:value-type="string" calcext:value-type="string">
            <text:p>twotailed</text:p>
          </table:table-cell>
          <table:table-cell table:style-name="ce66" office:value-type="string" calcext:value-type="string">
            <text:p>split</text:p>
          </table:table-cell>
          <table:table-cell table:style-name="ce66" office:value-type="string" calcext:value-type="string">
            <text:p>old</text:p>
          </table:table-cell>
          <table:table-cell table:style-name="ce66" office:value-type="string" calcext:value-type="string">
            <text:p>question11</text:p>
          </table:table-cell>
          <table:table-cell table:style-name="ce77" office:value-type="string" calcext:value-type="string">
            <text:p>question12</text:p>
          </table:table-cell>
          <table:table-cell table:style-name="ce82" office:value-type="string" calcext:value-type="string">
            <text:p>canonical</text:p>
          </table:table-cell>
          <table:table-cell table:style-name="ce86" office:value-type="string" calcext:value-type="string">
            <text:p>combined</text:p>
          </table:table-cell>
          <table:table-cell table:style-name="ce86" office:value-type="string" calcext:value-type="string">
            <text:p>twotailed</text:p>
          </table:table-cell>
          <table:table-cell table:style-name="ce86" office:value-type="string" calcext:value-type="string">
            <text:p>split</text:p>
          </table:table-cell>
          <table:table-cell table:style-name="ce86" office:value-type="string" calcext:value-type="string">
            <text:p>old</text:p>
          </table:table-cell>
          <table:table-cell table:style-name="ce86" office:value-type="string" calcext:value-type="string">
            <text:p>question11</text:p>
          </table:table-cell>
          <table:table-cell table:style-name="ce94" office:value-type="string" calcext:value-type="string">
            <text:p>question12</text:p>
          </table:table-cell>
        </table:table-row>
        <table:table-row table:style-name="ro1">
          <table:table-cell table:style-name="ce1" table:formula="of:=[$raw.A2]" office:value-type="string" office:string-value="bh_indep_null" calcext:value-type="string">
            <text:p>bh_indep_null</text:p>
          </table:table-cell>
          <table:table-cell table:style-name="ce22" table:formula="of:=[$raw.B2]" office:value-type="float" office:value="1" calcext:value-type="float">
            <text:p>1</text:p>
          </table:table-cell>
          <table:table-cell table:style-name="ce22" table:formula="of:=[$raw.C2]" office:value-type="float" office:value="0" calcext:value-type="float">
            <text:p>0</text:p>
          </table:table-cell>
          <table:table-cell table:style-name="ce22" table:formula="of:=[$raw.D2]" office:value-type="float" office:value="0" calcext:value-type="float">
            <text:p>0</text:p>
          </table:table-cell>
          <table:table-cell table:style-name="ce22" table:formula="of:=[$raw.E2]" office:value-type="float" office:value="0" calcext:value-type="float">
            <text:p>0</text:p>
          </table:table-cell>
          <table:table-cell table:style-name="ce22" table:formula="of:=[$raw.F2]" office:value-type="string" office:string-value="BH1995" calcext:value-type="string">
            <text:p>BH1995</text:p>
          </table:table-cell>
          <table:table-cell table:style-name="ce43" table:formula="of:=[raw.N2]+ORG.OPENOFFICE.STYLE(IF([raw.K2]&lt;[raw.O2];&quot;Red&quot;;IF([raw.K2]&gt;[raw.P2];&quot;Blue&quot;;&quot;Green&quot;)))" office:value-type="float" office:value="0.091" calcext:value-type="float">
            <text:p>0.0910</text:p>
          </table:table-cell>
          <table:table-cell table:style-name="ce60" table:formula="of:=[raw.Q2]+ORG.OPENOFFICE.STYLE(IF([raw.K2]&lt;[raw.R2];&quot;Red&quot;;IF([raw.K2]&gt;[raw.S2];&quot;Blue&quot;;&quot;Green&quot;)))" office:value-type="float" office:value="0.0555" calcext:value-type="float">
            <text:p>0.0555</text:p>
          </table:table-cell>
          <table:table-cell table:style-name="ce60" table:formula="of:=[raw.T2]+ORG.OPENOFFICE.STYLE(IF([raw.K2]&lt;[raw.U2];&quot;Red&quot;;IF([raw.K2]&gt;[raw.V2];&quot;Blue&quot;;&quot;Green&quot;)))" office:value-type="float" office:value="0.0555" calcext:value-type="float">
            <text:p>0.0555</text:p>
          </table:table-cell>
          <table:table-cell table:style-name="ce54" table:formula="of:=[raw.W2]+ORG.OPENOFFICE.STYLE(IF([raw.K2]&lt;[raw.X2];&quot;Red&quot;;IF([raw.K2]&gt;[raw.Y2];&quot;Blue&quot;;&quot;Green&quot;)))" office:value-type="float" office:value="0.092" calcext:value-type="float">
            <text:p>0.0920</text:p>
          </table:table-cell>
          <table:table-cell table:style-name="ce60" table:formula="of:=[raw.Z2]+ORG.OPENOFFICE.STYLE(IF([raw.K2]&lt;[raw.AA2];&quot;Red&quot;;IF([raw.K2]&gt;[raw.AB2];&quot;Blue&quot;;&quot;Green&quot;)))" office:value-type="float" office:value="0.0555" calcext:value-type="float">
            <text:p>0.0555</text:p>
          </table:table-cell>
          <table:table-cell table:style-name="ce60" table:formula="of:=[raw.AC2]+ORG.OPENOFFICE.STYLE(IF([raw.K2]&lt;[raw.AD2];&quot;Red&quot;;IF([raw.K2]&gt;[raw.AE2];&quot;Blue&quot;;&quot;Green&quot;)))" office:value-type="float" office:value="0.0555" calcext:value-type="float">
            <text:p>0.0555</text:p>
          </table:table-cell>
          <table:table-cell table:style-name="ce99" table:formula="of:=[raw.AF2]+ORG.OPENOFFICE.STYLE(IF([raw.K2]&lt;[raw.AG2];&quot;Red&quot;;IF([raw.K2]&gt;[raw.AH2];&quot;Blue&quot;;&quot;Green&quot;)))" office:value-type="float" office:value="0.0555" calcext:value-type="float">
            <text:p>0.0555</text:p>
          </table:table-cell>
          <table:table-cell table:style-name="ce83" table:formula="of:=[raw.AI2]+ORG.OPENOFFICE.STYLE(IF([raw.K2]&lt;[raw.AJ2];&quot;Red&quot;;IF([raw.K2]&gt;[raw.AK2];&quot;Blue&quot;;&quot;Green&quot;)))" office:value-type="float" office:value="0.049" calcext:value-type="float">
            <text:p>0.0490</text:p>
          </table:table-cell>
          <table:table-cell table:style-name="ce91" table:formula="of:=[raw.AL2]+ORG.OPENOFFICE.STYLE(IF([raw.K2]&lt;[raw.AM2];&quot;Red&quot;;IF([raw.K2]&gt;[raw.AN2];&quot;Blue&quot;;&quot;Green&quot;)))" office:value-type="float" office:value="0.03" calcext:value-type="float">
            <text:p>0.0300</text:p>
          </table:table-cell>
          <table:table-cell table:style-name="ce91" table:formula="of:=[raw.AO2]+ORG.OPENOFFICE.STYLE(IF([raw.K2]&lt;[raw.AP2];&quot;Red&quot;;IF([raw.K2]&gt;[raw.AQ2];&quot;Blue&quot;;&quot;Green&quot;)))" office:value-type="float" office:value="0.03" calcext:value-type="float">
            <text:p>0.0300</text:p>
          </table:table-cell>
          <table:table-cell table:style-name="ce60" table:formula="of:=[raw.AR2]+ORG.OPENOFFICE.STYLE(IF([raw.K2]&lt;[raw.AS2];&quot;Red&quot;;IF([raw.K2]&gt;[raw.AT2];&quot;Blue&quot;;&quot;Green&quot;)))" office:value-type="float" office:value="0.05" calcext:value-type="float">
            <text:p>0.0500</text:p>
          </table:table-cell>
          <table:table-cell table:style-name="ce91" table:formula="of:=[raw.AU2]+ORG.OPENOFFICE.STYLE(IF([raw.K2]&lt;[raw.AV2];&quot;Red&quot;;IF([raw.K2]&gt;[raw.AW2];&quot;Blue&quot;;&quot;Green&quot;)))" office:value-type="float" office:value="0.0285" calcext:value-type="float">
            <text:p>0.0285</text:p>
          </table:table-cell>
          <table:table-cell table:style-name="ce91" table:formula="of:=[raw.AX2]+ORG.OPENOFFICE.STYLE(IF([raw.K2]&lt;[raw.AY2];&quot;Red&quot;;IF([raw.K2]&gt;[raw.AZ2];&quot;Blue&quot;;&quot;Green&quot;)))" office:value-type="float" office:value="0.0285" calcext:value-type="float">
            <text:p>0.0285</text:p>
          </table:table-cell>
          <table:table-cell table:style-name="ce101" table:formula="of:=[raw.BA2]+ORG.OPENOFFICE.STYLE(IF([raw.K2]&lt;[raw.BB2];&quot;Red&quot;;IF([raw.K2]&gt;[raw.BC2];&quot;Blue&quot;;&quot;Green&quot;)))" office:value-type="float" office:value="0.0285" calcext:value-type="float">
            <text:p>0.0285</text:p>
          </table:table-cell>
          <table:table-cell table:style-name="ce83" table:formula="of:=[raw.BD2]+ORG.OPENOFFICE.STYLE(IF([raw.K2]&lt;[raw.BE2];&quot;Red&quot;;IF([raw.K2]&gt;[raw.BF2];&quot;Blue&quot;;&quot;Green&quot;)))" office:value-type="float" office:value="0.0455" calcext:value-type="float">
            <text:p>0.0455</text:p>
          </table:table-cell>
          <table:table-cell table:style-name="ce91" table:formula="of:=[raw.BG2]+ORG.OPENOFFICE.STYLE(IF([raw.K2]&lt;[raw.BH2];&quot;Red&quot;;IF([raw.K2]&gt;[raw.BI2];&quot;Blue&quot;;&quot;Green&quot;)))" office:value-type="float" office:value="0.029" calcext:value-type="float">
            <text:p>0.0290</text:p>
          </table:table-cell>
          <table:table-cell table:style-name="ce91" table:formula="of:=[raw.BJ2]+ORG.OPENOFFICE.STYLE(IF([raw.K2]&lt;[raw.BK2];&quot;Red&quot;;IF([raw.K2]&gt;[raw.BL2];&quot;Blue&quot;;&quot;Green&quot;)))" office:value-type="float" office:value="0.029" calcext:value-type="float">
            <text:p>0.0290</text:p>
          </table:table-cell>
          <table:table-cell table:style-name="ce60" table:formula="of:=[raw.BM2]+ORG.OPENOFFICE.STYLE(IF([raw.K2]&lt;[raw.BN2];&quot;Red&quot;;IF([raw.K2]&gt;[raw.BO2];&quot;Blue&quot;;&quot;Green&quot;)))" office:value-type="float" office:value="0.0455" calcext:value-type="float">
            <text:p>0.0455</text:p>
          </table:table-cell>
          <table:table-cell table:style-name="ce91" table:formula="of:=[raw.BP2]+ORG.OPENOFFICE.STYLE(IF([raw.K2]&lt;[raw.BQ2];&quot;Red&quot;;IF([raw.K2]&gt;[raw.BR2];&quot;Blue&quot;;&quot;Green&quot;)))" office:value-type="float" office:value="0.027" calcext:value-type="float">
            <text:p>0.0270</text:p>
          </table:table-cell>
          <table:table-cell table:style-name="ce91" table:formula="of:=[raw.BS2]+ORG.OPENOFFICE.STYLE(IF([raw.K2]&lt;[raw.BT2];&quot;Red&quot;;IF([raw.K2]&gt;[raw.BU2];&quot;Blue&quot;;&quot;Green&quot;)))" office:value-type="float" office:value="0.027" calcext:value-type="float">
            <text:p>0.0270</text:p>
          </table:table-cell>
          <table:table-cell table:style-name="ce101" table:formula="of:=[raw.BV2]+ORG.OPENOFFICE.STYLE(IF([raw.K2]&lt;[raw.BW2];&quot;Red&quot;;IF([raw.K2]&gt;[raw.BX2];&quot;Blue&quot;;&quot;Green&quot;)))" office:value-type="float" office:value="0.027" calcext:value-type="float">
            <text:p>0.0270</text:p>
          </table:table-cell>
        </table:table-row>
        <table:table-row table:style-name="ro1">
          <table:table-cell table:style-name="ce5" table:formula="of:=[$raw.A3]" office:value-type="string" office:string-value="bh_indep_posonly" calcext:value-type="string">
            <text:p>bh_indep_posonly</text:p>
          </table:table-cell>
          <table:table-cell table:style-name="ce2" table:formula="of:=[$raw.B3]" office:value-type="float" office:value="2" calcext:value-type="float">
            <text:p>2</text:p>
          </table:table-cell>
          <table:table-cell table:formula="of:=[$raw.C3]" office:value-type="float" office:value="0.25" calcext:value-type="float">
            <text:p>0.25</text:p>
          </table:table-cell>
          <table:table-cell table:formula="of:=[$raw.D3]" office:value-type="float" office:value="0" calcext:value-type="float">
            <text:p>0</text:p>
          </table:table-cell>
          <table:table-cell table:formula="of:=[$raw.E3]" office:value-type="float" office:value="0" calcext:value-type="float">
            <text:p>0</text:p>
          </table:table-cell>
          <table:table-cell table:style-name="ce27" table:formula="of:=[$raw.F3]" office:value-type="string" office:string-value="BH1995" calcext:value-type="string">
            <text:p>BH1995</text:p>
          </table:table-cell>
          <table:table-cell table:style-name="ce15" table:formula="of:=[raw.N3]+ORG.OPENOFFICE.STYLE(IF([raw.K3]&lt;[raw.O3];&quot;Red&quot;;IF([raw.K3]&gt;[raw.P3];&quot;Blue&quot;;&quot;Green&quot;)))" office:value-type="float" office:value="0.0372899172058521" calcext:value-type="float">
            <text:p>0.0373</text:p>
          </table:table-cell>
          <table:table-cell table:style-name="ce6" table:formula="of:=[raw.Q3]+ORG.OPENOFFICE.STYLE(IF([raw.K3]&lt;[raw.R3];&quot;Red&quot;;IF([raw.K3]&gt;[raw.S3];&quot;Blue&quot;;&quot;Green&quot;)))" office:value-type="float" office:value="0.0375468121324806" calcext:value-type="float">
            <text:p>0.0375</text:p>
          </table:table-cell>
          <table:table-cell table:style-name="ce6" table:formula="of:=[raw.T3]+ORG.OPENOFFICE.STYLE(IF([raw.K3]&lt;[raw.U3];&quot;Red&quot;;IF([raw.K3]&gt;[raw.V3];&quot;Blue&quot;;&quot;Green&quot;)))" office:value-type="float" office:value="0.0375468121324806" calcext:value-type="float">
            <text:p>0.0375</text:p>
          </table:table-cell>
          <table:table-cell table:style-name="ce61" table:formula="of:=[raw.W3]+ORG.OPENOFFICE.STYLE(IF([raw.K3]&lt;[raw.X3];&quot;Red&quot;;IF([raw.K3]&gt;[raw.Y3];&quot;Blue&quot;;&quot;Green&quot;)))" office:value-type="float" office:value="0.0298959490543669" calcext:value-type="float">
            <text:p>0.0299</text:p>
          </table:table-cell>
          <table:table-cell table:style-name="ce61" table:formula="of:=[raw.Z3]+ORG.OPENOFFICE.STYLE(IF([raw.K3]&lt;[raw.AA3];&quot;Red&quot;;IF([raw.K3]&gt;[raw.AB3];&quot;Blue&quot;;&quot;Green&quot;)))" office:value-type="float" office:value="0.0187350908579079" calcext:value-type="float">
            <text:p>0.0187</text:p>
          </table:table-cell>
          <table:table-cell table:style-name="ce61" table:formula="of:=[raw.AC3]+ORG.OPENOFFICE.STYLE(IF([raw.K3]&lt;[raw.AD3];&quot;Red&quot;;IF([raw.K3]&gt;[raw.AE3];&quot;Blue&quot;;&quot;Green&quot;)))" office:value-type="float" office:value="0.0150501209850242" calcext:value-type="float">
            <text:p>0.0151</text:p>
          </table:table-cell>
          <table:table-cell table:style-name="ce29" table:formula="of:=[raw.AF3]+ORG.OPENOFFICE.STYLE(IF([raw.K3]&lt;[raw.AG3];&quot;Red&quot;;IF([raw.K3]&gt;[raw.AH3];&quot;Blue&quot;;&quot;Green&quot;)))" office:value-type="float" office:value="0.0186916669704331" calcext:value-type="float">
            <text:p>0.0187</text:p>
          </table:table-cell>
          <table:table-cell table:style-name="ce15" table:formula="of:=[raw.AI3]+ORG.OPENOFFICE.STYLE(IF([raw.K3]&lt;[raw.AJ3];&quot;Red&quot;;IF([raw.K3]&gt;[raw.AK3];&quot;Blue&quot;;&quot;Green&quot;)))" office:value-type="float" office:value="0.0371979443108617" calcext:value-type="float">
            <text:p>0.0372</text:p>
          </table:table-cell>
          <table:table-cell table:style-name="ce61" table:formula="of:=[raw.AL3]+ORG.OPENOFFICE.STYLE(IF([raw.K3]&lt;[raw.AM3];&quot;Red&quot;;IF([raw.K3]&gt;[raw.AN3];&quot;Blue&quot;;&quot;Green&quot;)))" office:value-type="float" office:value="0.0190258833131502" calcext:value-type="float">
            <text:p>0.0190</text:p>
          </table:table-cell>
          <table:table-cell table:style-name="ce6" table:formula="of:=[raw.AO3]+ORG.OPENOFFICE.STYLE(IF([raw.K3]&lt;[raw.AP3];&quot;Red&quot;;IF([raw.K3]&gt;[raw.AQ3];&quot;Blue&quot;;&quot;Green&quot;)))" office:value-type="float" office:value="0.0190258833131502" calcext:value-type="float">
            <text:p>0.0190</text:p>
          </table:table-cell>
          <table:table-cell table:style-name="ce6" table:formula="of:=[raw.AR3]+ORG.OPENOFFICE.STYLE(IF([raw.K3]&lt;[raw.AS3];&quot;Red&quot;;IF([raw.K3]&gt;[raw.AT3];&quot;Blue&quot;;&quot;Green&quot;)))" office:value-type="float" office:value="0.0297603939439948" calcext:value-type="float">
            <text:p>0.0298</text:p>
          </table:table-cell>
          <table:table-cell table:style-name="ce61" table:formula="of:=[raw.AU3]+ORG.OPENOFFICE.STYLE(IF([raw.K3]&lt;[raw.AV3];&quot;Red&quot;;IF([raw.K3]&gt;[raw.AW3];&quot;Blue&quot;;&quot;Green&quot;)))" office:value-type="float" office:value="0.0186839643747569" calcext:value-type="float">
            <text:p>0.0187</text:p>
          </table:table-cell>
          <table:table-cell table:style-name="ce61" table:formula="of:=[raw.AX3]+ORG.OPENOFFICE.STYLE(IF([raw.K3]&lt;[raw.AY3];&quot;Red&quot;;IF([raw.K3]&gt;[raw.AZ3];&quot;Blue&quot;;&quot;Green&quot;)))" office:value-type="float" office:value="0.0149730647425121" calcext:value-type="float">
            <text:p>0.0150</text:p>
          </table:table-cell>
          <table:table-cell table:style-name="ce29" table:formula="of:=[raw.BA3]+ORG.OPENOFFICE.STYLE(IF([raw.K3]&lt;[raw.BB3];&quot;Red&quot;;IF([raw.K3]&gt;[raw.BC3];&quot;Blue&quot;;&quot;Green&quot;)))" office:value-type="float" office:value="0.0186405104618789" calcext:value-type="float">
            <text:p>0.0186</text:p>
          </table:table-cell>
          <table:table-cell table:style-name="ce15" table:formula="of:=[raw.BD3]+ORG.OPENOFFICE.STYLE(IF([raw.K3]&lt;[raw.BE3];&quot;Red&quot;;IF([raw.K3]&gt;[raw.BF3];&quot;Blue&quot;;&quot;Green&quot;)))" office:value-type="float" office:value="0.0345" calcext:value-type="float">
            <text:p>0.0345</text:p>
          </table:table-cell>
          <table:table-cell table:style-name="ce9" table:formula="of:=[raw.BG3]+ORG.OPENOFFICE.STYLE(IF([raw.K3]&lt;[raw.BH3];&quot;Red&quot;;IF([raw.K3]&gt;[raw.BI3];&quot;Blue&quot;;&quot;Green&quot;)))" office:value-type="float" office:value="0.9965" calcext:value-type="float">
            <text:p>0.9965</text:p>
          </table:table-cell>
          <table:table-cell table:style-name="ce9" table:formula="of:=[raw.BJ3]+ORG.OPENOFFICE.STYLE(IF([raw.K3]&lt;[raw.BK3];&quot;Red&quot;;IF([raw.K3]&gt;[raw.BL3];&quot;Blue&quot;;&quot;Green&quot;)))" office:value-type="float" office:value="0.9965" calcext:value-type="float">
            <text:p>0.9965</text:p>
          </table:table-cell>
          <table:table-cell table:style-name="ce72" table:formula="of:=[raw.BM3]+ORG.OPENOFFICE.STYLE(IF([raw.K3]&lt;[raw.BN3];&quot;Red&quot;;IF([raw.K3]&gt;[raw.BO3];&quot;Blue&quot;;&quot;Green&quot;)))" office:value-type="float" office:value="0.045" calcext:value-type="float">
            <text:p>0.0450</text:p>
          </table:table-cell>
          <table:table-cell table:style-name="ce6" table:formula="of:=[raw.BP3]+ORG.OPENOFFICE.STYLE(IF([raw.K3]&lt;[raw.BQ3];&quot;Red&quot;;IF([raw.K3]&gt;[raw.BR3];&quot;Blue&quot;;&quot;Green&quot;)))" office:value-type="float" office:value="0.0165" calcext:value-type="float">
            <text:p>0.0165</text:p>
          </table:table-cell>
          <table:table-cell table:style-name="ce6" table:formula="of:=[raw.BS3]+ORG.OPENOFFICE.STYLE(IF([raw.K3]&lt;[raw.BT3];&quot;Red&quot;;IF([raw.K3]&gt;[raw.BU3];&quot;Blue&quot;;&quot;Green&quot;)))" office:value-type="float" office:value="0.023" calcext:value-type="float">
            <text:p>0.0230</text:p>
          </table:table-cell>
          <table:table-cell table:style-name="ce29" table:formula="of:=[raw.BV3]+ORG.OPENOFFICE.STYLE(IF([raw.K3]&lt;[raw.BW3];&quot;Red&quot;;IF([raw.K3]&gt;[raw.BX3];&quot;Blue&quot;;&quot;Green&quot;)))" office:value-type="float" office:value="0.0165" calcext:value-type="float">
            <text:p>0.0165</text:p>
          </table:table-cell>
        </table:table-row>
        <table:table-row table:style-name="ro1">
          <table:table-cell table:style-name="ce5" table:formula="of:=[$raw.A4]" office:value-type="string" office:string-value="bh_indep_negonly" calcext:value-type="string">
            <text:p>bh_indep_negonly</text:p>
          </table:table-cell>
          <table:table-cell table:style-name="ce2" table:formula="of:=[$raw.B4]" office:value-type="float" office:value="3" calcext:value-type="float">
            <text:p>3</text:p>
          </table:table-cell>
          <table:table-cell table:formula="of:=[$raw.C4]" office:value-type="float" office:value="0" calcext:value-type="float">
            <text:p>0</text:p>
          </table:table-cell>
          <table:table-cell table:formula="of:=[$raw.D4]" office:value-type="float" office:value="0.25" calcext:value-type="float">
            <text:p>0.25</text:p>
          </table:table-cell>
          <table:table-cell table:formula="of:=[$raw.E4]" office:value-type="float" office:value="0" calcext:value-type="float">
            <text:p>0</text:p>
          </table:table-cell>
          <table:table-cell table:style-name="ce27" table:formula="of:=[$raw.F4]" office:value-type="string" office:string-value="BH1995" calcext:value-type="string">
            <text:p>BH1995</text:p>
          </table:table-cell>
          <table:table-cell table:style-name="ce15" table:formula="of:=[raw.N4]+ORG.OPENOFFICE.STYLE(IF([raw.K4]&lt;[raw.O4];&quot;Red&quot;;IF([raw.K4]&gt;[raw.P4];&quot;Blue&quot;;&quot;Green&quot;)))" office:value-type="float" office:value="0.03962566171255" calcext:value-type="float">
            <text:p>0.0396</text:p>
          </table:table-cell>
          <table:table-cell table:style-name="ce6" table:formula="of:=[raw.Q4]+ORG.OPENOFFICE.STYLE(IF([raw.K4]&lt;[raw.R4];&quot;Red&quot;;IF([raw.K4]&gt;[raw.S4];&quot;Blue&quot;;&quot;Green&quot;)))" office:value-type="float" office:value="0.0391389915720083" calcext:value-type="float">
            <text:p>0.0391</text:p>
          </table:table-cell>
          <table:table-cell table:style-name="ce6" table:formula="of:=[raw.T4]+ORG.OPENOFFICE.STYLE(IF([raw.K4]&lt;[raw.U4];&quot;Red&quot;;IF([raw.K4]&gt;[raw.V4];&quot;Blue&quot;;&quot;Green&quot;)))" office:value-type="float" office:value="0.0391389915720083" calcext:value-type="float">
            <text:p>0.0391</text:p>
          </table:table-cell>
          <table:table-cell table:style-name="ce61" table:formula="of:=[raw.W4]+ORG.OPENOFFICE.STYLE(IF([raw.K4]&lt;[raw.X4];&quot;Red&quot;;IF([raw.K4]&gt;[raw.Y4];&quot;Blue&quot;;&quot;Green&quot;)))" office:value-type="float" office:value="0.0320345096251058" calcext:value-type="float">
            <text:p>0.0320</text:p>
          </table:table-cell>
          <table:table-cell table:style-name="ce61" table:formula="of:=[raw.Z4]+ORG.OPENOFFICE.STYLE(IF([raw.K4]&lt;[raw.AA4];&quot;Red&quot;;IF([raw.K4]&gt;[raw.AB4];&quot;Blue&quot;;&quot;Green&quot;)))" office:value-type="float" office:value="0.0206809714152431" calcext:value-type="float">
            <text:p>0.0207</text:p>
          </table:table-cell>
          <table:table-cell table:style-name="ce61" table:formula="of:=[raw.AC4]+ORG.OPENOFFICE.STYLE(IF([raw.K4]&lt;[raw.AD4];&quot;Red&quot;;IF([raw.K4]&gt;[raw.AE4];&quot;Blue&quot;;&quot;Green&quot;)))" office:value-type="float" office:value="0.0168342117461132" calcext:value-type="float">
            <text:p>0.0168</text:p>
          </table:table-cell>
          <table:table-cell table:style-name="ce29" table:formula="of:=[raw.AF4]+ORG.OPENOFFICE.STYLE(IF([raw.K4]&lt;[raw.AG4];&quot;Red&quot;;IF([raw.K4]&gt;[raw.AH4];&quot;Blue&quot;;&quot;Green&quot;)))" office:value-type="float" office:value="0.0206562274192012" calcext:value-type="float">
            <text:p>0.0207</text:p>
          </table:table-cell>
          <table:table-cell table:style-name="ce15" table:formula="of:=[raw.AI4]+ORG.OPENOFFICE.STYLE(IF([raw.K4]&lt;[raw.AJ4];&quot;Red&quot;;IF([raw.K4]&gt;[raw.AK4];&quot;Blue&quot;;&quot;Green&quot;)))" office:value-type="float" office:value="0.0325" calcext:value-type="float">
            <text:p>0.0325</text:p>
          </table:table-cell>
          <table:table-cell table:style-name="ce62" table:formula="of:=[raw.AL4]+ORG.OPENOFFICE.STYLE(IF([raw.K4]&lt;[raw.AM4];&quot;Red&quot;;IF([raw.K4]&gt;[raw.AN4];&quot;Blue&quot;;&quot;Green&quot;)))" office:value-type="float" office:value="0.998" calcext:value-type="float">
            <text:p>0.9980</text:p>
          </table:table-cell>
          <table:table-cell table:style-name="ce9" table:formula="of:=[raw.AO4]+ORG.OPENOFFICE.STYLE(IF([raw.K4]&lt;[raw.AP4];&quot;Red&quot;;IF([raw.K4]&gt;[raw.AQ4];&quot;Blue&quot;;&quot;Green&quot;)))" office:value-type="float" office:value="0.998" calcext:value-type="float">
            <text:p>0.9980</text:p>
          </table:table-cell>
          <table:table-cell table:style-name="ce7" table:formula="of:=[raw.AR4]+ORG.OPENOFFICE.STYLE(IF([raw.K4]&lt;[raw.AS4];&quot;Red&quot;;IF([raw.K4]&gt;[raw.AT4];&quot;Blue&quot;;&quot;Green&quot;)))" office:value-type="float" office:value="0.045" calcext:value-type="float">
            <text:p>0.0450</text:p>
          </table:table-cell>
          <table:table-cell table:style-name="ce61" table:formula="of:=[raw.AU4]+ORG.OPENOFFICE.STYLE(IF([raw.K4]&lt;[raw.AV4];&quot;Red&quot;;IF([raw.K4]&gt;[raw.AW4];&quot;Blue&quot;;&quot;Green&quot;)))" office:value-type="float" office:value="0.0155" calcext:value-type="float">
            <text:p>0.0155</text:p>
          </table:table-cell>
          <table:table-cell table:style-name="ce61" table:formula="of:=[raw.AX4]+ORG.OPENOFFICE.STYLE(IF([raw.K4]&lt;[raw.AY4];&quot;Red&quot;;IF([raw.K4]&gt;[raw.AZ4];&quot;Blue&quot;;&quot;Green&quot;)))" office:value-type="float" office:value="0.0205" calcext:value-type="float">
            <text:p>0.0205</text:p>
          </table:table-cell>
          <table:table-cell table:style-name="ce29" table:formula="of:=[raw.BA4]+ORG.OPENOFFICE.STYLE(IF([raw.K4]&lt;[raw.BB4];&quot;Red&quot;;IF([raw.K4]&gt;[raw.BC4];&quot;Blue&quot;;&quot;Green&quot;)))" office:value-type="float" office:value="0.0155" calcext:value-type="float">
            <text:p>0.0155</text:p>
          </table:table-cell>
          <table:table-cell table:style-name="ce15" table:formula="of:=[raw.BD4]+ORG.OPENOFFICE.STYLE(IF([raw.K4]&lt;[raw.BE4];&quot;Red&quot;;IF([raw.K4]&gt;[raw.BF4];&quot;Blue&quot;;&quot;Green&quot;)))" office:value-type="float" office:value="0.0395392928595477" calcext:value-type="float">
            <text:p>0.0395</text:p>
          </table:table-cell>
          <table:table-cell table:style-name="ce6" table:formula="of:=[raw.BG4]+ORG.OPENOFFICE.STYLE(IF([raw.K4]&lt;[raw.BH4];&quot;Red&quot;;IF([raw.K4]&gt;[raw.BI4];&quot;Blue&quot;;&quot;Green&quot;)))" office:value-type="float" office:value="0.0209515182237856" calcext:value-type="float">
            <text:p>0.0210</text:p>
          </table:table-cell>
          <table:table-cell table:style-name="ce6" table:formula="of:=[raw.BJ4]+ORG.OPENOFFICE.STYLE(IF([raw.K4]&lt;[raw.BK4];&quot;Red&quot;;IF([raw.K4]&gt;[raw.BL4];&quot;Blue&quot;;&quot;Green&quot;)))" office:value-type="float" office:value="0.0209515182237856" calcext:value-type="float">
            <text:p>0.0210</text:p>
          </table:table-cell>
          <table:table-cell table:style-name="ce61" table:formula="of:=[raw.BM4]+ORG.OPENOFFICE.STYLE(IF([raw.K4]&lt;[raw.BN4];&quot;Red&quot;;IF([raw.K4]&gt;[raw.BO4];&quot;Blue&quot;;&quot;Green&quot;)))" office:value-type="float" office:value="0.0319023607004465" calcext:value-type="float">
            <text:p>0.0319</text:p>
          </table:table-cell>
          <table:table-cell table:style-name="ce6" table:formula="of:=[raw.BP4]+ORG.OPENOFFICE.STYLE(IF([raw.K4]&lt;[raw.BQ4];&quot;Red&quot;;IF([raw.K4]&gt;[raw.BR4];&quot;Blue&quot;;&quot;Green&quot;)))" office:value-type="float" office:value="0.020631692338849" calcext:value-type="float">
            <text:p>0.0206</text:p>
          </table:table-cell>
          <table:table-cell table:style-name="ce6" table:formula="of:=[raw.BS4]+ORG.OPENOFFICE.STYLE(IF([raw.K4]&lt;[raw.BT4];&quot;Red&quot;;IF([raw.K4]&gt;[raw.BU4];&quot;Blue&quot;;&quot;Green&quot;)))" office:value-type="float" office:value="0.0167643351788317" calcext:value-type="float">
            <text:p>0.0168</text:p>
          </table:table-cell>
          <table:table-cell table:style-name="ce29" table:formula="of:=[raw.BV4]+ORG.OPENOFFICE.STYLE(IF([raw.K4]&lt;[raw.BW4];&quot;Red&quot;;IF([raw.K4]&gt;[raw.BX4];&quot;Blue&quot;;&quot;Green&quot;)))" office:value-type="float" office:value="0.0206069167723803" calcext:value-type="float">
            <text:p>0.0206</text:p>
          </table:table-cell>
        </table:table-row>
        <table:table-row table:style-name="ro1">
          <table:table-cell table:style-name="ce5" table:formula="of:=[$raw.A5]" office:value-type="string" office:string-value="bh_indep_balanced" calcext:value-type="string">
            <text:p>bh_indep_balanced</text:p>
          </table:table-cell>
          <table:table-cell table:style-name="ce2" table:formula="of:=[$raw.B5]" office:value-type="float" office:value="4" calcext:value-type="float">
            <text:p>4</text:p>
          </table:table-cell>
          <table:table-cell table:formula="of:=[$raw.C5]" office:value-type="float" office:value="0.25" calcext:value-type="float">
            <text:p>0.25</text:p>
          </table:table-cell>
          <table:table-cell table:formula="of:=[$raw.D5]" office:value-type="float" office:value="0.25" calcext:value-type="float">
            <text:p>0.25</text:p>
          </table:table-cell>
          <table:table-cell table:formula="of:=[$raw.E5]" office:value-type="float" office:value="0" calcext:value-type="float">
            <text:p>0</text:p>
          </table:table-cell>
          <table:table-cell table:style-name="ce27" table:formula="of:=[$raw.F5]" office:value-type="string" office:string-value="BH1995" calcext:value-type="string">
            <text:p>BH1995</text:p>
          </table:table-cell>
          <table:table-cell table:style-name="ce15" table:formula="of:=[raw.N5]+ORG.OPENOFFICE.STYLE(IF([raw.K5]&lt;[raw.O5];&quot;Red&quot;;IF([raw.K5]&gt;[raw.P5];&quot;Blue&quot;;&quot;Green&quot;)))" office:value-type="float" office:value="0.025946513827359" calcext:value-type="float">
            <text:p>0.0259</text:p>
          </table:table-cell>
          <table:table-cell table:style-name="ce6" table:formula="of:=[raw.Q5]+ORG.OPENOFFICE.STYLE(IF([raw.K5]&lt;[raw.R5];&quot;Red&quot;;IF([raw.K5]&gt;[raw.S5];&quot;Blue&quot;;&quot;Green&quot;)))" office:value-type="float" office:value="0.0259182938341543" calcext:value-type="float">
            <text:p>0.0259</text:p>
          </table:table-cell>
          <table:table-cell table:style-name="ce6" table:formula="of:=[raw.T5]+ORG.OPENOFFICE.STYLE(IF([raw.K5]&lt;[raw.U5];&quot;Red&quot;;IF([raw.K5]&gt;[raw.V5];&quot;Blue&quot;;&quot;Green&quot;)))" office:value-type="float" office:value="0.0259182938341543" calcext:value-type="float">
            <text:p>0.0259</text:p>
          </table:table-cell>
          <table:table-cell table:style-name="ce61" table:formula="of:=[raw.W5]+ORG.OPENOFFICE.STYLE(IF([raw.K5]&lt;[raw.X5];&quot;Red&quot;;IF([raw.K5]&gt;[raw.Y5];&quot;Blue&quot;;&quot;Green&quot;)))" office:value-type="float" office:value="0.0259363751567477" calcext:value-type="float">
            <text:p>0.0259</text:p>
          </table:table-cell>
          <table:table-cell table:style-name="ce61" table:formula="of:=[raw.Z5]+ORG.OPENOFFICE.STYLE(IF([raw.K5]&lt;[raw.AA5];&quot;Red&quot;;IF([raw.K5]&gt;[raw.AB5];&quot;Blue&quot;;&quot;Green&quot;)))" office:value-type="float" office:value="0.013506282581747" calcext:value-type="float">
            <text:p>0.0135</text:p>
          </table:table-cell>
          <table:table-cell table:style-name="ce61" table:formula="of:=[raw.AC5]+ORG.OPENOFFICE.STYLE(IF([raw.K5]&lt;[raw.AD5];&quot;Red&quot;;IF([raw.K5]&gt;[raw.AE5];&quot;Blue&quot;;&quot;Green&quot;)))" office:value-type="float" office:value="0.0134616809478019" calcext:value-type="float">
            <text:p>0.0135</text:p>
          </table:table-cell>
          <table:table-cell table:style-name="ce29" table:formula="of:=[raw.AF5]+ORG.OPENOFFICE.STYLE(IF([raw.K5]&lt;[raw.AG5];&quot;Red&quot;;IF([raw.K5]&gt;[raw.AH5];&quot;Blue&quot;;&quot;Green&quot;)))" office:value-type="float" office:value="0.0134741776786694" calcext:value-type="float">
            <text:p>0.0135</text:p>
          </table:table-cell>
          <table:table-cell table:style-name="ce15" table:formula="of:=[raw.AI5]+ORG.OPENOFFICE.STYLE(IF([raw.K5]&lt;[raw.AJ5];&quot;Red&quot;;IF([raw.K5]&gt;[raw.AK5];&quot;Blue&quot;;&quot;Green&quot;)))" office:value-type="float" office:value="0.0250933568550112" calcext:value-type="float">
            <text:p>0.0251</text:p>
          </table:table-cell>
          <table:table-cell table:style-name="ce61" table:formula="of:=[raw.AL5]+ORG.OPENOFFICE.STYLE(IF([raw.K5]&lt;[raw.AM5];&quot;Red&quot;;IF([raw.K5]&gt;[raw.AN5];&quot;Blue&quot;;&quot;Green&quot;)))" office:value-type="float" office:value="0.0251366670019513" calcext:value-type="float">
            <text:p>0.0251</text:p>
          </table:table-cell>
          <table:table-cell table:style-name="ce6" table:formula="of:=[raw.AO5]+ORG.OPENOFFICE.STYLE(IF([raw.K5]&lt;[raw.AP5];&quot;Red&quot;;IF([raw.K5]&gt;[raw.AQ5];&quot;Blue&quot;;&quot;Green&quot;)))" office:value-type="float" office:value="0.0251366670019513" calcext:value-type="float">
            <text:p>0.0251</text:p>
          </table:table-cell>
          <table:table-cell table:style-name="ce6" table:formula="of:=[raw.AR5]+ORG.OPENOFFICE.STYLE(IF([raw.K5]&lt;[raw.AS5];&quot;Red&quot;;IF([raw.K5]&gt;[raw.AT5];&quot;Blue&quot;;&quot;Green&quot;)))" office:value-type="float" office:value="0.0250905921990757" calcext:value-type="float">
            <text:p>0.0251</text:p>
          </table:table-cell>
          <table:table-cell table:style-name="ce61" table:formula="of:=[raw.AU5]+ORG.OPENOFFICE.STYLE(IF([raw.K5]&lt;[raw.AV5];&quot;Red&quot;;IF([raw.K5]&gt;[raw.AW5];&quot;Blue&quot;;&quot;Green&quot;)))" office:value-type="float" office:value="0.0125543902114259" calcext:value-type="float">
            <text:p>0.0126</text:p>
          </table:table-cell>
          <table:table-cell table:style-name="ce61" table:formula="of:=[raw.AX5]+ORG.OPENOFFICE.STYLE(IF([raw.K5]&lt;[raw.AY5];&quot;Red&quot;;IF([raw.K5]&gt;[raw.AZ5];&quot;Blue&quot;;&quot;Green&quot;)))" office:value-type="float" office:value="0.0125189262559348" calcext:value-type="float">
            <text:p>0.0125</text:p>
          </table:table-cell>
          <table:table-cell table:style-name="ce29" table:formula="of:=[raw.BA5]+ORG.OPENOFFICE.STYLE(IF([raw.K5]&lt;[raw.BB5];&quot;Red&quot;;IF([raw.K5]&gt;[raw.BC5];&quot;Blue&quot;;&quot;Green&quot;)))" office:value-type="float" office:value="0.0125271114413245" calcext:value-type="float">
            <text:p>0.0125</text:p>
          </table:table-cell>
          <table:table-cell table:style-name="ce15" table:formula="of:=[raw.BD5]+ORG.OPENOFFICE.STYLE(IF([raw.K5]&lt;[raw.BE5];&quot;Red&quot;;IF([raw.K5]&gt;[raw.BF5];&quot;Blue&quot;;&quot;Green&quot;)))" office:value-type="float" office:value="0.0267165139392718" calcext:value-type="float">
            <text:p>0.0267</text:p>
          </table:table-cell>
          <table:table-cell table:style-name="ce6" table:formula="of:=[raw.BG5]+ORG.OPENOFFICE.STYLE(IF([raw.K5]&lt;[raw.BH5];&quot;Red&quot;;IF([raw.K5]&gt;[raw.BI5];&quot;Blue&quot;;&quot;Green&quot;)))" office:value-type="float" office:value="0.0266492936197108" calcext:value-type="float">
            <text:p>0.0266</text:p>
          </table:table-cell>
          <table:table-cell table:style-name="ce6" table:formula="of:=[raw.BJ5]+ORG.OPENOFFICE.STYLE(IF([raw.K5]&lt;[raw.BK5];&quot;Red&quot;;IF([raw.K5]&gt;[raw.BL5];&quot;Blue&quot;;&quot;Green&quot;)))" office:value-type="float" office:value="0.0266492936197108" calcext:value-type="float">
            <text:p>0.0266</text:p>
          </table:table-cell>
          <table:table-cell table:style-name="ce61" table:formula="of:=[raw.BM5]+ORG.OPENOFFICE.STYLE(IF([raw.K5]&lt;[raw.BN5];&quot;Red&quot;;IF([raw.K5]&gt;[raw.BO5];&quot;Blue&quot;;&quot;Green&quot;)))" office:value-type="float" office:value="0.0266994314931274" calcext:value-type="float">
            <text:p>0.0267</text:p>
          </table:table-cell>
          <table:table-cell table:style-name="ce6" table:formula="of:=[raw.BP5]+ORG.OPENOFFICE.STYLE(IF([raw.K5]&lt;[raw.BQ5];&quot;Red&quot;;IF([raw.K5]&gt;[raw.BR5];&quot;Blue&quot;;&quot;Green&quot;)))" office:value-type="float" office:value="0.0143944530156905" calcext:value-type="float">
            <text:p>0.0144</text:p>
          </table:table-cell>
          <table:table-cell table:style-name="ce6" table:formula="of:=[raw.BS5]+ORG.OPENOFFICE.STYLE(IF([raw.K5]&lt;[raw.BT5];&quot;Red&quot;;IF([raw.K5]&gt;[raw.BU5];&quot;Blue&quot;;&quot;Green&quot;)))" office:value-type="float" office:value="0.0143438831870478" calcext:value-type="float">
            <text:p>0.0143</text:p>
          </table:table-cell>
          <table:table-cell table:style-name="ce29" table:formula="of:=[raw.BV5]+ORG.OPENOFFICE.STYLE(IF([raw.K5]&lt;[raw.BW5];&quot;Red&quot;;IF([raw.K5]&gt;[raw.BX5];&quot;Blue&quot;;&quot;Green&quot;)))" office:value-type="float" office:value="0.0143575259775623" calcext:value-type="float">
            <text:p>0.0144</text:p>
          </table:table-cell>
        </table:table-row>
        <table:table-row table:style-name="ro1">
          <table:table-cell table:style-name="ce11" table:formula="of:=[$raw.A6]" office:value-type="string" office:string-value="bh_indep_unbalanced" calcext:value-type="string">
            <text:p>bh_indep_unbalanced</text:p>
          </table:table-cell>
          <table:table-cell table:style-name="ce21" table:formula="of:=[$raw.B6]" office:value-type="float" office:value="5" calcext:value-type="float">
            <text:p>5</text:p>
          </table:table-cell>
          <table:table-cell table:style-name="ce21" table:formula="of:=[$raw.C6]" office:value-type="float" office:value="0.1" calcext:value-type="float">
            <text:p>0.1</text:p>
          </table:table-cell>
          <table:table-cell table:style-name="ce21" table:formula="of:=[$raw.D6]" office:value-type="float" office:value="0.4" calcext:value-type="float">
            <text:p>0.4</text:p>
          </table:table-cell>
          <table:table-cell table:style-name="ce21" table:formula="of:=[$raw.E6]" office:value-type="float" office:value="0" calcext:value-type="float">
            <text:p>0</text:p>
          </table:table-cell>
          <table:table-cell table:style-name="ce21" table:formula="of:=[$raw.F6]" office:value-type="string" office:string-value="BH1995" calcext:value-type="string">
            <text:p>BH1995</text:p>
          </table:table-cell>
          <table:table-cell table:style-name="ce17" table:formula="of:=[raw.N6]+ORG.OPENOFFICE.STYLE(IF([raw.K6]&lt;[raw.O6];&quot;Red&quot;;IF([raw.K6]&gt;[raw.P6];&quot;Blue&quot;;&quot;Green&quot;)))" office:value-type="float" office:value="0.0260328462192591" calcext:value-type="float">
            <text:p>0.0260</text:p>
          </table:table-cell>
          <table:table-cell table:style-name="ce23" table:formula="of:=[raw.Q6]+ORG.OPENOFFICE.STYLE(IF([raw.K6]&lt;[raw.R6];&quot;Red&quot;;IF([raw.K6]&gt;[raw.S6];&quot;Blue&quot;;&quot;Green&quot;)))" office:value-type="float" office:value="0.0259310016088271" calcext:value-type="float">
            <text:p>0.0259</text:p>
          </table:table-cell>
          <table:table-cell table:style-name="ce23" table:formula="of:=[raw.T6]+ORG.OPENOFFICE.STYLE(IF([raw.K6]&lt;[raw.U6];&quot;Red&quot;;IF([raw.K6]&gt;[raw.V6];&quot;Blue&quot;;&quot;Green&quot;)))" office:value-type="float" office:value="0.0259310016088271" calcext:value-type="float">
            <text:p>0.0259</text:p>
          </table:table-cell>
          <table:table-cell table:style-name="ce23" table:formula="of:=[raw.W6]+ORG.OPENOFFICE.STYLE(IF([raw.K6]&lt;[raw.X6];&quot;Red&quot;;IF([raw.K6]&gt;[raw.Y6];&quot;Blue&quot;;&quot;Green&quot;)))" office:value-type="float" office:value="0.0232343613982265" calcext:value-type="float">
            <text:p>0.0232</text:p>
          </table:table-cell>
          <table:table-cell table:style-name="ce23" table:formula="of:=[raw.Z6]+ORG.OPENOFFICE.STYLE(IF([raw.K6]&lt;[raw.AA6];&quot;Red&quot;;IF([raw.K6]&gt;[raw.AB6];&quot;Blue&quot;;&quot;Green&quot;)))" office:value-type="float" office:value="0.0136221969578189" calcext:value-type="float">
            <text:p>0.0136</text:p>
          </table:table-cell>
          <table:table-cell table:style-name="ce23" table:formula="of:=[raw.AC6]+ORG.OPENOFFICE.STYLE(IF([raw.K6]&lt;[raw.AD6];&quot;Red&quot;;IF([raw.K6]&gt;[raw.AE6];&quot;Blue&quot;;&quot;Green&quot;)))" office:value-type="float" office:value="0.012077972769808" calcext:value-type="float">
            <text:p>0.0121</text:p>
          </table:table-cell>
          <table:table-cell table:style-name="ce32" table:formula="of:=[raw.AF6]+ORG.OPENOFFICE.STYLE(IF([raw.K6]&lt;[raw.AG6];&quot;Red&quot;;IF([raw.K6]&gt;[raw.AH6];&quot;Blue&quot;;&quot;Green&quot;)))" office:value-type="float" office:value="0.0135781825284073" calcext:value-type="float">
            <text:p>0.0136</text:p>
          </table:table-cell>
          <table:table-cell table:style-name="ce17" table:formula="of:=[raw.AI6]+ORG.OPENOFFICE.STYLE(IF([raw.K6]&lt;[raw.AJ6];&quot;Red&quot;;IF([raw.K6]&gt;[raw.AK6];&quot;Blue&quot;;&quot;Green&quot;)))" office:value-type="float" office:value="0.0251185604587816" calcext:value-type="float">
            <text:p>0.0251</text:p>
          </table:table-cell>
          <table:table-cell table:style-name="ce87" table:formula="of:=[raw.AL6]+ORG.OPENOFFICE.STYLE(IF([raw.K6]&lt;[raw.AM6];&quot;Red&quot;;IF([raw.K6]&gt;[raw.AN6];&quot;Blue&quot;;&quot;Green&quot;)))" office:value-type="float" office:value="0.0600703640434716" calcext:value-type="float">
            <text:p>0.0601</text:p>
          </table:table-cell>
          <table:table-cell table:style-name="ce87" table:formula="of:=[raw.AO6]+ORG.OPENOFFICE.STYLE(IF([raw.K6]&lt;[raw.AP6];&quot;Red&quot;;IF([raw.K6]&gt;[raw.AQ6];&quot;Blue&quot;;&quot;Green&quot;)))" office:value-type="float" office:value="0.0600703640434716" calcext:value-type="float">
            <text:p>0.0601</text:p>
          </table:table-cell>
          <table:table-cell table:style-name="ce23" table:formula="of:=[raw.AR6]+ORG.OPENOFFICE.STYLE(IF([raw.K6]&lt;[raw.AS6];&quot;Red&quot;;IF([raw.K6]&gt;[raw.AT6];&quot;Blue&quot;;&quot;Green&quot;)))" office:value-type="float" office:value="0.0359517417102878" calcext:value-type="float">
            <text:p>0.0360</text:p>
          </table:table-cell>
          <table:table-cell table:style-name="ce23" table:formula="of:=[raw.AU6]+ORG.OPENOFFICE.STYLE(IF([raw.K6]&lt;[raw.AV6];&quot;Red&quot;;IF([raw.K6]&gt;[raw.AW6];&quot;Blue&quot;;&quot;Green&quot;)))" office:value-type="float" office:value="0.0127032381459256" calcext:value-type="float">
            <text:p>0.0127</text:p>
          </table:table-cell>
          <table:table-cell table:style-name="ce23" table:formula="of:=[raw.AX6]+ORG.OPENOFFICE.STYLE(IF([raw.K6]&lt;[raw.AY6];&quot;Red&quot;;IF([raw.K6]&gt;[raw.AZ6];&quot;Blue&quot;;&quot;Green&quot;)))" office:value-type="float" office:value="0.0180060803223453" calcext:value-type="float">
            <text:p>0.0180</text:p>
          </table:table-cell>
          <table:table-cell table:style-name="ce32" table:formula="of:=[raw.BA6]+ORG.OPENOFFICE.STYLE(IF([raw.K6]&lt;[raw.BB6];&quot;Red&quot;;IF([raw.K6]&gt;[raw.BC6];&quot;Blue&quot;;&quot;Green&quot;)))" office:value-type="float" office:value="0.0126911942247642" calcext:value-type="float">
            <text:p>0.0127</text:p>
          </table:table-cell>
          <table:table-cell table:style-name="ce17" table:formula="of:=[raw.BD6]+ORG.OPENOFFICE.STYLE(IF([raw.K6]&lt;[raw.BE6];&quot;Red&quot;;IF([raw.K6]&gt;[raw.BF6];&quot;Blue&quot;;&quot;Green&quot;)))" office:value-type="float" office:value="0.0261548660672914" calcext:value-type="float">
            <text:p>0.0262</text:p>
          </table:table-cell>
          <table:table-cell table:style-name="ce23" table:formula="of:=[raw.BG6]+ORG.OPENOFFICE.STYLE(IF([raw.K6]&lt;[raw.BH6];&quot;Red&quot;;IF([raw.K6]&gt;[raw.BI6];&quot;Blue&quot;;&quot;Green&quot;)))" office:value-type="float" office:value="0.0169451982572848" calcext:value-type="float">
            <text:p>0.0169</text:p>
          </table:table-cell>
          <table:table-cell table:style-name="ce23" table:formula="of:=[raw.BJ6]+ORG.OPENOFFICE.STYLE(IF([raw.K6]&lt;[raw.BK6];&quot;Red&quot;;IF([raw.K6]&gt;[raw.BL6];&quot;Blue&quot;;&quot;Green&quot;)))" office:value-type="float" office:value="0.0169451982572848" calcext:value-type="float">
            <text:p>0.0169</text:p>
          </table:table-cell>
          <table:table-cell table:style-name="ce23" table:formula="of:=[raw.BM6]+ORG.OPENOFFICE.STYLE(IF([raw.K6]&lt;[raw.BN6];&quot;Red&quot;;IF([raw.K6]&gt;[raw.BO6];&quot;Blue&quot;;&quot;Green&quot;)))" office:value-type="float" office:value="0.0204070664987276" calcext:value-type="float">
            <text:p>0.0204</text:p>
          </table:table-cell>
          <table:table-cell table:style-name="ce23" table:formula="of:=[raw.BP6]+ORG.OPENOFFICE.STYLE(IF([raw.K6]&lt;[raw.BQ6];&quot;Red&quot;;IF([raw.K6]&gt;[raw.BR6];&quot;Blue&quot;;&quot;Green&quot;)))" office:value-type="float" office:value="0.0137586321783874" calcext:value-type="float">
            <text:p>0.0138</text:p>
          </table:table-cell>
          <table:table-cell table:style-name="ce23" table:formula="of:=[raw.BS6]+ORG.OPENOFFICE.STYLE(IF([raw.K6]&lt;[raw.BT6];&quot;Red&quot;;IF([raw.K6]&gt;[raw.BU6];&quot;Blue&quot;;&quot;Green&quot;)))" office:value-type="float" office:value="0.0108215218316669" calcext:value-type="float">
            <text:p>0.0108</text:p>
          </table:table-cell>
          <table:table-cell table:style-name="ce32" table:formula="of:=[raw.BV6]+ORG.OPENOFFICE.STYLE(IF([raw.K6]&lt;[raw.BW6];&quot;Red&quot;;IF([raw.K6]&gt;[raw.BX6];&quot;Blue&quot;;&quot;Green&quot;)))" office:value-type="float" office:value="0.0137092774499515" calcext:value-type="float">
            <text:p>0.0137</text:p>
          </table:table-cell>
        </table:table-row>
        <table:table-row table:style-name="ro1">
          <table:table-cell table:style-name="ce1" table:formula="of:=[$raw.A7]" office:value-type="string" office:string-value="bh_posdep_null" calcext:value-type="string">
            <text:p>bh_posdep_null</text:p>
          </table:table-cell>
          <table:table-cell table:style-name="ce22" table:formula="of:=[$raw.B7]" office:value-type="float" office:value="6" calcext:value-type="float">
            <text:p>6</text:p>
          </table:table-cell>
          <table:table-cell table:style-name="ce22" table:formula="of:=[$raw.C7]" office:value-type="float" office:value="0" calcext:value-type="float">
            <text:p>0</text:p>
          </table:table-cell>
          <table:table-cell table:style-name="ce22" table:formula="of:=[$raw.D7]" office:value-type="float" office:value="0" calcext:value-type="float">
            <text:p>0</text:p>
          </table:table-cell>
          <table:table-cell table:style-name="ce22" table:formula="of:=[$raw.E7]" office:value-type="float" office:value="1" calcext:value-type="float">
            <text:p>1</text:p>
          </table:table-cell>
          <table:table-cell table:style-name="ce22" table:formula="of:=[$raw.F7]" office:value-type="string" office:string-value="BH1995" calcext:value-type="string">
            <text:p>BH1995</text:p>
          </table:table-cell>
          <table:table-cell table:style-name="ce43" table:formula="of:=[raw.N7]+ORG.OPENOFFICE.STYLE(IF([raw.K7]&lt;[raw.O7];&quot;Red&quot;;IF([raw.K7]&gt;[raw.P7];&quot;Blue&quot;;&quot;Green&quot;)))" office:value-type="float" office:value="0.0905" calcext:value-type="float">
            <text:p>0.0905</text:p>
          </table:table-cell>
          <table:table-cell table:style-name="ce60" table:formula="of:=[raw.Q7]+ORG.OPENOFFICE.STYLE(IF([raw.K7]&lt;[raw.R7];&quot;Red&quot;;IF([raw.K7]&gt;[raw.S7];&quot;Blue&quot;;&quot;Green&quot;)))" office:value-type="float" office:value="0.044" calcext:value-type="float">
            <text:p>0.0440</text:p>
          </table:table-cell>
          <table:table-cell table:style-name="ce60" table:formula="of:=[raw.T7]+ORG.OPENOFFICE.STYLE(IF([raw.K7]&lt;[raw.U7];&quot;Red&quot;;IF([raw.K7]&gt;[raw.V7];&quot;Blue&quot;;&quot;Green&quot;)))" office:value-type="float" office:value="0.044" calcext:value-type="float">
            <text:p>0.0440</text:p>
          </table:table-cell>
          <table:table-cell table:style-name="ce54" table:formula="of:=[raw.W7]+ORG.OPENOFFICE.STYLE(IF([raw.K7]&lt;[raw.X7];&quot;Red&quot;;IF([raw.K7]&gt;[raw.Y7];&quot;Blue&quot;;&quot;Green&quot;)))" office:value-type="float" office:value="0.0905" calcext:value-type="float">
            <text:p>0.0905</text:p>
          </table:table-cell>
          <table:table-cell table:style-name="ce60" table:formula="of:=[raw.Z7]+ORG.OPENOFFICE.STYLE(IF([raw.K7]&lt;[raw.AA7];&quot;Red&quot;;IF([raw.K7]&gt;[raw.AB7];&quot;Blue&quot;;&quot;Green&quot;)))" office:value-type="float" office:value="0.043" calcext:value-type="float">
            <text:p>0.0430</text:p>
          </table:table-cell>
          <table:table-cell table:style-name="ce60" table:formula="of:=[raw.AC7]+ORG.OPENOFFICE.STYLE(IF([raw.K7]&lt;[raw.AD7];&quot;Red&quot;;IF([raw.K7]&gt;[raw.AE7];&quot;Blue&quot;;&quot;Green&quot;)))" office:value-type="float" office:value="0.0435" calcext:value-type="float">
            <text:p>0.0435</text:p>
          </table:table-cell>
          <table:table-cell table:style-name="ce99" table:formula="of:=[raw.AF7]+ORG.OPENOFFICE.STYLE(IF([raw.K7]&lt;[raw.AG7];&quot;Red&quot;;IF([raw.K7]&gt;[raw.AH7];&quot;Blue&quot;;&quot;Green&quot;)))" office:value-type="float" office:value="0.043" calcext:value-type="float">
            <text:p>0.0430</text:p>
          </table:table-cell>
          <table:table-cell table:style-name="ce83" table:formula="of:=[raw.AI7]+ORG.OPENOFFICE.STYLE(IF([raw.K7]&lt;[raw.AJ7];&quot;Red&quot;;IF([raw.K7]&gt;[raw.AK7];&quot;Blue&quot;;&quot;Green&quot;)))" office:value-type="float" office:value="0.055" calcext:value-type="float">
            <text:p>0.0550</text:p>
          </table:table-cell>
          <table:table-cell table:style-name="ce91" table:formula="of:=[raw.AL7]+ORG.OPENOFFICE.STYLE(IF([raw.K7]&lt;[raw.AM7];&quot;Red&quot;;IF([raw.K7]&gt;[raw.AN7];&quot;Blue&quot;;&quot;Green&quot;)))" office:value-type="float" office:value="0.027" calcext:value-type="float">
            <text:p>0.0270</text:p>
          </table:table-cell>
          <table:table-cell table:style-name="ce91" table:formula="of:=[raw.AO7]+ORG.OPENOFFICE.STYLE(IF([raw.K7]&lt;[raw.AP7];&quot;Red&quot;;IF([raw.K7]&gt;[raw.AQ7];&quot;Blue&quot;;&quot;Green&quot;)))" office:value-type="float" office:value="0.027" calcext:value-type="float">
            <text:p>0.0270</text:p>
          </table:table-cell>
          <table:table-cell table:style-name="ce60" table:formula="of:=[raw.AR7]+ORG.OPENOFFICE.STYLE(IF([raw.K7]&lt;[raw.AS7];&quot;Red&quot;;IF([raw.K7]&gt;[raw.AT7];&quot;Blue&quot;;&quot;Green&quot;)))" office:value-type="float" office:value="0.055" calcext:value-type="float">
            <text:p>0.0550</text:p>
          </table:table-cell>
          <table:table-cell table:style-name="ce91" table:formula="of:=[raw.AU7]+ORG.OPENOFFICE.STYLE(IF([raw.K7]&lt;[raw.AV7];&quot;Red&quot;;IF([raw.K7]&gt;[raw.AW7];&quot;Blue&quot;;&quot;Green&quot;)))" office:value-type="float" office:value="0.0245" calcext:value-type="float">
            <text:p>0.0245</text:p>
          </table:table-cell>
          <table:table-cell table:style-name="ce91" table:formula="of:=[raw.AX7]+ORG.OPENOFFICE.STYLE(IF([raw.K7]&lt;[raw.AY7];&quot;Red&quot;;IF([raw.K7]&gt;[raw.AZ7];&quot;Blue&quot;;&quot;Green&quot;)))" office:value-type="float" office:value="0.025" calcext:value-type="float">
            <text:p>0.0250</text:p>
          </table:table-cell>
          <table:table-cell table:style-name="ce101" table:formula="of:=[raw.BA7]+ORG.OPENOFFICE.STYLE(IF([raw.K7]&lt;[raw.BB7];&quot;Red&quot;;IF([raw.K7]&gt;[raw.BC7];&quot;Blue&quot;;&quot;Green&quot;)))" office:value-type="float" office:value="0.0245" calcext:value-type="float">
            <text:p>0.0245</text:p>
          </table:table-cell>
          <table:table-cell table:style-name="ce84" table:formula="of:=[raw.BD7]+ORG.OPENOFFICE.STYLE(IF([raw.K7]&lt;[raw.BE7];&quot;Red&quot;;IF([raw.K7]&gt;[raw.BF7];&quot;Blue&quot;;&quot;Green&quot;)))" office:value-type="float" office:value="0.0395" calcext:value-type="float">
            <text:p>0.0395</text:p>
          </table:table-cell>
          <table:table-cell table:style-name="ce91" table:formula="of:=[raw.BG7]+ORG.OPENOFFICE.STYLE(IF([raw.K7]&lt;[raw.BH7];&quot;Red&quot;;IF([raw.K7]&gt;[raw.BI7];&quot;Blue&quot;;&quot;Green&quot;)))" office:value-type="float" office:value="0.021" calcext:value-type="float">
            <text:p>0.0210</text:p>
          </table:table-cell>
          <table:table-cell table:style-name="ce91" table:formula="of:=[raw.BJ7]+ORG.OPENOFFICE.STYLE(IF([raw.K7]&lt;[raw.BK7];&quot;Red&quot;;IF([raw.K7]&gt;[raw.BL7];&quot;Blue&quot;;&quot;Green&quot;)))" office:value-type="float" office:value="0.021" calcext:value-type="float">
            <text:p>0.0210</text:p>
          </table:table-cell>
          <table:table-cell table:style-name="ce91" table:formula="of:=[raw.BM7]+ORG.OPENOFFICE.STYLE(IF([raw.K7]&lt;[raw.BN7];&quot;Red&quot;;IF([raw.K7]&gt;[raw.BO7];&quot;Blue&quot;;&quot;Green&quot;)))" office:value-type="float" office:value="0.04" calcext:value-type="float">
            <text:p>0.0400</text:p>
          </table:table-cell>
          <table:table-cell table:style-name="ce91" table:formula="of:=[raw.BP7]+ORG.OPENOFFICE.STYLE(IF([raw.K7]&lt;[raw.BQ7];&quot;Red&quot;;IF([raw.K7]&gt;[raw.BR7];&quot;Blue&quot;;&quot;Green&quot;)))" office:value-type="float" office:value="0.0195" calcext:value-type="float">
            <text:p>0.0195</text:p>
          </table:table-cell>
          <table:table-cell table:style-name="ce91" table:formula="of:=[raw.BS7]+ORG.OPENOFFICE.STYLE(IF([raw.K7]&lt;[raw.BT7];&quot;Red&quot;;IF([raw.K7]&gt;[raw.BU7];&quot;Blue&quot;;&quot;Green&quot;)))" office:value-type="float" office:value="0.0195" calcext:value-type="float">
            <text:p>0.0195</text:p>
          </table:table-cell>
          <table:table-cell table:style-name="ce101" table:formula="of:=[raw.BV7]+ORG.OPENOFFICE.STYLE(IF([raw.K7]&lt;[raw.BW7];&quot;Red&quot;;IF([raw.K7]&gt;[raw.BX7];&quot;Blue&quot;;&quot;Green&quot;)))" office:value-type="float" office:value="0.0195" calcext:value-type="float">
            <text:p>0.0195</text:p>
          </table:table-cell>
        </table:table-row>
        <table:table-row table:style-name="ro1">
          <table:table-cell table:style-name="ce5" table:formula="of:=[$raw.A8]" office:value-type="string" office:string-value="bh_posdep_posonly" calcext:value-type="string">
            <text:p>bh_posdep_posonly</text:p>
          </table:table-cell>
          <table:table-cell table:style-name="ce2" table:formula="of:=[$raw.B8]" office:value-type="float" office:value="7" calcext:value-type="float">
            <text:p>7</text:p>
          </table:table-cell>
          <table:table-cell table:formula="of:=[$raw.C8]" office:value-type="float" office:value="0.25" calcext:value-type="float">
            <text:p>0.25</text:p>
          </table:table-cell>
          <table:table-cell table:formula="of:=[$raw.D8]" office:value-type="float" office:value="0" calcext:value-type="float">
            <text:p>0</text:p>
          </table:table-cell>
          <table:table-cell table:formula="of:=[$raw.E8]" office:value-type="float" office:value="1" calcext:value-type="float">
            <text:p>1</text:p>
          </table:table-cell>
          <table:table-cell table:style-name="ce27" table:formula="of:=[$raw.F8]" office:value-type="string" office:string-value="BH1995" calcext:value-type="string">
            <text:p>BH1995</text:p>
          </table:table-cell>
          <table:table-cell table:style-name="ce15" table:formula="of:=[raw.N8]+ORG.OPENOFFICE.STYLE(IF([raw.K8]&lt;[raw.O8];&quot;Red&quot;;IF([raw.K8]&gt;[raw.P8];&quot;Blue&quot;;&quot;Green&quot;)))" office:value-type="float" office:value="0.0374914838345053" calcext:value-type="float">
            <text:p>0.0375</text:p>
          </table:table-cell>
          <table:table-cell table:style-name="ce6" table:formula="of:=[raw.Q8]+ORG.OPENOFFICE.STYLE(IF([raw.K8]&lt;[raw.R8];&quot;Red&quot;;IF([raw.K8]&gt;[raw.S8];&quot;Blue&quot;;&quot;Green&quot;)))" office:value-type="float" office:value="0.0376563653289033" calcext:value-type="float">
            <text:p>0.0377</text:p>
          </table:table-cell>
          <table:table-cell table:style-name="ce6" table:formula="of:=[raw.T8]+ORG.OPENOFFICE.STYLE(IF([raw.K8]&lt;[raw.U8];&quot;Red&quot;;IF([raw.K8]&gt;[raw.V8];&quot;Blue&quot;;&quot;Green&quot;)))" office:value-type="float" office:value="0.0376563653289033" calcext:value-type="float">
            <text:p>0.0377</text:p>
          </table:table-cell>
          <table:table-cell table:style-name="ce61" table:formula="of:=[raw.W8]+ORG.OPENOFFICE.STYLE(IF([raw.K8]&lt;[raw.X8];&quot;Red&quot;;IF([raw.K8]&gt;[raw.Y8];&quot;Blue&quot;;&quot;Green&quot;)))" office:value-type="float" office:value="0.029940613606234" calcext:value-type="float">
            <text:p>0.0299</text:p>
          </table:table-cell>
          <table:table-cell table:style-name="ce61" table:formula="of:=[raw.Z8]+ORG.OPENOFFICE.STYLE(IF([raw.K8]&lt;[raw.AA8];&quot;Red&quot;;IF([raw.K8]&gt;[raw.AB8];&quot;Blue&quot;;&quot;Green&quot;)))" office:value-type="float" office:value="0.0188413805140203" calcext:value-type="float">
            <text:p>0.0188</text:p>
          </table:table-cell>
          <table:table-cell table:style-name="ce61" table:formula="of:=[raw.AC8]+ORG.OPENOFFICE.STYLE(IF([raw.K8]&lt;[raw.AD8];&quot;Red&quot;;IF([raw.K8]&gt;[raw.AE8];&quot;Blue&quot;;&quot;Green&quot;)))" office:value-type="float" office:value="0.0151631198953805" calcext:value-type="float">
            <text:p>0.0152</text:p>
          </table:table-cell>
          <table:table-cell table:style-name="ce29" table:formula="of:=[raw.AF8]+ORG.OPENOFFICE.STYLE(IF([raw.K8]&lt;[raw.AG8];&quot;Red&quot;;IF([raw.K8]&gt;[raw.AH8];&quot;Blue&quot;;&quot;Green&quot;)))" office:value-type="float" office:value="0.0188001152702344" calcext:value-type="float">
            <text:p>0.0188</text:p>
          </table:table-cell>
          <table:table-cell table:style-name="ce15" table:formula="of:=[raw.AI8]+ORG.OPENOFFICE.STYLE(IF([raw.K8]&lt;[raw.AJ8];&quot;Red&quot;;IF([raw.K8]&gt;[raw.AK8];&quot;Blue&quot;;&quot;Green&quot;)))" office:value-type="float" office:value="0.0373786287948507" calcext:value-type="float">
            <text:p>0.0374</text:p>
          </table:table-cell>
          <table:table-cell table:style-name="ce61" table:formula="of:=[raw.AL8]+ORG.OPENOFFICE.STYLE(IF([raw.K8]&lt;[raw.AM8];&quot;Red&quot;;IF([raw.K8]&gt;[raw.AN8];&quot;Blue&quot;;&quot;Green&quot;)))" office:value-type="float" office:value="0.0190972261888533" calcext:value-type="float">
            <text:p>0.0191</text:p>
          </table:table-cell>
          <table:table-cell table:style-name="ce6" table:formula="of:=[raw.AO8]+ORG.OPENOFFICE.STYLE(IF([raw.K8]&lt;[raw.AP8];&quot;Red&quot;;IF([raw.K8]&gt;[raw.AQ8];&quot;Blue&quot;;&quot;Green&quot;)))" office:value-type="float" office:value="0.0190972261888533" calcext:value-type="float">
            <text:p>0.0191</text:p>
          </table:table-cell>
          <table:table-cell table:style-name="ce6" table:formula="of:=[raw.AR8]+ORG.OPENOFFICE.STYLE(IF([raw.K8]&lt;[raw.AS8];&quot;Red&quot;;IF([raw.K8]&gt;[raw.AT8];&quot;Blue&quot;;&quot;Green&quot;)))" office:value-type="float" office:value="0.0297878421847197" calcext:value-type="float">
            <text:p>0.0298</text:p>
          </table:table-cell>
          <table:table-cell table:style-name="ce61" table:formula="of:=[raw.AU8]+ORG.OPENOFFICE.STYLE(IF([raw.K8]&lt;[raw.AV8];&quot;Red&quot;;IF([raw.K8]&gt;[raw.AW8];&quot;Blue&quot;;&quot;Green&quot;)))" office:value-type="float" office:value="0.0187801878200231" calcext:value-type="float">
            <text:p>0.0188</text:p>
          </table:table-cell>
          <table:table-cell table:style-name="ce61" table:formula="of:=[raw.AX8]+ORG.OPENOFFICE.STYLE(IF([raw.K8]&lt;[raw.AY8];&quot;Red&quot;;IF([raw.K8]&gt;[raw.AZ8];&quot;Blue&quot;;&quot;Green&quot;)))" office:value-type="float" office:value="0.0150801980780137" calcext:value-type="float">
            <text:p>0.0151</text:p>
          </table:table-cell>
          <table:table-cell table:style-name="ce29" table:formula="of:=[raw.BA8]+ORG.OPENOFFICE.STYLE(IF([raw.K8]&lt;[raw.BB8];&quot;Red&quot;;IF([raw.K8]&gt;[raw.BC8];&quot;Blue&quot;;&quot;Green&quot;)))" office:value-type="float" office:value="0.0187388916584695" calcext:value-type="float">
            <text:p>0.0187</text:p>
          </table:table-cell>
          <table:table-cell table:style-name="ce16" table:formula="of:=[raw.BD8]+ORG.OPENOFFICE.STYLE(IF([raw.K8]&lt;[raw.BE8];&quot;Red&quot;;IF([raw.K8]&gt;[raw.BF8];&quot;Blue&quot;;&quot;Green&quot;)))" office:value-type="float" office:value="0.042" calcext:value-type="float">
            <text:p>0.0420</text:p>
          </table:table-cell>
          <table:table-cell table:style-name="ce9" table:formula="of:=[raw.BG8]+ORG.OPENOFFICE.STYLE(IF([raw.K8]&lt;[raw.BH8];&quot;Red&quot;;IF([raw.K8]&gt;[raw.BI8];&quot;Blue&quot;;&quot;Green&quot;)))" office:value-type="float" office:value="0.9975" calcext:value-type="float">
            <text:p>0.9975</text:p>
          </table:table-cell>
          <table:table-cell table:style-name="ce9" table:formula="of:=[raw.BJ8]+ORG.OPENOFFICE.STYLE(IF([raw.K8]&lt;[raw.BK8];&quot;Red&quot;;IF([raw.K8]&gt;[raw.BL8];&quot;Blue&quot;;&quot;Green&quot;)))" office:value-type="float" office:value="0.9975" calcext:value-type="float">
            <text:p>0.9975</text:p>
          </table:table-cell>
          <table:table-cell table:style-name="ce72" table:formula="of:=[raw.BM8]+ORG.OPENOFFICE.STYLE(IF([raw.K8]&lt;[raw.BN8];&quot;Red&quot;;IF([raw.K8]&gt;[raw.BO8];&quot;Blue&quot;;&quot;Green&quot;)))" office:value-type="float" office:value="0.052" calcext:value-type="float">
            <text:p>0.0520</text:p>
          </table:table-cell>
          <table:table-cell table:style-name="ce6" table:formula="of:=[raw.BP8]+ORG.OPENOFFICE.STYLE(IF([raw.K8]&lt;[raw.BQ8];&quot;Red&quot;;IF([raw.K8]&gt;[raw.BR8];&quot;Blue&quot;;&quot;Green&quot;)))" office:value-type="float" office:value="0.02" calcext:value-type="float">
            <text:p>0.0200</text:p>
          </table:table-cell>
          <table:table-cell table:style-name="ce6" table:formula="of:=[raw.BS8]+ORG.OPENOFFICE.STYLE(IF([raw.K8]&lt;[raw.BT8];&quot;Red&quot;;IF([raw.K8]&gt;[raw.BU8];&quot;Blue&quot;;&quot;Green&quot;)))" office:value-type="float" office:value="0.0255" calcext:value-type="float">
            <text:p>0.0255</text:p>
          </table:table-cell>
          <table:table-cell table:style-name="ce29" table:formula="of:=[raw.BV8]+ORG.OPENOFFICE.STYLE(IF([raw.K8]&lt;[raw.BW8];&quot;Red&quot;;IF([raw.K8]&gt;[raw.BX8];&quot;Blue&quot;;&quot;Green&quot;)))" office:value-type="float" office:value="0.02" calcext:value-type="float">
            <text:p>0.0200</text:p>
          </table:table-cell>
        </table:table-row>
        <table:table-row table:style-name="ro1">
          <table:table-cell table:style-name="ce5" table:formula="of:=[$raw.A9]" office:value-type="string" office:string-value="bh_posdep_negonly" calcext:value-type="string">
            <text:p>bh_posdep_negonly</text:p>
          </table:table-cell>
          <table:table-cell table:style-name="ce2" table:formula="of:=[$raw.B9]" office:value-type="float" office:value="8" calcext:value-type="float">
            <text:p>8</text:p>
          </table:table-cell>
          <table:table-cell table:formula="of:=[$raw.C9]" office:value-type="float" office:value="0" calcext:value-type="float">
            <text:p>0</text:p>
          </table:table-cell>
          <table:table-cell table:formula="of:=[$raw.D9]" office:value-type="float" office:value="0.25" calcext:value-type="float">
            <text:p>0.25</text:p>
          </table:table-cell>
          <table:table-cell table:formula="of:=[$raw.E9]" office:value-type="float" office:value="1" calcext:value-type="float">
            <text:p>1</text:p>
          </table:table-cell>
          <table:table-cell table:style-name="ce27" table:formula="of:=[$raw.F9]" office:value-type="string" office:string-value="BH1995" calcext:value-type="string">
            <text:p>BH1995</text:p>
          </table:table-cell>
          <table:table-cell table:style-name="ce15" table:formula="of:=[raw.N9]+ORG.OPENOFFICE.STYLE(IF([raw.K9]&lt;[raw.O9];&quot;Red&quot;;IF([raw.K9]&gt;[raw.P9];&quot;Blue&quot;;&quot;Green&quot;)))" office:value-type="float" office:value="0.0395023194852512" calcext:value-type="float">
            <text:p>0.0395</text:p>
          </table:table-cell>
          <table:table-cell table:style-name="ce6" table:formula="of:=[raw.Q9]+ORG.OPENOFFICE.STYLE(IF([raw.K9]&lt;[raw.R9];&quot;Red&quot;;IF([raw.K9]&gt;[raw.S9];&quot;Blue&quot;;&quot;Green&quot;)))" office:value-type="float" office:value="0.0394380054880291" calcext:value-type="float">
            <text:p>0.0394</text:p>
          </table:table-cell>
          <table:table-cell table:style-name="ce6" table:formula="of:=[raw.T9]+ORG.OPENOFFICE.STYLE(IF([raw.K9]&lt;[raw.U9];&quot;Red&quot;;IF([raw.K9]&gt;[raw.V9];&quot;Blue&quot;;&quot;Green&quot;)))" office:value-type="float" office:value="0.0394380054880291" calcext:value-type="float">
            <text:p>0.0394</text:p>
          </table:table-cell>
          <table:table-cell table:style-name="ce61" table:formula="of:=[raw.W9]+ORG.OPENOFFICE.STYLE(IF([raw.K9]&lt;[raw.X9];&quot;Red&quot;;IF([raw.K9]&gt;[raw.Y9];&quot;Blue&quot;;&quot;Green&quot;)))" office:value-type="float" office:value="0.0320987811613041" calcext:value-type="float">
            <text:p>0.0321</text:p>
          </table:table-cell>
          <table:table-cell table:style-name="ce61" table:formula="of:=[raw.Z9]+ORG.OPENOFFICE.STYLE(IF([raw.K9]&lt;[raw.AA9];&quot;Red&quot;;IF([raw.K9]&gt;[raw.AB9];&quot;Blue&quot;;&quot;Green&quot;)))" office:value-type="float" office:value="0.0208801785048951" calcext:value-type="float">
            <text:p>0.0209</text:p>
          </table:table-cell>
          <table:table-cell table:style-name="ce61" table:formula="of:=[raw.AC9]+ORG.OPENOFFICE.STYLE(IF([raw.K9]&lt;[raw.AD9];&quot;Red&quot;;IF([raw.K9]&gt;[raw.AE9];&quot;Blue&quot;;&quot;Green&quot;)))" office:value-type="float" office:value="0.0172083459168846" calcext:value-type="float">
            <text:p>0.0172</text:p>
          </table:table-cell>
          <table:table-cell table:style-name="ce29" table:formula="of:=[raw.AF9]+ORG.OPENOFFICE.STYLE(IF([raw.K9]&lt;[raw.AG9];&quot;Red&quot;;IF([raw.K9]&gt;[raw.AH9];&quot;Blue&quot;;&quot;Green&quot;)))" office:value-type="float" office:value="0.0208453570459539" calcext:value-type="float">
            <text:p>0.0208</text:p>
          </table:table-cell>
          <table:table-cell table:style-name="ce16" table:formula="of:=[raw.AI9]+ORG.OPENOFFICE.STYLE(IF([raw.K9]&lt;[raw.AJ9];&quot;Red&quot;;IF([raw.K9]&gt;[raw.AK9];&quot;Blue&quot;;&quot;Green&quot;)))" office:value-type="float" office:value="0.0435" calcext:value-type="float">
            <text:p>0.0435</text:p>
          </table:table-cell>
          <table:table-cell table:style-name="ce62" table:formula="of:=[raw.AL9]+ORG.OPENOFFICE.STYLE(IF([raw.K9]&lt;[raw.AM9];&quot;Red&quot;;IF([raw.K9]&gt;[raw.AN9];&quot;Blue&quot;;&quot;Green&quot;)))" office:value-type="float" office:value="0.998" calcext:value-type="float">
            <text:p>0.9980</text:p>
          </table:table-cell>
          <table:table-cell table:style-name="ce9" table:formula="of:=[raw.AO9]+ORG.OPENOFFICE.STYLE(IF([raw.K9]&lt;[raw.AP9];&quot;Red&quot;;IF([raw.K9]&gt;[raw.AQ9];&quot;Blue&quot;;&quot;Green&quot;)))" office:value-type="float" office:value="0.998" calcext:value-type="float">
            <text:p>0.9980</text:p>
          </table:table-cell>
          <table:table-cell table:style-name="ce7" table:formula="of:=[raw.AR9]+ORG.OPENOFFICE.STYLE(IF([raw.K9]&lt;[raw.AS9];&quot;Red&quot;;IF([raw.K9]&gt;[raw.AT9];&quot;Blue&quot;;&quot;Green&quot;)))" office:value-type="float" office:value="0.057" calcext:value-type="float">
            <text:p>0.0570</text:p>
          </table:table-cell>
          <table:table-cell table:style-name="ce61" table:formula="of:=[raw.AU9]+ORG.OPENOFFICE.STYLE(IF([raw.K9]&lt;[raw.AV9];&quot;Red&quot;;IF([raw.K9]&gt;[raw.AW9];&quot;Blue&quot;;&quot;Green&quot;)))" office:value-type="float" office:value="0.02" calcext:value-type="float">
            <text:p>0.0200</text:p>
          </table:table-cell>
          <table:table-cell table:style-name="ce61" table:formula="of:=[raw.AX9]+ORG.OPENOFFICE.STYLE(IF([raw.K9]&lt;[raw.AY9];&quot;Red&quot;;IF([raw.K9]&gt;[raw.AZ9];&quot;Blue&quot;;&quot;Green&quot;)))" office:value-type="float" office:value="0.028" calcext:value-type="float">
            <text:p>0.0280</text:p>
          </table:table-cell>
          <table:table-cell table:style-name="ce29" table:formula="of:=[raw.BA9]+ORG.OPENOFFICE.STYLE(IF([raw.K9]&lt;[raw.BB9];&quot;Red&quot;;IF([raw.K9]&gt;[raw.BC9];&quot;Blue&quot;;&quot;Green&quot;)))" office:value-type="float" office:value="0.02" calcext:value-type="float">
            <text:p>0.0200</text:p>
          </table:table-cell>
          <table:table-cell table:style-name="ce15" table:formula="of:=[raw.BD9]+ORG.OPENOFFICE.STYLE(IF([raw.K9]&lt;[raw.BE9];&quot;Red&quot;;IF([raw.K9]&gt;[raw.BF9];&quot;Blue&quot;;&quot;Green&quot;)))" office:value-type="float" office:value="0.0393874621457208" calcext:value-type="float">
            <text:p>0.0394</text:p>
          </table:table-cell>
          <table:table-cell table:style-name="ce6" table:formula="of:=[raw.BG9]+ORG.OPENOFFICE.STYLE(IF([raw.K9]&lt;[raw.BH9];&quot;Red&quot;;IF([raw.K9]&gt;[raw.BI9];&quot;Blue&quot;;&quot;Green&quot;)))" office:value-type="float" office:value="0.0211185384235229" calcext:value-type="float">
            <text:p>0.0211</text:p>
          </table:table-cell>
          <table:table-cell table:style-name="ce6" table:formula="of:=[raw.BJ9]+ORG.OPENOFFICE.STYLE(IF([raw.K9]&lt;[raw.BK9];&quot;Red&quot;;IF([raw.K9]&gt;[raw.BL9];&quot;Blue&quot;;&quot;Green&quot;)))" office:value-type="float" office:value="0.0211185384235229" calcext:value-type="float">
            <text:p>0.0211</text:p>
          </table:table-cell>
          <table:table-cell table:style-name="ce61" table:formula="of:=[raw.BM9]+ORG.OPENOFFICE.STYLE(IF([raw.K9]&lt;[raw.BN9];&quot;Red&quot;;IF([raw.K9]&gt;[raw.BO9];&quot;Blue&quot;;&quot;Green&quot;)))" office:value-type="float" office:value="0.0319346223661617" calcext:value-type="float">
            <text:p>0.0319</text:p>
          </table:table-cell>
          <table:table-cell table:style-name="ce6" table:formula="of:=[raw.BP9]+ORG.OPENOFFICE.STYLE(IF([raw.K9]&lt;[raw.BQ9];&quot;Red&quot;;IF([raw.K9]&gt;[raw.BR9];&quot;Blue&quot;;&quot;Green&quot;)))" office:value-type="float" office:value="0.0208186527008903" calcext:value-type="float">
            <text:p>0.0208</text:p>
          </table:table-cell>
          <table:table-cell table:style-name="ce6" table:formula="of:=[raw.BS9]+ORG.OPENOFFICE.STYLE(IF([raw.K9]&lt;[raw.BT9];&quot;Red&quot;;IF([raw.K9]&gt;[raw.BU9];&quot;Blue&quot;;&quot;Green&quot;)))" office:value-type="float" office:value="0.0171171159123171" calcext:value-type="float">
            <text:p>0.0171</text:p>
          </table:table-cell>
          <table:table-cell table:style-name="ce29" table:formula="of:=[raw.BV9]+ORG.OPENOFFICE.STYLE(IF([raw.K9]&lt;[raw.BW9];&quot;Red&quot;;IF([raw.K9]&gt;[raw.BX9];&quot;Blue&quot;;&quot;Green&quot;)))" office:value-type="float" office:value="0.0207838183520001" calcext:value-type="float">
            <text:p>0.0208</text:p>
          </table:table-cell>
        </table:table-row>
        <table:table-row table:style-name="ro1">
          <table:table-cell table:style-name="ce5" table:formula="of:=[$raw.A10]" office:value-type="string" office:string-value="bh_posdep_balanced" calcext:value-type="string">
            <text:p>bh_posdep_balanced</text:p>
          </table:table-cell>
          <table:table-cell table:style-name="ce2" table:formula="of:=[$raw.B10]" office:value-type="float" office:value="9" calcext:value-type="float">
            <text:p>9</text:p>
          </table:table-cell>
          <table:table-cell table:formula="of:=[$raw.C10]" office:value-type="float" office:value="0.25" calcext:value-type="float">
            <text:p>0.25</text:p>
          </table:table-cell>
          <table:table-cell table:formula="of:=[$raw.D10]" office:value-type="float" office:value="0.25" calcext:value-type="float">
            <text:p>0.25</text:p>
          </table:table-cell>
          <table:table-cell table:formula="of:=[$raw.E10]" office:value-type="float" office:value="1" calcext:value-type="float">
            <text:p>1</text:p>
          </table:table-cell>
          <table:table-cell table:style-name="ce27" table:formula="of:=[$raw.F10]" office:value-type="string" office:string-value="BH1995" calcext:value-type="string">
            <text:p>BH1995</text:p>
          </table:table-cell>
          <table:table-cell table:style-name="ce15" table:formula="of:=[raw.N10]+ORG.OPENOFFICE.STYLE(IF([raw.K10]&lt;[raw.O10];&quot;Red&quot;;IF([raw.K10]&gt;[raw.P10];&quot;Blue&quot;;&quot;Green&quot;)))" office:value-type="float" office:value="0.0261211531894028" calcext:value-type="float">
            <text:p>0.0261</text:p>
          </table:table-cell>
          <table:table-cell table:style-name="ce6" table:formula="of:=[raw.Q10]+ORG.OPENOFFICE.STYLE(IF([raw.K10]&lt;[raw.R10];&quot;Red&quot;;IF([raw.K10]&gt;[raw.S10];&quot;Blue&quot;;&quot;Green&quot;)))" office:value-type="float" office:value="0.0260628779729436" calcext:value-type="float">
            <text:p>0.0261</text:p>
          </table:table-cell>
          <table:table-cell table:style-name="ce6" table:formula="of:=[raw.T10]+ORG.OPENOFFICE.STYLE(IF([raw.K10]&lt;[raw.U10];&quot;Red&quot;;IF([raw.K10]&gt;[raw.V10];&quot;Blue&quot;;&quot;Green&quot;)))" office:value-type="float" office:value="0.0260628779729436" calcext:value-type="float">
            <text:p>0.0261</text:p>
          </table:table-cell>
          <table:table-cell table:style-name="ce61" table:formula="of:=[raw.W10]+ORG.OPENOFFICE.STYLE(IF([raw.K10]&lt;[raw.X10];&quot;Red&quot;;IF([raw.K10]&gt;[raw.Y10];&quot;Blue&quot;;&quot;Green&quot;)))" office:value-type="float" office:value="0.0260787385402157" calcext:value-type="float">
            <text:p>0.0261</text:p>
          </table:table-cell>
          <table:table-cell table:style-name="ce61" table:formula="of:=[raw.Z10]+ORG.OPENOFFICE.STYLE(IF([raw.K10]&lt;[raw.AA10];&quot;Red&quot;;IF([raw.K10]&gt;[raw.AB10];&quot;Blue&quot;;&quot;Green&quot;)))" office:value-type="float" office:value="0.0136858812138346" calcext:value-type="float">
            <text:p>0.0137</text:p>
          </table:table-cell>
          <table:table-cell table:style-name="ce61" table:formula="of:=[raw.AC10]+ORG.OPENOFFICE.STYLE(IF([raw.K10]&lt;[raw.AD10];&quot;Red&quot;;IF([raw.K10]&gt;[raw.AE10];&quot;Blue&quot;;&quot;Green&quot;)))" office:value-type="float" office:value="0.0136581001702796" calcext:value-type="float">
            <text:p>0.0137</text:p>
          </table:table-cell>
          <table:table-cell table:style-name="ce29" table:formula="of:=[raw.AF10]+ORG.OPENOFFICE.STYLE(IF([raw.K10]&lt;[raw.AG10];&quot;Red&quot;;IF([raw.K10]&gt;[raw.AH10];&quot;Blue&quot;;&quot;Green&quot;)))" office:value-type="float" office:value="0.0136612714053508" calcext:value-type="float">
            <text:p>0.0137</text:p>
          </table:table-cell>
          <table:table-cell table:style-name="ce15" table:formula="of:=[raw.AI10]+ORG.OPENOFFICE.STYLE(IF([raw.K10]&lt;[raw.AJ10];&quot;Red&quot;;IF([raw.K10]&gt;[raw.AK10];&quot;Blue&quot;;&quot;Green&quot;)))" office:value-type="float" office:value="0.0250094670078611" calcext:value-type="float">
            <text:p>0.0250</text:p>
          </table:table-cell>
          <table:table-cell table:style-name="ce61" table:formula="of:=[raw.AL10]+ORG.OPENOFFICE.STYLE(IF([raw.K10]&lt;[raw.AM10];&quot;Red&quot;;IF([raw.K10]&gt;[raw.AN10];&quot;Blue&quot;;&quot;Green&quot;)))" office:value-type="float" office:value="0.0250044659884182" calcext:value-type="float">
            <text:p>0.0250</text:p>
          </table:table-cell>
          <table:table-cell table:style-name="ce6" table:formula="of:=[raw.AO10]+ORG.OPENOFFICE.STYLE(IF([raw.K10]&lt;[raw.AP10];&quot;Red&quot;;IF([raw.K10]&gt;[raw.AQ10];&quot;Blue&quot;;&quot;Green&quot;)))" office:value-type="float" office:value="0.0250044659884182" calcext:value-type="float">
            <text:p>0.0250</text:p>
          </table:table-cell>
          <table:table-cell table:style-name="ce6" table:formula="of:=[raw.AR10]+ORG.OPENOFFICE.STYLE(IF([raw.K10]&lt;[raw.AS10];&quot;Red&quot;;IF([raw.K10]&gt;[raw.AT10];&quot;Blue&quot;;&quot;Green&quot;)))" office:value-type="float" office:value="0.0250071732546886" calcext:value-type="float">
            <text:p>0.0250</text:p>
          </table:table-cell>
          <table:table-cell table:style-name="ce61" table:formula="of:=[raw.AU10]+ORG.OPENOFFICE.STYLE(IF([raw.K10]&lt;[raw.AV10];&quot;Red&quot;;IF([raw.K10]&gt;[raw.AW10];&quot;Blue&quot;;&quot;Green&quot;)))" office:value-type="float" office:value="0.0126037179515797" calcext:value-type="float">
            <text:p>0.0126</text:p>
          </table:table-cell>
          <table:table-cell table:style-name="ce61" table:formula="of:=[raw.AX10]+ORG.OPENOFFICE.STYLE(IF([raw.K10]&lt;[raw.AY10];&quot;Red&quot;;IF([raw.K10]&gt;[raw.AZ10];&quot;Blue&quot;;&quot;Green&quot;)))" office:value-type="float" office:value="0.0125958658197315" calcext:value-type="float">
            <text:p>0.0126</text:p>
          </table:table-cell>
          <table:table-cell table:style-name="ce29" table:formula="of:=[raw.BA10]+ORG.OPENOFFICE.STYLE(IF([raw.K10]&lt;[raw.BB10];&quot;Red&quot;;IF([raw.K10]&gt;[raw.BC10];&quot;Blue&quot;;&quot;Green&quot;)))" office:value-type="float" office:value="0.0125808549259615" calcext:value-type="float">
            <text:p>0.0126</text:p>
          </table:table-cell>
          <table:table-cell table:style-name="ce15" table:formula="of:=[raw.BD10]+ORG.OPENOFFICE.STYLE(IF([raw.K10]&lt;[raw.BE10];&quot;Red&quot;;IF([raw.K10]&gt;[raw.BF10];&quot;Blue&quot;;&quot;Green&quot;)))" office:value-type="float" office:value="0.0271188906472998" calcext:value-type="float">
            <text:p>0.0271</text:p>
          </table:table-cell>
          <table:table-cell table:style-name="ce6" table:formula="of:=[raw.BG10]+ORG.OPENOFFICE.STYLE(IF([raw.K10]&lt;[raw.BH10];&quot;Red&quot;;IF([raw.K10]&gt;[raw.BI10];&quot;Blue&quot;;&quot;Green&quot;)))" office:value-type="float" office:value="0.0270503098956619" calcext:value-type="float">
            <text:p>0.0271</text:p>
          </table:table-cell>
          <table:table-cell table:style-name="ce6" table:formula="of:=[raw.BJ10]+ORG.OPENOFFICE.STYLE(IF([raw.K10]&lt;[raw.BK10];&quot;Red&quot;;IF([raw.K10]&gt;[raw.BL10];&quot;Blue&quot;;&quot;Green&quot;)))" office:value-type="float" office:value="0.0270503098956619" calcext:value-type="float">
            <text:p>0.0271</text:p>
          </table:table-cell>
          <table:table-cell table:style-name="ce61" table:formula="of:=[raw.BM10]+ORG.OPENOFFICE.STYLE(IF([raw.K10]&lt;[raw.BN10];&quot;Red&quot;;IF([raw.K10]&gt;[raw.BO10];&quot;Blue&quot;;&quot;Green&quot;)))" office:value-type="float" office:value="0.0270497629719727" calcext:value-type="float">
            <text:p>0.0270</text:p>
          </table:table-cell>
          <table:table-cell table:style-name="ce6" table:formula="of:=[raw.BP10]+ORG.OPENOFFICE.STYLE(IF([raw.K10]&lt;[raw.BQ10];&quot;Red&quot;;IF([raw.K10]&gt;[raw.BR10];&quot;Blue&quot;;&quot;Green&quot;)))" office:value-type="float" office:value="0.0146925471352777" calcext:value-type="float">
            <text:p>0.0147</text:p>
          </table:table-cell>
          <table:table-cell table:style-name="ce6" table:formula="of:=[raw.BS10]+ORG.OPENOFFICE.STYLE(IF([raw.K10]&lt;[raw.BT10];&quot;Red&quot;;IF([raw.K10]&gt;[raw.BU10];&quot;Blue&quot;;&quot;Green&quot;)))" office:value-type="float" office:value="0.0146540593504112" calcext:value-type="float">
            <text:p>0.0147</text:p>
          </table:table-cell>
          <table:table-cell table:style-name="ce29" table:formula="of:=[raw.BV10]+ORG.OPENOFFICE.STYLE(IF([raw.K10]&lt;[raw.BW10];&quot;Red&quot;;IF([raw.K10]&gt;[raw.BX10];&quot;Blue&quot;;&quot;Green&quot;)))" office:value-type="float" office:value="0.0146659451085082" calcext:value-type="float">
            <text:p>0.0147</text:p>
          </table:table-cell>
        </table:table-row>
        <table:table-row table:style-name="ro1">
          <table:table-cell table:style-name="ce11" table:formula="of:=[$raw.A11]" office:value-type="string" office:string-value="bh_posdep_unbalanced" calcext:value-type="string">
            <text:p>bh_posdep_unbalanced</text:p>
          </table:table-cell>
          <table:table-cell table:style-name="ce21" table:formula="of:=[$raw.B11]" office:value-type="float" office:value="10" calcext:value-type="float">
            <text:p>10</text:p>
          </table:table-cell>
          <table:table-cell table:style-name="ce21" table:formula="of:=[$raw.C11]" office:value-type="float" office:value="0.1" calcext:value-type="float">
            <text:p>0.1</text:p>
          </table:table-cell>
          <table:table-cell table:style-name="ce21" table:formula="of:=[$raw.D11]" office:value-type="float" office:value="0.4" calcext:value-type="float">
            <text:p>0.4</text:p>
          </table:table-cell>
          <table:table-cell table:style-name="ce21" table:formula="of:=[$raw.E11]" office:value-type="float" office:value="1" calcext:value-type="float">
            <text:p>1</text:p>
          </table:table-cell>
          <table:table-cell table:style-name="ce21" table:formula="of:=[$raw.F11]" office:value-type="string" office:string-value="BH1995" calcext:value-type="string">
            <text:p>BH1995</text:p>
          </table:table-cell>
          <table:table-cell table:style-name="ce17" table:formula="of:=[raw.N11]+ORG.OPENOFFICE.STYLE(IF([raw.K11]&lt;[raw.O11];&quot;Red&quot;;IF([raw.K11]&gt;[raw.P11];&quot;Blue&quot;;&quot;Green&quot;)))" office:value-type="float" office:value="0.0259239049100041" calcext:value-type="float">
            <text:p>0.0259</text:p>
          </table:table-cell>
          <table:table-cell table:style-name="ce23" table:formula="of:=[raw.Q11]+ORG.OPENOFFICE.STYLE(IF([raw.K11]&lt;[raw.R11];&quot;Red&quot;;IF([raw.K11]&gt;[raw.S11];&quot;Blue&quot;;&quot;Green&quot;)))" office:value-type="float" office:value="0.0260126878737499" calcext:value-type="float">
            <text:p>0.0260</text:p>
          </table:table-cell>
          <table:table-cell table:style-name="ce23" table:formula="of:=[raw.T11]+ORG.OPENOFFICE.STYLE(IF([raw.K11]&lt;[raw.U11];&quot;Red&quot;;IF([raw.K11]&gt;[raw.V11];&quot;Blue&quot;;&quot;Green&quot;)))" office:value-type="float" office:value="0.0260114061382751" calcext:value-type="float">
            <text:p>0.0260</text:p>
          </table:table-cell>
          <table:table-cell table:style-name="ce23" table:formula="of:=[raw.W11]+ORG.OPENOFFICE.STYLE(IF([raw.K11]&lt;[raw.X11];&quot;Red&quot;;IF([raw.K11]&gt;[raw.Y11];&quot;Blue&quot;;&quot;Green&quot;)))" office:value-type="float" office:value="0.0231621431126964" calcext:value-type="float">
            <text:p>0.0232</text:p>
          </table:table-cell>
          <table:table-cell table:style-name="ce23" table:formula="of:=[raw.Z11]+ORG.OPENOFFICE.STYLE(IF([raw.K11]&lt;[raw.AA11];&quot;Red&quot;;IF([raw.K11]&gt;[raw.AB11];&quot;Blue&quot;;&quot;Green&quot;)))" office:value-type="float" office:value="0.0135670106018999" calcext:value-type="float">
            <text:p>0.0136</text:p>
          </table:table-cell>
          <table:table-cell table:style-name="ce23" table:formula="of:=[raw.AC11]+ORG.OPENOFFICE.STYLE(IF([raw.K11]&lt;[raw.AD11];&quot;Red&quot;;IF([raw.K11]&gt;[raw.AE11];&quot;Blue&quot;;&quot;Green&quot;)))" office:value-type="float" office:value="0.0120490177352411" calcext:value-type="float">
            <text:p>0.0120</text:p>
          </table:table-cell>
          <table:table-cell table:style-name="ce32" table:formula="of:=[raw.AF11]+ORG.OPENOFFICE.STYLE(IF([raw.K11]&lt;[raw.AG11];&quot;Red&quot;;IF([raw.K11]&gt;[raw.AH11];&quot;Blue&quot;;&quot;Green&quot;)))" office:value-type="float" office:value="0.013534906119357" calcext:value-type="float">
            <text:p>0.0135</text:p>
          </table:table-cell>
          <table:table-cell table:style-name="ce17" table:formula="of:=[raw.AI11]+ORG.OPENOFFICE.STYLE(IF([raw.K11]&lt;[raw.AJ11];&quot;Red&quot;;IF([raw.K11]&gt;[raw.AK11];&quot;Blue&quot;;&quot;Green&quot;)))" office:value-type="float" office:value="0.0252090605914858" calcext:value-type="float">
            <text:p>0.0252</text:p>
          </table:table-cell>
          <table:table-cell table:style-name="ce87" table:formula="of:=[raw.AL11]+ORG.OPENOFFICE.STYLE(IF([raw.K11]&lt;[raw.AM11];&quot;Red&quot;;IF([raw.K11]&gt;[raw.AN11];&quot;Blue&quot;;&quot;Green&quot;)))" office:value-type="float" office:value="0.0604212850987839" calcext:value-type="float">
            <text:p>0.0604</text:p>
          </table:table-cell>
          <table:table-cell table:style-name="ce87" table:formula="of:=[raw.AO11]+ORG.OPENOFFICE.STYLE(IF([raw.K11]&lt;[raw.AP11];&quot;Red&quot;;IF([raw.K11]&gt;[raw.AQ11];&quot;Blue&quot;;&quot;Green&quot;)))" office:value-type="float" office:value="0.0604212850987839" calcext:value-type="float">
            <text:p>0.0604</text:p>
          </table:table-cell>
          <table:table-cell table:style-name="ce23" table:formula="of:=[raw.AR11]+ORG.OPENOFFICE.STYLE(IF([raw.K11]&lt;[raw.AS11];&quot;Red&quot;;IF([raw.K11]&gt;[raw.AT11];&quot;Blue&quot;;&quot;Green&quot;)))" office:value-type="float" office:value="0.0359399222197478" calcext:value-type="float">
            <text:p>0.0359</text:p>
          </table:table-cell>
          <table:table-cell table:style-name="ce23" table:formula="of:=[raw.AU11]+ORG.OPENOFFICE.STYLE(IF([raw.K11]&lt;[raw.AV11];&quot;Red&quot;;IF([raw.K11]&gt;[raw.AW11];&quot;Blue&quot;;&quot;Green&quot;)))" office:value-type="float" office:value="0.0127753462257212" calcext:value-type="float">
            <text:p>0.0128</text:p>
          </table:table-cell>
          <table:table-cell table:style-name="ce23" table:formula="of:=[raw.AX11]+ORG.OPENOFFICE.STYLE(IF([raw.K11]&lt;[raw.AY11];&quot;Red&quot;;IF([raw.K11]&gt;[raw.AZ11];&quot;Blue&quot;;&quot;Green&quot;)))" office:value-type="float" office:value="0.0180077887517864" calcext:value-type="float">
            <text:p>0.0180</text:p>
          </table:table-cell>
          <table:table-cell table:style-name="ce32" table:formula="of:=[raw.BA11]+ORG.OPENOFFICE.STYLE(IF([raw.K11]&lt;[raw.BB11];&quot;Red&quot;;IF([raw.K11]&gt;[raw.BC11];&quot;Blue&quot;;&quot;Green&quot;)))" office:value-type="float" office:value="0.0127587144341619" calcext:value-type="float">
            <text:p>0.0128</text:p>
          </table:table-cell>
          <table:table-cell table:style-name="ce17" table:formula="of:=[raw.BD11]+ORG.OPENOFFICE.STYLE(IF([raw.K11]&lt;[raw.BE11];&quot;Red&quot;;IF([raw.K11]&gt;[raw.BF11];&quot;Blue&quot;;&quot;Green&quot;)))" office:value-type="float" office:value="0.0259916510113982" calcext:value-type="float">
            <text:p>0.0260</text:p>
          </table:table-cell>
          <table:table-cell table:style-name="ce23" table:formula="of:=[raw.BG11]+ORG.OPENOFFICE.STYLE(IF([raw.K11]&lt;[raw.BH11];&quot;Red&quot;;IF([raw.K11]&gt;[raw.BI11];&quot;Blue&quot;;&quot;Green&quot;)))" office:value-type="float" office:value="0.0169298909072041" calcext:value-type="float">
            <text:p>0.0169</text:p>
          </table:table-cell>
          <table:table-cell table:style-name="ce23" table:formula="of:=[raw.BJ11]+ORG.OPENOFFICE.STYLE(IF([raw.K11]&lt;[raw.BK11];&quot;Red&quot;;IF([raw.K11]&gt;[raw.BL11];&quot;Blue&quot;;&quot;Green&quot;)))" office:value-type="float" office:value="0.0169298909072041" calcext:value-type="float">
            <text:p>0.0169</text:p>
          </table:table-cell>
          <table:table-cell table:style-name="ce23" table:formula="of:=[raw.BM11]+ORG.OPENOFFICE.STYLE(IF([raw.K11]&lt;[raw.BN11];&quot;Red&quot;;IF([raw.K11]&gt;[raw.BO11];&quot;Blue&quot;;&quot;Green&quot;)))" office:value-type="float" office:value="0.0203064294085759" calcext:value-type="float">
            <text:p>0.0203</text:p>
          </table:table-cell>
          <table:table-cell table:style-name="ce23" table:formula="of:=[raw.BP11]+ORG.OPENOFFICE.STYLE(IF([raw.K11]&lt;[raw.BQ11];&quot;Red&quot;;IF([raw.K11]&gt;[raw.BR11];&quot;Blue&quot;;&quot;Green&quot;)))" office:value-type="float" office:value="0.0136671453152383" calcext:value-type="float">
            <text:p>0.0137</text:p>
          </table:table-cell>
          <table:table-cell table:style-name="ce23" table:formula="of:=[raw.BS11]+ORG.OPENOFFICE.STYLE(IF([raw.K11]&lt;[raw.BT11];&quot;Red&quot;;IF([raw.K11]&gt;[raw.BU11];&quot;Blue&quot;;&quot;Green&quot;)))" office:value-type="float" office:value="0.0107666655660422" calcext:value-type="float">
            <text:p>0.0108</text:p>
          </table:table-cell>
          <table:table-cell table:style-name="ce32" table:formula="of:=[raw.BV11]+ORG.OPENOFFICE.STYLE(IF([raw.K11]&lt;[raw.BW11];&quot;Red&quot;;IF([raw.K11]&gt;[raw.BX11];&quot;Blue&quot;;&quot;Green&quot;)))" office:value-type="float" office:value="0.0136324674749816" calcext:value-type="float">
            <text:p>0.0136</text:p>
          </table:table-cell>
        </table:table-row>
        <table:table-row table:style-name="ro1">
          <table:table-cell table:style-name="ce1" table:formula="of:=[$raw.A12]" office:value-type="string" office:string-value="bky_indep_null" calcext:value-type="string">
            <text:p>bky_indep_null</text:p>
          </table:table-cell>
          <table:table-cell table:style-name="ce22" table:formula="of:=[$raw.B12]" office:value-type="float" office:value="1" calcext:value-type="float">
            <text:p>1</text:p>
          </table:table-cell>
          <table:table-cell table:style-name="ce22" table:formula="of:=[$raw.C12]" office:value-type="float" office:value="0" calcext:value-type="float">
            <text:p>0</text:p>
          </table:table-cell>
          <table:table-cell table:style-name="ce22" table:formula="of:=[$raw.D12]" office:value-type="float" office:value="0" calcext:value-type="float">
            <text:p>0</text:p>
          </table:table-cell>
          <table:table-cell table:style-name="ce22" table:formula="of:=[$raw.E12]" office:value-type="float" office:value="0" calcext:value-type="float">
            <text:p>0</text:p>
          </table:table-cell>
          <table:table-cell table:style-name="ce22" table:formula="of:=[$raw.F12]" office:value-type="string" office:string-value="BKY2006" calcext:value-type="string">
            <text:p>BKY2006</text:p>
          </table:table-cell>
          <table:table-cell table:style-name="ce43" table:formula="of:=[raw.N12]+ORG.OPENOFFICE.STYLE(IF([raw.K12]&lt;[raw.O12];&quot;Red&quot;;IF([raw.K12]&gt;[raw.P12];&quot;Blue&quot;;&quot;Green&quot;)))" office:value-type="float" office:value="0.1025" calcext:value-type="float">
            <text:p>0.1025</text:p>
          </table:table-cell>
          <table:table-cell table:style-name="ce60" table:formula="of:=[raw.Q12]+ORG.OPENOFFICE.STYLE(IF([raw.K12]&lt;[raw.R12];&quot;Red&quot;;IF([raw.K12]&gt;[raw.S12];&quot;Blue&quot;;&quot;Green&quot;)))" office:value-type="float" office:value="0.053" calcext:value-type="float">
            <text:p>0.0530</text:p>
          </table:table-cell>
          <table:table-cell table:style-name="ce60" table:formula="of:=[raw.T12]+ORG.OPENOFFICE.STYLE(IF([raw.K12]&lt;[raw.U12];&quot;Red&quot;;IF([raw.K12]&gt;[raw.V12];&quot;Blue&quot;;&quot;Green&quot;)))" office:value-type="float" office:value="0.053" calcext:value-type="float">
            <text:p>0.0530</text:p>
          </table:table-cell>
          <table:table-cell table:style-name="ce54" table:formula="of:=[raw.W12]+ORG.OPENOFFICE.STYLE(IF([raw.K12]&lt;[raw.X12];&quot;Red&quot;;IF([raw.K12]&gt;[raw.Y12];&quot;Blue&quot;;&quot;Green&quot;)))" office:value-type="float" office:value="0.102" calcext:value-type="float">
            <text:p>0.1020</text:p>
          </table:table-cell>
          <table:table-cell table:style-name="ce60" table:formula="of:=[raw.Z12]+ORG.OPENOFFICE.STYLE(IF([raw.K12]&lt;[raw.AA12];&quot;Red&quot;;IF([raw.K12]&gt;[raw.AB12];&quot;Blue&quot;;&quot;Green&quot;)))" office:value-type="float" office:value="0.052" calcext:value-type="float">
            <text:p>0.0520</text:p>
          </table:table-cell>
          <table:table-cell table:style-name="ce60" table:formula="of:=[raw.AC12]+ORG.OPENOFFICE.STYLE(IF([raw.K12]&lt;[raw.AD12];&quot;Red&quot;;IF([raw.K12]&gt;[raw.AE12];&quot;Blue&quot;;&quot;Green&quot;)))" office:value-type="float" office:value="0.052" calcext:value-type="float">
            <text:p>0.0520</text:p>
          </table:table-cell>
          <table:table-cell table:style-name="ce99" table:formula="of:=[raw.AF12]+ORG.OPENOFFICE.STYLE(IF([raw.K12]&lt;[raw.AG12];&quot;Red&quot;;IF([raw.K12]&gt;[raw.AH12];&quot;Blue&quot;;&quot;Green&quot;)))" office:value-type="float" office:value="0.052" calcext:value-type="float">
            <text:p>0.0520</text:p>
          </table:table-cell>
          <table:table-cell table:style-name="ce83" table:formula="of:=[raw.AI12]+ORG.OPENOFFICE.STYLE(IF([raw.K12]&lt;[raw.AJ12];&quot;Red&quot;;IF([raw.K12]&gt;[raw.AK12];&quot;Blue&quot;;&quot;Green&quot;)))" office:value-type="float" office:value="0.0465" calcext:value-type="float">
            <text:p>0.0465</text:p>
          </table:table-cell>
          <table:table-cell table:style-name="ce91" table:formula="of:=[raw.AL12]+ORG.OPENOFFICE.STYLE(IF([raw.K12]&lt;[raw.AM12];&quot;Red&quot;;IF([raw.K12]&gt;[raw.AN12];&quot;Blue&quot;;&quot;Green&quot;)))" office:value-type="float" office:value="0.026" calcext:value-type="float">
            <text:p>0.0260</text:p>
          </table:table-cell>
          <table:table-cell table:style-name="ce91" table:formula="of:=[raw.AO12]+ORG.OPENOFFICE.STYLE(IF([raw.K12]&lt;[raw.AP12];&quot;Red&quot;;IF([raw.K12]&gt;[raw.AQ12];&quot;Blue&quot;;&quot;Green&quot;)))" office:value-type="float" office:value="0.026" calcext:value-type="float">
            <text:p>0.0260</text:p>
          </table:table-cell>
          <table:table-cell table:style-name="ce60" table:formula="of:=[raw.AR12]+ORG.OPENOFFICE.STYLE(IF([raw.K12]&lt;[raw.AS12];&quot;Red&quot;;IF([raw.K12]&gt;[raw.AT12];&quot;Blue&quot;;&quot;Green&quot;)))" office:value-type="float" office:value="0.046" calcext:value-type="float">
            <text:p>0.0460</text:p>
          </table:table-cell>
          <table:table-cell table:style-name="ce91" table:formula="of:=[raw.AU12]+ORG.OPENOFFICE.STYLE(IF([raw.K12]&lt;[raw.AV12];&quot;Red&quot;;IF([raw.K12]&gt;[raw.AW12];&quot;Blue&quot;;&quot;Green&quot;)))" office:value-type="float" office:value="0.0235" calcext:value-type="float">
            <text:p>0.0235</text:p>
          </table:table-cell>
          <table:table-cell table:style-name="ce91" table:formula="of:=[raw.AX12]+ORG.OPENOFFICE.STYLE(IF([raw.K12]&lt;[raw.AY12];&quot;Red&quot;;IF([raw.K12]&gt;[raw.AZ12];&quot;Blue&quot;;&quot;Green&quot;)))" office:value-type="float" office:value="0.0235" calcext:value-type="float">
            <text:p>0.0235</text:p>
          </table:table-cell>
          <table:table-cell table:style-name="ce101" table:formula="of:=[raw.BA12]+ORG.OPENOFFICE.STYLE(IF([raw.K12]&lt;[raw.BB12];&quot;Red&quot;;IF([raw.K12]&gt;[raw.BC12];&quot;Blue&quot;;&quot;Green&quot;)))" office:value-type="float" office:value="0.0235" calcext:value-type="float">
            <text:p>0.0235</text:p>
          </table:table-cell>
          <table:table-cell table:style-name="ce83" table:formula="of:=[raw.BD12]+ORG.OPENOFFICE.STYLE(IF([raw.K12]&lt;[raw.BE12];&quot;Red&quot;;IF([raw.K12]&gt;[raw.BF12];&quot;Blue&quot;;&quot;Green&quot;)))" office:value-type="float" office:value="0.06" calcext:value-type="float">
            <text:p>0.0600</text:p>
          </table:table-cell>
          <table:table-cell table:style-name="ce91" table:formula="of:=[raw.BG12]+ORG.OPENOFFICE.STYLE(IF([raw.K12]&lt;[raw.BH12];&quot;Red&quot;;IF([raw.K12]&gt;[raw.BI12];&quot;Blue&quot;;&quot;Green&quot;)))" office:value-type="float" office:value="0.031" calcext:value-type="float">
            <text:p>0.0310</text:p>
          </table:table-cell>
          <table:table-cell table:style-name="ce91" table:formula="of:=[raw.BJ12]+ORG.OPENOFFICE.STYLE(IF([raw.K12]&lt;[raw.BK12];&quot;Red&quot;;IF([raw.K12]&gt;[raw.BL12];&quot;Blue&quot;;&quot;Green&quot;)))" office:value-type="float" office:value="0.031" calcext:value-type="float">
            <text:p>0.0310</text:p>
          </table:table-cell>
          <table:table-cell table:style-name="ce60" table:formula="of:=[raw.BM12]+ORG.OPENOFFICE.STYLE(IF([raw.K12]&lt;[raw.BN12];&quot;Red&quot;;IF([raw.K12]&gt;[raw.BO12];&quot;Blue&quot;;&quot;Green&quot;)))" office:value-type="float" office:value="0.06" calcext:value-type="float">
            <text:p>0.0600</text:p>
          </table:table-cell>
          <table:table-cell table:style-name="ce91" table:formula="of:=[raw.BP12]+ORG.OPENOFFICE.STYLE(IF([raw.K12]&lt;[raw.BQ12];&quot;Red&quot;;IF([raw.K12]&gt;[raw.BR12];&quot;Blue&quot;;&quot;Green&quot;)))" office:value-type="float" office:value="0.029" calcext:value-type="float">
            <text:p>0.0290</text:p>
          </table:table-cell>
          <table:table-cell table:style-name="ce91" table:formula="of:=[raw.BS12]+ORG.OPENOFFICE.STYLE(IF([raw.K12]&lt;[raw.BT12];&quot;Red&quot;;IF([raw.K12]&gt;[raw.BU12];&quot;Blue&quot;;&quot;Green&quot;)))" office:value-type="float" office:value="0.029" calcext:value-type="float">
            <text:p>0.0290</text:p>
          </table:table-cell>
          <table:table-cell table:style-name="ce101" table:formula="of:=[raw.BV12]+ORG.OPENOFFICE.STYLE(IF([raw.K12]&lt;[raw.BW12];&quot;Red&quot;;IF([raw.K12]&gt;[raw.BX12];&quot;Blue&quot;;&quot;Green&quot;)))" office:value-type="float" office:value="0.029" calcext:value-type="float">
            <text:p>0.0290</text:p>
          </table:table-cell>
        </table:table-row>
        <table:table-row table:style-name="ro1">
          <table:table-cell table:style-name="ce5" table:formula="of:=[$raw.A13]" office:value-type="string" office:string-value="bky_indep_posonly" calcext:value-type="string">
            <text:p>bky_indep_posonly</text:p>
          </table:table-cell>
          <table:table-cell table:style-name="ce2" table:formula="of:=[$raw.B13]" office:value-type="float" office:value="2" calcext:value-type="float">
            <text:p>2</text:p>
          </table:table-cell>
          <table:table-cell table:formula="of:=[$raw.C13]" office:value-type="float" office:value="0.25" calcext:value-type="float">
            <text:p>0.25</text:p>
          </table:table-cell>
          <table:table-cell table:formula="of:=[$raw.D13]" office:value-type="float" office:value="0" calcext:value-type="float">
            <text:p>0</text:p>
          </table:table-cell>
          <table:table-cell table:formula="of:=[$raw.E13]" office:value-type="float" office:value="0" calcext:value-type="float">
            <text:p>0</text:p>
          </table:table-cell>
          <table:table-cell table:style-name="ce27" table:formula="of:=[$raw.F13]" office:value-type="string" office:string-value="BKY2006" calcext:value-type="string">
            <text:p>BKY2006</text:p>
          </table:table-cell>
          <table:table-cell table:style-name="ce15" table:formula="of:=[raw.N13]+ORG.OPENOFFICE.STYLE(IF([raw.K13]&lt;[raw.O13];&quot;Red&quot;;IF([raw.K13]&gt;[raw.P13];&quot;Blue&quot;;&quot;Green&quot;)))" office:value-type="float" office:value="0.0464192268021244" calcext:value-type="float">
            <text:p>0.0464</text:p>
          </table:table-cell>
          <table:table-cell table:style-name="ce6" table:formula="of:=[raw.Q13]+ORG.OPENOFFICE.STYLE(IF([raw.K13]&lt;[raw.R13];&quot;Red&quot;;IF([raw.K13]&gt;[raw.S13];&quot;Blue&quot;;&quot;Green&quot;)))" office:value-type="float" office:value="0.040881744373259" calcext:value-type="float">
            <text:p>0.0409</text:p>
          </table:table-cell>
          <table:table-cell table:style-name="ce6" table:formula="of:=[raw.T13]+ORG.OPENOFFICE.STYLE(IF([raw.K13]&lt;[raw.U13];&quot;Red&quot;;IF([raw.K13]&gt;[raw.V13];&quot;Blue&quot;;&quot;Green&quot;)))" office:value-type="float" office:value="0.0451797219509736" calcext:value-type="float">
            <text:p>0.0452</text:p>
          </table:table-cell>
          <table:table-cell table:style-name="ce61" table:formula="of:=[raw.W13]+ORG.OPENOFFICE.STYLE(IF([raw.K13]&lt;[raw.X13];&quot;Red&quot;;IF([raw.K13]&gt;[raw.Y13];&quot;Blue&quot;;&quot;Green&quot;)))" office:value-type="float" office:value="0.0430530059772481" calcext:value-type="float">
            <text:p>0.0431</text:p>
          </table:table-cell>
          <table:table-cell table:style-name="ce61" table:formula="of:=[raw.Z13]+ORG.OPENOFFICE.STYLE(IF([raw.K13]&lt;[raw.AA13];&quot;Red&quot;;IF([raw.K13]&gt;[raw.AB13];&quot;Blue&quot;;&quot;Green&quot;)))" office:value-type="float" office:value="0.0223780452740239" calcext:value-type="float">
            <text:p>0.0224</text:p>
          </table:table-cell>
          <table:table-cell table:style-name="ce61" table:formula="of:=[raw.AC13]+ORG.OPENOFFICE.STYLE(IF([raw.K13]&lt;[raw.AD13];&quot;Red&quot;;IF([raw.K13]&gt;[raw.AE13];&quot;Blue&quot;;&quot;Green&quot;)))" office:value-type="float" office:value="0.0201741585009544" calcext:value-type="float">
            <text:p>0.0202</text:p>
          </table:table-cell>
          <table:table-cell table:style-name="ce29" table:formula="of:=[raw.AF13]+ORG.OPENOFFICE.STYLE(IF([raw.K13]&lt;[raw.AG13];&quot;Red&quot;;IF([raw.K13]&gt;[raw.AH13];&quot;Blue&quot;;&quot;Green&quot;)))" office:value-type="float" office:value="0.0224335645089707" calcext:value-type="float">
            <text:p>0.0224</text:p>
          </table:table-cell>
          <table:table-cell table:style-name="ce15" table:formula="of:=[raw.AI13]+ORG.OPENOFFICE.STYLE(IF([raw.K13]&lt;[raw.AJ13];&quot;Red&quot;;IF([raw.K13]&gt;[raw.AK13];&quot;Blue&quot;;&quot;Green&quot;)))" office:value-type="float" office:value="0.0463259669991253" calcext:value-type="float">
            <text:p>0.0463</text:p>
          </table:table-cell>
          <table:table-cell table:style-name="ce61" table:formula="of:=[raw.AL13]+ORG.OPENOFFICE.STYLE(IF([raw.K13]&lt;[raw.AM13];&quot;Red&quot;;IF([raw.K13]&gt;[raw.AN13];&quot;Blue&quot;;&quot;Green&quot;)))" office:value-type="float" office:value="0.0207404425568018" calcext:value-type="float">
            <text:p>0.0207</text:p>
          </table:table-cell>
          <table:table-cell table:style-name="ce6" table:formula="of:=[raw.AO13]+ORG.OPENOFFICE.STYLE(IF([raw.K13]&lt;[raw.AP13];&quot;Red&quot;;IF([raw.K13]&gt;[raw.AQ13];&quot;Blue&quot;;&quot;Green&quot;)))" office:value-type="float" office:value="0.0229377355082811" calcext:value-type="float">
            <text:p>0.0229</text:p>
          </table:table-cell>
          <table:table-cell table:style-name="ce6" table:formula="of:=[raw.AR13]+ORG.OPENOFFICE.STYLE(IF([raw.K13]&lt;[raw.AS13];&quot;Red&quot;;IF([raw.K13]&gt;[raw.AT13];&quot;Blue&quot;;&quot;Green&quot;)))" office:value-type="float" office:value="0.0429310499168927" calcext:value-type="float">
            <text:p>0.0429</text:p>
          </table:table-cell>
          <table:table-cell table:style-name="ce61" table:formula="of:=[raw.AU13]+ORG.OPENOFFICE.STYLE(IF([raw.K13]&lt;[raw.AV13];&quot;Red&quot;;IF([raw.K13]&gt;[raw.AW13];&quot;Blue&quot;;&quot;Green&quot;)))" office:value-type="float" office:value="0.022321879080301" calcext:value-type="float">
            <text:p>0.0223</text:p>
          </table:table-cell>
          <table:table-cell table:style-name="ce61" table:formula="of:=[raw.AX13]+ORG.OPENOFFICE.STYLE(IF([raw.K13]&lt;[raw.AY13];&quot;Red&quot;;IF([raw.K13]&gt;[raw.AZ13];&quot;Blue&quot;;&quot;Green&quot;)))" office:value-type="float" office:value="0.0201014673035184" calcext:value-type="float">
            <text:p>0.0201</text:p>
          </table:table-cell>
          <table:table-cell table:style-name="ce29" table:formula="of:=[raw.BA13]+ORG.OPENOFFICE.STYLE(IF([raw.K13]&lt;[raw.BB13];&quot;Red&quot;;IF([raw.K13]&gt;[raw.BC13];&quot;Blue&quot;;&quot;Green&quot;)))" office:value-type="float" office:value="0.0223774850900077" calcext:value-type="float">
            <text:p>0.0224</text:p>
          </table:table-cell>
          <table:table-cell table:style-name="ce15" table:formula="of:=[raw.BD13]+ORG.OPENOFFICE.STYLE(IF([raw.K13]&lt;[raw.BE13];&quot;Red&quot;;IF([raw.K13]&gt;[raw.BF13];&quot;Blue&quot;;&quot;Green&quot;)))" office:value-type="float" office:value="0.0385" calcext:value-type="float">
            <text:p>0.0385</text:p>
          </table:table-cell>
          <table:table-cell table:style-name="ce9" table:formula="of:=[raw.BG13]+ORG.OPENOFFICE.STYLE(IF([raw.K13]&lt;[raw.BH13];&quot;Red&quot;;IF([raw.K13]&gt;[raw.BI13];&quot;Blue&quot;;&quot;Green&quot;)))" office:value-type="float" office:value="1" calcext:value-type="float">
            <text:p>1.0000</text:p>
          </table:table-cell>
          <table:table-cell table:style-name="ce9" table:formula="of:=[raw.BJ13]+ORG.OPENOFFICE.STYLE(IF([raw.K13]&lt;[raw.BK13];&quot;Red&quot;;IF([raw.K13]&gt;[raw.BL13];&quot;Blue&quot;;&quot;Green&quot;)))" office:value-type="float" office:value="1" calcext:value-type="float">
            <text:p>1.0000</text:p>
          </table:table-cell>
          <table:table-cell table:style-name="ce72" table:formula="of:=[raw.BM13]+ORG.OPENOFFICE.STYLE(IF([raw.K13]&lt;[raw.BN13];&quot;Red&quot;;IF([raw.K13]&gt;[raw.BO13];&quot;Blue&quot;;&quot;Green&quot;)))" office:value-type="float" office:value="0.048" calcext:value-type="float">
            <text:p>0.0480</text:p>
          </table:table-cell>
          <table:table-cell table:style-name="ce6" table:formula="of:=[raw.BP13]+ORG.OPENOFFICE.STYLE(IF([raw.K13]&lt;[raw.BQ13];&quot;Red&quot;;IF([raw.K13]&gt;[raw.BR13];&quot;Blue&quot;;&quot;Green&quot;)))" office:value-type="float" office:value="0.019" calcext:value-type="float">
            <text:p>0.0190</text:p>
          </table:table-cell>
          <table:table-cell table:style-name="ce6" table:formula="of:=[raw.BS13]+ORG.OPENOFFICE.STYLE(IF([raw.K13]&lt;[raw.BT13];&quot;Red&quot;;IF([raw.K13]&gt;[raw.BU13];&quot;Blue&quot;;&quot;Green&quot;)))" office:value-type="float" office:value="0.024" calcext:value-type="float">
            <text:p>0.0240</text:p>
          </table:table-cell>
          <table:table-cell table:style-name="ce29" table:formula="of:=[raw.BV13]+ORG.OPENOFFICE.STYLE(IF([raw.K13]&lt;[raw.BW13];&quot;Red&quot;;IF([raw.K13]&gt;[raw.BX13];&quot;Blue&quot;;&quot;Green&quot;)))" office:value-type="float" office:value="0.019" calcext:value-type="float">
            <text:p>0.0190</text:p>
          </table:table-cell>
        </table:table-row>
        <table:table-row table:style-name="ro1">
          <table:table-cell table:style-name="ce5" table:formula="of:=[$raw.A14]" office:value-type="string" office:string-value="bky_indep_negonly" calcext:value-type="string">
            <text:p>bky_indep_negonly</text:p>
          </table:table-cell>
          <table:table-cell table:style-name="ce2" table:formula="of:=[$raw.B14]" office:value-type="float" office:value="3" calcext:value-type="float">
            <text:p>3</text:p>
          </table:table-cell>
          <table:table-cell table:formula="of:=[$raw.C14]" office:value-type="float" office:value="0" calcext:value-type="float">
            <text:p>0</text:p>
          </table:table-cell>
          <table:table-cell table:formula="of:=[$raw.D14]" office:value-type="float" office:value="0.25" calcext:value-type="float">
            <text:p>0.25</text:p>
          </table:table-cell>
          <table:table-cell table:formula="of:=[$raw.E14]" office:value-type="float" office:value="0" calcext:value-type="float">
            <text:p>0</text:p>
          </table:table-cell>
          <table:table-cell table:style-name="ce27" table:formula="of:=[$raw.F14]" office:value-type="string" office:string-value="BKY2006" calcext:value-type="string">
            <text:p>BKY2006</text:p>
          </table:table-cell>
          <table:table-cell table:style-name="ce15" table:formula="of:=[raw.N14]+ORG.OPENOFFICE.STYLE(IF([raw.K14]&lt;[raw.O14];&quot;Red&quot;;IF([raw.K14]&gt;[raw.P14];&quot;Blue&quot;;&quot;Green&quot;)))" office:value-type="float" office:value="0.0486437745630985" calcext:value-type="float">
            <text:p>0.0486</text:p>
          </table:table-cell>
          <table:table-cell table:style-name="ce6" table:formula="of:=[raw.Q14]+ORG.OPENOFFICE.STYLE(IF([raw.K14]&lt;[raw.R14];&quot;Red&quot;;IF([raw.K14]&gt;[raw.S14];&quot;Blue&quot;;&quot;Green&quot;)))" office:value-type="float" office:value="0.0428246478971838" calcext:value-type="float">
            <text:p>0.0428</text:p>
          </table:table-cell>
          <table:table-cell table:style-name="ce6" table:formula="of:=[raw.T14]+ORG.OPENOFFICE.STYLE(IF([raw.K14]&lt;[raw.U14];&quot;Red&quot;;IF([raw.K14]&gt;[raw.V14];&quot;Blue&quot;;&quot;Green&quot;)))" office:value-type="float" office:value="0.0471081620270986" calcext:value-type="float">
            <text:p>0.0471</text:p>
          </table:table-cell>
          <table:table-cell table:style-name="ce61" table:formula="of:=[raw.W14]+ORG.OPENOFFICE.STYLE(IF([raw.K14]&lt;[raw.X14];&quot;Red&quot;;IF([raw.K14]&gt;[raw.Y14];&quot;Blue&quot;;&quot;Green&quot;)))" office:value-type="float" office:value="0.0453912067078524" calcext:value-type="float">
            <text:p>0.0454</text:p>
          </table:table-cell>
          <table:table-cell table:style-name="ce61" table:formula="of:=[raw.Z14]+ORG.OPENOFFICE.STYLE(IF([raw.K14]&lt;[raw.AA14];&quot;Red&quot;;IF([raw.K14]&gt;[raw.AB14];&quot;Blue&quot;;&quot;Green&quot;)))" office:value-type="float" office:value="0.0245824397474548" calcext:value-type="float">
            <text:p>0.0246</text:p>
          </table:table-cell>
          <table:table-cell table:style-name="ce61" table:formula="of:=[raw.AC14]+ORG.OPENOFFICE.STYLE(IF([raw.K14]&lt;[raw.AD14];&quot;Red&quot;;IF([raw.K14]&gt;[raw.AE14];&quot;Blue&quot;;&quot;Green&quot;)))" office:value-type="float" office:value="0.022398380788286" calcext:value-type="float">
            <text:p>0.0224</text:p>
          </table:table-cell>
          <table:table-cell table:style-name="ce29" table:formula="of:=[raw.AF14]+ORG.OPENOFFICE.STYLE(IF([raw.K14]&lt;[raw.AG14];&quot;Red&quot;;IF([raw.K14]&gt;[raw.AH14];&quot;Blue&quot;;&quot;Green&quot;)))" office:value-type="float" office:value="0.0246416878695132" calcext:value-type="float">
            <text:p>0.0246</text:p>
          </table:table-cell>
          <table:table-cell table:style-name="ce16" table:formula="of:=[raw.AI14]+ORG.OPENOFFICE.STYLE(IF([raw.K14]&lt;[raw.AJ14];&quot;Red&quot;;IF([raw.K14]&gt;[raw.AK14];&quot;Blue&quot;;&quot;Green&quot;)))" office:value-type="float" office:value="0.042" calcext:value-type="float">
            <text:p>0.0420</text:p>
          </table:table-cell>
          <table:table-cell table:style-name="ce62" table:formula="of:=[raw.AL14]+ORG.OPENOFFICE.STYLE(IF([raw.K14]&lt;[raw.AM14];&quot;Red&quot;;IF([raw.K14]&gt;[raw.AN14];&quot;Blue&quot;;&quot;Green&quot;)))" office:value-type="float" office:value="0.9985" calcext:value-type="float">
            <text:p>0.9985</text:p>
          </table:table-cell>
          <table:table-cell table:style-name="ce9" table:formula="of:=[raw.AO14]+ORG.OPENOFFICE.STYLE(IF([raw.K14]&lt;[raw.AP14];&quot;Red&quot;;IF([raw.K14]&gt;[raw.AQ14];&quot;Blue&quot;;&quot;Green&quot;)))" office:value-type="float" office:value="0.9995" calcext:value-type="float">
            <text:p>0.9995</text:p>
          </table:table-cell>
          <table:table-cell table:style-name="ce7" table:formula="of:=[raw.AR14]+ORG.OPENOFFICE.STYLE(IF([raw.K14]&lt;[raw.AS14];&quot;Red&quot;;IF([raw.K14]&gt;[raw.AT14];&quot;Blue&quot;;&quot;Green&quot;)))" office:value-type="float" office:value="0.052" calcext:value-type="float">
            <text:p>0.0520</text:p>
          </table:table-cell>
          <table:table-cell table:style-name="ce61" table:formula="of:=[raw.AU14]+ORG.OPENOFFICE.STYLE(IF([raw.K14]&lt;[raw.AV14];&quot;Red&quot;;IF([raw.K14]&gt;[raw.AW14];&quot;Blue&quot;;&quot;Green&quot;)))" office:value-type="float" office:value="0.023" calcext:value-type="float">
            <text:p>0.0230</text:p>
          </table:table-cell>
          <table:table-cell table:style-name="ce61" table:formula="of:=[raw.AX14]+ORG.OPENOFFICE.STYLE(IF([raw.K14]&lt;[raw.AY14];&quot;Red&quot;;IF([raw.K14]&gt;[raw.AZ14];&quot;Blue&quot;;&quot;Green&quot;)))" office:value-type="float" office:value="0.029" calcext:value-type="float">
            <text:p>0.0290</text:p>
          </table:table-cell>
          <table:table-cell table:style-name="ce29" table:formula="of:=[raw.BA14]+ORG.OPENOFFICE.STYLE(IF([raw.K14]&lt;[raw.BB14];&quot;Red&quot;;IF([raw.K14]&gt;[raw.BC14];&quot;Blue&quot;;&quot;Green&quot;)))" office:value-type="float" office:value="0.023" calcext:value-type="float">
            <text:p>0.0230</text:p>
          </table:table-cell>
          <table:table-cell table:style-name="ce15" table:formula="of:=[raw.BD14]+ORG.OPENOFFICE.STYLE(IF([raw.K14]&lt;[raw.BE14];&quot;Red&quot;;IF([raw.K14]&gt;[raw.BF14];&quot;Blue&quot;;&quot;Green&quot;)))" office:value-type="float" office:value="0.0485428456066397" calcext:value-type="float">
            <text:p>0.0485</text:p>
          </table:table-cell>
          <table:table-cell table:style-name="ce6" table:formula="of:=[raw.BG14]+ORG.OPENOFFICE.STYLE(IF([raw.K14]&lt;[raw.BH14];&quot;Red&quot;;IF([raw.K14]&gt;[raw.BI14];&quot;Blue&quot;;&quot;Green&quot;)))" office:value-type="float" office:value="0.0228478148738627" calcext:value-type="float">
            <text:p>0.0228</text:p>
          </table:table-cell>
          <table:table-cell table:style-name="ce6" table:formula="of:=[raw.BJ14]+ORG.OPENOFFICE.STYLE(IF([raw.K14]&lt;[raw.BK14];&quot;Red&quot;;IF([raw.K14]&gt;[raw.BL14];&quot;Blue&quot;;&quot;Green&quot;)))" office:value-type="float" office:value="0.0251236022479287" calcext:value-type="float">
            <text:p>0.0251</text:p>
          </table:table-cell>
          <table:table-cell table:style-name="ce61" table:formula="of:=[raw.BM14]+ORG.OPENOFFICE.STYLE(IF([raw.K14]&lt;[raw.BN14];&quot;Red&quot;;IF([raw.K14]&gt;[raw.BO14];&quot;Blue&quot;;&quot;Green&quot;)))" office:value-type="float" office:value="0.045260521134074" calcext:value-type="float">
            <text:p>0.0453</text:p>
          </table:table-cell>
          <table:table-cell table:style-name="ce6" table:formula="of:=[raw.BP14]+ORG.OPENOFFICE.STYLE(IF([raw.K14]&lt;[raw.BQ14];&quot;Red&quot;;IF([raw.K14]&gt;[raw.BR14];&quot;Blue&quot;;&quot;Green&quot;)))" office:value-type="float" office:value="0.0245152199005527" calcext:value-type="float">
            <text:p>0.0245</text:p>
          </table:table-cell>
          <table:table-cell table:style-name="ce6" table:formula="of:=[raw.BS14]+ORG.OPENOFFICE.STYLE(IF([raw.K14]&lt;[raw.BT14];&quot;Red&quot;;IF([raw.K14]&gt;[raw.BU14];&quot;Blue&quot;;&quot;Green&quot;)))" office:value-type="float" office:value="0.0223101901006385" calcext:value-type="float">
            <text:p>0.0223</text:p>
          </table:table-cell>
          <table:table-cell table:style-name="ce29" table:formula="of:=[raw.BV14]+ORG.OPENOFFICE.STYLE(IF([raw.K14]&lt;[raw.BW14];&quot;Red&quot;;IF([raw.K14]&gt;[raw.BX14];&quot;Blue&quot;;&quot;Green&quot;)))" office:value-type="float" office:value="0.0245744860178576" calcext:value-type="float">
            <text:p>0.0246</text:p>
          </table:table-cell>
        </table:table-row>
        <table:table-row table:style-name="ro1">
          <table:table-cell table:style-name="ce5" table:formula="of:=[$raw.A15]" office:value-type="string" office:string-value="bky_indep_balanced" calcext:value-type="string">
            <text:p>bky_indep_balanced</text:p>
          </table:table-cell>
          <table:table-cell table:style-name="ce2" table:formula="of:=[$raw.B15]" office:value-type="float" office:value="4" calcext:value-type="float">
            <text:p>4</text:p>
          </table:table-cell>
          <table:table-cell table:formula="of:=[$raw.C15]" office:value-type="float" office:value="0.25" calcext:value-type="float">
            <text:p>0.25</text:p>
          </table:table-cell>
          <table:table-cell table:formula="of:=[$raw.D15]" office:value-type="float" office:value="0.25" calcext:value-type="float">
            <text:p>0.25</text:p>
          </table:table-cell>
          <table:table-cell table:formula="of:=[$raw.E15]" office:value-type="float" office:value="0" calcext:value-type="float">
            <text:p>0</text:p>
          </table:table-cell>
          <table:table-cell table:style-name="ce27" table:formula="of:=[$raw.F15]" office:value-type="string" office:string-value="BKY2006" calcext:value-type="string">
            <text:p>BKY2006</text:p>
          </table:table-cell>
          <table:table-cell table:style-name="ce15" table:formula="of:=[raw.N15]+ORG.OPENOFFICE.STYLE(IF([raw.K15]&lt;[raw.O15];&quot;Red&quot;;IF([raw.K15]&gt;[raw.P15];&quot;Blue&quot;;&quot;Green&quot;)))" office:value-type="float" office:value="0.0315852927144858" calcext:value-type="float">
            <text:p>0.0316</text:p>
          </table:table-cell>
          <table:table-cell table:style-name="ce6" table:formula="of:=[raw.Q15]+ORG.OPENOFFICE.STYLE(IF([raw.K15]&lt;[raw.R15];&quot;Red&quot;;IF([raw.K15]&gt;[raw.S15];&quot;Blue&quot;;&quot;Green&quot;)))" office:value-type="float" office:value="0.0315080603914101" calcext:value-type="float">
            <text:p>0.0315</text:p>
          </table:table-cell>
          <table:table-cell table:style-name="ce6" table:formula="of:=[raw.T15]+ORG.OPENOFFICE.STYLE(IF([raw.K15]&lt;[raw.U15];&quot;Red&quot;;IF([raw.K15]&gt;[raw.V15];&quot;Blue&quot;;&quot;Green&quot;)))" office:value-type="float" office:value="0.0428644054764845" calcext:value-type="float">
            <text:p>0.0429</text:p>
          </table:table-cell>
          <table:table-cell table:style-name="ce61" table:formula="of:=[raw.W15]+ORG.OPENOFFICE.STYLE(IF([raw.K15]&lt;[raw.X15];&quot;Red&quot;;IF([raw.K15]&gt;[raw.Y15];&quot;Blue&quot;;&quot;Green&quot;)))" office:value-type="float" office:value="0.042940678224639" calcext:value-type="float">
            <text:p>0.0429</text:p>
          </table:table-cell>
          <table:table-cell table:style-name="ce61" table:formula="of:=[raw.Z15]+ORG.OPENOFFICE.STYLE(IF([raw.K15]&lt;[raw.AA15];&quot;Red&quot;;IF([raw.K15]&gt;[raw.AB15];&quot;Blue&quot;;&quot;Green&quot;)))" office:value-type="float" office:value="0.0159122943796606" calcext:value-type="float">
            <text:p>0.0159</text:p>
          </table:table-cell>
          <table:table-cell table:style-name="ce61" table:formula="of:=[raw.AC15]+ORG.OPENOFFICE.STYLE(IF([raw.K15]&lt;[raw.AD15];&quot;Red&quot;;IF([raw.K15]&gt;[raw.AE15];&quot;Blue&quot;;&quot;Green&quot;)))" office:value-type="float" office:value="0.0201772158487184" calcext:value-type="float">
            <text:p>0.0202</text:p>
          </table:table-cell>
          <table:table-cell table:style-name="ce29" table:formula="of:=[raw.AF15]+ORG.OPENOFFICE.STYLE(IF([raw.K15]&lt;[raw.AG15];&quot;Red&quot;;IF([raw.K15]&gt;[raw.AH15];&quot;Blue&quot;;&quot;Green&quot;)))" office:value-type="float" office:value="0.0159468373088848" calcext:value-type="float">
            <text:p>0.0159</text:p>
          </table:table-cell>
          <table:table-cell table:style-name="ce15" table:formula="of:=[raw.AI15]+ORG.OPENOFFICE.STYLE(IF([raw.K15]&lt;[raw.AJ15];&quot;Red&quot;;IF([raw.K15]&gt;[raw.AK15];&quot;Blue&quot;;&quot;Green&quot;)))" office:value-type="float" office:value="0.0308160932434242" calcext:value-type="float">
            <text:p>0.0308</text:p>
          </table:table-cell>
          <table:table-cell table:style-name="ce61" table:formula="of:=[raw.AL15]+ORG.OPENOFFICE.STYLE(IF([raw.K15]&lt;[raw.AM15];&quot;Red&quot;;IF([raw.K15]&gt;[raw.AN15];&quot;Blue&quot;;&quot;Green&quot;)))" office:value-type="float" office:value="0.0308054365761613" calcext:value-type="float">
            <text:p>0.0308</text:p>
          </table:table-cell>
          <table:table-cell table:style-name="ce6" table:formula="of:=[raw.AO15]+ORG.OPENOFFICE.STYLE(IF([raw.K15]&lt;[raw.AP15];&quot;Red&quot;;IF([raw.K15]&gt;[raw.AQ15];&quot;Blue&quot;;&quot;Green&quot;)))" office:value-type="float" office:value="0.0419747768797789" calcext:value-type="float">
            <text:p>0.0420</text:p>
          </table:table-cell>
          <table:table-cell table:style-name="ce6" table:formula="of:=[raw.AR15]+ORG.OPENOFFICE.STYLE(IF([raw.K15]&lt;[raw.AS15];&quot;Red&quot;;IF([raw.K15]&gt;[raw.AT15];&quot;Blue&quot;;&quot;Green&quot;)))" office:value-type="float" office:value="0.0419421554093048" calcext:value-type="float">
            <text:p>0.0419</text:p>
          </table:table-cell>
          <table:table-cell table:style-name="ce61" table:formula="of:=[raw.AU15]+ORG.OPENOFFICE.STYLE(IF([raw.K15]&lt;[raw.AV15];&quot;Red&quot;;IF([raw.K15]&gt;[raw.AW15];&quot;Blue&quot;;&quot;Green&quot;)))" office:value-type="float" office:value="0.0149790618056433" calcext:value-type="float">
            <text:p>0.0150</text:p>
          </table:table-cell>
          <table:table-cell table:style-name="ce61" table:formula="of:=[raw.AX15]+ORG.OPENOFFICE.STYLE(IF([raw.K15]&lt;[raw.AY15];&quot;Red&quot;;IF([raw.K15]&gt;[raw.AZ15];&quot;Blue&quot;;&quot;Green&quot;)))" office:value-type="float" office:value="0.0193270752077198" calcext:value-type="float">
            <text:p>0.0193</text:p>
          </table:table-cell>
          <table:table-cell table:style-name="ce29" table:formula="of:=[raw.BA15]+ORG.OPENOFFICE.STYLE(IF([raw.K15]&lt;[raw.BB15];&quot;Red&quot;;IF([raw.K15]&gt;[raw.BC15];&quot;Blue&quot;;&quot;Green&quot;)))" office:value-type="float" office:value="0.0150198088774219" calcext:value-type="float">
            <text:p>0.0150</text:p>
          </table:table-cell>
          <table:table-cell table:style-name="ce15" table:formula="of:=[raw.BD15]+ORG.OPENOFFICE.STYLE(IF([raw.K15]&lt;[raw.BE15];&quot;Red&quot;;IF([raw.K15]&gt;[raw.BF15];&quot;Blue&quot;;&quot;Green&quot;)))" office:value-type="float" office:value="0.0322587338850306" calcext:value-type="float">
            <text:p>0.0323</text:p>
          </table:table-cell>
          <table:table-cell table:style-name="ce6" table:formula="of:=[raw.BG15]+ORG.OPENOFFICE.STYLE(IF([raw.K15]&lt;[raw.BH15];&quot;Red&quot;;IF([raw.K15]&gt;[raw.BI15];&quot;Blue&quot;;&quot;Green&quot;)))" office:value-type="float" office:value="0.032162214996372" calcext:value-type="float">
            <text:p>0.0322</text:p>
          </table:table-cell>
          <table:table-cell table:style-name="ce6" table:formula="of:=[raw.BJ15]+ORG.OPENOFFICE.STYLE(IF([raw.K15]&lt;[raw.BK15];&quot;Red&quot;;IF([raw.K15]&gt;[raw.BL15];&quot;Blue&quot;;&quot;Green&quot;)))" office:value-type="float" office:value="0.0436860910078083" calcext:value-type="float">
            <text:p>0.0437</text:p>
          </table:table-cell>
          <table:table-cell table:style-name="ce61" table:formula="of:=[raw.BM15]+ORG.OPENOFFICE.STYLE(IF([raw.K15]&lt;[raw.BN15];&quot;Red&quot;;IF([raw.K15]&gt;[raw.BO15];&quot;Blue&quot;;&quot;Green&quot;)))" office:value-type="float" office:value="0.0437835638275212" calcext:value-type="float">
            <text:p>0.0438</text:p>
          </table:table-cell>
          <table:table-cell table:style-name="ce6" table:formula="of:=[raw.BP15]+ORG.OPENOFFICE.STYLE(IF([raw.K15]&lt;[raw.BQ15];&quot;Red&quot;;IF([raw.K15]&gt;[raw.BR15];&quot;Blue&quot;;&quot;Green&quot;)))" office:value-type="float" office:value="0.0167831000963632" calcext:value-type="float">
            <text:p>0.0168</text:p>
          </table:table-cell>
          <table:table-cell table:style-name="ce6" table:formula="of:=[raw.BS15]+ORG.OPENOFFICE.STYLE(IF([raw.K15]&lt;[raw.BT15];&quot;Red&quot;;IF([raw.K15]&gt;[raw.BU15];&quot;Blue&quot;;&quot;Green&quot;)))" office:value-type="float" office:value="0.0209375462412705" calcext:value-type="float">
            <text:p>0.0209</text:p>
          </table:table-cell>
          <table:table-cell table:style-name="ce29" table:formula="of:=[raw.BV15]+ORG.OPENOFFICE.STYLE(IF([raw.K15]&lt;[raw.BW15];&quot;Red&quot;;IF([raw.K15]&gt;[raw.BX15];&quot;Blue&quot;;&quot;Green&quot;)))" office:value-type="float" office:value="0.0168113859920877" calcext:value-type="float">
            <text:p>0.0168</text:p>
          </table:table-cell>
        </table:table-row>
        <table:table-row table:style-name="ro1">
          <table:table-cell table:style-name="ce11" table:formula="of:=[$raw.A16]" office:value-type="string" office:string-value="bky_indep_unbalanced" calcext:value-type="string">
            <text:p>bky_indep_unbalanced</text:p>
          </table:table-cell>
          <table:table-cell table:style-name="ce21" table:formula="of:=[$raw.B16]" office:value-type="float" office:value="5" calcext:value-type="float">
            <text:p>5</text:p>
          </table:table-cell>
          <table:table-cell table:style-name="ce21" table:formula="of:=[$raw.C16]" office:value-type="float" office:value="0.1" calcext:value-type="float">
            <text:p>0.1</text:p>
          </table:table-cell>
          <table:table-cell table:style-name="ce21" table:formula="of:=[$raw.D16]" office:value-type="float" office:value="0.4" calcext:value-type="float">
            <text:p>0.4</text:p>
          </table:table-cell>
          <table:table-cell table:style-name="ce21" table:formula="of:=[$raw.E16]" office:value-type="float" office:value="0" calcext:value-type="float">
            <text:p>0</text:p>
          </table:table-cell>
          <table:table-cell table:style-name="ce21" table:formula="of:=[$raw.F16]" office:value-type="string" office:string-value="BKY2006" calcext:value-type="string">
            <text:p>BKY2006</text:p>
          </table:table-cell>
          <table:table-cell table:style-name="ce17" table:formula="of:=[raw.N16]+ORG.OPENOFFICE.STYLE(IF([raw.K16]&lt;[raw.O16];&quot;Red&quot;;IF([raw.K16]&gt;[raw.P16];&quot;Blue&quot;;&quot;Green&quot;)))" office:value-type="float" office:value="0.0369974326808999" calcext:value-type="float">
            <text:p>0.0370</text:p>
          </table:table-cell>
          <table:table-cell table:style-name="ce23" table:formula="of:=[raw.Q16]+ORG.OPENOFFICE.STYLE(IF([raw.K16]&lt;[raw.R16];&quot;Red&quot;;IF([raw.K16]&gt;[raw.S16];&quot;Blue&quot;;&quot;Green&quot;)))" office:value-type="float" office:value="0.0318173363917428" calcext:value-type="float">
            <text:p>0.0318</text:p>
          </table:table-cell>
          <table:table-cell table:style-name="ce23" table:formula="of:=[raw.T16]+ORG.OPENOFFICE.STYLE(IF([raw.K16]&lt;[raw.U16];&quot;Red&quot;;IF([raw.K16]&gt;[raw.V16];&quot;Blue&quot;;&quot;Green&quot;)))" office:value-type="float" office:value="0.0428691987132177" calcext:value-type="float">
            <text:p>0.0429</text:p>
          </table:table-cell>
          <table:table-cell table:style-name="ce23" table:formula="of:=[raw.W16]+ORG.OPENOFFICE.STYLE(IF([raw.K16]&lt;[raw.X16];&quot;Red&quot;;IF([raw.K16]&gt;[raw.Y16];&quot;Blue&quot;;&quot;Green&quot;)))" office:value-type="float" office:value="0.0423117106600301" calcext:value-type="float">
            <text:p>0.0423</text:p>
          </table:table-cell>
          <table:table-cell table:style-name="ce23" table:formula="of:=[raw.Z16]+ORG.OPENOFFICE.STYLE(IF([raw.K16]&lt;[raw.AA16];&quot;Red&quot;;IF([raw.K16]&gt;[raw.AB16];&quot;Blue&quot;;&quot;Green&quot;)))" office:value-type="float" office:value="0.0182237633387306" calcext:value-type="float">
            <text:p>0.0182</text:p>
          </table:table-cell>
          <table:table-cell table:style-name="ce23" table:formula="of:=[raw.AC16]+ORG.OPENOFFICE.STYLE(IF([raw.K16]&lt;[raw.AD16];&quot;Red&quot;;IF([raw.K16]&gt;[raw.AE16];&quot;Blue&quot;;&quot;Green&quot;)))" office:value-type="float" office:value="0.0196568134727434" calcext:value-type="float">
            <text:p>0.0197</text:p>
          </table:table-cell>
          <table:table-cell table:style-name="ce32" table:formula="of:=[raw.AF16]+ORG.OPENOFFICE.STYLE(IF([raw.K16]&lt;[raw.AG16];&quot;Red&quot;;IF([raw.K16]&gt;[raw.AH16];&quot;Blue&quot;;&quot;Green&quot;)))" office:value-type="float" office:value="0.0183037972093159" calcext:value-type="float">
            <text:p>0.0183</text:p>
          </table:table-cell>
          <table:table-cell table:style-name="ce17" table:formula="of:=[raw.AI16]+ORG.OPENOFFICE.STYLE(IF([raw.K16]&lt;[raw.AJ16];&quot;Red&quot;;IF([raw.K16]&gt;[raw.AK16];&quot;Blue&quot;;&quot;Green&quot;)))" office:value-type="float" office:value="0.0267589265323014" calcext:value-type="float">
            <text:p>0.0268</text:p>
          </table:table-cell>
          <table:table-cell table:style-name="ce87" table:formula="of:=[raw.AL16]+ORG.OPENOFFICE.STYLE(IF([raw.K16]&lt;[raw.AM16];&quot;Red&quot;;IF([raw.K16]&gt;[raw.AN16];&quot;Blue&quot;;&quot;Green&quot;)))" office:value-type="float" office:value="0.0735155033181181" calcext:value-type="float">
            <text:p>0.0735</text:p>
          </table:table-cell>
          <table:table-cell table:style-name="ce87" table:formula="of:=[raw.AO16]+ORG.OPENOFFICE.STYLE(IF([raw.K16]&lt;[raw.AP16];&quot;Red&quot;;IF([raw.K16]&gt;[raw.AQ16];&quot;Blue&quot;;&quot;Green&quot;)))" office:value-type="float" office:value="0.0986864857280516" calcext:value-type="float">
            <text:p>0.0987</text:p>
          </table:table-cell>
          <table:table-cell table:style-name="ce23" table:formula="of:=[raw.AR16]+ORG.OPENOFFICE.STYLE(IF([raw.K16]&lt;[raw.AS16];&quot;Red&quot;;IF([raw.K16]&gt;[raw.AT16];&quot;Blue&quot;;&quot;Green&quot;)))" office:value-type="float" office:value="0.0446460504719158" calcext:value-type="float">
            <text:p>0.0446</text:p>
          </table:table-cell>
          <table:table-cell table:style-name="ce23" table:formula="of:=[raw.AU16]+ORG.OPENOFFICE.STYLE(IF([raw.K16]&lt;[raw.AV16];&quot;Red&quot;;IF([raw.K16]&gt;[raw.AW16];&quot;Blue&quot;;&quot;Green&quot;)))" office:value-type="float" office:value="0.0129319090746717" calcext:value-type="float">
            <text:p>0.0129</text:p>
          </table:table-cell>
          <table:table-cell table:style-name="ce23" table:formula="of:=[raw.AX16]+ORG.OPENOFFICE.STYLE(IF([raw.K16]&lt;[raw.AY16];&quot;Red&quot;;IF([raw.K16]&gt;[raw.AZ16];&quot;Blue&quot;;&quot;Green&quot;)))" office:value-type="float" office:value="0.0212166162134771" calcext:value-type="float">
            <text:p>0.0212</text:p>
          </table:table-cell>
          <table:table-cell table:style-name="ce32" table:formula="of:=[raw.BA16]+ORG.OPENOFFICE.STYLE(IF([raw.K16]&lt;[raw.BB16];&quot;Red&quot;;IF([raw.K16]&gt;[raw.BC16];&quot;Blue&quot;;&quot;Green&quot;)))" office:value-type="float" office:value="0.0129345369797361" calcext:value-type="float">
            <text:p>0.0129</text:p>
          </table:table-cell>
          <table:table-cell table:style-name="ce17" table:formula="of:=[raw.BD16]+ORG.OPENOFFICE.STYLE(IF([raw.K16]&lt;[raw.BE16];&quot;Red&quot;;IF([raw.K16]&gt;[raw.BF16];&quot;Blue&quot;;&quot;Green&quot;)))" office:value-type="float" office:value="0.0387463399645309" calcext:value-type="float">
            <text:p>0.0387</text:p>
          </table:table-cell>
          <table:table-cell table:style-name="ce23" table:formula="of:=[raw.BG16]+ORG.OPENOFFICE.STYLE(IF([raw.K16]&lt;[raw.BH16];&quot;Red&quot;;IF([raw.K16]&gt;[raw.BI16];&quot;Blue&quot;;&quot;Green&quot;)))" office:value-type="float" office:value="0.0207286506625259" calcext:value-type="float">
            <text:p>0.0207</text:p>
          </table:table-cell>
          <table:table-cell table:style-name="ce23" table:formula="of:=[raw.BJ16]+ORG.OPENOFFICE.STYLE(IF([raw.K16]&lt;[raw.BK16];&quot;Red&quot;;IF([raw.K16]&gt;[raw.BL16];&quot;Blue&quot;;&quot;Green&quot;)))" office:value-type="float" office:value="0.02772410050134" calcext:value-type="float">
            <text:p>0.0277</text:p>
          </table:table-cell>
          <table:table-cell table:style-name="ce23" table:formula="of:=[raw.BM16]+ORG.OPENOFFICE.STYLE(IF([raw.K16]&lt;[raw.BN16];&quot;Red&quot;;IF([raw.K16]&gt;[raw.BO16];&quot;Blue&quot;;&quot;Green&quot;)))" office:value-type="float" office:value="0.0417450190189688" calcext:value-type="float">
            <text:p>0.0417</text:p>
          </table:table-cell>
          <table:table-cell table:style-name="ce23" table:formula="of:=[raw.BP16]+ORG.OPENOFFICE.STYLE(IF([raw.K16]&lt;[raw.BQ16];&quot;Red&quot;;IF([raw.K16]&gt;[raw.BR16];&quot;Blue&quot;;&quot;Green&quot;)))" office:value-type="float" office:value="0.0190486236341737" calcext:value-type="float">
            <text:p>0.0190</text:p>
          </table:table-cell>
          <table:table-cell table:style-name="ce23" table:formula="of:=[raw.BS16]+ORG.OPENOFFICE.STYLE(IF([raw.K16]&lt;[raw.BT16];&quot;Red&quot;;IF([raw.K16]&gt;[raw.BU16];&quot;Blue&quot;;&quot;Green&quot;)))" office:value-type="float" office:value="0.0193025820455174" calcext:value-type="float">
            <text:p>0.0193</text:p>
          </table:table-cell>
          <table:table-cell table:style-name="ce32" table:formula="of:=[raw.BV16]+ORG.OPENOFFICE.STYLE(IF([raw.K16]&lt;[raw.BW16];&quot;Red&quot;;IF([raw.K16]&gt;[raw.BX16];&quot;Blue&quot;;&quot;Green&quot;)))" office:value-type="float" office:value="0.0191403317760435" calcext:value-type="float">
            <text:p>0.0191</text:p>
          </table:table-cell>
        </table:table-row>
        <table:table-row table:style-name="ro1">
          <table:table-cell table:style-name="ce1" table:formula="of:=[$raw.A17]" office:value-type="string" office:string-value="bky_posdep_null" calcext:value-type="string">
            <text:p>bky_posdep_null</text:p>
          </table:table-cell>
          <table:table-cell table:style-name="ce22" table:formula="of:=[$raw.B17]" office:value-type="float" office:value="6" calcext:value-type="float">
            <text:p>6</text:p>
          </table:table-cell>
          <table:table-cell table:style-name="ce22" table:formula="of:=[$raw.C17]" office:value-type="float" office:value="0" calcext:value-type="float">
            <text:p>0</text:p>
          </table:table-cell>
          <table:table-cell table:style-name="ce22" table:formula="of:=[$raw.D17]" office:value-type="float" office:value="0" calcext:value-type="float">
            <text:p>0</text:p>
          </table:table-cell>
          <table:table-cell table:style-name="ce22" table:formula="of:=[$raw.E17]" office:value-type="float" office:value="1" calcext:value-type="float">
            <text:p>1</text:p>
          </table:table-cell>
          <table:table-cell table:style-name="ce22" table:formula="of:=[$raw.F17]" office:value-type="string" office:string-value="BKY2006" calcext:value-type="string">
            <text:p>BKY2006</text:p>
          </table:table-cell>
          <table:table-cell table:style-name="ce43" table:formula="of:=[raw.N17]+ORG.OPENOFFICE.STYLE(IF([raw.K17]&lt;[raw.O17];&quot;Red&quot;;IF([raw.K17]&gt;[raw.P17];&quot;Blue&quot;;&quot;Green&quot;)))" office:value-type="float" office:value="0.103" calcext:value-type="float">
            <text:p>0.1030</text:p>
          </table:table-cell>
          <table:table-cell table:style-name="ce60" table:formula="of:=[raw.Q17]+ORG.OPENOFFICE.STYLE(IF([raw.K17]&lt;[raw.R17];&quot;Red&quot;;IF([raw.K17]&gt;[raw.S17];&quot;Blue&quot;;&quot;Green&quot;)))" office:value-type="float" office:value="0.049" calcext:value-type="float">
            <text:p>0.0490</text:p>
          </table:table-cell>
          <table:table-cell table:style-name="ce60" table:formula="of:=[raw.T17]+ORG.OPENOFFICE.STYLE(IF([raw.K17]&lt;[raw.U17];&quot;Red&quot;;IF([raw.K17]&gt;[raw.V17];&quot;Blue&quot;;&quot;Green&quot;)))" office:value-type="float" office:value="0.049" calcext:value-type="float">
            <text:p>0.0490</text:p>
          </table:table-cell>
          <table:table-cell table:style-name="ce54" table:formula="of:=[raw.W17]+ORG.OPENOFFICE.STYLE(IF([raw.K17]&lt;[raw.X17];&quot;Red&quot;;IF([raw.K17]&gt;[raw.Y17];&quot;Blue&quot;;&quot;Green&quot;)))" office:value-type="float" office:value="0.1025" calcext:value-type="float">
            <text:p>0.1025</text:p>
          </table:table-cell>
          <table:table-cell table:style-name="ce60" table:formula="of:=[raw.Z17]+ORG.OPENOFFICE.STYLE(IF([raw.K17]&lt;[raw.AA17];&quot;Red&quot;;IF([raw.K17]&gt;[raw.AB17];&quot;Blue&quot;;&quot;Green&quot;)))" office:value-type="float" office:value="0.0485" calcext:value-type="float">
            <text:p>0.0485</text:p>
          </table:table-cell>
          <table:table-cell table:style-name="ce60" table:formula="of:=[raw.AC17]+ORG.OPENOFFICE.STYLE(IF([raw.K17]&lt;[raw.AD17];&quot;Red&quot;;IF([raw.K17]&gt;[raw.AE17];&quot;Blue&quot;;&quot;Green&quot;)))" office:value-type="float" office:value="0.05" calcext:value-type="float">
            <text:p>0.0500</text:p>
          </table:table-cell>
          <table:table-cell table:style-name="ce99" table:formula="of:=[raw.AF17]+ORG.OPENOFFICE.STYLE(IF([raw.K17]&lt;[raw.AG17];&quot;Red&quot;;IF([raw.K17]&gt;[raw.AH17];&quot;Blue&quot;;&quot;Green&quot;)))" office:value-type="float" office:value="0.0485" calcext:value-type="float">
            <text:p>0.0485</text:p>
          </table:table-cell>
          <table:table-cell table:style-name="ce83" table:formula="of:=[raw.AI17]+ORG.OPENOFFICE.STYLE(IF([raw.K17]&lt;[raw.AJ17];&quot;Red&quot;;IF([raw.K17]&gt;[raw.AK17];&quot;Blue&quot;;&quot;Green&quot;)))" office:value-type="float" office:value="0.0525" calcext:value-type="float">
            <text:p>0.0525</text:p>
          </table:table-cell>
          <table:table-cell table:style-name="ce91" table:formula="of:=[raw.AL17]+ORG.OPENOFFICE.STYLE(IF([raw.K17]&lt;[raw.AM17];&quot;Red&quot;;IF([raw.K17]&gt;[raw.AN17];&quot;Blue&quot;;&quot;Green&quot;)))" office:value-type="float" office:value="0.028" calcext:value-type="float">
            <text:p>0.0280</text:p>
          </table:table-cell>
          <table:table-cell table:style-name="ce91" table:formula="of:=[raw.AO17]+ORG.OPENOFFICE.STYLE(IF([raw.K17]&lt;[raw.AP17];&quot;Red&quot;;IF([raw.K17]&gt;[raw.AQ17];&quot;Blue&quot;;&quot;Green&quot;)))" office:value-type="float" office:value="0.028" calcext:value-type="float">
            <text:p>0.0280</text:p>
          </table:table-cell>
          <table:table-cell table:style-name="ce60" table:formula="of:=[raw.AR17]+ORG.OPENOFFICE.STYLE(IF([raw.K17]&lt;[raw.AS17];&quot;Red&quot;;IF([raw.K17]&gt;[raw.AT17];&quot;Blue&quot;;&quot;Green&quot;)))" office:value-type="float" office:value="0.052" calcext:value-type="float">
            <text:p>0.0520</text:p>
          </table:table-cell>
          <table:table-cell table:style-name="ce91" table:formula="of:=[raw.AU17]+ORG.OPENOFFICE.STYLE(IF([raw.K17]&lt;[raw.AV17];&quot;Red&quot;;IF([raw.K17]&gt;[raw.AW17];&quot;Blue&quot;;&quot;Green&quot;)))" office:value-type="float" office:value="0.0275" calcext:value-type="float">
            <text:p>0.0275</text:p>
          </table:table-cell>
          <table:table-cell table:style-name="ce91" table:formula="of:=[raw.AX17]+ORG.OPENOFFICE.STYLE(IF([raw.K17]&lt;[raw.AY17];&quot;Red&quot;;IF([raw.K17]&gt;[raw.AZ17];&quot;Blue&quot;;&quot;Green&quot;)))" office:value-type="float" office:value="0.0275" calcext:value-type="float">
            <text:p>0.0275</text:p>
          </table:table-cell>
          <table:table-cell table:style-name="ce101" table:formula="of:=[raw.BA17]+ORG.OPENOFFICE.STYLE(IF([raw.K17]&lt;[raw.BB17];&quot;Red&quot;;IF([raw.K17]&gt;[raw.BC17];&quot;Blue&quot;;&quot;Green&quot;)))" office:value-type="float" office:value="0.0275" calcext:value-type="float">
            <text:p>0.0275</text:p>
          </table:table-cell>
          <table:table-cell table:style-name="ce83" table:formula="of:=[raw.BD17]+ORG.OPENOFFICE.STYLE(IF([raw.K17]&lt;[raw.BE17];&quot;Red&quot;;IF([raw.K17]&gt;[raw.BF17];&quot;Blue&quot;;&quot;Green&quot;)))" office:value-type="float" office:value="0.0535" calcext:value-type="float">
            <text:p>0.0535</text:p>
          </table:table-cell>
          <table:table-cell table:style-name="ce91" table:formula="of:=[raw.BG17]+ORG.OPENOFFICE.STYLE(IF([raw.K17]&lt;[raw.BH17];&quot;Red&quot;;IF([raw.K17]&gt;[raw.BI17];&quot;Blue&quot;;&quot;Green&quot;)))" office:value-type="float" office:value="0.024" calcext:value-type="float">
            <text:p>0.0240</text:p>
          </table:table-cell>
          <table:table-cell table:style-name="ce91" table:formula="of:=[raw.BJ17]+ORG.OPENOFFICE.STYLE(IF([raw.K17]&lt;[raw.BK17];&quot;Red&quot;;IF([raw.K17]&gt;[raw.BL17];&quot;Blue&quot;;&quot;Green&quot;)))" office:value-type="float" office:value="0.024" calcext:value-type="float">
            <text:p>0.0240</text:p>
          </table:table-cell>
          <table:table-cell table:style-name="ce60" table:formula="of:=[raw.BM17]+ORG.OPENOFFICE.STYLE(IF([raw.K17]&lt;[raw.BN17];&quot;Red&quot;;IF([raw.K17]&gt;[raw.BO17];&quot;Blue&quot;;&quot;Green&quot;)))" office:value-type="float" office:value="0.0535" calcext:value-type="float">
            <text:p>0.0535</text:p>
          </table:table-cell>
          <table:table-cell table:style-name="ce91" table:formula="of:=[raw.BP17]+ORG.OPENOFFICE.STYLE(IF([raw.K17]&lt;[raw.BQ17];&quot;Red&quot;;IF([raw.K17]&gt;[raw.BR17];&quot;Blue&quot;;&quot;Green&quot;)))" office:value-type="float" office:value="0.022" calcext:value-type="float">
            <text:p>0.0220</text:p>
          </table:table-cell>
          <table:table-cell table:style-name="ce91" table:formula="of:=[raw.BS17]+ORG.OPENOFFICE.STYLE(IF([raw.K17]&lt;[raw.BT17];&quot;Red&quot;;IF([raw.K17]&gt;[raw.BU17];&quot;Blue&quot;;&quot;Green&quot;)))" office:value-type="float" office:value="0.0235" calcext:value-type="float">
            <text:p>0.0235</text:p>
          </table:table-cell>
          <table:table-cell table:style-name="ce101" table:formula="of:=[raw.BV17]+ORG.OPENOFFICE.STYLE(IF([raw.K17]&lt;[raw.BW17];&quot;Red&quot;;IF([raw.K17]&gt;[raw.BX17];&quot;Blue&quot;;&quot;Green&quot;)))" office:value-type="float" office:value="0.022" calcext:value-type="float">
            <text:p>0.0220</text:p>
          </table:table-cell>
        </table:table-row>
        <table:table-row table:style-name="ro1">
          <table:table-cell table:style-name="ce5" table:formula="of:=[$raw.A18]" office:value-type="string" office:string-value="bky_posdep_posonly" calcext:value-type="string">
            <text:p>bky_posdep_posonly</text:p>
          </table:table-cell>
          <table:table-cell table:style-name="ce2" table:formula="of:=[$raw.B18]" office:value-type="float" office:value="7" calcext:value-type="float">
            <text:p>7</text:p>
          </table:table-cell>
          <table:table-cell table:formula="of:=[$raw.C18]" office:value-type="float" office:value="0.25" calcext:value-type="float">
            <text:p>0.25</text:p>
          </table:table-cell>
          <table:table-cell table:formula="of:=[$raw.D18]" office:value-type="float" office:value="0" calcext:value-type="float">
            <text:p>0</text:p>
          </table:table-cell>
          <table:table-cell table:formula="of:=[$raw.E18]" office:value-type="float" office:value="1" calcext:value-type="float">
            <text:p>1</text:p>
          </table:table-cell>
          <table:table-cell table:style-name="ce27" table:formula="of:=[$raw.F18]" office:value-type="string" office:string-value="BKY2006" calcext:value-type="string">
            <text:p>BKY2006</text:p>
          </table:table-cell>
          <table:table-cell table:style-name="ce15" table:formula="of:=[raw.N18]+ORG.OPENOFFICE.STYLE(IF([raw.K18]&lt;[raw.O18];&quot;Red&quot;;IF([raw.K18]&gt;[raw.P18];&quot;Blue&quot;;&quot;Green&quot;)))" office:value-type="float" office:value="0.0468107875438219" calcext:value-type="float">
            <text:p>0.0468</text:p>
          </table:table-cell>
          <table:table-cell table:style-name="ce6" table:formula="of:=[raw.Q18]+ORG.OPENOFFICE.STYLE(IF([raw.K18]&lt;[raw.R18];&quot;Red&quot;;IF([raw.K18]&gt;[raw.S18];&quot;Blue&quot;;&quot;Green&quot;)))" office:value-type="float" office:value="0.0410113035726294" calcext:value-type="float">
            <text:p>0.0410</text:p>
          </table:table-cell>
          <table:table-cell table:style-name="ce6" table:formula="of:=[raw.T18]+ORG.OPENOFFICE.STYLE(IF([raw.K18]&lt;[raw.U18];&quot;Red&quot;;IF([raw.K18]&gt;[raw.V18];&quot;Blue&quot;;&quot;Green&quot;)))" office:value-type="float" office:value="0.0452415835575669" calcext:value-type="float">
            <text:p>0.0452</text:p>
          </table:table-cell>
          <table:table-cell table:style-name="ce61" table:formula="of:=[raw.W18]+ORG.OPENOFFICE.STYLE(IF([raw.K18]&lt;[raw.X18];&quot;Red&quot;;IF([raw.K18]&gt;[raw.Y18];&quot;Blue&quot;;&quot;Green&quot;)))" office:value-type="float" office:value="0.0433567133489899" calcext:value-type="float">
            <text:p>0.0434</text:p>
          </table:table-cell>
          <table:table-cell table:style-name="ce61" table:formula="of:=[raw.Z18]+ORG.OPENOFFICE.STYLE(IF([raw.K18]&lt;[raw.AA18];&quot;Red&quot;;IF([raw.K18]&gt;[raw.AB18];&quot;Blue&quot;;&quot;Green&quot;)))" office:value-type="float" office:value="0.0228046688029444" calcext:value-type="float">
            <text:p>0.0228</text:p>
          </table:table-cell>
          <table:table-cell table:style-name="ce61" table:formula="of:=[raw.AC18]+ORG.OPENOFFICE.STYLE(IF([raw.K18]&lt;[raw.AD18];&quot;Red&quot;;IF([raw.K18]&gt;[raw.AE18];&quot;Blue&quot;;&quot;Green&quot;)))" office:value-type="float" office:value="0.0205371817891236" calcext:value-type="float">
            <text:p>0.0205</text:p>
          </table:table-cell>
          <table:table-cell table:style-name="ce29" table:formula="of:=[raw.AF18]+ORG.OPENOFFICE.STYLE(IF([raw.K18]&lt;[raw.AG18];&quot;Red&quot;;IF([raw.K18]&gt;[raw.AH18];&quot;Blue&quot;;&quot;Green&quot;)))" office:value-type="float" office:value="0.0228537154568734" calcext:value-type="float">
            <text:p>0.0229</text:p>
          </table:table-cell>
          <table:table-cell table:style-name="ce15" table:formula="of:=[raw.AI18]+ORG.OPENOFFICE.STYLE(IF([raw.K18]&lt;[raw.AJ18];&quot;Red&quot;;IF([raw.K18]&gt;[raw.AK18];&quot;Blue&quot;;&quot;Green&quot;)))" office:value-type="float" office:value="0.0467289916253578" calcext:value-type="float">
            <text:p>0.0467</text:p>
          </table:table-cell>
          <table:table-cell table:style-name="ce61" table:formula="of:=[raw.AL18]+ORG.OPENOFFICE.STYLE(IF([raw.K18]&lt;[raw.AM18];&quot;Red&quot;;IF([raw.K18]&gt;[raw.AN18];&quot;Blue&quot;;&quot;Green&quot;)))" office:value-type="float" office:value="0.0210735103134196" calcext:value-type="float">
            <text:p>0.0211</text:p>
          </table:table-cell>
          <table:table-cell table:style-name="ce6" table:formula="of:=[raw.AO18]+ORG.OPENOFFICE.STYLE(IF([raw.K18]&lt;[raw.AP18];&quot;Red&quot;;IF([raw.K18]&gt;[raw.AQ18];&quot;Blue&quot;;&quot;Green&quot;)))" office:value-type="float" office:value="0.0233100512925429" calcext:value-type="float">
            <text:p>0.0233</text:p>
          </table:table-cell>
          <table:table-cell table:style-name="ce6" table:formula="of:=[raw.AR18]+ORG.OPENOFFICE.STYLE(IF([raw.K18]&lt;[raw.AS18];&quot;Red&quot;;IF([raw.K18]&gt;[raw.AT18];&quot;Blue&quot;;&quot;Green&quot;)))" office:value-type="float" office:value="0.0432342732367526" calcext:value-type="float">
            <text:p>0.0432</text:p>
          </table:table-cell>
          <table:table-cell table:style-name="ce61" table:formula="of:=[raw.AU18]+ORG.OPENOFFICE.STYLE(IF([raw.K18]&lt;[raw.AV18];&quot;Red&quot;;IF([raw.K18]&gt;[raw.AW18];&quot;Blue&quot;;&quot;Green&quot;)))" office:value-type="float" office:value="0.0227600105723716" calcext:value-type="float">
            <text:p>0.0228</text:p>
          </table:table-cell>
          <table:table-cell table:style-name="ce61" table:formula="of:=[raw.AX18]+ORG.OPENOFFICE.STYLE(IF([raw.K18]&lt;[raw.AY18];&quot;Red&quot;;IF([raw.K18]&gt;[raw.AZ18];&quot;Blue&quot;;&quot;Green&quot;)))" office:value-type="float" office:value="0.0204658147010283" calcext:value-type="float">
            <text:p>0.0205</text:p>
          </table:table-cell>
          <table:table-cell table:style-name="ce29" table:formula="of:=[raw.BA18]+ORG.OPENOFFICE.STYLE(IF([raw.K18]&lt;[raw.BB18];&quot;Red&quot;;IF([raw.K18]&gt;[raw.BC18];&quot;Blue&quot;;&quot;Green&quot;)))" office:value-type="float" office:value="0.0228090899105474" calcext:value-type="float">
            <text:p>0.0228</text:p>
          </table:table-cell>
          <table:table-cell table:style-name="ce15" table:formula="of:=[raw.BD18]+ORG.OPENOFFICE.STYLE(IF([raw.K18]&lt;[raw.BE18];&quot;Red&quot;;IF([raw.K18]&gt;[raw.BF18];&quot;Blue&quot;;&quot;Green&quot;)))" office:value-type="float" office:value="0.033" calcext:value-type="float">
            <text:p>0.0330</text:p>
          </table:table-cell>
          <table:table-cell table:style-name="ce9" table:formula="of:=[raw.BG18]+ORG.OPENOFFICE.STYLE(IF([raw.K18]&lt;[raw.BH18];&quot;Red&quot;;IF([raw.K18]&gt;[raw.BI18];&quot;Blue&quot;;&quot;Green&quot;)))" office:value-type="float" office:value="1" calcext:value-type="float">
            <text:p>1.0000</text:p>
          </table:table-cell>
          <table:table-cell table:style-name="ce9" table:formula="of:=[raw.BJ18]+ORG.OPENOFFICE.STYLE(IF([raw.K18]&lt;[raw.BK18];&quot;Red&quot;;IF([raw.K18]&gt;[raw.BL18];&quot;Blue&quot;;&quot;Green&quot;)))" office:value-type="float" office:value="1" calcext:value-type="float">
            <text:p>1.0000</text:p>
          </table:table-cell>
          <table:table-cell table:style-name="ce72" table:formula="of:=[raw.BM18]+ORG.OPENOFFICE.STYLE(IF([raw.K18]&lt;[raw.BN18];&quot;Red&quot;;IF([raw.K18]&gt;[raw.BO18];&quot;Blue&quot;;&quot;Green&quot;)))" office:value-type="float" office:value="0.047" calcext:value-type="float">
            <text:p>0.0470</text:p>
          </table:table-cell>
          <table:table-cell table:style-name="ce6" table:formula="of:=[raw.BP18]+ORG.OPENOFFICE.STYLE(IF([raw.K18]&lt;[raw.BQ18];&quot;Red&quot;;IF([raw.K18]&gt;[raw.BR18];&quot;Blue&quot;;&quot;Green&quot;)))" office:value-type="float" office:value="0.0155" calcext:value-type="float">
            <text:p>0.0155</text:p>
          </table:table-cell>
          <table:table-cell table:style-name="ce6" table:formula="of:=[raw.BS18]+ORG.OPENOFFICE.STYLE(IF([raw.K18]&lt;[raw.BT18];&quot;Red&quot;;IF([raw.K18]&gt;[raw.BU18];&quot;Blue&quot;;&quot;Green&quot;)))" office:value-type="float" office:value="0.023" calcext:value-type="float">
            <text:p>0.0230</text:p>
          </table:table-cell>
          <table:table-cell table:style-name="ce29" table:formula="of:=[raw.BV18]+ORG.OPENOFFICE.STYLE(IF([raw.K18]&lt;[raw.BW18];&quot;Red&quot;;IF([raw.K18]&gt;[raw.BX18];&quot;Blue&quot;;&quot;Green&quot;)))" office:value-type="float" office:value="0.0155" calcext:value-type="float">
            <text:p>0.0155</text:p>
          </table:table-cell>
        </table:table-row>
        <table:table-row table:style-name="ro1">
          <table:table-cell table:style-name="ce5" table:formula="of:=[$raw.A19]" office:value-type="string" office:string-value="bky_posdep_negonly" calcext:value-type="string">
            <text:p>bky_posdep_negonly</text:p>
          </table:table-cell>
          <table:table-cell table:style-name="ce2" table:formula="of:=[$raw.B19]" office:value-type="float" office:value="8" calcext:value-type="float">
            <text:p>8</text:p>
          </table:table-cell>
          <table:table-cell table:formula="of:=[$raw.C19]" office:value-type="float" office:value="0" calcext:value-type="float">
            <text:p>0</text:p>
          </table:table-cell>
          <table:table-cell table:formula="of:=[$raw.D19]" office:value-type="float" office:value="0.25" calcext:value-type="float">
            <text:p>0.25</text:p>
          </table:table-cell>
          <table:table-cell table:formula="of:=[$raw.E19]" office:value-type="float" office:value="1" calcext:value-type="float">
            <text:p>1</text:p>
          </table:table-cell>
          <table:table-cell table:style-name="ce27" table:formula="of:=[$raw.F19]" office:value-type="string" office:string-value="BKY2006" calcext:value-type="string">
            <text:p>BKY2006</text:p>
          </table:table-cell>
          <table:table-cell table:style-name="ce15" table:formula="of:=[raw.N19]+ORG.OPENOFFICE.STYLE(IF([raw.K19]&lt;[raw.O19];&quot;Red&quot;;IF([raw.K19]&gt;[raw.P19];&quot;Blue&quot;;&quot;Green&quot;)))" office:value-type="float" office:value="0.048372449452449" calcext:value-type="float">
            <text:p>0.0484</text:p>
          </table:table-cell>
          <table:table-cell table:style-name="ce6" table:formula="of:=[raw.Q19]+ORG.OPENOFFICE.STYLE(IF([raw.K19]&lt;[raw.R19];&quot;Red&quot;;IF([raw.K19]&gt;[raw.S19];&quot;Blue&quot;;&quot;Green&quot;)))" office:value-type="float" office:value="0.0427160765096428" calcext:value-type="float">
            <text:p>0.0427</text:p>
          </table:table-cell>
          <table:table-cell table:style-name="ce6" table:formula="of:=[raw.T19]+ORG.OPENOFFICE.STYLE(IF([raw.K19]&lt;[raw.U19];&quot;Red&quot;;IF([raw.K19]&gt;[raw.V19];&quot;Blue&quot;;&quot;Green&quot;)))" office:value-type="float" office:value="0.0470330016466474" calcext:value-type="float">
            <text:p>0.0470</text:p>
          </table:table-cell>
          <table:table-cell table:style-name="ce61" table:formula="of:=[raw.W19]+ORG.OPENOFFICE.STYLE(IF([raw.K19]&lt;[raw.X19];&quot;Red&quot;;IF([raw.K19]&gt;[raw.Y19];&quot;Blue&quot;;&quot;Green&quot;)))" office:value-type="float" office:value="0.0450728617635973" calcext:value-type="float">
            <text:p>0.0451</text:p>
          </table:table-cell>
          <table:table-cell table:style-name="ce61" table:formula="of:=[raw.Z19]+ORG.OPENOFFICE.STYLE(IF([raw.K19]&lt;[raw.AA19];&quot;Red&quot;;IF([raw.K19]&gt;[raw.AB19];&quot;Blue&quot;;&quot;Green&quot;)))" office:value-type="float" office:value="0.0246366575438474" calcext:value-type="float">
            <text:p>0.0246</text:p>
          </table:table-cell>
          <table:table-cell table:style-name="ce61" table:formula="of:=[raw.AC19]+ORG.OPENOFFICE.STYLE(IF([raw.K19]&lt;[raw.AD19];&quot;Red&quot;;IF([raw.K19]&gt;[raw.AE19];&quot;Blue&quot;;&quot;Green&quot;)))" office:value-type="float" office:value="0.0223320802462115" calcext:value-type="float">
            <text:p>0.0223</text:p>
          </table:table-cell>
          <table:table-cell table:style-name="ce29" table:formula="of:=[raw.AF19]+ORG.OPENOFFICE.STYLE(IF([raw.K19]&lt;[raw.AG19];&quot;Red&quot;;IF([raw.K19]&gt;[raw.AH19];&quot;Blue&quot;;&quot;Green&quot;)))" office:value-type="float" office:value="0.0247094316395824" calcext:value-type="float">
            <text:p>0.0247</text:p>
          </table:table-cell>
          <table:table-cell table:style-name="ce15" table:formula="of:=[raw.AI19]+ORG.OPENOFFICE.STYLE(IF([raw.K19]&lt;[raw.AJ19];&quot;Red&quot;;IF([raw.K19]&gt;[raw.AK19];&quot;Blue&quot;;&quot;Green&quot;)))" office:value-type="float" office:value="0.037" calcext:value-type="float">
            <text:p>0.0370</text:p>
          </table:table-cell>
          <table:table-cell table:style-name="ce62" table:formula="of:=[raw.AL19]+ORG.OPENOFFICE.STYLE(IF([raw.K19]&lt;[raw.AM19];&quot;Red&quot;;IF([raw.K19]&gt;[raw.AN19];&quot;Blue&quot;;&quot;Green&quot;)))" office:value-type="float" office:value="0.9985" calcext:value-type="float">
            <text:p>0.9985</text:p>
          </table:table-cell>
          <table:table-cell table:style-name="ce9" table:formula="of:=[raw.AO19]+ORG.OPENOFFICE.STYLE(IF([raw.K19]&lt;[raw.AP19];&quot;Red&quot;;IF([raw.K19]&gt;[raw.AQ19];&quot;Blue&quot;;&quot;Green&quot;)))" office:value-type="float" office:value="0.9995" calcext:value-type="float">
            <text:p>0.9995</text:p>
          </table:table-cell>
          <table:table-cell table:style-name="ce7" table:formula="of:=[raw.AR19]+ORG.OPENOFFICE.STYLE(IF([raw.K19]&lt;[raw.AS19];&quot;Red&quot;;IF([raw.K19]&gt;[raw.AT19];&quot;Blue&quot;;&quot;Green&quot;)))" office:value-type="float" office:value="0.0515" calcext:value-type="float">
            <text:p>0.0515</text:p>
          </table:table-cell>
          <table:table-cell table:style-name="ce61" table:formula="of:=[raw.AU19]+ORG.OPENOFFICE.STYLE(IF([raw.K19]&lt;[raw.AV19];&quot;Red&quot;;IF([raw.K19]&gt;[raw.AW19];&quot;Blue&quot;;&quot;Green&quot;)))" office:value-type="float" office:value="0.0155" calcext:value-type="float">
            <text:p>0.0155</text:p>
          </table:table-cell>
          <table:table-cell table:style-name="ce61" table:formula="of:=[raw.AX19]+ORG.OPENOFFICE.STYLE(IF([raw.K19]&lt;[raw.AY19];&quot;Red&quot;;IF([raw.K19]&gt;[raw.AZ19];&quot;Blue&quot;;&quot;Green&quot;)))" office:value-type="float" office:value="0.0225" calcext:value-type="float">
            <text:p>0.0225</text:p>
          </table:table-cell>
          <table:table-cell table:style-name="ce29" table:formula="of:=[raw.BA19]+ORG.OPENOFFICE.STYLE(IF([raw.K19]&lt;[raw.BB19];&quot;Red&quot;;IF([raw.K19]&gt;[raw.BC19];&quot;Blue&quot;;&quot;Green&quot;)))" office:value-type="float" office:value="0.0155" calcext:value-type="float">
            <text:p>0.0155</text:p>
          </table:table-cell>
          <table:table-cell table:style-name="ce15" table:formula="of:=[raw.BD19]+ORG.OPENOFFICE.STYLE(IF([raw.K19]&lt;[raw.BE19];&quot;Red&quot;;IF([raw.K19]&gt;[raw.BF19];&quot;Blue&quot;;&quot;Green&quot;)))" office:value-type="float" office:value="0.0482792617879663" calcext:value-type="float">
            <text:p>0.0483</text:p>
          </table:table-cell>
          <table:table-cell table:style-name="ce6" table:formula="of:=[raw.BG19]+ORG.OPENOFFICE.STYLE(IF([raw.K19]&lt;[raw.BH19];&quot;Red&quot;;IF([raw.K19]&gt;[raw.BI19];&quot;Blue&quot;;&quot;Green&quot;)))" office:value-type="float" office:value="0.0228849518735299" calcext:value-type="float">
            <text:p>0.0229</text:p>
          </table:table-cell>
          <table:table-cell table:style-name="ce6" table:formula="of:=[raw.BJ19]+ORG.OPENOFFICE.STYLE(IF([raw.K19]&lt;[raw.BK19];&quot;Red&quot;;IF([raw.K19]&gt;[raw.BL19];&quot;Blue&quot;;&quot;Green&quot;)))" office:value-type="float" office:value="0.0252169077584555" calcext:value-type="float">
            <text:p>0.0252</text:p>
          </table:table-cell>
          <table:table-cell table:style-name="ce61" table:formula="of:=[raw.BM19]+ORG.OPENOFFICE.STYLE(IF([raw.K19]&lt;[raw.BN19];&quot;Red&quot;;IF([raw.K19]&gt;[raw.BO19];&quot;Blue&quot;;&quot;Green&quot;)))" office:value-type="float" office:value="0.0449384714015485" calcext:value-type="float">
            <text:p>0.0449</text:p>
          </table:table-cell>
          <table:table-cell table:style-name="ce6" table:formula="of:=[raw.BP19]+ORG.OPENOFFICE.STYLE(IF([raw.K19]&lt;[raw.BQ19];&quot;Red&quot;;IF([raw.K19]&gt;[raw.BR19];&quot;Blue&quot;;&quot;Green&quot;)))" office:value-type="float" office:value="0.0245929664442621" calcext:value-type="float">
            <text:p>0.0246</text:p>
          </table:table-cell>
          <table:table-cell table:style-name="ce6" table:formula="of:=[raw.BS19]+ORG.OPENOFFICE.STYLE(IF([raw.K19]&lt;[raw.BT19];&quot;Red&quot;;IF([raw.K19]&gt;[raw.BU19];&quot;Blue&quot;;&quot;Green&quot;)))" office:value-type="float" office:value="0.0222638093210065" calcext:value-type="float">
            <text:p>0.0223</text:p>
          </table:table-cell>
          <table:table-cell table:style-name="ce29" table:formula="of:=[raw.BV19]+ORG.OPENOFFICE.STYLE(IF([raw.K19]&lt;[raw.BW19];&quot;Red&quot;;IF([raw.K19]&gt;[raw.BX19];&quot;Blue&quot;;&quot;Green&quot;)))" office:value-type="float" office:value="0.0246657703659768" calcext:value-type="float">
            <text:p>0.0247</text:p>
          </table:table-cell>
        </table:table-row>
        <table:table-row table:style-name="ro1">
          <table:table-cell table:style-name="ce5" table:formula="of:=[$raw.A20]" office:value-type="string" office:string-value="bky_posdep_balanced" calcext:value-type="string">
            <text:p>bky_posdep_balanced</text:p>
          </table:table-cell>
          <table:table-cell table:style-name="ce27" table:formula="of:=[$raw.B20]" office:value-type="float" office:value="9" calcext:value-type="float">
            <text:p>9</text:p>
          </table:table-cell>
          <table:table-cell table:style-name="ce27" table:formula="of:=[$raw.C20]" office:value-type="float" office:value="0.25" calcext:value-type="float">
            <text:p>0.25</text:p>
          </table:table-cell>
          <table:table-cell table:style-name="ce27" table:formula="of:=[$raw.D20]" office:value-type="float" office:value="0.25" calcext:value-type="float">
            <text:p>0.25</text:p>
          </table:table-cell>
          <table:table-cell table:style-name="ce27" table:formula="of:=[$raw.E20]" office:value-type="float" office:value="1" calcext:value-type="float">
            <text:p>1</text:p>
          </table:table-cell>
          <table:table-cell table:style-name="ce27" table:formula="of:=[$raw.F20]" office:value-type="string" office:string-value="BKY2006" calcext:value-type="string">
            <text:p>BKY2006</text:p>
          </table:table-cell>
          <table:table-cell table:style-name="ce15" table:formula="of:=[raw.N20]+ORG.OPENOFFICE.STYLE(IF([raw.K20]&lt;[raw.O20];&quot;Red&quot;;IF([raw.K20]&gt;[raw.P20];&quot;Blue&quot;;&quot;Green&quot;)))" office:value-type="float" office:value="0.031744594045122" calcext:value-type="float">
            <text:p>0.0317</text:p>
          </table:table-cell>
          <table:table-cell table:style-name="ce61" table:formula="of:=[raw.Q20]+ORG.OPENOFFICE.STYLE(IF([raw.K20]&lt;[raw.R20];&quot;Red&quot;;IF([raw.K20]&gt;[raw.S20];&quot;Blue&quot;;&quot;Green&quot;)))" office:value-type="float" office:value="0.031665237893695" calcext:value-type="float">
            <text:p>0.0317</text:p>
          </table:table-cell>
          <table:table-cell table:style-name="ce61" table:formula="of:=[raw.T20]+ORG.OPENOFFICE.STYLE(IF([raw.K20]&lt;[raw.U20];&quot;Red&quot;;IF([raw.K20]&gt;[raw.V20];&quot;Blue&quot;;&quot;Green&quot;)))" office:value-type="float" office:value="0.0427310856077854" calcext:value-type="float">
            <text:p>0.0427</text:p>
          </table:table-cell>
          <table:table-cell table:style-name="ce61" table:formula="of:=[raw.W20]+ORG.OPENOFFICE.STYLE(IF([raw.K20]&lt;[raw.X20];&quot;Red&quot;;IF([raw.K20]&gt;[raw.Y20];&quot;Blue&quot;;&quot;Green&quot;)))" office:value-type="float" office:value="0.0428003744750504" calcext:value-type="float">
            <text:p>0.0428</text:p>
          </table:table-cell>
          <table:table-cell table:style-name="ce61" table:formula="of:=[raw.Z20]+ORG.OPENOFFICE.STYLE(IF([raw.K20]&lt;[raw.AA20];&quot;Red&quot;;IF([raw.K20]&gt;[raw.AB20];&quot;Blue&quot;;&quot;Green&quot;)))" office:value-type="float" office:value="0.0159480796459908" calcext:value-type="float">
            <text:p>0.0159</text:p>
          </table:table-cell>
          <table:table-cell table:style-name="ce61" table:formula="of:=[raw.AC20]+ORG.OPENOFFICE.STYLE(IF([raw.K20]&lt;[raw.AD20];&quot;Red&quot;;IF([raw.K20]&gt;[raw.AE20];&quot;Blue&quot;;&quot;Green&quot;)))" office:value-type="float" office:value="0.0202275683561193" calcext:value-type="float">
            <text:p>0.0202</text:p>
          </table:table-cell>
          <table:table-cell table:style-name="ce29" table:formula="of:=[raw.AF20]+ORG.OPENOFFICE.STYLE(IF([raw.K20]&lt;[raw.AG20];&quot;Red&quot;;IF([raw.K20]&gt;[raw.AH20];&quot;Blue&quot;;&quot;Green&quot;)))" office:value-type="float" office:value="0.0159876438068499" calcext:value-type="float">
            <text:p>0.0160</text:p>
          </table:table-cell>
          <table:table-cell table:style-name="ce15" table:formula="of:=[raw.AI20]+ORG.OPENOFFICE.STYLE(IF([raw.K20]&lt;[raw.AJ20];&quot;Red&quot;;IF([raw.K20]&gt;[raw.AK20];&quot;Blue&quot;;&quot;Green&quot;)))" office:value-type="float" office:value="0.0306970201097803" calcext:value-type="float">
            <text:p>0.0307</text:p>
          </table:table-cell>
          <table:table-cell table:style-name="ce61" table:formula="of:=[raw.AL20]+ORG.OPENOFFICE.STYLE(IF([raw.K20]&lt;[raw.AM20];&quot;Red&quot;;IF([raw.K20]&gt;[raw.AN20];&quot;Blue&quot;;&quot;Green&quot;)))" office:value-type="float" office:value="0.0306800750779653" calcext:value-type="float">
            <text:p>0.0307</text:p>
          </table:table-cell>
          <table:table-cell table:style-name="ce61" table:formula="of:=[raw.AO20]+ORG.OPENOFFICE.STYLE(IF([raw.K20]&lt;[raw.AP20];&quot;Red&quot;;IF([raw.K20]&gt;[raw.AQ20];&quot;Blue&quot;;&quot;Green&quot;)))" office:value-type="float" office:value="0.0417708977403598" calcext:value-type="float">
            <text:p>0.0418</text:p>
          </table:table-cell>
          <table:table-cell table:style-name="ce61" table:formula="of:=[raw.AR20]+ORG.OPENOFFICE.STYLE(IF([raw.K20]&lt;[raw.AS20];&quot;Red&quot;;IF([raw.K20]&gt;[raw.AT20];&quot;Blue&quot;;&quot;Green&quot;)))" office:value-type="float" office:value="0.0418487048707916" calcext:value-type="float">
            <text:p>0.0418</text:p>
          </table:table-cell>
          <table:table-cell table:style-name="ce61" table:formula="of:=[raw.AU20]+ORG.OPENOFFICE.STYLE(IF([raw.K20]&lt;[raw.AV20];&quot;Red&quot;;IF([raw.K20]&gt;[raw.AW20];&quot;Blue&quot;;&quot;Green&quot;)))" office:value-type="float" office:value="0.0148474678779398" calcext:value-type="float">
            <text:p>0.0148</text:p>
          </table:table-cell>
          <table:table-cell table:style-name="ce61" table:formula="of:=[raw.AX20]+ORG.OPENOFFICE.STYLE(IF([raw.K20]&lt;[raw.AY20];&quot;Red&quot;;IF([raw.K20]&gt;[raw.AZ20];&quot;Blue&quot;;&quot;Green&quot;)))" office:value-type="float" office:value="0.0191394227005747" calcext:value-type="float">
            <text:p>0.0191</text:p>
          </table:table-cell>
          <table:table-cell table:style-name="ce29" table:formula="of:=[raw.BA20]+ORG.OPENOFFICE.STYLE(IF([raw.K20]&lt;[raw.BB20];&quot;Red&quot;;IF([raw.K20]&gt;[raw.BC20];&quot;Blue&quot;;&quot;Green&quot;)))" office:value-type="float" office:value="0.0148788098619947" calcext:value-type="float">
            <text:p>0.0149</text:p>
          </table:table-cell>
          <table:table-cell table:style-name="ce15" table:formula="of:=[raw.BD20]+ORG.OPENOFFICE.STYLE(IF([raw.K20]&lt;[raw.BE20];&quot;Red&quot;;IF([raw.K20]&gt;[raw.BF20];&quot;Blue&quot;;&quot;Green&quot;)))" office:value-type="float" office:value="0.0326320007565432" calcext:value-type="float">
            <text:p>0.0326</text:p>
          </table:table-cell>
          <table:table-cell table:style-name="ce6" table:formula="of:=[raw.BG20]+ORG.OPENOFFICE.STYLE(IF([raw.K20]&lt;[raw.BH20];&quot;Red&quot;;IF([raw.K20]&gt;[raw.BI20];&quot;Blue&quot;;&quot;Green&quot;)))" office:value-type="float" office:value="0.032560474164901" calcext:value-type="float">
            <text:p>0.0326</text:p>
          </table:table-cell>
          <table:table-cell table:style-name="ce6" table:formula="of:=[raw.BJ20]+ORG.OPENOFFICE.STYLE(IF([raw.K20]&lt;[raw.BK20];&quot;Red&quot;;IF([raw.K20]&gt;[raw.BL20];&quot;Blue&quot;;&quot;Green&quot;)))" office:value-type="float" office:value="0.0435695251446062" calcext:value-type="float">
            <text:p>0.0436</text:p>
          </table:table-cell>
          <table:table-cell table:style-name="ce61" table:formula="of:=[raw.BM20]+ORG.OPENOFFICE.STYLE(IF([raw.K20]&lt;[raw.BN20];&quot;Red&quot;;IF([raw.K20]&gt;[raw.BO20];&quot;Blue&quot;;&quot;Green&quot;)))" office:value-type="float" office:value="0.0435514615384185" calcext:value-type="float">
            <text:p>0.0436</text:p>
          </table:table-cell>
          <table:table-cell table:style-name="ce6" table:formula="of:=[raw.BP20]+ORG.OPENOFFICE.STYLE(IF([raw.K20]&lt;[raw.BQ20];&quot;Red&quot;;IF([raw.K20]&gt;[raw.BR20];&quot;Blue&quot;;&quot;Green&quot;)))" office:value-type="float" office:value="0.0169509220781105" calcext:value-type="float">
            <text:p>0.0170</text:p>
          </table:table-cell>
          <table:table-cell table:style-name="ce6" table:formula="of:=[raw.BS20]+ORG.OPENOFFICE.STYLE(IF([raw.K20]&lt;[raw.BT20];&quot;Red&quot;;IF([raw.K20]&gt;[raw.BU20];&quot;Blue&quot;;&quot;Green&quot;)))" office:value-type="float" office:value="0.0211930966389522" calcext:value-type="float">
            <text:p>0.0212</text:p>
          </table:table-cell>
          <table:table-cell table:style-name="ce29" table:formula="of:=[raw.BV20]+ORG.OPENOFFICE.STYLE(IF([raw.K20]&lt;[raw.BW20];&quot;Red&quot;;IF([raw.K20]&gt;[raw.BX20];&quot;Blue&quot;;&quot;Green&quot;)))" office:value-type="float" office:value="0.0169976534962113" calcext:value-type="float">
            <text:p>0.0170</text:p>
          </table:table-cell>
        </table:table-row>
        <table:table-row table:style-name="ro1">
          <table:table-cell table:style-name="ce11" table:formula="of:=[$raw.A21]" office:value-type="string" office:string-value="bky_posdep_unbalanced" calcext:value-type="string">
            <text:p>bky_posdep_unbalanced</text:p>
          </table:table-cell>
          <table:table-cell table:style-name="ce21" table:formula="of:=[$raw.B21]" office:value-type="float" office:value="10" calcext:value-type="float">
            <text:p>10</text:p>
          </table:table-cell>
          <table:table-cell table:style-name="ce21" table:formula="of:=[$raw.C21]" office:value-type="float" office:value="0.1" calcext:value-type="float">
            <text:p>0.1</text:p>
          </table:table-cell>
          <table:table-cell table:style-name="ce21" table:formula="of:=[$raw.D21]" office:value-type="float" office:value="0.4" calcext:value-type="float">
            <text:p>0.4</text:p>
          </table:table-cell>
          <table:table-cell table:style-name="ce21" table:formula="of:=[$raw.E21]" office:value-type="float" office:value="1" calcext:value-type="float">
            <text:p>1</text:p>
          </table:table-cell>
          <table:table-cell table:style-name="ce21" table:formula="of:=[$raw.F21]" office:value-type="string" office:string-value="BKY2006" calcext:value-type="string">
            <text:p>BKY2006</text:p>
          </table:table-cell>
          <table:table-cell table:style-name="ce17" table:formula="of:=[raw.N21]+ORG.OPENOFFICE.STYLE(IF([raw.K21]&lt;[raw.O21];&quot;Red&quot;;IF([raw.K21]&gt;[raw.P21];&quot;Blue&quot;;&quot;Green&quot;)))" office:value-type="float" office:value="0.0369360320385952" calcext:value-type="float">
            <text:p>0.0369</text:p>
          </table:table-cell>
          <table:table-cell table:style-name="ce23" table:formula="of:=[raw.Q21]+ORG.OPENOFFICE.STYLE(IF([raw.K21]&lt;[raw.R21];&quot;Red&quot;;IF([raw.K21]&gt;[raw.S21];&quot;Blue&quot;;&quot;Green&quot;)))" office:value-type="float" office:value="0.0315727964483904" calcext:value-type="float">
            <text:p>0.0316</text:p>
          </table:table-cell>
          <table:table-cell table:style-name="ce23" table:formula="of:=[raw.T21]+ORG.OPENOFFICE.STYLE(IF([raw.K21]&lt;[raw.U21];&quot;Red&quot;;IF([raw.K21]&gt;[raw.V21];&quot;Blue&quot;;&quot;Green&quot;)))" office:value-type="float" office:value="0.0427192603772456" calcext:value-type="float">
            <text:p>0.0427</text:p>
          </table:table-cell>
          <table:table-cell table:style-name="ce23" table:formula="of:=[raw.W21]+ORG.OPENOFFICE.STYLE(IF([raw.K21]&lt;[raw.X21];&quot;Red&quot;;IF([raw.K21]&gt;[raw.Y21];&quot;Blue&quot;;&quot;Green&quot;)))" office:value-type="float" office:value="0.0422911582396123" calcext:value-type="float">
            <text:p>0.0423</text:p>
          </table:table-cell>
          <table:table-cell table:style-name="ce23" table:formula="of:=[raw.Z21]+ORG.OPENOFFICE.STYLE(IF([raw.K21]&lt;[raw.AA21];&quot;Red&quot;;IF([raw.K21]&gt;[raw.AB21];&quot;Blue&quot;;&quot;Green&quot;)))" office:value-type="float" office:value="0.0180743752281447" calcext:value-type="float">
            <text:p>0.0181</text:p>
          </table:table-cell>
          <table:table-cell table:style-name="ce23" table:formula="of:=[raw.AC21]+ORG.OPENOFFICE.STYLE(IF([raw.K21]&lt;[raw.AD21];&quot;Red&quot;;IF([raw.K21]&gt;[raw.AE21];&quot;Blue&quot;;&quot;Green&quot;)))" office:value-type="float" office:value="0.0194139405294679" calcext:value-type="float">
            <text:p>0.0194</text:p>
          </table:table-cell>
          <table:table-cell table:style-name="ce32" table:formula="of:=[raw.AF21]+ORG.OPENOFFICE.STYLE(IF([raw.K21]&lt;[raw.AG21];&quot;Red&quot;;IF([raw.K21]&gt;[raw.AH21];&quot;Blue&quot;;&quot;Green&quot;)))" office:value-type="float" office:value="0.0181716508136959" calcext:value-type="float">
            <text:p>0.0182</text:p>
          </table:table-cell>
          <table:table-cell table:style-name="ce17" table:formula="of:=[raw.AI21]+ORG.OPENOFFICE.STYLE(IF([raw.K21]&lt;[raw.AJ21];&quot;Red&quot;;IF([raw.K21]&gt;[raw.AK21];&quot;Blue&quot;;&quot;Green&quot;)))" office:value-type="float" office:value="0.0263614828098243" calcext:value-type="float">
            <text:p>0.0264</text:p>
          </table:table-cell>
          <table:table-cell table:style-name="ce87" table:formula="of:=[raw.AL21]+ORG.OPENOFFICE.STYLE(IF([raw.K21]&lt;[raw.AM21];&quot;Red&quot;;IF([raw.K21]&gt;[raw.AN21];&quot;Blue&quot;;&quot;Green&quot;)))" office:value-type="float" office:value="0.0730377585350566" calcext:value-type="float">
            <text:p>0.0730</text:p>
          </table:table-cell>
          <table:table-cell table:style-name="ce87" table:formula="of:=[raw.AO21]+ORG.OPENOFFICE.STYLE(IF([raw.K21]&lt;[raw.AP21];&quot;Red&quot;;IF([raw.K21]&gt;[raw.AQ21];&quot;Blue&quot;;&quot;Green&quot;)))" office:value-type="float" office:value="0.0979719999820457" calcext:value-type="float">
            <text:p>0.0980</text:p>
          </table:table-cell>
          <table:table-cell table:style-name="ce23" table:formula="of:=[raw.AR21]+ORG.OPENOFFICE.STYLE(IF([raw.K21]&lt;[raw.AS21];&quot;Red&quot;;IF([raw.K21]&gt;[raw.AT21];&quot;Blue&quot;;&quot;Green&quot;)))" office:value-type="float" office:value="0.0441796334349945" calcext:value-type="float">
            <text:p>0.0442</text:p>
          </table:table-cell>
          <table:table-cell table:style-name="ce23" table:formula="of:=[raw.AU21]+ORG.OPENOFFICE.STYLE(IF([raw.K21]&lt;[raw.AV21];&quot;Red&quot;;IF([raw.K21]&gt;[raw.AW21];&quot;Blue&quot;;&quot;Green&quot;)))" office:value-type="float" office:value="0.0131261212384544" calcext:value-type="float">
            <text:p>0.0131</text:p>
          </table:table-cell>
          <table:table-cell table:style-name="ce23" table:formula="of:=[raw.AX21]+ORG.OPENOFFICE.STYLE(IF([raw.K21]&lt;[raw.AY21];&quot;Red&quot;;IF([raw.K21]&gt;[raw.AZ21];&quot;Blue&quot;;&quot;Green&quot;)))" office:value-type="float" office:value="0.0210509627134939" calcext:value-type="float">
            <text:p>0.0211</text:p>
          </table:table-cell>
          <table:table-cell table:style-name="ce32" table:formula="of:=[raw.BA21]+ORG.OPENOFFICE.STYLE(IF([raw.K21]&lt;[raw.BB21];&quot;Red&quot;;IF([raw.K21]&gt;[raw.BC21];&quot;Blue&quot;;&quot;Green&quot;)))" office:value-type="float" office:value="0.0131239308037336" calcext:value-type="float">
            <text:p>0.0131</text:p>
          </table:table-cell>
          <table:table-cell table:style-name="ce17" table:formula="of:=[raw.BD21]+ORG.OPENOFFICE.STYLE(IF([raw.K21]&lt;[raw.BE21];&quot;Red&quot;;IF([raw.K21]&gt;[raw.BF21];&quot;Blue&quot;;&quot;Green&quot;)))" office:value-type="float" office:value="0.038734254083693" calcext:value-type="float">
            <text:p>0.0387</text:p>
          </table:table-cell>
          <table:table-cell table:style-name="ce23" table:formula="of:=[raw.BG21]+ORG.OPENOFFICE.STYLE(IF([raw.K21]&lt;[raw.BH21];&quot;Red&quot;;IF([raw.K21]&gt;[raw.BI21];&quot;Blue&quot;;&quot;Green&quot;)))" office:value-type="float" office:value="0.0205276183204536" calcext:value-type="float">
            <text:p>0.0205</text:p>
          </table:table-cell>
          <table:table-cell table:style-name="ce23" table:formula="of:=[raw.BJ21]+ORG.OPENOFFICE.STYLE(IF([raw.K21]&lt;[raw.BK21];&quot;Red&quot;;IF([raw.K21]&gt;[raw.BL21];&quot;Blue&quot;;&quot;Green&quot;)))" office:value-type="float" office:value="0.0277078761640134" calcext:value-type="float">
            <text:p>0.0277</text:p>
          </table:table-cell>
          <table:table-cell table:style-name="ce23" table:formula="of:=[raw.BM21]+ORG.OPENOFFICE.STYLE(IF([raw.K21]&lt;[raw.BN21];&quot;Red&quot;;IF([raw.K21]&gt;[raw.BO21];&quot;Blue&quot;;&quot;Green&quot;)))" office:value-type="float" office:value="0.0418094569255966" calcext:value-type="float">
            <text:p>0.0418</text:p>
          </table:table-cell>
          <table:table-cell table:style-name="ce23" table:formula="of:=[raw.BP21]+ORG.OPENOFFICE.STYLE(IF([raw.K21]&lt;[raw.BQ21];&quot;Red&quot;;IF([raw.K21]&gt;[raw.BR21];&quot;Blue&quot;;&quot;Green&quot;)))" office:value-type="float" office:value="0.0188375894409506" calcext:value-type="float">
            <text:p>0.0188</text:p>
          </table:table-cell>
          <table:table-cell table:style-name="ce23" table:formula="of:=[raw.BS21]+ORG.OPENOFFICE.STYLE(IF([raw.K21]&lt;[raw.BT21];&quot;Red&quot;;IF([raw.K21]&gt;[raw.BU21];&quot;Blue&quot;;&quot;Green&quot;)))" office:value-type="float" office:value="0.0190420091943638" calcext:value-type="float">
            <text:p>0.0190</text:p>
          </table:table-cell>
          <table:table-cell table:style-name="ce32" table:formula="of:=[raw.BV21]+ORG.OPENOFFICE.STYLE(IF([raw.K21]&lt;[raw.BW21];&quot;Red&quot;;IF([raw.K21]&gt;[raw.BX21];&quot;Blue&quot;;&quot;Green&quot;)))" office:value-type="float" office:value="0.0189500386344817" calcext:value-type="float">
            <text:p>0.0190</text:p>
          </table:table-cell>
        </table:table-row>
        <table:table-row table:style-name="ro1" table:number-rows-repeated="1048553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raw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8" table:number-columns-repeated="2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4" table:default-cell-style-name="Default"/>
        <table:table-column table:style-name="co33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40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fracPos</text:p>
          </table:table-cell>
          <table:table-cell office:value-type="string" calcext:value-type="string">
            <text:p>fracNeg</text:p>
          </table:table-cell>
          <table:table-cell office:value-type="string" calcext:value-type="string">
            <text:p>rho_sign</text:p>
          </table:table-cell>
          <table:table-cell office:value-type="string" calcext:value-type="string">
            <text:p>FDRmethod</text:p>
          </table:table-cell>
          <table:table-cell office:value-type="string" calcext:value-type="string">
            <text:p>numTests</text:p>
          </table:table-cell>
          <table:table-cell office:value-type="string" calcext:value-type="string">
            <text:p>numRealizations</text:p>
          </table:table-cell>
          <table:table-cell office:value-type="string" calcext:value-type="string">
            <text:p>effectSize</text:p>
          </table:table-cell>
          <table:table-cell office:value-type="string" calcext:value-type="string">
            <text:p>CImetho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BothSides_canonical_mean</text:p>
          </table:table-cell>
          <table:table-cell office:value-type="string" calcext:value-type="string">
            <text:p>BothSides_canonical_lower</text:p>
          </table:table-cell>
          <table:table-cell office:value-type="string" calcext:value-type="string">
            <text:p>BothSides_canonical_upper</text:p>
          </table:table-cell>
          <table:table-cell office:value-type="string" calcext:value-type="string">
            <text:p>BothSides_combined_mean</text:p>
          </table:table-cell>
          <table:table-cell office:value-type="string" calcext:value-type="string">
            <text:p>BothSides_combined_lower</text:p>
          </table:table-cell>
          <table:table-cell office:value-type="string" calcext:value-type="string">
            <text:p>BothSides_combined_upper</text:p>
          </table:table-cell>
          <table:table-cell office:value-type="string" calcext:value-type="string">
            <text:p>BothSides_twotailed_mean</text:p>
          </table:table-cell>
          <table:table-cell office:value-type="string" calcext:value-type="string">
            <text:p>BothSides_twotailed_lower</text:p>
          </table:table-cell>
          <table:table-cell office:value-type="string" calcext:value-type="string">
            <text:p>BothSides_twotailed_upper</text:p>
          </table:table-cell>
          <table:table-cell office:value-type="string" calcext:value-type="string">
            <text:p>BothSides_split2tail_mean</text:p>
          </table:table-cell>
          <table:table-cell office:value-type="string" calcext:value-type="string">
            <text:p>BothSides_split2tail_lower</text:p>
          </table:table-cell>
          <table:table-cell office:value-type="string" calcext:value-type="string">
            <text:p>BothSides_split2tail_upper</text:p>
          </table:table-cell>
          <table:table-cell office:value-type="string" calcext:value-type="string">
            <text:p>BothSides_reviewer1_mean</text:p>
          </table:table-cell>
          <table:table-cell office:value-type="string" calcext:value-type="string">
            <text:p>BothSides_reviewer1_lower</text:p>
          </table:table-cell>
          <table:table-cell office:value-type="string" calcext:value-type="string">
            <text:p>BothSides_reviewer1_upper</text:p>
          </table:table-cell>
          <table:table-cell office:value-type="string" calcext:value-type="string">
            <text:p>BothSides_reviewer2_mean</text:p>
          </table:table-cell>
          <table:table-cell office:value-type="string" calcext:value-type="string">
            <text:p>BothSides_reviewer2_lower</text:p>
          </table:table-cell>
          <table:table-cell office:value-type="string" calcext:value-type="string">
            <text:p>BothSides_reviewer2_upper</text:p>
          </table:table-cell>
          <table:table-cell office:value-type="string" calcext:value-type="string">
            <text:p>PosSide_canonical_mean</text:p>
          </table:table-cell>
          <table:table-cell office:value-type="string" calcext:value-type="string">
            <text:p>PosSide_canonical_lower</text:p>
          </table:table-cell>
          <table:table-cell office:value-type="string" calcext:value-type="string">
            <text:p>PosSide_canonical_upper</text:p>
          </table:table-cell>
          <table:table-cell office:value-type="string" calcext:value-type="string">
            <text:p>PosSide_combined_mean</text:p>
          </table:table-cell>
          <table:table-cell office:value-type="string" calcext:value-type="string">
            <text:p>PosSide_combined_lower</text:p>
          </table:table-cell>
          <table:table-cell office:value-type="string" calcext:value-type="string">
            <text:p>PosSide_combined_upper</text:p>
          </table:table-cell>
          <table:table-cell office:value-type="string" calcext:value-type="string">
            <text:p>PosSide_twotailed_mean</text:p>
          </table:table-cell>
          <table:table-cell office:value-type="string" calcext:value-type="string">
            <text:p>PosSide_twotailed_lower</text:p>
          </table:table-cell>
          <table:table-cell office:value-type="string" calcext:value-type="string">
            <text:p>PosSide_twotailed_upper</text:p>
          </table:table-cell>
          <table:table-cell office:value-type="string" calcext:value-type="string">
            <text:p>PosSide_split2tail_mean</text:p>
          </table:table-cell>
          <table:table-cell office:value-type="string" calcext:value-type="string">
            <text:p>PosSide_split2tail_lower</text:p>
          </table:table-cell>
          <table:table-cell office:value-type="string" calcext:value-type="string">
            <text:p>PosSide_split2tail_upper</text:p>
          </table:table-cell>
          <table:table-cell office:value-type="string" calcext:value-type="string">
            <text:p>PosSide_reviewer1_mean</text:p>
          </table:table-cell>
          <table:table-cell office:value-type="string" calcext:value-type="string">
            <text:p>PosSide_reviewer1_lower</text:p>
          </table:table-cell>
          <table:table-cell office:value-type="string" calcext:value-type="string">
            <text:p>PosSide_reviewer1_upper</text:p>
          </table:table-cell>
          <table:table-cell office:value-type="string" calcext:value-type="string">
            <text:p>PosSide_reviewer2_mean</text:p>
          </table:table-cell>
          <table:table-cell office:value-type="string" calcext:value-type="string">
            <text:p>PosSide_reviewer2_lower</text:p>
          </table:table-cell>
          <table:table-cell office:value-type="string" calcext:value-type="string">
            <text:p>PosSide_reviewer2_upper</text:p>
          </table:table-cell>
          <table:table-cell office:value-type="string" calcext:value-type="string">
            <text:p>NegSide_canonical_mean</text:p>
          </table:table-cell>
          <table:table-cell office:value-type="string" calcext:value-type="string">
            <text:p>NegSide_canonical_lower</text:p>
          </table:table-cell>
          <table:table-cell office:value-type="string" calcext:value-type="string">
            <text:p>NegSide_canonical_upper</text:p>
          </table:table-cell>
          <table:table-cell office:value-type="string" calcext:value-type="string">
            <text:p>NegSide_combined_mean</text:p>
          </table:table-cell>
          <table:table-cell office:value-type="string" calcext:value-type="string">
            <text:p>NegSide_combined_lower</text:p>
          </table:table-cell>
          <table:table-cell office:value-type="string" calcext:value-type="string">
            <text:p>NegSide_combined_upper</text:p>
          </table:table-cell>
          <table:table-cell office:value-type="string" calcext:value-type="string">
            <text:p>NegSide_twotailed_mean</text:p>
          </table:table-cell>
          <table:table-cell office:value-type="string" calcext:value-type="string">
            <text:p>NegSide_twotailed_lower</text:p>
          </table:table-cell>
          <table:table-cell office:value-type="string" calcext:value-type="string">
            <text:p>NegSide_twotailed_upper</text:p>
          </table:table-cell>
          <table:table-cell office:value-type="string" calcext:value-type="string">
            <text:p>NegSide_split2tail_mean</text:p>
          </table:table-cell>
          <table:table-cell office:value-type="string" calcext:value-type="string">
            <text:p>NegSide_split2tail_lower</text:p>
          </table:table-cell>
          <table:table-cell office:value-type="string" calcext:value-type="string">
            <text:p>NegSide_split2tail_upper</text:p>
          </table:table-cell>
          <table:table-cell office:value-type="string" calcext:value-type="string">
            <text:p>NegSide_reviewer1_mean</text:p>
          </table:table-cell>
          <table:table-cell office:value-type="string" calcext:value-type="string">
            <text:p>NegSide_reviewer1_lower</text:p>
          </table:table-cell>
          <table:table-cell office:value-type="string" calcext:value-type="string">
            <text:p>NegSide_reviewer1_upper</text:p>
          </table:table-cell>
          <table:table-cell office:value-type="string" calcext:value-type="string">
            <text:p>NegSide_reviewer2_mean</text:p>
          </table:table-cell>
          <table:table-cell office:value-type="string" calcext:value-type="string">
            <text:p>NegSide_reviewer2_lower</text:p>
          </table:table-cell>
          <table:table-cell office:value-type="string" calcext:value-type="string">
            <text:p>NegSide_reviewer2_upper</text:p>
          </table:table-cell>
          <table:table-cell office:value-type="string" calcext:value-type="string">
            <text:p>elaps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h_indep_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91" calcext:value-type="float">
            <text:p>0.091</text:p>
          </table:table-cell>
          <table:table-cell office:value-type="float" office:value="0.0783920542417641" calcext:value-type="float">
            <text:p>0.0783920542417641</text:p>
          </table:table-cell>
          <table:table-cell office:value-type="float" office:value="0.103607945758236" calcext:value-type="float">
            <text:p>0.103607945758236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454633410554396" calcext:value-type="float">
            <text:p>0.0454633410554396</text:p>
          </table:table-cell>
          <table:table-cell office:value-type="float" office:value="0.0655366589445604" calcext:value-type="float">
            <text:p>0.0655366589445604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454633410554396" calcext:value-type="float">
            <text:p>0.0454633410554396</text:p>
          </table:table-cell>
          <table:table-cell office:value-type="float" office:value="0.0655366589445604" calcext:value-type="float">
            <text:p>0.0655366589445604</text:p>
          </table:table-cell>
          <table:table-cell office:value-type="float" office:value="0.092" calcext:value-type="float">
            <text:p>0.092</text:p>
          </table:table-cell>
          <table:table-cell office:value-type="float" office:value="0.0793299440734722" calcext:value-type="float">
            <text:p>0.0793299440734722</text:p>
          </table:table-cell>
          <table:table-cell office:value-type="float" office:value="0.104670055926528" calcext:value-type="float">
            <text:p>0.104670055926528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454633410554396" calcext:value-type="float">
            <text:p>0.0454633410554396</text:p>
          </table:table-cell>
          <table:table-cell office:value-type="float" office:value="0.0655366589445604" calcext:value-type="float">
            <text:p>0.0655366589445604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454633410554396" calcext:value-type="float">
            <text:p>0.0454633410554396</text:p>
          </table:table-cell>
          <table:table-cell office:value-type="float" office:value="0.0655366589445604" calcext:value-type="float">
            <text:p>0.0655366589445604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454633410554396" calcext:value-type="float">
            <text:p>0.0454633410554396</text:p>
          </table:table-cell>
          <table:table-cell office:value-type="float" office:value="0.0655366589445604" calcext:value-type="float">
            <text:p>0.065536658944560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9536974890931" calcext:value-type="float">
            <text:p>0.039536974890931</text:p>
          </table:table-cell>
          <table:table-cell office:value-type="float" office:value="0.058463025109069" calcext:value-type="float">
            <text:p>0.058463025109069</text:p>
          </table:table-cell>
          <table:table-cell office:value-type="float" office:value="0.03" calcext:value-type="float">
            <text:p>0.03</text:p>
          </table:table-cell>
          <table:table-cell office:value-type="float" office:value="0.022521953033424" calcext:value-type="float">
            <text:p>0.022521953033424</text:p>
          </table:table-cell>
          <table:table-cell office:value-type="float" office:value="0.037478046966576" calcext:value-type="float">
            <text:p>0.037478046966576</text:p>
          </table:table-cell>
          <table:table-cell office:value-type="float" office:value="0.03" calcext:value-type="float">
            <text:p>0.03</text:p>
          </table:table-cell>
          <table:table-cell office:value-type="float" office:value="0.022521953033424" calcext:value-type="float">
            <text:p>0.022521953033424</text:p>
          </table:table-cell>
          <table:table-cell office:value-type="float" office:value="0.037478046966576" calcext:value-type="float">
            <text:p>0.037478046966576</text:p>
          </table:table-cell>
          <table:table-cell office:value-type="float" office:value="0.05" calcext:value-type="float">
            <text:p>0.05</text:p>
          </table:table-cell>
          <table:table-cell office:value-type="float" office:value="0.0404459282431492" calcext:value-type="float">
            <text:p>0.0404459282431492</text:p>
          </table:table-cell>
          <table:table-cell office:value-type="float" office:value="0.0595540717568508" calcext:value-type="float">
            <text:p>0.0595540717568508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12056679969293" calcext:value-type="float">
            <text:p>0.0212056679969293</text:p>
          </table:table-cell>
          <table:table-cell office:value-type="float" office:value="0.0357943320030707" calcext:value-type="float">
            <text:p>0.0357943320030707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12056679969293" calcext:value-type="float">
            <text:p>0.0212056679969293</text:p>
          </table:table-cell>
          <table:table-cell office:value-type="float" office:value="0.0357943320030707" calcext:value-type="float">
            <text:p>0.0357943320030707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12056679969293" calcext:value-type="float">
            <text:p>0.0212056679969293</text:p>
          </table:table-cell>
          <table:table-cell office:value-type="float" office:value="0.0357943320030707" calcext:value-type="float">
            <text:p>0.0357943320030707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363644361217982" calcext:value-type="float">
            <text:p>0.0363644361217982</text:p>
          </table:table-cell>
          <table:table-cell office:value-type="float" office:value="0.0546355638782018" calcext:value-type="float">
            <text:p>0.0546355638782018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16438545484803" calcext:value-type="float">
            <text:p>0.0216438545484803</text:p>
          </table:table-cell>
          <table:table-cell office:value-type="float" office:value="0.0363561454515197" calcext:value-type="float">
            <text:p>0.0363561454515197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16438545484803" calcext:value-type="float">
            <text:p>0.0216438545484803</text:p>
          </table:table-cell>
          <table:table-cell office:value-type="float" office:value="0.0363561454515197" calcext:value-type="float">
            <text:p>0.0363561454515197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363644361217982" calcext:value-type="float">
            <text:p>0.0363644361217982</text:p>
          </table:table-cell>
          <table:table-cell office:value-type="float" office:value="0.0546355638782018" calcext:value-type="float">
            <text:p>0.054635563878201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98947396457569" calcext:value-type="float">
            <text:p>0.0198947396457569</text:p>
          </table:table-cell>
          <table:table-cell office:value-type="float" office:value="0.0341052603542431" calcext:value-type="float">
            <text:p>0.034105260354243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98947396457569" calcext:value-type="float">
            <text:p>0.0198947396457569</text:p>
          </table:table-cell>
          <table:table-cell office:value-type="float" office:value="0.0341052603542431" calcext:value-type="float">
            <text:p>0.034105260354243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98947396457569" calcext:value-type="float">
            <text:p>0.0198947396457569</text:p>
          </table:table-cell>
          <table:table-cell office:value-type="float" office:value="0.0341052603542431" calcext:value-type="float">
            <text:p>0.0341052603542431</text:p>
          </table:table-cell>
          <table:table-cell office:value-type="float" office:value="4.89236925" calcext:value-type="float">
            <text:p>4.89236925</text:p>
          </table:table-cell>
        </table:table-row>
        <table:table-row table:style-name="ro1">
          <table:table-cell office:value-type="string" calcext:value-type="string">
            <text:p>bh_indep_posonly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72899172058521" calcext:value-type="float">
            <text:p>0.0372899172058521</text:p>
          </table:table-cell>
          <table:table-cell office:value-type="float" office:value="0.0368555750713165" calcext:value-type="float">
            <text:p>0.0368555750713165</text:p>
          </table:table-cell>
          <table:table-cell office:value-type="float" office:value="0.0377242593403876" calcext:value-type="float">
            <text:p>0.0377242593403876</text:p>
          </table:table-cell>
          <table:table-cell office:value-type="float" office:value="0.0375468121324806" calcext:value-type="float">
            <text:p>0.0375468121324806</text:p>
          </table:table-cell>
          <table:table-cell office:value-type="float" office:value="0.0370761269375934" calcext:value-type="float">
            <text:p>0.0370761269375934</text:p>
          </table:table-cell>
          <table:table-cell office:value-type="float" office:value="0.0380174973273678" calcext:value-type="float">
            <text:p>0.0380174973273678</text:p>
          </table:table-cell>
          <table:table-cell office:value-type="float" office:value="0.0375468121324806" calcext:value-type="float">
            <text:p>0.0375468121324806</text:p>
          </table:table-cell>
          <table:table-cell office:value-type="float" office:value="0.0370761269375934" calcext:value-type="float">
            <text:p>0.0370761269375934</text:p>
          </table:table-cell>
          <table:table-cell office:value-type="float" office:value="0.0380174973273678" calcext:value-type="float">
            <text:p>0.0380174973273678</text:p>
          </table:table-cell>
          <table:table-cell office:value-type="float" office:value="0.0298959490543669" calcext:value-type="float">
            <text:p>0.0298959490543669</text:p>
          </table:table-cell>
          <table:table-cell office:value-type="float" office:value="0.0294983663214344" calcext:value-type="float">
            <text:p>0.0294983663214344</text:p>
          </table:table-cell>
          <table:table-cell office:value-type="float" office:value="0.0302935317872994" calcext:value-type="float">
            <text:p>0.0302935317872994</text:p>
          </table:table-cell>
          <table:table-cell office:value-type="float" office:value="0.0187350908579079" calcext:value-type="float">
            <text:p>0.0187350908579079</text:p>
          </table:table-cell>
          <table:table-cell office:value-type="float" office:value="0.0184027708495852" calcext:value-type="float">
            <text:p>0.0184027708495852</text:p>
          </table:table-cell>
          <table:table-cell office:value-type="float" office:value="0.0190674108662305" calcext:value-type="float">
            <text:p>0.0190674108662305</text:p>
          </table:table-cell>
          <table:table-cell office:value-type="float" office:value="0.0150501209850242" calcext:value-type="float">
            <text:p>0.0150501209850242</text:p>
          </table:table-cell>
          <table:table-cell office:value-type="float" office:value="0.0147454335501029" calcext:value-type="float">
            <text:p>0.0147454335501029</text:p>
          </table:table-cell>
          <table:table-cell office:value-type="float" office:value="0.0153548084199456" calcext:value-type="float">
            <text:p>0.0153548084199456</text:p>
          </table:table-cell>
          <table:table-cell office:value-type="float" office:value="0.0186916669704331" calcext:value-type="float">
            <text:p>0.0186916669704331</text:p>
          </table:table-cell>
          <table:table-cell office:value-type="float" office:value="0.0183600564940348" calcext:value-type="float">
            <text:p>0.0183600564940348</text:p>
          </table:table-cell>
          <table:table-cell office:value-type="float" office:value="0.0190232774468313" calcext:value-type="float">
            <text:p>0.0190232774468313</text:p>
          </table:table-cell>
          <table:table-cell office:value-type="float" office:value="0.0371979443108617" calcext:value-type="float">
            <text:p>0.0371979443108617</text:p>
          </table:table-cell>
          <table:table-cell office:value-type="float" office:value="0.0367634224679297" calcext:value-type="float">
            <text:p>0.0367634224679297</text:p>
          </table:table-cell>
          <table:table-cell office:value-type="float" office:value="0.0376324661537937" calcext:value-type="float">
            <text:p>0.0376324661537937</text:p>
          </table:table-cell>
          <table:table-cell office:value-type="float" office:value="0.0190258833131502" calcext:value-type="float">
            <text:p>0.0190258833131502</text:p>
          </table:table-cell>
          <table:table-cell office:value-type="float" office:value="0.0186943139675302" calcext:value-type="float">
            <text:p>0.0186943139675302</text:p>
          </table:table-cell>
          <table:table-cell office:value-type="float" office:value="0.0193574526587702" calcext:value-type="float">
            <text:p>0.0193574526587702</text:p>
          </table:table-cell>
          <table:table-cell office:value-type="float" office:value="0.0190258833131502" calcext:value-type="float">
            <text:p>0.0190258833131502</text:p>
          </table:table-cell>
          <table:table-cell office:value-type="float" office:value="0.0186943139675302" calcext:value-type="float">
            <text:p>0.0186943139675302</text:p>
          </table:table-cell>
          <table:table-cell office:value-type="float" office:value="0.0193574526587702" calcext:value-type="float">
            <text:p>0.0193574526587702</text:p>
          </table:table-cell>
          <table:table-cell office:value-type="float" office:value="0.0297603939439948" calcext:value-type="float">
            <text:p>0.0297603939439948</text:p>
          </table:table-cell>
          <table:table-cell office:value-type="float" office:value="0.0293634466100068" calcext:value-type="float">
            <text:p>0.0293634466100068</text:p>
          </table:table-cell>
          <table:table-cell office:value-type="float" office:value="0.0301573412779828" calcext:value-type="float">
            <text:p>0.0301573412779828</text:p>
          </table:table-cell>
          <table:table-cell office:value-type="float" office:value="0.0186839643747569" calcext:value-type="float">
            <text:p>0.0186839643747569</text:p>
          </table:table-cell>
          <table:table-cell office:value-type="float" office:value="0.0183519790637411" calcext:value-type="float">
            <text:p>0.0183519790637411</text:p>
          </table:table-cell>
          <table:table-cell office:value-type="float" office:value="0.0190159496857727" calcext:value-type="float">
            <text:p>0.0190159496857727</text:p>
          </table:table-cell>
          <table:table-cell office:value-type="float" office:value="0.0149730647425121" calcext:value-type="float">
            <text:p>0.0149730647425121</text:p>
          </table:table-cell>
          <table:table-cell office:value-type="float" office:value="0.0146689639137619" calcext:value-type="float">
            <text:p>0.0146689639137619</text:p>
          </table:table-cell>
          <table:table-cell office:value-type="float" office:value="0.0152771655712623" calcext:value-type="float">
            <text:p>0.0152771655712623</text:p>
          </table:table-cell>
          <table:table-cell office:value-type="float" office:value="0.0186405104618789" calcext:value-type="float">
            <text:p>0.0186405104618789</text:p>
          </table:table-cell>
          <table:table-cell office:value-type="float" office:value="0.0183092294739495" calcext:value-type="float">
            <text:p>0.0183092294739495</text:p>
          </table:table-cell>
          <table:table-cell office:value-type="float" office:value="0.0189717914498084" calcext:value-type="float">
            <text:p>0.0189717914498084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264993111554503" calcext:value-type="float">
            <text:p>0.0264993111554503</text:p>
          </table:table-cell>
          <table:table-cell office:value-type="float" office:value="0.0425006888445497" calcext:value-type="float">
            <text:p>0.0425006888445497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3911105411854" calcext:value-type="float">
            <text:p>0.993911105411854</text:p>
          </table:table-cell>
          <table:table-cell office:value-type="float" office:value="0.999088894588146" calcext:value-type="float">
            <text:p>0.999088894588146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3911105411854" calcext:value-type="float">
            <text:p>0.993911105411854</text:p>
          </table:table-cell>
          <table:table-cell office:value-type="float" office:value="0.999088894588146" calcext:value-type="float">
            <text:p>0.999088894588146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59123909234041" calcext:value-type="float">
            <text:p>0.0359123909234041</text:p>
          </table:table-cell>
          <table:table-cell office:value-type="float" office:value="0.0540876090765959" calcext:value-type="float">
            <text:p>0.0540876090765959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109156729104322" calcext:value-type="float">
            <text:p>0.0109156729104322</text:p>
          </table:table-cell>
          <table:table-cell office:value-type="float" office:value="0.0220843270895678" calcext:value-type="float">
            <text:p>0.022084327089567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64286758008165" calcext:value-type="float">
            <text:p>0.0164286758008165</text:p>
          </table:table-cell>
          <table:table-cell office:value-type="float" office:value="0.0295713241991835" calcext:value-type="float">
            <text:p>0.0295713241991835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109156729104322" calcext:value-type="float">
            <text:p>0.0109156729104322</text:p>
          </table:table-cell>
          <table:table-cell office:value-type="float" office:value="0.0220843270895678" calcext:value-type="float">
            <text:p>0.0220843270895678</text:p>
          </table:table-cell>
          <table:table-cell office:value-type="float" office:value="4.89876283333333" calcext:value-type="float">
            <text:p>4.89876283333333</text:p>
          </table:table-cell>
        </table:table-row>
        <table:table-row table:style-name="ro1">
          <table:table-cell office:value-type="string" calcext:value-type="string">
            <text:p>bh_indep_negonl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962566171255" calcext:value-type="float">
            <text:p>0.03962566171255</text:p>
          </table:table-cell>
          <table:table-cell office:value-type="float" office:value="0.0391938421553989" calcext:value-type="float">
            <text:p>0.0391938421553989</text:p>
          </table:table-cell>
          <table:table-cell office:value-type="float" office:value="0.040057481269701" calcext:value-type="float">
            <text:p>0.040057481269701</text:p>
          </table:table-cell>
          <table:table-cell office:value-type="float" office:value="0.0391389915720083" calcext:value-type="float">
            <text:p>0.0391389915720083</text:p>
          </table:table-cell>
          <table:table-cell office:value-type="float" office:value="0.0386735252118848" calcext:value-type="float">
            <text:p>0.0386735252118848</text:p>
          </table:table-cell>
          <table:table-cell office:value-type="float" office:value="0.0396044579321319" calcext:value-type="float">
            <text:p>0.0396044579321319</text:p>
          </table:table-cell>
          <table:table-cell office:value-type="float" office:value="0.0391389915720083" calcext:value-type="float">
            <text:p>0.0391389915720083</text:p>
          </table:table-cell>
          <table:table-cell office:value-type="float" office:value="0.0386735252118848" calcext:value-type="float">
            <text:p>0.0386735252118848</text:p>
          </table:table-cell>
          <table:table-cell office:value-type="float" office:value="0.0396044579321319" calcext:value-type="float">
            <text:p>0.0396044579321319</text:p>
          </table:table-cell>
          <table:table-cell office:value-type="float" office:value="0.0320345096251058" calcext:value-type="float">
            <text:p>0.0320345096251058</text:p>
          </table:table-cell>
          <table:table-cell office:value-type="float" office:value="0.0316416375896086" calcext:value-type="float">
            <text:p>0.0316416375896086</text:p>
          </table:table-cell>
          <table:table-cell office:value-type="float" office:value="0.032427381660603" calcext:value-type="float">
            <text:p>0.032427381660603</text:p>
          </table:table-cell>
          <table:table-cell office:value-type="float" office:value="0.0206809714152431" calcext:value-type="float">
            <text:p>0.0206809714152431</text:p>
          </table:table-cell>
          <table:table-cell office:value-type="float" office:value="0.0203479364818971" calcext:value-type="float">
            <text:p>0.0203479364818971</text:p>
          </table:table-cell>
          <table:table-cell office:value-type="float" office:value="0.0210140063485891" calcext:value-type="float">
            <text:p>0.0210140063485891</text:p>
          </table:table-cell>
          <table:table-cell office:value-type="float" office:value="0.0168342117461132" calcext:value-type="float">
            <text:p>0.0168342117461132</text:p>
          </table:table-cell>
          <table:table-cell office:value-type="float" office:value="0.0165253503488684" calcext:value-type="float">
            <text:p>0.0165253503488684</text:p>
          </table:table-cell>
          <table:table-cell office:value-type="float" office:value="0.017143073143358" calcext:value-type="float">
            <text:p>0.017143073143358</text:p>
          </table:table-cell>
          <table:table-cell office:value-type="float" office:value="0.0206562274192012" calcext:value-type="float">
            <text:p>0.0206562274192012</text:p>
          </table:table-cell>
          <table:table-cell office:value-type="float" office:value="0.0203235602177121" calcext:value-type="float">
            <text:p>0.0203235602177121</text:p>
          </table:table-cell>
          <table:table-cell office:value-type="float" office:value="0.0209888946206904" calcext:value-type="float">
            <text:p>0.0209888946206904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24726638566837" calcext:value-type="float">
            <text:p>0.024726638566837</text:p>
          </table:table-cell>
          <table:table-cell office:value-type="float" office:value="0.040273361433163" calcext:value-type="float">
            <text:p>0.040273361433163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6041507276008" calcext:value-type="float">
            <text:p>0.996041507276008</text:p>
          </table:table-cell>
          <table:table-cell office:value-type="float" office:value="0.999958492723992" calcext:value-type="float">
            <text:p>0.999958492723992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6041507276008" calcext:value-type="float">
            <text:p>0.996041507276008</text:p>
          </table:table-cell>
          <table:table-cell office:value-type="float" office:value="0.999958492723992" calcext:value-type="float">
            <text:p>0.999958492723992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59123909234041" calcext:value-type="float">
            <text:p>0.0359123909234041</text:p>
          </table:table-cell>
          <table:table-cell office:value-type="float" office:value="0.0540876090765959" calcext:value-type="float">
            <text:p>0.0540876090765959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00847887505674" calcext:value-type="float">
            <text:p>0.0100847887505674</text:p>
          </table:table-cell>
          <table:table-cell office:value-type="float" office:value="0.0209152112494326" calcext:value-type="float">
            <text:p>0.0209152112494326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142881516512901" calcext:value-type="float">
            <text:p>0.0142881516512901</text:p>
          </table:table-cell>
          <table:table-cell office:value-type="float" office:value="0.0267118483487099" calcext:value-type="float">
            <text:p>0.0267118483487099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00847887505674" calcext:value-type="float">
            <text:p>0.0100847887505674</text:p>
          </table:table-cell>
          <table:table-cell office:value-type="float" office:value="0.0209152112494326" calcext:value-type="float">
            <text:p>0.0209152112494326</text:p>
          </table:table-cell>
          <table:table-cell office:value-type="float" office:value="0.0395392928595477" calcext:value-type="float">
            <text:p>0.0395392928595477</text:p>
          </table:table-cell>
          <table:table-cell office:value-type="float" office:value="0.0391087105330527" calcext:value-type="float">
            <text:p>0.0391087105330527</text:p>
          </table:table-cell>
          <table:table-cell office:value-type="float" office:value="0.0399698751860427" calcext:value-type="float">
            <text:p>0.0399698751860427</text:p>
          </table:table-cell>
          <table:table-cell office:value-type="float" office:value="0.0209515182237856" calcext:value-type="float">
            <text:p>0.0209515182237856</text:p>
          </table:table-cell>
          <table:table-cell office:value-type="float" office:value="0.0206161796509262" calcext:value-type="float">
            <text:p>0.0206161796509262</text:p>
          </table:table-cell>
          <table:table-cell office:value-type="float" office:value="0.0212868567966449" calcext:value-type="float">
            <text:p>0.0212868567966449</text:p>
          </table:table-cell>
          <table:table-cell office:value-type="float" office:value="0.0209515182237856" calcext:value-type="float">
            <text:p>0.0209515182237856</text:p>
          </table:table-cell>
          <table:table-cell office:value-type="float" office:value="0.0206161796509262" calcext:value-type="float">
            <text:p>0.0206161796509262</text:p>
          </table:table-cell>
          <table:table-cell office:value-type="float" office:value="0.0212868567966449" calcext:value-type="float">
            <text:p>0.0212868567966449</text:p>
          </table:table-cell>
          <table:table-cell office:value-type="float" office:value="0.0319023607004465" calcext:value-type="float">
            <text:p>0.0319023607004465</text:p>
          </table:table-cell>
          <table:table-cell office:value-type="float" office:value="0.0315114112336323" calcext:value-type="float">
            <text:p>0.0315114112336323</text:p>
          </table:table-cell>
          <table:table-cell office:value-type="float" office:value="0.0322933101672606" calcext:value-type="float">
            <text:p>0.0322933101672606</text:p>
          </table:table-cell>
          <table:table-cell office:value-type="float" office:value="0.020631692338849" calcext:value-type="float">
            <text:p>0.020631692338849</text:p>
          </table:table-cell>
          <table:table-cell office:value-type="float" office:value="0.0202993709994562" calcext:value-type="float">
            <text:p>0.0202993709994562</text:p>
          </table:table-cell>
          <table:table-cell office:value-type="float" office:value="0.0209640136782418" calcext:value-type="float">
            <text:p>0.0209640136782418</text:p>
          </table:table-cell>
          <table:table-cell office:value-type="float" office:value="0.0167643351788317" calcext:value-type="float">
            <text:p>0.0167643351788317</text:p>
          </table:table-cell>
          <table:table-cell office:value-type="float" office:value="0.0164561824583137" calcext:value-type="float">
            <text:p>0.0164561824583137</text:p>
          </table:table-cell>
          <table:table-cell office:value-type="float" office:value="0.0170724878993498" calcext:value-type="float">
            <text:p>0.0170724878993498</text:p>
          </table:table-cell>
          <table:table-cell office:value-type="float" office:value="0.0206069167723803" calcext:value-type="float">
            <text:p>0.0206069167723803</text:p>
          </table:table-cell>
          <table:table-cell office:value-type="float" office:value="0.0202749743895252" calcext:value-type="float">
            <text:p>0.0202749743895252</text:p>
          </table:table-cell>
          <table:table-cell office:value-type="float" office:value="0.0209388591552354" calcext:value-type="float">
            <text:p>0.0209388591552354</text:p>
          </table:table-cell>
          <table:table-cell office:value-type="float" office:value="4.935638375" calcext:value-type="float">
            <text:p>4.935638375</text:p>
          </table:table-cell>
        </table:table-row>
        <table:table-row table:style-name="ro1">
          <table:table-cell office:value-type="string" calcext:value-type="string">
            <text:p>bh_indep_balance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5946513827359" calcext:value-type="float">
            <text:p>0.025946513827359</text:p>
          </table:table-cell>
          <table:table-cell office:value-type="float" office:value="0.0257063254087714" calcext:value-type="float">
            <text:p>0.0257063254087714</text:p>
          </table:table-cell>
          <table:table-cell office:value-type="float" office:value="0.0261867022459466" calcext:value-type="float">
            <text:p>0.0261867022459466</text:p>
          </table:table-cell>
          <table:table-cell office:value-type="float" office:value="0.0259182938341543" calcext:value-type="float">
            <text:p>0.0259182938341543</text:p>
          </table:table-cell>
          <table:table-cell office:value-type="float" office:value="0.0256776862437885" calcext:value-type="float">
            <text:p>0.0256776862437885</text:p>
          </table:table-cell>
          <table:table-cell office:value-type="float" office:value="0.02615890142452" calcext:value-type="float">
            <text:p>0.02615890142452</text:p>
          </table:table-cell>
          <table:table-cell office:value-type="float" office:value="0.0259182938341543" calcext:value-type="float">
            <text:p>0.0259182938341543</text:p>
          </table:table-cell>
          <table:table-cell office:value-type="float" office:value="0.0256776862437885" calcext:value-type="float">
            <text:p>0.0256776862437885</text:p>
          </table:table-cell>
          <table:table-cell office:value-type="float" office:value="0.02615890142452" calcext:value-type="float">
            <text:p>0.02615890142452</text:p>
          </table:table-cell>
          <table:table-cell office:value-type="float" office:value="0.0259363751567477" calcext:value-type="float">
            <text:p>0.0259363751567477</text:p>
          </table:table-cell>
          <table:table-cell office:value-type="float" office:value="0.0256960728227515" calcext:value-type="float">
            <text:p>0.0256960728227515</text:p>
          </table:table-cell>
          <table:table-cell office:value-type="float" office:value="0.0261766774907438" calcext:value-type="float">
            <text:p>0.0261766774907438</text:p>
          </table:table-cell>
          <table:table-cell office:value-type="float" office:value="0.013506282581747" calcext:value-type="float">
            <text:p>0.013506282581747</text:p>
          </table:table-cell>
          <table:table-cell office:value-type="float" office:value="0.0133113593837306" calcext:value-type="float">
            <text:p>0.0133113593837306</text:p>
          </table:table-cell>
          <table:table-cell office:value-type="float" office:value="0.0137012057797634" calcext:value-type="float">
            <text:p>0.0137012057797634</text:p>
          </table:table-cell>
          <table:table-cell office:value-type="float" office:value="0.0134616809478019" calcext:value-type="float">
            <text:p>0.0134616809478019</text:p>
          </table:table-cell>
          <table:table-cell office:value-type="float" office:value="0.0132667681443947" calcext:value-type="float">
            <text:p>0.0132667681443947</text:p>
          </table:table-cell>
          <table:table-cell office:value-type="float" office:value="0.0136565937512091" calcext:value-type="float">
            <text:p>0.0136565937512091</text:p>
          </table:table-cell>
          <table:table-cell office:value-type="float" office:value="0.0134741776786694" calcext:value-type="float">
            <text:p>0.0134741776786694</text:p>
          </table:table-cell>
          <table:table-cell office:value-type="float" office:value="0.0132793744338983" calcext:value-type="float">
            <text:p>0.0132793744338983</text:p>
          </table:table-cell>
          <table:table-cell office:value-type="float" office:value="0.0136689809234405" calcext:value-type="float">
            <text:p>0.0136689809234405</text:p>
          </table:table-cell>
          <table:table-cell office:value-type="float" office:value="0.0250933568550112" calcext:value-type="float">
            <text:p>0.0250933568550112</text:p>
          </table:table-cell>
          <table:table-cell office:value-type="float" office:value="0.0247543549391836" calcext:value-type="float">
            <text:p>0.0247543549391836</text:p>
          </table:table-cell>
          <table:table-cell office:value-type="float" office:value="0.0254323587708388" calcext:value-type="float">
            <text:p>0.0254323587708388</text:p>
          </table:table-cell>
          <table:table-cell office:value-type="float" office:value="0.0251366670019513" calcext:value-type="float">
            <text:p>0.0251366670019513</text:p>
          </table:table-cell>
          <table:table-cell office:value-type="float" office:value="0.0247975831942823" calcext:value-type="float">
            <text:p>0.0247975831942823</text:p>
          </table:table-cell>
          <table:table-cell office:value-type="float" office:value="0.0254757508096203" calcext:value-type="float">
            <text:p>0.0254757508096203</text:p>
          </table:table-cell>
          <table:table-cell office:value-type="float" office:value="0.0251366670019513" calcext:value-type="float">
            <text:p>0.0251366670019513</text:p>
          </table:table-cell>
          <table:table-cell office:value-type="float" office:value="0.0247975831942823" calcext:value-type="float">
            <text:p>0.0247975831942823</text:p>
          </table:table-cell>
          <table:table-cell office:value-type="float" office:value="0.0254757508096203" calcext:value-type="float">
            <text:p>0.0254757508096203</text:p>
          </table:table-cell>
          <table:table-cell office:value-type="float" office:value="0.0250905921990757" calcext:value-type="float">
            <text:p>0.0250905921990757</text:p>
          </table:table-cell>
          <table:table-cell office:value-type="float" office:value="0.0247515481465561" calcext:value-type="float">
            <text:p>0.0247515481465561</text:p>
          </table:table-cell>
          <table:table-cell office:value-type="float" office:value="0.0254296362515952" calcext:value-type="float">
            <text:p>0.0254296362515952</text:p>
          </table:table-cell>
          <table:table-cell office:value-type="float" office:value="0.0125543902114259" calcext:value-type="float">
            <text:p>0.0125543902114259</text:p>
          </table:table-cell>
          <table:table-cell office:value-type="float" office:value="0.0122872429540454" calcext:value-type="float">
            <text:p>0.0122872429540454</text:p>
          </table:table-cell>
          <table:table-cell office:value-type="float" office:value="0.0128215374688063" calcext:value-type="float">
            <text:p>0.0128215374688063</text:p>
          </table:table-cell>
          <table:table-cell office:value-type="float" office:value="0.0125189262559348" calcext:value-type="float">
            <text:p>0.0125189262559348</text:p>
          </table:table-cell>
          <table:table-cell office:value-type="float" office:value="0.0122533878483434" calcext:value-type="float">
            <text:p>0.0122533878483434</text:p>
          </table:table-cell>
          <table:table-cell office:value-type="float" office:value="0.0127844646635261" calcext:value-type="float">
            <text:p>0.0127844646635261</text:p>
          </table:table-cell>
          <table:table-cell office:value-type="float" office:value="0.0125271114413245" calcext:value-type="float">
            <text:p>0.0125271114413245</text:p>
          </table:table-cell>
          <table:table-cell office:value-type="float" office:value="0.0122607400013948" calcext:value-type="float">
            <text:p>0.0122607400013948</text:p>
          </table:table-cell>
          <table:table-cell office:value-type="float" office:value="0.0127934828812542" calcext:value-type="float">
            <text:p>0.0127934828812542</text:p>
          </table:table-cell>
          <table:table-cell office:value-type="float" office:value="0.0267165139392718" calcext:value-type="float">
            <text:p>0.0267165139392718</text:p>
          </table:table-cell>
          <table:table-cell office:value-type="float" office:value="0.0263617924463259" calcext:value-type="float">
            <text:p>0.0263617924463259</text:p>
          </table:table-cell>
          <table:table-cell office:value-type="float" office:value="0.0270712354322178" calcext:value-type="float">
            <text:p>0.0270712354322178</text:p>
          </table:table-cell>
          <table:table-cell office:value-type="float" office:value="0.0266492936197108" calcext:value-type="float">
            <text:p>0.0266492936197108</text:p>
          </table:table-cell>
          <table:table-cell office:value-type="float" office:value="0.0263002702867267" calcext:value-type="float">
            <text:p>0.0263002702867267</text:p>
          </table:table-cell>
          <table:table-cell office:value-type="float" office:value="0.0269983169526949" calcext:value-type="float">
            <text:p>0.0269983169526949</text:p>
          </table:table-cell>
          <table:table-cell office:value-type="float" office:value="0.0266492936197108" calcext:value-type="float">
            <text:p>0.0266492936197108</text:p>
          </table:table-cell>
          <table:table-cell office:value-type="float" office:value="0.0263002702867267" calcext:value-type="float">
            <text:p>0.0263002702867267</text:p>
          </table:table-cell>
          <table:table-cell office:value-type="float" office:value="0.0269983169526949" calcext:value-type="float">
            <text:p>0.0269983169526949</text:p>
          </table:table-cell>
          <table:table-cell office:value-type="float" office:value="0.0266994314931274" calcext:value-type="float">
            <text:p>0.0266994314931274</text:p>
          </table:table-cell>
          <table:table-cell office:value-type="float" office:value="0.0263449921397012" calcext:value-type="float">
            <text:p>0.0263449921397012</text:p>
          </table:table-cell>
          <table:table-cell office:value-type="float" office:value="0.0270538708465537" calcext:value-type="float">
            <text:p>0.0270538708465537</text:p>
          </table:table-cell>
          <table:table-cell office:value-type="float" office:value="0.0143944530156905" calcext:value-type="float">
            <text:p>0.0143944530156905</text:p>
          </table:table-cell>
          <table:table-cell office:value-type="float" office:value="0.0141108298861815" calcext:value-type="float">
            <text:p>0.0141108298861815</text:p>
          </table:table-cell>
          <table:table-cell office:value-type="float" office:value="0.0146780761451996" calcext:value-type="float">
            <text:p>0.0146780761451996</text:p>
          </table:table-cell>
          <table:table-cell office:value-type="float" office:value="0.0143438831870478" calcext:value-type="float">
            <text:p>0.0143438831870478</text:p>
          </table:table-cell>
          <table:table-cell office:value-type="float" office:value="0.0140605595246271" calcext:value-type="float">
            <text:p>0.0140605595246271</text:p>
          </table:table-cell>
          <table:table-cell office:value-type="float" office:value="0.0146272068494685" calcext:value-type="float">
            <text:p>0.0146272068494685</text:p>
          </table:table-cell>
          <table:table-cell office:value-type="float" office:value="0.0143575259775623" calcext:value-type="float">
            <text:p>0.0143575259775623</text:p>
          </table:table-cell>
          <table:table-cell office:value-type="float" office:value="0.014073948283193" calcext:value-type="float">
            <text:p>0.014073948283193</text:p>
          </table:table-cell>
          <table:table-cell office:value-type="float" office:value="0.0146411036719317" calcext:value-type="float">
            <text:p>0.0146411036719317</text:p>
          </table:table-cell>
          <table:table-cell office:value-type="float" office:value="5.86180575" calcext:value-type="float">
            <text:p>5.86180575</text:p>
          </table:table-cell>
        </table:table-row>
        <table:table-row table:style-name="ro1">
          <table:table-cell office:value-type="string" calcext:value-type="string">
            <text:p>bh_indep_unbalanced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60328462192591" calcext:value-type="float">
            <text:p>0.0260328462192591</text:p>
          </table:table-cell>
          <table:table-cell office:value-type="float" office:value="0.0257916623118061" calcext:value-type="float">
            <text:p>0.0257916623118061</text:p>
          </table:table-cell>
          <table:table-cell office:value-type="float" office:value="0.026274030126712" calcext:value-type="float">
            <text:p>0.026274030126712</text:p>
          </table:table-cell>
          <table:table-cell office:value-type="float" office:value="0.0259310016088271" calcext:value-type="float">
            <text:p>0.0259310016088271</text:p>
          </table:table-cell>
          <table:table-cell office:value-type="float" office:value="0.0256906954249914" calcext:value-type="float">
            <text:p>0.0256906954249914</text:p>
          </table:table-cell>
          <table:table-cell office:value-type="float" office:value="0.0261713077926628" calcext:value-type="float">
            <text:p>0.0261713077926628</text:p>
          </table:table-cell>
          <table:table-cell office:value-type="float" office:value="0.0259310016088271" calcext:value-type="float">
            <text:p>0.0259310016088271</text:p>
          </table:table-cell>
          <table:table-cell office:value-type="float" office:value="0.0256906954249914" calcext:value-type="float">
            <text:p>0.0256906954249914</text:p>
          </table:table-cell>
          <table:table-cell office:value-type="float" office:value="0.0261713077926628" calcext:value-type="float">
            <text:p>0.0261713077926628</text:p>
          </table:table-cell>
          <table:table-cell office:value-type="float" office:value="0.0232343613982265" calcext:value-type="float">
            <text:p>0.0232343613982265</text:p>
          </table:table-cell>
          <table:table-cell office:value-type="float" office:value="0.0230070672758153" calcext:value-type="float">
            <text:p>0.0230070672758153</text:p>
          </table:table-cell>
          <table:table-cell office:value-type="float" office:value="0.0234616555206377" calcext:value-type="float">
            <text:p>0.0234616555206377</text:p>
          </table:table-cell>
          <table:table-cell office:value-type="float" office:value="0.0136221969578189" calcext:value-type="float">
            <text:p>0.0136221969578189</text:p>
          </table:table-cell>
          <table:table-cell office:value-type="float" office:value="0.0134354507072885" calcext:value-type="float">
            <text:p>0.0134354507072885</text:p>
          </table:table-cell>
          <table:table-cell office:value-type="float" office:value="0.0138089432083494" calcext:value-type="float">
            <text:p>0.0138089432083494</text:p>
          </table:table-cell>
          <table:table-cell office:value-type="float" office:value="0.012077972769808" calcext:value-type="float">
            <text:p>0.012077972769808</text:p>
          </table:table-cell>
          <table:table-cell office:value-type="float" office:value="0.0119004557679737" calcext:value-type="float">
            <text:p>0.0119004557679737</text:p>
          </table:table-cell>
          <table:table-cell office:value-type="float" office:value="0.0122554897716424" calcext:value-type="float">
            <text:p>0.0122554897716424</text:p>
          </table:table-cell>
          <table:table-cell office:value-type="float" office:value="0.0135781825284073" calcext:value-type="float">
            <text:p>0.0135781825284073</text:p>
          </table:table-cell>
          <table:table-cell office:value-type="float" office:value="0.0133916202312208" calcext:value-type="float">
            <text:p>0.0133916202312208</text:p>
          </table:table-cell>
          <table:table-cell office:value-type="float" office:value="0.0137647448255938" calcext:value-type="float">
            <text:p>0.0137647448255938</text:p>
          </table:table-cell>
          <table:table-cell office:value-type="float" office:value="0.0251185604587816" calcext:value-type="float">
            <text:p>0.0251185604587816</text:p>
          </table:table-cell>
          <table:table-cell office:value-type="float" office:value="0.0245031004401521" calcext:value-type="float">
            <text:p>0.0245031004401521</text:p>
          </table:table-cell>
          <table:table-cell office:value-type="float" office:value="0.0257340204774111" calcext:value-type="float">
            <text:p>0.0257340204774111</text:p>
          </table:table-cell>
          <table:table-cell office:value-type="float" office:value="0.0600703640434716" calcext:value-type="float">
            <text:p>0.0600703640434716</text:p>
          </table:table-cell>
          <table:table-cell office:value-type="float" office:value="0.0592781426763136" calcext:value-type="float">
            <text:p>0.0592781426763136</text:p>
          </table:table-cell>
          <table:table-cell office:value-type="float" office:value="0.0608625854106296" calcext:value-type="float">
            <text:p>0.0608625854106296</text:p>
          </table:table-cell>
          <table:table-cell office:value-type="float" office:value="0.0600703640434716" calcext:value-type="float">
            <text:p>0.0600703640434716</text:p>
          </table:table-cell>
          <table:table-cell office:value-type="float" office:value="0.0592781426763136" calcext:value-type="float">
            <text:p>0.0592781426763136</text:p>
          </table:table-cell>
          <table:table-cell office:value-type="float" office:value="0.0608625854106296" calcext:value-type="float">
            <text:p>0.0608625854106296</text:p>
          </table:table-cell>
          <table:table-cell office:value-type="float" office:value="0.0359517417102878" calcext:value-type="float">
            <text:p>0.0359517417102878</text:p>
          </table:table-cell>
          <table:table-cell office:value-type="float" office:value="0.0352551766486964" calcext:value-type="float">
            <text:p>0.0352551766486964</text:p>
          </table:table-cell>
          <table:table-cell office:value-type="float" office:value="0.0366483067718792" calcext:value-type="float">
            <text:p>0.0366483067718792</text:p>
          </table:table-cell>
          <table:table-cell office:value-type="float" office:value="0.0127032381459256" calcext:value-type="float">
            <text:p>0.0127032381459256</text:p>
          </table:table-cell>
          <table:table-cell office:value-type="float" office:value="0.0122171700041048" calcext:value-type="float">
            <text:p>0.0122171700041048</text:p>
          </table:table-cell>
          <table:table-cell office:value-type="float" office:value="0.0131893062877463" calcext:value-type="float">
            <text:p>0.0131893062877463</text:p>
          </table:table-cell>
          <table:table-cell office:value-type="float" office:value="0.0180060803223453" calcext:value-type="float">
            <text:p>0.0180060803223453</text:p>
          </table:table-cell>
          <table:table-cell office:value-type="float" office:value="0.0174557474141212" calcext:value-type="float">
            <text:p>0.0174557474141212</text:p>
          </table:table-cell>
          <table:table-cell office:value-type="float" office:value="0.0185564132305694" calcext:value-type="float">
            <text:p>0.0185564132305694</text:p>
          </table:table-cell>
          <table:table-cell office:value-type="float" office:value="0.0126911942247642" calcext:value-type="float">
            <text:p>0.0126911942247642</text:p>
          </table:table-cell>
          <table:table-cell office:value-type="float" office:value="0.0122051246709881" calcext:value-type="float">
            <text:p>0.0122051246709881</text:p>
          </table:table-cell>
          <table:table-cell office:value-type="float" office:value="0.0131772637785403" calcext:value-type="float">
            <text:p>0.0131772637785403</text:p>
          </table:table-cell>
          <table:table-cell office:value-type="float" office:value="0.0261548660672914" calcext:value-type="float">
            <text:p>0.0261548660672914</text:p>
          </table:table-cell>
          <table:table-cell office:value-type="float" office:value="0.0258918291476851" calcext:value-type="float">
            <text:p>0.0258918291476851</text:p>
          </table:table-cell>
          <table:table-cell office:value-type="float" office:value="0.0264179029868976" calcext:value-type="float">
            <text:p>0.0264179029868976</text:p>
          </table:table-cell>
          <table:table-cell office:value-type="float" office:value="0.0169451982572848" calcext:value-type="float">
            <text:p>0.0169451982572848</text:p>
          </table:table-cell>
          <table:table-cell office:value-type="float" office:value="0.0167283227646777" calcext:value-type="float">
            <text:p>0.0167283227646777</text:p>
          </table:table-cell>
          <table:table-cell office:value-type="float" office:value="0.0171620737498919" calcext:value-type="float">
            <text:p>0.0171620737498919</text:p>
          </table:table-cell>
          <table:table-cell office:value-type="float" office:value="0.0169451982572848" calcext:value-type="float">
            <text:p>0.0169451982572848</text:p>
          </table:table-cell>
          <table:table-cell office:value-type="float" office:value="0.0167283227646777" calcext:value-type="float">
            <text:p>0.0167283227646777</text:p>
          </table:table-cell>
          <table:table-cell office:value-type="float" office:value="0.0171620737498919" calcext:value-type="float">
            <text:p>0.0171620737498919</text:p>
          </table:table-cell>
          <table:table-cell office:value-type="float" office:value="0.0204070664987276" calcext:value-type="float">
            <text:p>0.0204070664987276</text:p>
          </table:table-cell>
          <table:table-cell office:value-type="float" office:value="0.020172876069449" calcext:value-type="float">
            <text:p>0.020172876069449</text:p>
          </table:table-cell>
          <table:table-cell office:value-type="float" office:value="0.0206412569280062" calcext:value-type="float">
            <text:p>0.0206412569280062</text:p>
          </table:table-cell>
          <table:table-cell office:value-type="float" office:value="0.0137586321783874" calcext:value-type="float">
            <text:p>0.0137586321783874</text:p>
          </table:table-cell>
          <table:table-cell office:value-type="float" office:value="0.0135551910174261" calcext:value-type="float">
            <text:p>0.0135551910174261</text:p>
          </table:table-cell>
          <table:table-cell office:value-type="float" office:value="0.0139620733393487" calcext:value-type="float">
            <text:p>0.0139620733393487</text:p>
          </table:table-cell>
          <table:table-cell office:value-type="float" office:value="0.0108215218316669" calcext:value-type="float">
            <text:p>0.0108215218316669</text:p>
          </table:table-cell>
          <table:table-cell office:value-type="float" office:value="0.0106389436446352" calcext:value-type="float">
            <text:p>0.0106389436446352</text:p>
          </table:table-cell>
          <table:table-cell office:value-type="float" office:value="0.0110041000186986" calcext:value-type="float">
            <text:p>0.0110041000186986</text:p>
          </table:table-cell>
          <table:table-cell office:value-type="float" office:value="0.0137092774499515" calcext:value-type="float">
            <text:p>0.0137092774499515</text:p>
          </table:table-cell>
          <table:table-cell office:value-type="float" office:value="0.0135060301609146" calcext:value-type="float">
            <text:p>0.0135060301609146</text:p>
          </table:table-cell>
          <table:table-cell office:value-type="float" office:value="0.0139125247389884" calcext:value-type="float">
            <text:p>0.0139125247389884</text:p>
          </table:table-cell>
          <table:table-cell office:value-type="float" office:value="4.97382754166667" calcext:value-type="float">
            <text:p>4.97382754166667</text:p>
          </table:table-cell>
        </table:table-row>
        <table:table-row table:style-name="ro1">
          <table:table-cell office:value-type="string" calcext:value-type="string">
            <text:p>bh_posdep_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905" calcext:value-type="float">
            <text:p>0.0905</text:p>
          </table:table-cell>
          <table:table-cell office:value-type="float" office:value="0.0779232816479987" calcext:value-type="float">
            <text:p>0.0779232816479987</text:p>
          </table:table-cell>
          <table:table-cell office:value-type="float" office:value="0.103076718352001" calcext:value-type="float">
            <text:p>0.103076718352001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50092281251111" calcext:value-type="float">
            <text:p>0.0350092281251111</text:p>
          </table:table-cell>
          <table:table-cell office:value-type="float" office:value="0.0529907718748889" calcext:value-type="float">
            <text:p>0.0529907718748889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50092281251111" calcext:value-type="float">
            <text:p>0.0350092281251111</text:p>
          </table:table-cell>
          <table:table-cell office:value-type="float" office:value="0.0529907718748889" calcext:value-type="float">
            <text:p>0.0529907718748889</text:p>
          </table:table-cell>
          <table:table-cell office:value-type="float" office:value="0.0905" calcext:value-type="float">
            <text:p>0.0905</text:p>
          </table:table-cell>
          <table:table-cell office:value-type="float" office:value="0.0779232816479987" calcext:value-type="float">
            <text:p>0.0779232816479987</text:p>
          </table:table-cell>
          <table:table-cell office:value-type="float" office:value="0.103076718352001" calcext:value-type="float">
            <text:p>0.103076718352001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41073358489683" calcext:value-type="float">
            <text:p>0.0341073358489683</text:p>
          </table:table-cell>
          <table:table-cell office:value-type="float" office:value="0.0518926641510317" calcext:value-type="float">
            <text:p>0.0518926641510317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345581205707507" calcext:value-type="float">
            <text:p>0.0345581205707507</text:p>
          </table:table-cell>
          <table:table-cell office:value-type="float" office:value="0.0524418794292493" calcext:value-type="float">
            <text:p>0.0524418794292493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41073358489683" calcext:value-type="float">
            <text:p>0.0341073358489683</text:p>
          </table:table-cell>
          <table:table-cell office:value-type="float" office:value="0.0518926641510317" calcext:value-type="float">
            <text:p>0.051892664151031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450060092541416" calcext:value-type="float">
            <text:p>0.0450060092541416</text:p>
          </table:table-cell>
          <table:table-cell office:value-type="float" office:value="0.0649939907458584" calcext:value-type="float">
            <text:p>0.064993990745858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98947396457569" calcext:value-type="float">
            <text:p>0.0198947396457569</text:p>
          </table:table-cell>
          <table:table-cell office:value-type="float" office:value="0.0341052603542431" calcext:value-type="float">
            <text:p>0.034105260354243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98947396457569" calcext:value-type="float">
            <text:p>0.0198947396457569</text:p>
          </table:table-cell>
          <table:table-cell office:value-type="float" office:value="0.0341052603542431" calcext:value-type="float">
            <text:p>0.034105260354243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450060092541416" calcext:value-type="float">
            <text:p>0.0450060092541416</text:p>
          </table:table-cell>
          <table:table-cell office:value-type="float" office:value="0.0649939907458584" calcext:value-type="float">
            <text:p>0.0649939907458584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017722986152937" calcext:value-type="float">
            <text:p>0.017722986152937</text:p>
          </table:table-cell>
          <table:table-cell office:value-type="float" office:value="0.031277013847063" calcext:value-type="float">
            <text:p>0.03127701384706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8155936880975" calcext:value-type="float">
            <text:p>0.018155936880975</text:p>
          </table:table-cell>
          <table:table-cell office:value-type="float" office:value="0.031844063119025" calcext:value-type="float">
            <text:p>0.031844063119025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017722986152937" calcext:value-type="float">
            <text:p>0.017722986152937</text:p>
          </table:table-cell>
          <table:table-cell office:value-type="float" office:value="0.031277013847063" calcext:value-type="float">
            <text:p>0.031277013847063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309613556187091" calcext:value-type="float">
            <text:p>0.0309613556187091</text:p>
          </table:table-cell>
          <table:table-cell office:value-type="float" office:value="0.0480386443812909" calcext:value-type="float">
            <text:p>0.048038644381290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47144586579749" calcext:value-type="float">
            <text:p>0.0147144586579749</text:p>
          </table:table-cell>
          <table:table-cell office:value-type="float" office:value="0.0272855413420251" calcext:value-type="float">
            <text:p>0.0272855413420251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47144586579749" calcext:value-type="float">
            <text:p>0.0147144586579749</text:p>
          </table:table-cell>
          <table:table-cell office:value-type="float" office:value="0.0272855413420251" calcext:value-type="float">
            <text:p>0.0272855413420251</text:p>
          </table:table-cell>
          <table:table-cell office:value-type="float" office:value="0.04" calcext:value-type="float">
            <text:p>0.04</text:p>
          </table:table-cell>
          <table:table-cell office:value-type="float" office:value="0.0314097202717122" calcext:value-type="float">
            <text:p>0.0314097202717122</text:p>
          </table:table-cell>
          <table:table-cell office:value-type="float" office:value="0.0485902797282878" calcext:value-type="float">
            <text:p>0.0485902797282878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134384624671529" calcext:value-type="float">
            <text:p>0.0134384624671529</text:p>
          </table:table-cell>
          <table:table-cell office:value-type="float" office:value="0.0255615375328471" calcext:value-type="float">
            <text:p>0.0255615375328471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134384624671529" calcext:value-type="float">
            <text:p>0.0134384624671529</text:p>
          </table:table-cell>
          <table:table-cell office:value-type="float" office:value="0.0255615375328471" calcext:value-type="float">
            <text:p>0.0255615375328471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134384624671529" calcext:value-type="float">
            <text:p>0.0134384624671529</text:p>
          </table:table-cell>
          <table:table-cell office:value-type="float" office:value="0.0255615375328471" calcext:value-type="float">
            <text:p>0.0255615375328471</text:p>
          </table:table-cell>
          <table:table-cell office:value-type="float" office:value="4.95656745833333" calcext:value-type="float">
            <text:p>4.95656745833333</text:p>
          </table:table-cell>
        </table:table-row>
        <table:table-row table:style-name="ro1">
          <table:table-cell office:value-type="string" calcext:value-type="string">
            <text:p>bh_posdep_posonly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74914838345053" calcext:value-type="float">
            <text:p>0.0374914838345053</text:p>
          </table:table-cell>
          <table:table-cell office:value-type="float" office:value="0.0370569835279468" calcext:value-type="float">
            <text:p>0.0370569835279468</text:p>
          </table:table-cell>
          <table:table-cell office:value-type="float" office:value="0.0379259841410637" calcext:value-type="float">
            <text:p>0.0379259841410637</text:p>
          </table:table-cell>
          <table:table-cell office:value-type="float" office:value="0.0376563653289033" calcext:value-type="float">
            <text:p>0.0376563653289033</text:p>
          </table:table-cell>
          <table:table-cell office:value-type="float" office:value="0.0371918890971205" calcext:value-type="float">
            <text:p>0.0371918890971205</text:p>
          </table:table-cell>
          <table:table-cell office:value-type="float" office:value="0.0381208415606861" calcext:value-type="float">
            <text:p>0.0381208415606861</text:p>
          </table:table-cell>
          <table:table-cell office:value-type="float" office:value="0.0376563653289033" calcext:value-type="float">
            <text:p>0.0376563653289033</text:p>
          </table:table-cell>
          <table:table-cell office:value-type="float" office:value="0.0371918890971205" calcext:value-type="float">
            <text:p>0.0371918890971205</text:p>
          </table:table-cell>
          <table:table-cell office:value-type="float" office:value="0.0381208415606861" calcext:value-type="float">
            <text:p>0.0381208415606861</text:p>
          </table:table-cell>
          <table:table-cell office:value-type="float" office:value="0.029940613606234" calcext:value-type="float">
            <text:p>0.029940613606234</text:p>
          </table:table-cell>
          <table:table-cell office:value-type="float" office:value="0.0295447581927529" calcext:value-type="float">
            <text:p>0.0295447581927529</text:p>
          </table:table-cell>
          <table:table-cell office:value-type="float" office:value="0.0303364690197152" calcext:value-type="float">
            <text:p>0.0303364690197152</text:p>
          </table:table-cell>
          <table:table-cell office:value-type="float" office:value="0.0188413805140203" calcext:value-type="float">
            <text:p>0.0188413805140203</text:p>
          </table:table-cell>
          <table:table-cell office:value-type="float" office:value="0.0185010232627604" calcext:value-type="float">
            <text:p>0.0185010232627604</text:p>
          </table:table-cell>
          <table:table-cell office:value-type="float" office:value="0.0191817377652802" calcext:value-type="float">
            <text:p>0.0191817377652802</text:p>
          </table:table-cell>
          <table:table-cell office:value-type="float" office:value="0.0151631198953805" calcext:value-type="float">
            <text:p>0.0151631198953805</text:p>
          </table:table-cell>
          <table:table-cell office:value-type="float" office:value="0.0148491246859661" calcext:value-type="float">
            <text:p>0.0148491246859661</text:p>
          </table:table-cell>
          <table:table-cell office:value-type="float" office:value="0.0154771151047949" calcext:value-type="float">
            <text:p>0.0154771151047949</text:p>
          </table:table-cell>
          <table:table-cell office:value-type="float" office:value="0.0188001152702344" calcext:value-type="float">
            <text:p>0.0188001152702344</text:p>
          </table:table-cell>
          <table:table-cell office:value-type="float" office:value="0.0184597919114918" calcext:value-type="float">
            <text:p>0.0184597919114918</text:p>
          </table:table-cell>
          <table:table-cell office:value-type="float" office:value="0.019140438628977" calcext:value-type="float">
            <text:p>0.019140438628977</text:p>
          </table:table-cell>
          <table:table-cell office:value-type="float" office:value="0.0373786287948507" calcext:value-type="float">
            <text:p>0.0373786287948507</text:p>
          </table:table-cell>
          <table:table-cell office:value-type="float" office:value="0.0369454638934297" calcext:value-type="float">
            <text:p>0.0369454638934297</text:p>
          </table:table-cell>
          <table:table-cell office:value-type="float" office:value="0.0378117936962717" calcext:value-type="float">
            <text:p>0.0378117936962717</text:p>
          </table:table-cell>
          <table:table-cell office:value-type="float" office:value="0.0190972261888533" calcext:value-type="float">
            <text:p>0.0190972261888533</text:p>
          </table:table-cell>
          <table:table-cell office:value-type="float" office:value="0.0187560821497025" calcext:value-type="float">
            <text:p>0.0187560821497025</text:p>
          </table:table-cell>
          <table:table-cell office:value-type="float" office:value="0.019438370228004" calcext:value-type="float">
            <text:p>0.019438370228004</text:p>
          </table:table-cell>
          <table:table-cell office:value-type="float" office:value="0.0190972261888533" calcext:value-type="float">
            <text:p>0.0190972261888533</text:p>
          </table:table-cell>
          <table:table-cell office:value-type="float" office:value="0.0187560821497025" calcext:value-type="float">
            <text:p>0.0187560821497025</text:p>
          </table:table-cell>
          <table:table-cell office:value-type="float" office:value="0.019438370228004" calcext:value-type="float">
            <text:p>0.019438370228004</text:p>
          </table:table-cell>
          <table:table-cell office:value-type="float" office:value="0.0297878421847197" calcext:value-type="float">
            <text:p>0.0297878421847197</text:p>
          </table:table-cell>
          <table:table-cell office:value-type="float" office:value="0.0293939809000449" calcext:value-type="float">
            <text:p>0.0293939809000449</text:p>
          </table:table-cell>
          <table:table-cell office:value-type="float" office:value="0.0301817034693945" calcext:value-type="float">
            <text:p>0.0301817034693945</text:p>
          </table:table-cell>
          <table:table-cell office:value-type="float" office:value="0.0187801878200231" calcext:value-type="float">
            <text:p>0.0187801878200231</text:p>
          </table:table-cell>
          <table:table-cell office:value-type="float" office:value="0.018440545651011" calcext:value-type="float">
            <text:p>0.018440545651011</text:p>
          </table:table-cell>
          <table:table-cell office:value-type="float" office:value="0.0191198299890352" calcext:value-type="float">
            <text:p>0.0191198299890352</text:p>
          </table:table-cell>
          <table:table-cell office:value-type="float" office:value="0.0150801980780137" calcext:value-type="float">
            <text:p>0.0150801980780137</text:p>
          </table:table-cell>
          <table:table-cell office:value-type="float" office:value="0.0147672148354585" calcext:value-type="float">
            <text:p>0.0147672148354585</text:p>
          </table:table-cell>
          <table:table-cell office:value-type="float" office:value="0.0153931813205689" calcext:value-type="float">
            <text:p>0.0153931813205689</text:p>
          </table:table-cell>
          <table:table-cell office:value-type="float" office:value="0.0187388916584695" calcext:value-type="float">
            <text:p>0.0187388916584695</text:p>
          </table:table-cell>
          <table:table-cell office:value-type="float" office:value="0.0183993009833958" calcext:value-type="float">
            <text:p>0.0183993009833958</text:p>
          </table:table-cell>
          <table:table-cell office:value-type="float" office:value="0.0190784823335432" calcext:value-type="float">
            <text:p>0.0190784823335432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3206756621173" calcext:value-type="float">
            <text:p>0.033206756621173</text:p>
          </table:table-cell>
          <table:table-cell office:value-type="float" office:value="0.050793243378827" calcext:value-type="float">
            <text:p>0.050793243378827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531088714896" calcext:value-type="float">
            <text:p>0.99531088714896</text:p>
          </table:table-cell>
          <table:table-cell office:value-type="float" office:value="0.99968911285104" calcext:value-type="float">
            <text:p>0.99968911285104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531088714896" calcext:value-type="float">
            <text:p>0.99531088714896</text:p>
          </table:table-cell>
          <table:table-cell office:value-type="float" office:value="0.99968911285104" calcext:value-type="float">
            <text:p>0.9996891128510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22669818229962" calcext:value-type="float">
            <text:p>0.0422669818229962</text:p>
          </table:table-cell>
          <table:table-cell office:value-type="float" office:value="0.0617330181770038" calcext:value-type="float">
            <text:p>0.0617330181770038</text:p>
          </table:table-cell>
          <table:table-cell office:value-type="float" office:value="0.02" calcext:value-type="float">
            <text:p>0.02</text:p>
          </table:table-cell>
          <table:table-cell office:value-type="float" office:value="0.0138628077260602" calcext:value-type="float">
            <text:p>0.0138628077260602</text:p>
          </table:table-cell>
          <table:table-cell office:value-type="float" office:value="0.0261371922739398" calcext:value-type="float">
            <text:p>0.0261371922739398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185896076503584" calcext:value-type="float">
            <text:p>0.0185896076503584</text:p>
          </table:table-cell>
          <table:table-cell office:value-type="float" office:value="0.0324103923496416" calcext:value-type="float">
            <text:p>0.0324103923496416</text:p>
          </table:table-cell>
          <table:table-cell office:value-type="float" office:value="0.02" calcext:value-type="float">
            <text:p>0.02</text:p>
          </table:table-cell>
          <table:table-cell office:value-type="float" office:value="0.0138628077260602" calcext:value-type="float">
            <text:p>0.0138628077260602</text:p>
          </table:table-cell>
          <table:table-cell office:value-type="float" office:value="0.0261371922739398" calcext:value-type="float">
            <text:p>0.0261371922739398</text:p>
          </table:table-cell>
          <table:table-cell office:value-type="float" office:value="4.56761920833333" calcext:value-type="float">
            <text:p>4.56761920833333</text:p>
          </table:table-cell>
        </table:table-row>
        <table:table-row table:style-name="ro1">
          <table:table-cell office:value-type="string" calcext:value-type="string">
            <text:p>bh_posdep_negonl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95023194852512" calcext:value-type="float">
            <text:p>0.0395023194852512</text:p>
          </table:table-cell>
          <table:table-cell office:value-type="float" office:value="0.0390633332087712" calcext:value-type="float">
            <text:p>0.0390633332087712</text:p>
          </table:table-cell>
          <table:table-cell office:value-type="float" office:value="0.0399413057617311" calcext:value-type="float">
            <text:p>0.0399413057617311</text:p>
          </table:table-cell>
          <table:table-cell office:value-type="float" office:value="0.0394380054880291" calcext:value-type="float">
            <text:p>0.0394380054880291</text:p>
          </table:table-cell>
          <table:table-cell office:value-type="float" office:value="0.0389777897607303" calcext:value-type="float">
            <text:p>0.0389777897607303</text:p>
          </table:table-cell>
          <table:table-cell office:value-type="float" office:value="0.0398982212153279" calcext:value-type="float">
            <text:p>0.0398982212153279</text:p>
          </table:table-cell>
          <table:table-cell office:value-type="float" office:value="0.0394380054880291" calcext:value-type="float">
            <text:p>0.0394380054880291</text:p>
          </table:table-cell>
          <table:table-cell office:value-type="float" office:value="0.0389777897607303" calcext:value-type="float">
            <text:p>0.0389777897607303</text:p>
          </table:table-cell>
          <table:table-cell office:value-type="float" office:value="0.0398982212153279" calcext:value-type="float">
            <text:p>0.0398982212153279</text:p>
          </table:table-cell>
          <table:table-cell office:value-type="float" office:value="0.0320987811613041" calcext:value-type="float">
            <text:p>0.0320987811613041</text:p>
          </table:table-cell>
          <table:table-cell office:value-type="float" office:value="0.0316978600433416" calcext:value-type="float">
            <text:p>0.0316978600433416</text:p>
          </table:table-cell>
          <table:table-cell office:value-type="float" office:value="0.0324997022792666" calcext:value-type="float">
            <text:p>0.0324997022792666</text:p>
          </table:table-cell>
          <table:table-cell office:value-type="float" office:value="0.0208801785048951" calcext:value-type="float">
            <text:p>0.0208801785048951</text:p>
          </table:table-cell>
          <table:table-cell office:value-type="float" office:value="0.0205393301716222" calcext:value-type="float">
            <text:p>0.0205393301716222</text:p>
          </table:table-cell>
          <table:table-cell office:value-type="float" office:value="0.0212210268381681" calcext:value-type="float">
            <text:p>0.0212210268381681</text:p>
          </table:table-cell>
          <table:table-cell office:value-type="float" office:value="0.0172083459168846" calcext:value-type="float">
            <text:p>0.0172083459168846</text:p>
          </table:table-cell>
          <table:table-cell office:value-type="float" office:value="0.0168896284537949" calcext:value-type="float">
            <text:p>0.0168896284537949</text:p>
          </table:table-cell>
          <table:table-cell office:value-type="float" office:value="0.0175270633799743" calcext:value-type="float">
            <text:p>0.0175270633799743</text:p>
          </table:table-cell>
          <table:table-cell office:value-type="float" office:value="0.0208453570459539" calcext:value-type="float">
            <text:p>0.0208453570459539</text:p>
          </table:table-cell>
          <table:table-cell office:value-type="float" office:value="0.0205044303028692" calcext:value-type="float">
            <text:p>0.0205044303028692</text:p>
          </table:table-cell>
          <table:table-cell office:value-type="float" office:value="0.0211862837890387" calcext:value-type="float">
            <text:p>0.0211862837890387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345581205707507" calcext:value-type="float">
            <text:p>0.0345581205707507</text:p>
          </table:table-cell>
          <table:table-cell office:value-type="float" office:value="0.0524418794292493" calcext:value-type="float">
            <text:p>0.0524418794292493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6041507276008" calcext:value-type="float">
            <text:p>0.996041507276008</text:p>
          </table:table-cell>
          <table:table-cell office:value-type="float" office:value="0.999958492723992" calcext:value-type="float">
            <text:p>0.999958492723992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6041507276008" calcext:value-type="float">
            <text:p>0.996041507276008</text:p>
          </table:table-cell>
          <table:table-cell office:value-type="float" office:value="0.999958492723992" calcext:value-type="float">
            <text:p>0.999958492723992</text:p>
          </table:table-cell>
          <table:table-cell office:value-type="float" office:value="0.057" calcext:value-type="float">
            <text:p>0.057</text:p>
          </table:table-cell>
          <table:table-cell office:value-type="float" office:value="0.0468366947835841" calcext:value-type="float">
            <text:p>0.0468366947835841</text:p>
          </table:table-cell>
          <table:table-cell office:value-type="float" office:value="0.0671633052164159" calcext:value-type="float">
            <text:p>0.0671633052164159</text:p>
          </table:table-cell>
          <table:table-cell office:value-type="float" office:value="0.02" calcext:value-type="float">
            <text:p>0.02</text:p>
          </table:table-cell>
          <table:table-cell office:value-type="float" office:value="0.0138628077260602" calcext:value-type="float">
            <text:p>0.0138628077260602</text:p>
          </table:table-cell>
          <table:table-cell office:value-type="float" office:value="0.0261371922739398" calcext:value-type="float">
            <text:p>0.026137192273939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07680761900444" calcext:value-type="float">
            <text:p>0.0207680761900444</text:p>
          </table:table-cell>
          <table:table-cell office:value-type="float" office:value="0.0352319238099556" calcext:value-type="float">
            <text:p>0.0352319238099556</text:p>
          </table:table-cell>
          <table:table-cell office:value-type="float" office:value="0.02" calcext:value-type="float">
            <text:p>0.02</text:p>
          </table:table-cell>
          <table:table-cell office:value-type="float" office:value="0.0138628077260602" calcext:value-type="float">
            <text:p>0.0138628077260602</text:p>
          </table:table-cell>
          <table:table-cell office:value-type="float" office:value="0.0261371922739398" calcext:value-type="float">
            <text:p>0.0261371922739398</text:p>
          </table:table-cell>
          <table:table-cell office:value-type="float" office:value="0.0393874621457208" calcext:value-type="float">
            <text:p>0.0393874621457208</text:p>
          </table:table-cell>
          <table:table-cell office:value-type="float" office:value="0.0389490389284241" calcext:value-type="float">
            <text:p>0.0389490389284241</text:p>
          </table:table-cell>
          <table:table-cell office:value-type="float" office:value="0.0398258853630174" calcext:value-type="float">
            <text:p>0.0398258853630174</text:p>
          </table:table-cell>
          <table:table-cell office:value-type="float" office:value="0.0211185384235229" calcext:value-type="float">
            <text:p>0.0211185384235229</text:p>
          </table:table-cell>
          <table:table-cell office:value-type="float" office:value="0.02077644504085" calcext:value-type="float">
            <text:p>0.02077644504085</text:p>
          </table:table-cell>
          <table:table-cell office:value-type="float" office:value="0.0214606318061958" calcext:value-type="float">
            <text:p>0.0214606318061958</text:p>
          </table:table-cell>
          <table:table-cell office:value-type="float" office:value="0.0211185384235229" calcext:value-type="float">
            <text:p>0.0211185384235229</text:p>
          </table:table-cell>
          <table:table-cell office:value-type="float" office:value="0.02077644504085" calcext:value-type="float">
            <text:p>0.02077644504085</text:p>
          </table:table-cell>
          <table:table-cell office:value-type="float" office:value="0.0214606318061958" calcext:value-type="float">
            <text:p>0.0214606318061958</text:p>
          </table:table-cell>
          <table:table-cell office:value-type="float" office:value="0.0319346223661617" calcext:value-type="float">
            <text:p>0.0319346223661617</text:p>
          </table:table-cell>
          <table:table-cell office:value-type="float" office:value="0.0315349257211227" calcext:value-type="float">
            <text:p>0.0315349257211227</text:p>
          </table:table-cell>
          <table:table-cell office:value-type="float" office:value="0.0323343190112008" calcext:value-type="float">
            <text:p>0.0323343190112008</text:p>
          </table:table-cell>
          <table:table-cell office:value-type="float" office:value="0.0208186527008903" calcext:value-type="float">
            <text:p>0.0208186527008903</text:p>
          </table:table-cell>
          <table:table-cell office:value-type="float" office:value="0.0204783212669436" calcext:value-type="float">
            <text:p>0.0204783212669436</text:p>
          </table:table-cell>
          <table:table-cell office:value-type="float" office:value="0.021158984134837" calcext:value-type="float">
            <text:p>0.021158984134837</text:p>
          </table:table-cell>
          <table:table-cell office:value-type="float" office:value="0.0171171159123171" calcext:value-type="float">
            <text:p>0.0171171159123171</text:p>
          </table:table-cell>
          <table:table-cell office:value-type="float" office:value="0.0167997942726692" calcext:value-type="float">
            <text:p>0.0167997942726692</text:p>
          </table:table-cell>
          <table:table-cell office:value-type="float" office:value="0.0174344375519651" calcext:value-type="float">
            <text:p>0.0174344375519651</text:p>
          </table:table-cell>
          <table:table-cell office:value-type="float" office:value="0.0207838183520001" calcext:value-type="float">
            <text:p>0.0207838183520001</text:p>
          </table:table-cell>
          <table:table-cell office:value-type="float" office:value="0.020443421666144" calcext:value-type="float">
            <text:p>0.020443421666144</text:p>
          </table:table-cell>
          <table:table-cell office:value-type="float" office:value="0.0211242150378561" calcext:value-type="float">
            <text:p>0.0211242150378561</text:p>
          </table:table-cell>
          <table:table-cell office:value-type="float" office:value="4.97061841666667" calcext:value-type="float">
            <text:p>4.97061841666667</text:p>
          </table:table-cell>
        </table:table-row>
        <table:table-row table:style-name="ro1">
          <table:table-cell office:value-type="string" calcext:value-type="string">
            <text:p>bh_posdep_balance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61211531894028" calcext:value-type="float">
            <text:p>0.0261211531894028</text:p>
          </table:table-cell>
          <table:table-cell office:value-type="float" office:value="0.0258788688863524" calcext:value-type="float">
            <text:p>0.0258788688863524</text:p>
          </table:table-cell>
          <table:table-cell office:value-type="float" office:value="0.0263634374924532" calcext:value-type="float">
            <text:p>0.0263634374924532</text:p>
          </table:table-cell>
          <table:table-cell office:value-type="float" office:value="0.0260628779729436" calcext:value-type="float">
            <text:p>0.0260628779729436</text:p>
          </table:table-cell>
          <table:table-cell office:value-type="float" office:value="0.0258211944248889" calcext:value-type="float">
            <text:p>0.0258211944248889</text:p>
          </table:table-cell>
          <table:table-cell office:value-type="float" office:value="0.0263045615209984" calcext:value-type="float">
            <text:p>0.0263045615209984</text:p>
          </table:table-cell>
          <table:table-cell office:value-type="float" office:value="0.0260628779729436" calcext:value-type="float">
            <text:p>0.0260628779729436</text:p>
          </table:table-cell>
          <table:table-cell office:value-type="float" office:value="0.0258211944248889" calcext:value-type="float">
            <text:p>0.0258211944248889</text:p>
          </table:table-cell>
          <table:table-cell office:value-type="float" office:value="0.0263045615209984" calcext:value-type="float">
            <text:p>0.0263045615209984</text:p>
          </table:table-cell>
          <table:table-cell office:value-type="float" office:value="0.0260787385402157" calcext:value-type="float">
            <text:p>0.0260787385402157</text:p>
          </table:table-cell>
          <table:table-cell office:value-type="float" office:value="0.0258363568110157" calcext:value-type="float">
            <text:p>0.0258363568110157</text:p>
          </table:table-cell>
          <table:table-cell office:value-type="float" office:value="0.0263211202694157" calcext:value-type="float">
            <text:p>0.0263211202694157</text:p>
          </table:table-cell>
          <table:table-cell office:value-type="float" office:value="0.0136858812138346" calcext:value-type="float">
            <text:p>0.0136858812138346</text:p>
          </table:table-cell>
          <table:table-cell office:value-type="float" office:value="0.0134896028531321" calcext:value-type="float">
            <text:p>0.0134896028531321</text:p>
          </table:table-cell>
          <table:table-cell office:value-type="float" office:value="0.013882159574537" calcext:value-type="float">
            <text:p>0.013882159574537</text:p>
          </table:table-cell>
          <table:table-cell office:value-type="float" office:value="0.0136581001702796" calcext:value-type="float">
            <text:p>0.0136581001702796</text:p>
          </table:table-cell>
          <table:table-cell office:value-type="float" office:value="0.013462110838498" calcext:value-type="float">
            <text:p>0.013462110838498</text:p>
          </table:table-cell>
          <table:table-cell office:value-type="float" office:value="0.0138540895020611" calcext:value-type="float">
            <text:p>0.0138540895020611</text:p>
          </table:table-cell>
          <table:table-cell office:value-type="float" office:value="0.0136612714053508" calcext:value-type="float">
            <text:p>0.0136612714053508</text:p>
          </table:table-cell>
          <table:table-cell office:value-type="float" office:value="0.0134654509539208" calcext:value-type="float">
            <text:p>0.0134654509539208</text:p>
          </table:table-cell>
          <table:table-cell office:value-type="float" office:value="0.0138570918567808" calcext:value-type="float">
            <text:p>0.0138570918567808</text:p>
          </table:table-cell>
          <table:table-cell office:value-type="float" office:value="0.0250094670078611" calcext:value-type="float">
            <text:p>0.0250094670078611</text:p>
          </table:table-cell>
          <table:table-cell office:value-type="float" office:value="0.0246626585810023" calcext:value-type="float">
            <text:p>0.0246626585810023</text:p>
          </table:table-cell>
          <table:table-cell office:value-type="float" office:value="0.02535627543472" calcext:value-type="float">
            <text:p>0.02535627543472</text:p>
          </table:table-cell>
          <table:table-cell office:value-type="float" office:value="0.0250044659884182" calcext:value-type="float">
            <text:p>0.0250044659884182</text:p>
          </table:table-cell>
          <table:table-cell office:value-type="float" office:value="0.0246631768797839" calcext:value-type="float">
            <text:p>0.0246631768797839</text:p>
          </table:table-cell>
          <table:table-cell office:value-type="float" office:value="0.0253457550970526" calcext:value-type="float">
            <text:p>0.0253457550970526</text:p>
          </table:table-cell>
          <table:table-cell office:value-type="float" office:value="0.0250044659884182" calcext:value-type="float">
            <text:p>0.0250044659884182</text:p>
          </table:table-cell>
          <table:table-cell office:value-type="float" office:value="0.0246631768797839" calcext:value-type="float">
            <text:p>0.0246631768797839</text:p>
          </table:table-cell>
          <table:table-cell office:value-type="float" office:value="0.0253457550970526" calcext:value-type="float">
            <text:p>0.0253457550970526</text:p>
          </table:table-cell>
          <table:table-cell office:value-type="float" office:value="0.0250071732546886" calcext:value-type="float">
            <text:p>0.0250071732546886</text:p>
          </table:table-cell>
          <table:table-cell office:value-type="float" office:value="0.0246636159792454" calcext:value-type="float">
            <text:p>0.0246636159792454</text:p>
          </table:table-cell>
          <table:table-cell office:value-type="float" office:value="0.0253507305301317" calcext:value-type="float">
            <text:p>0.0253507305301317</text:p>
          </table:table-cell>
          <table:table-cell office:value-type="float" office:value="0.0126037179515797" calcext:value-type="float">
            <text:p>0.0126037179515797</text:p>
          </table:table-cell>
          <table:table-cell office:value-type="float" office:value="0.0123335146081225" calcext:value-type="float">
            <text:p>0.0123335146081225</text:p>
          </table:table-cell>
          <table:table-cell office:value-type="float" office:value="0.0128739212950369" calcext:value-type="float">
            <text:p>0.0128739212950369</text:p>
          </table:table-cell>
          <table:table-cell office:value-type="float" office:value="0.0125958658197315" calcext:value-type="float">
            <text:p>0.0125958658197315</text:p>
          </table:table-cell>
          <table:table-cell office:value-type="float" office:value="0.0123256748482253" calcext:value-type="float">
            <text:p>0.0123256748482253</text:p>
          </table:table-cell>
          <table:table-cell office:value-type="float" office:value="0.0128660567912378" calcext:value-type="float">
            <text:p>0.0128660567912378</text:p>
          </table:table-cell>
          <table:table-cell office:value-type="float" office:value="0.0125808549259615" calcext:value-type="float">
            <text:p>0.0125808549259615</text:p>
          </table:table-cell>
          <table:table-cell office:value-type="float" office:value="0.0123110815283839" calcext:value-type="float">
            <text:p>0.0123110815283839</text:p>
          </table:table-cell>
          <table:table-cell office:value-type="float" office:value="0.012850628323539" calcext:value-type="float">
            <text:p>0.012850628323539</text:p>
          </table:table-cell>
          <table:table-cell office:value-type="float" office:value="0.0271188906472998" calcext:value-type="float">
            <text:p>0.0271188906472998</text:p>
          </table:table-cell>
          <table:table-cell office:value-type="float" office:value="0.0267613666768128" calcext:value-type="float">
            <text:p>0.0267613666768128</text:p>
          </table:table-cell>
          <table:table-cell office:value-type="float" office:value="0.0274764146177869" calcext:value-type="float">
            <text:p>0.0274764146177869</text:p>
          </table:table-cell>
          <table:table-cell office:value-type="float" office:value="0.0270503098956619" calcext:value-type="float">
            <text:p>0.0270503098956619</text:p>
          </table:table-cell>
          <table:table-cell office:value-type="float" office:value="0.0266986496979406" calcext:value-type="float">
            <text:p>0.0266986496979406</text:p>
          </table:table-cell>
          <table:table-cell office:value-type="float" office:value="0.0274019700933832" calcext:value-type="float">
            <text:p>0.0274019700933832</text:p>
          </table:table-cell>
          <table:table-cell office:value-type="float" office:value="0.0270503098956619" calcext:value-type="float">
            <text:p>0.0270503098956619</text:p>
          </table:table-cell>
          <table:table-cell office:value-type="float" office:value="0.0266986496979406" calcext:value-type="float">
            <text:p>0.0266986496979406</text:p>
          </table:table-cell>
          <table:table-cell office:value-type="float" office:value="0.0274019700933832" calcext:value-type="float">
            <text:p>0.0274019700933832</text:p>
          </table:table-cell>
          <table:table-cell office:value-type="float" office:value="0.0270497629719727" calcext:value-type="float">
            <text:p>0.0270497629719727</text:p>
          </table:table-cell>
          <table:table-cell office:value-type="float" office:value="0.0266946489698574" calcext:value-type="float">
            <text:p>0.0266946489698574</text:p>
          </table:table-cell>
          <table:table-cell office:value-type="float" office:value="0.0274048769740879" calcext:value-type="float">
            <text:p>0.0274048769740879</text:p>
          </table:table-cell>
          <table:table-cell office:value-type="float" office:value="0.0146925471352777" calcext:value-type="float">
            <text:p>0.0146925471352777</text:p>
          </table:table-cell>
          <table:table-cell office:value-type="float" office:value="0.0144049245926681" calcext:value-type="float">
            <text:p>0.0144049245926681</text:p>
          </table:table-cell>
          <table:table-cell office:value-type="float" office:value="0.0149801696778874" calcext:value-type="float">
            <text:p>0.0149801696778874</text:p>
          </table:table-cell>
          <table:table-cell office:value-type="float" office:value="0.0146540593504112" calcext:value-type="float">
            <text:p>0.0146540593504112</text:p>
          </table:table-cell>
          <table:table-cell office:value-type="float" office:value="0.0143681201736663" calcext:value-type="float">
            <text:p>0.0143681201736663</text:p>
          </table:table-cell>
          <table:table-cell office:value-type="float" office:value="0.0149399985271562" calcext:value-type="float">
            <text:p>0.0149399985271562</text:p>
          </table:table-cell>
          <table:table-cell office:value-type="float" office:value="0.0146659451085082" calcext:value-type="float">
            <text:p>0.0146659451085082</text:p>
          </table:table-cell>
          <table:table-cell office:value-type="float" office:value="0.0143786584624899" calcext:value-type="float">
            <text:p>0.0143786584624899</text:p>
          </table:table-cell>
          <table:table-cell office:value-type="float" office:value="0.0149532317545266" calcext:value-type="float">
            <text:p>0.0149532317545266</text:p>
          </table:table-cell>
          <table:table-cell office:value-type="float" office:value="5.01443891666667" calcext:value-type="float">
            <text:p>5.01443891666667</text:p>
          </table:table-cell>
        </table:table-row>
        <table:table-row table:style-name="ro1">
          <table:table-cell office:value-type="string" calcext:value-type="string">
            <text:p>bh_posdep_unbalanced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59239049100041" calcext:value-type="float">
            <text:p>0.0259239049100041</text:p>
          </table:table-cell>
          <table:table-cell office:value-type="float" office:value="0.0256736859131246" calcext:value-type="float">
            <text:p>0.0256736859131246</text:p>
          </table:table-cell>
          <table:table-cell office:value-type="float" office:value="0.0261741239068837" calcext:value-type="float">
            <text:p>0.0261741239068837</text:p>
          </table:table-cell>
          <table:table-cell office:value-type="float" office:value="0.0260126878737499" calcext:value-type="float">
            <text:p>0.0260126878737499</text:p>
          </table:table-cell>
          <table:table-cell office:value-type="float" office:value="0.0257531341467178" calcext:value-type="float">
            <text:p>0.0257531341467178</text:p>
          </table:table-cell>
          <table:table-cell office:value-type="float" office:value="0.0262722416007819" calcext:value-type="float">
            <text:p>0.0262722416007819</text:p>
          </table:table-cell>
          <table:table-cell office:value-type="float" office:value="0.0260114061382751" calcext:value-type="float">
            <text:p>0.0260114061382751</text:p>
          </table:table-cell>
          <table:table-cell office:value-type="float" office:value="0.0257518472355301" calcext:value-type="float">
            <text:p>0.0257518472355301</text:p>
          </table:table-cell>
          <table:table-cell office:value-type="float" office:value="0.0262709650410201" calcext:value-type="float">
            <text:p>0.0262709650410201</text:p>
          </table:table-cell>
          <table:table-cell office:value-type="float" office:value="0.0231621431126964" calcext:value-type="float">
            <text:p>0.0231621431126964</text:p>
          </table:table-cell>
          <table:table-cell office:value-type="float" office:value="0.0229211026275896" calcext:value-type="float">
            <text:p>0.0229211026275896</text:p>
          </table:table-cell>
          <table:table-cell office:value-type="float" office:value="0.0234031835978032" calcext:value-type="float">
            <text:p>0.0234031835978032</text:p>
          </table:table-cell>
          <table:table-cell office:value-type="float" office:value="0.0135670106018999" calcext:value-type="float">
            <text:p>0.0135670106018999</text:p>
          </table:table-cell>
          <table:table-cell office:value-type="float" office:value="0.013374115893293" calcext:value-type="float">
            <text:p>0.013374115893293</text:p>
          </table:table-cell>
          <table:table-cell office:value-type="float" office:value="0.0137599053105068" calcext:value-type="float">
            <text:p>0.0137599053105068</text:p>
          </table:table-cell>
          <table:table-cell office:value-type="float" office:value="0.0120490177352411" calcext:value-type="float">
            <text:p>0.0120490177352411</text:p>
          </table:table-cell>
          <table:table-cell office:value-type="float" office:value="0.0118654914170919" calcext:value-type="float">
            <text:p>0.0118654914170919</text:p>
          </table:table-cell>
          <table:table-cell office:value-type="float" office:value="0.0122325440533904" calcext:value-type="float">
            <text:p>0.0122325440533904</text:p>
          </table:table-cell>
          <table:table-cell office:value-type="float" office:value="0.013534906119357" calcext:value-type="float">
            <text:p>0.013534906119357</text:p>
          </table:table-cell>
          <table:table-cell office:value-type="float" office:value="0.01334210195382" calcext:value-type="float">
            <text:p>0.01334210195382</text:p>
          </table:table-cell>
          <table:table-cell office:value-type="float" office:value="0.013727710284894" calcext:value-type="float">
            <text:p>0.013727710284894</text:p>
          </table:table-cell>
          <table:table-cell office:value-type="float" office:value="0.0252090605914858" calcext:value-type="float">
            <text:p>0.0252090605914858</text:p>
          </table:table-cell>
          <table:table-cell office:value-type="float" office:value="0.0245836598610672" calcext:value-type="float">
            <text:p>0.0245836598610672</text:p>
          </table:table-cell>
          <table:table-cell office:value-type="float" office:value="0.0258344613219044" calcext:value-type="float">
            <text:p>0.0258344613219044</text:p>
          </table:table-cell>
          <table:table-cell office:value-type="float" office:value="0.0604212850987839" calcext:value-type="float">
            <text:p>0.0604212850987839</text:p>
          </table:table-cell>
          <table:table-cell office:value-type="float" office:value="0.059595257412756" calcext:value-type="float">
            <text:p>0.059595257412756</text:p>
          </table:table-cell>
          <table:table-cell office:value-type="float" office:value="0.0612473127848118" calcext:value-type="float">
            <text:p>0.0612473127848118</text:p>
          </table:table-cell>
          <table:table-cell office:value-type="float" office:value="0.0604212850987839" calcext:value-type="float">
            <text:p>0.0604212850987839</text:p>
          </table:table-cell>
          <table:table-cell office:value-type="float" office:value="0.059595257412756" calcext:value-type="float">
            <text:p>0.059595257412756</text:p>
          </table:table-cell>
          <table:table-cell office:value-type="float" office:value="0.0612473127848118" calcext:value-type="float">
            <text:p>0.0612473127848118</text:p>
          </table:table-cell>
          <table:table-cell office:value-type="float" office:value="0.0359399222197478" calcext:value-type="float">
            <text:p>0.0359399222197478</text:p>
          </table:table-cell>
          <table:table-cell office:value-type="float" office:value="0.0352471800689893" calcext:value-type="float">
            <text:p>0.0352471800689893</text:p>
          </table:table-cell>
          <table:table-cell office:value-type="float" office:value="0.0366326643705064" calcext:value-type="float">
            <text:p>0.0366326643705064</text:p>
          </table:table-cell>
          <table:table-cell office:value-type="float" office:value="0.0127753462257212" calcext:value-type="float">
            <text:p>0.0127753462257212</text:p>
          </table:table-cell>
          <table:table-cell office:value-type="float" office:value="0.0122890789188064" calcext:value-type="float">
            <text:p>0.0122890789188064</text:p>
          </table:table-cell>
          <table:table-cell office:value-type="float" office:value="0.0132616135326361" calcext:value-type="float">
            <text:p>0.0132616135326361</text:p>
          </table:table-cell>
          <table:table-cell office:value-type="float" office:value="0.0180077887517864" calcext:value-type="float">
            <text:p>0.0180077887517864</text:p>
          </table:table-cell>
          <table:table-cell office:value-type="float" office:value="0.0174660676981622" calcext:value-type="float">
            <text:p>0.0174660676981622</text:p>
          </table:table-cell>
          <table:table-cell office:value-type="float" office:value="0.0185495098054106" calcext:value-type="float">
            <text:p>0.0185495098054106</text:p>
          </table:table-cell>
          <table:table-cell office:value-type="float" office:value="0.0127587144341619" calcext:value-type="float">
            <text:p>0.0127587144341619</text:p>
          </table:table-cell>
          <table:table-cell office:value-type="float" office:value="0.012272647801061" calcext:value-type="float">
            <text:p>0.012272647801061</text:p>
          </table:table-cell>
          <table:table-cell office:value-type="float" office:value="0.0132447810672628" calcext:value-type="float">
            <text:p>0.0132447810672628</text:p>
          </table:table-cell>
          <table:table-cell office:value-type="float" office:value="0.0259916510113982" calcext:value-type="float">
            <text:p>0.0259916510113982</text:p>
          </table:table-cell>
          <table:table-cell office:value-type="float" office:value="0.0257138922493682" calcext:value-type="float">
            <text:p>0.0257138922493682</text:p>
          </table:table-cell>
          <table:table-cell office:value-type="float" office:value="0.0262694097734282" calcext:value-type="float">
            <text:p>0.0262694097734282</text:p>
          </table:table-cell>
          <table:table-cell office:value-type="float" office:value="0.0169298909072041" calcext:value-type="float">
            <text:p>0.0169298909072041</text:p>
          </table:table-cell>
          <table:table-cell office:value-type="float" office:value="0.0166982884523326" calcext:value-type="float">
            <text:p>0.0166982884523326</text:p>
          </table:table-cell>
          <table:table-cell office:value-type="float" office:value="0.0171614933620756" calcext:value-type="float">
            <text:p>0.0171614933620756</text:p>
          </table:table-cell>
          <table:table-cell office:value-type="float" office:value="0.0169298909072041" calcext:value-type="float">
            <text:p>0.0169298909072041</text:p>
          </table:table-cell>
          <table:table-cell office:value-type="float" office:value="0.0166982884523326" calcext:value-type="float">
            <text:p>0.0166982884523326</text:p>
          </table:table-cell>
          <table:table-cell office:value-type="float" office:value="0.0171614933620756" calcext:value-type="float">
            <text:p>0.0171614933620756</text:p>
          </table:table-cell>
          <table:table-cell office:value-type="float" office:value="0.0203064294085759" calcext:value-type="float">
            <text:p>0.0203064294085759</text:p>
          </table:table-cell>
          <table:table-cell office:value-type="float" office:value="0.0200587359921519" calcext:value-type="float">
            <text:p>0.0200587359921519</text:p>
          </table:table-cell>
          <table:table-cell office:value-type="float" office:value="0.020554122825" calcext:value-type="float">
            <text:p>0.020554122825</text:p>
          </table:table-cell>
          <table:table-cell office:value-type="float" office:value="0.0136671453152383" calcext:value-type="float">
            <text:p>0.0136671453152383</text:p>
          </table:table-cell>
          <table:table-cell office:value-type="float" office:value="0.0134560572658526" calcext:value-type="float">
            <text:p>0.0134560572658526</text:p>
          </table:table-cell>
          <table:table-cell office:value-type="float" office:value="0.013878233364624" calcext:value-type="float">
            <text:p>0.013878233364624</text:p>
          </table:table-cell>
          <table:table-cell office:value-type="float" office:value="0.0107666655660422" calcext:value-type="float">
            <text:p>0.0107666655660422</text:p>
          </table:table-cell>
          <table:table-cell office:value-type="float" office:value="0.0105741473126892" calcext:value-type="float">
            <text:p>0.0105741473126892</text:p>
          </table:table-cell>
          <table:table-cell office:value-type="float" office:value="0.0109591838193952" calcext:value-type="float">
            <text:p>0.0109591838193952</text:p>
          </table:table-cell>
          <table:table-cell office:value-type="float" office:value="0.0136324674749816" calcext:value-type="float">
            <text:p>0.0136324674749816</text:p>
          </table:table-cell>
          <table:table-cell office:value-type="float" office:value="0.013421583924331" calcext:value-type="float">
            <text:p>0.013421583924331</text:p>
          </table:table-cell>
          <table:table-cell office:value-type="float" office:value="0.0138433510256323" calcext:value-type="float">
            <text:p>0.0138433510256323</text:p>
          </table:table-cell>
          <table:table-cell office:value-type="float" office:value="4.50263608333333" calcext:value-type="float">
            <text:p>4.50263608333333</text:p>
          </table:table-cell>
        </table:table-row>
        <table:table-row table:style-name="ro1">
          <table:table-cell office:value-type="string" calcext:value-type="string">
            <text:p>bky_indep_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089204004627724" calcext:value-type="float">
            <text:p>0.089204004627724</text:p>
          </table:table-cell>
          <table:table-cell office:value-type="float" office:value="0.115795995372276" calcext:value-type="float">
            <text:p>0.11579599537227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43179024711744" calcext:value-type="float">
            <text:p>0.043179024711744</text:p>
          </table:table-cell>
          <table:table-cell office:value-type="float" office:value="0.062820975288256" calcext:value-type="float">
            <text:p>0.06282097528825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43179024711744" calcext:value-type="float">
            <text:p>0.043179024711744</text:p>
          </table:table-cell>
          <table:table-cell office:value-type="float" office:value="0.062820975288256" calcext:value-type="float">
            <text:p>0.062820975288256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87327794681602" calcext:value-type="float">
            <text:p>0.0887327794681602</text:p>
          </table:table-cell>
          <table:table-cell office:value-type="float" office:value="0.11526722053184" calcext:value-type="float">
            <text:p>0.1152672205318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22669818229962" calcext:value-type="float">
            <text:p>0.0422669818229962</text:p>
          </table:table-cell>
          <table:table-cell office:value-type="float" office:value="0.0617330181770038" calcext:value-type="float">
            <text:p>0.061733018177003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22669818229962" calcext:value-type="float">
            <text:p>0.0422669818229962</text:p>
          </table:table-cell>
          <table:table-cell office:value-type="float" office:value="0.0617330181770038" calcext:value-type="float">
            <text:p>0.061733018177003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22669818229962" calcext:value-type="float">
            <text:p>0.0422669818229962</text:p>
          </table:table-cell>
          <table:table-cell office:value-type="float" office:value="0.0617330181770038" calcext:value-type="float">
            <text:p>0.0617330181770038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372694300216792" calcext:value-type="float">
            <text:p>0.0372694300216792</text:p>
          </table:table-cell>
          <table:table-cell office:value-type="float" office:value="0.0557305699783208" calcext:value-type="float">
            <text:p>0.0557305699783208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90239779222221" calcext:value-type="float">
            <text:p>0.0190239779222221</text:p>
          </table:table-cell>
          <table:table-cell office:value-type="float" office:value="0.0329760220777779" calcext:value-type="float">
            <text:p>0.0329760220777779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90239779222221" calcext:value-type="float">
            <text:p>0.0190239779222221</text:p>
          </table:table-cell>
          <table:table-cell office:value-type="float" office:value="0.0329760220777779" calcext:value-type="float">
            <text:p>0.0329760220777779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68167840507121" calcext:value-type="float">
            <text:p>0.0368167840507121</text:p>
          </table:table-cell>
          <table:table-cell office:value-type="float" office:value="0.0551832159492879" calcext:value-type="float">
            <text:p>0.0551832159492879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168593322956142" calcext:value-type="float">
            <text:p>0.0168593322956142</text:p>
          </table:table-cell>
          <table:table-cell office:value-type="float" office:value="0.0301406677043858" calcext:value-type="float">
            <text:p>0.0301406677043858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168593322956142" calcext:value-type="float">
            <text:p>0.0168593322956142</text:p>
          </table:table-cell>
          <table:table-cell office:value-type="float" office:value="0.0301406677043858" calcext:value-type="float">
            <text:p>0.0301406677043858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168593322956142" calcext:value-type="float">
            <text:p>0.0168593322956142</text:p>
          </table:table-cell>
          <table:table-cell office:value-type="float" office:value="0.0301406677043858" calcext:value-type="float">
            <text:p>0.0301406677043858</text:p>
          </table:table-cell>
          <table:table-cell office:value-type="float" office:value="0.06" calcext:value-type="float">
            <text:p>0.06</text:p>
          </table:table-cell>
          <table:table-cell office:value-type="float" office:value="0.0495892684979019" calcext:value-type="float">
            <text:p>0.0495892684979019</text:p>
          </table:table-cell>
          <table:table-cell office:value-type="float" office:value="0.0704107315020981" calcext:value-type="float">
            <text:p>0.0704107315020981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34022599686349" calcext:value-type="float">
            <text:p>0.0234022599686349</text:p>
          </table:table-cell>
          <table:table-cell office:value-type="float" office:value="0.0385977400313651" calcext:value-type="float">
            <text:p>0.0385977400313651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34022599686349" calcext:value-type="float">
            <text:p>0.0234022599686349</text:p>
          </table:table-cell>
          <table:table-cell office:value-type="float" office:value="0.0385977400313651" calcext:value-type="float">
            <text:p>0.0385977400313651</text:p>
          </table:table-cell>
          <table:table-cell office:value-type="float" office:value="0.06" calcext:value-type="float">
            <text:p>0.06</text:p>
          </table:table-cell>
          <table:table-cell office:value-type="float" office:value="0.0495892684979019" calcext:value-type="float">
            <text:p>0.0495892684979019</text:p>
          </table:table-cell>
          <table:table-cell office:value-type="float" office:value="0.0704107315020981" calcext:value-type="float">
            <text:p>0.0704107315020981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16438545484802" calcext:value-type="float">
            <text:p>0.0216438545484802</text:p>
          </table:table-cell>
          <table:table-cell office:value-type="float" office:value="0.0363561454515198" calcext:value-type="float">
            <text:p>0.0363561454515198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16438545484802" calcext:value-type="float">
            <text:p>0.0216438545484802</text:p>
          </table:table-cell>
          <table:table-cell office:value-type="float" office:value="0.0363561454515198" calcext:value-type="float">
            <text:p>0.0363561454515198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16438545484802" calcext:value-type="float">
            <text:p>0.0216438545484802</text:p>
          </table:table-cell>
          <table:table-cell office:value-type="float" office:value="0.0363561454515198" calcext:value-type="float">
            <text:p>0.0363561454515198</text:p>
          </table:table-cell>
          <table:table-cell office:value-type="float" office:value="96.6532540833333" calcext:value-type="float">
            <text:p>96.6532540833333</text:p>
          </table:table-cell>
        </table:table-row>
        <table:table-row table:style-name="ro1">
          <table:table-cell office:value-type="string" calcext:value-type="string">
            <text:p>bky_indep_posonly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64192268021244" calcext:value-type="float">
            <text:p>0.0464192268021244</text:p>
          </table:table-cell>
          <table:table-cell office:value-type="float" office:value="0.0459473116423481" calcext:value-type="float">
            <text:p>0.0459473116423481</text:p>
          </table:table-cell>
          <table:table-cell office:value-type="float" office:value="0.0468911419619008" calcext:value-type="float">
            <text:p>0.0468911419619008</text:p>
          </table:table-cell>
          <table:table-cell office:value-type="float" office:value="0.040881744373259" calcext:value-type="float">
            <text:p>0.040881744373259</text:p>
          </table:table-cell>
          <table:table-cell office:value-type="float" office:value="0.0404024383210061" calcext:value-type="float">
            <text:p>0.0404024383210061</text:p>
          </table:table-cell>
          <table:table-cell office:value-type="float" office:value="0.0413610504255119" calcext:value-type="float">
            <text:p>0.0413610504255119</text:p>
          </table:table-cell>
          <table:table-cell office:value-type="float" office:value="0.0451797219509736" calcext:value-type="float">
            <text:p>0.0451797219509736</text:p>
          </table:table-cell>
          <table:table-cell office:value-type="float" office:value="0.0446817262203469" calcext:value-type="float">
            <text:p>0.0446817262203469</text:p>
          </table:table-cell>
          <table:table-cell office:value-type="float" office:value="0.0456777176816003" calcext:value-type="float">
            <text:p>0.0456777176816003</text:p>
          </table:table-cell>
          <table:table-cell office:value-type="float" office:value="0.0430530059772481" calcext:value-type="float">
            <text:p>0.0430530059772481</text:p>
          </table:table-cell>
          <table:table-cell office:value-type="float" office:value="0.0425959507797921" calcext:value-type="float">
            <text:p>0.0425959507797921</text:p>
          </table:table-cell>
          <table:table-cell office:value-type="float" office:value="0.0435100611747041" calcext:value-type="float">
            <text:p>0.0435100611747041</text:p>
          </table:table-cell>
          <table:table-cell office:value-type="float" office:value="0.0223780452740239" calcext:value-type="float">
            <text:p>0.0223780452740239</text:p>
          </table:table-cell>
          <table:table-cell office:value-type="float" office:value="0.0220292995050798" calcext:value-type="float">
            <text:p>0.0220292995050798</text:p>
          </table:table-cell>
          <table:table-cell office:value-type="float" office:value="0.0227267910429681" calcext:value-type="float">
            <text:p>0.0227267910429681</text:p>
          </table:table-cell>
          <table:table-cell office:value-type="float" office:value="0.0201741585009544" calcext:value-type="float">
            <text:p>0.0201741585009544</text:p>
          </table:table-cell>
          <table:table-cell office:value-type="float" office:value="0.0198416413348705" calcext:value-type="float">
            <text:p>0.0198416413348705</text:p>
          </table:table-cell>
          <table:table-cell office:value-type="float" office:value="0.0205066756670384" calcext:value-type="float">
            <text:p>0.0205066756670384</text:p>
          </table:table-cell>
          <table:table-cell office:value-type="float" office:value="0.0224335645089707" calcext:value-type="float">
            <text:p>0.0224335645089707</text:p>
          </table:table-cell>
          <table:table-cell office:value-type="float" office:value="0.022084254619216" calcext:value-type="float">
            <text:p>0.022084254619216</text:p>
          </table:table-cell>
          <table:table-cell office:value-type="float" office:value="0.0227828743987254" calcext:value-type="float">
            <text:p>0.0227828743987254</text:p>
          </table:table-cell>
          <table:table-cell office:value-type="float" office:value="0.0463259669991253" calcext:value-type="float">
            <text:p>0.0463259669991253</text:p>
          </table:table-cell>
          <table:table-cell office:value-type="float" office:value="0.0458548915981917" calcext:value-type="float">
            <text:p>0.0458548915981917</text:p>
          </table:table-cell>
          <table:table-cell office:value-type="float" office:value="0.0467970424000589" calcext:value-type="float">
            <text:p>0.0467970424000589</text:p>
          </table:table-cell>
          <table:table-cell office:value-type="float" office:value="0.0207404425568018" calcext:value-type="float">
            <text:p>0.0207404425568018</text:p>
          </table:table-cell>
          <table:table-cell office:value-type="float" office:value="0.0204033429130692" calcext:value-type="float">
            <text:p>0.0204033429130692</text:p>
          </table:table-cell>
          <table:table-cell office:value-type="float" office:value="0.0210775422005344" calcext:value-type="float">
            <text:p>0.0210775422005344</text:p>
          </table:table-cell>
          <table:table-cell office:value-type="float" office:value="0.0229377355082811" calcext:value-type="float">
            <text:p>0.0229377355082811</text:p>
          </table:table-cell>
          <table:table-cell office:value-type="float" office:value="0.0225852638803832" calcext:value-type="float">
            <text:p>0.0225852638803832</text:p>
          </table:table-cell>
          <table:table-cell office:value-type="float" office:value="0.023290207136179" calcext:value-type="float">
            <text:p>0.023290207136179</text:p>
          </table:table-cell>
          <table:table-cell office:value-type="float" office:value="0.0429310499168927" calcext:value-type="float">
            <text:p>0.0429310499168927</text:p>
          </table:table-cell>
          <table:table-cell office:value-type="float" office:value="0.0424757024142728" calcext:value-type="float">
            <text:p>0.0424757024142728</text:p>
          </table:table-cell>
          <table:table-cell office:value-type="float" office:value="0.0433863974195127" calcext:value-type="float">
            <text:p>0.0433863974195127</text:p>
          </table:table-cell>
          <table:table-cell office:value-type="float" office:value="0.022321879080301" calcext:value-type="float">
            <text:p>0.022321879080301</text:p>
          </table:table-cell>
          <table:table-cell office:value-type="float" office:value="0.0219742723356121" calcext:value-type="float">
            <text:p>0.0219742723356121</text:p>
          </table:table-cell>
          <table:table-cell office:value-type="float" office:value="0.0226694858249899" calcext:value-type="float">
            <text:p>0.0226694858249899</text:p>
          </table:table-cell>
          <table:table-cell office:value-type="float" office:value="0.0201014673035184" calcext:value-type="float">
            <text:p>0.0201014673035184</text:p>
          </table:table-cell>
          <table:table-cell office:value-type="float" office:value="0.0197701609431811" calcext:value-type="float">
            <text:p>0.0197701609431811</text:p>
          </table:table-cell>
          <table:table-cell office:value-type="float" office:value="0.0204327736638557" calcext:value-type="float">
            <text:p>0.0204327736638557</text:p>
          </table:table-cell>
          <table:table-cell office:value-type="float" office:value="0.0223774850900077" calcext:value-type="float">
            <text:p>0.0223774850900077</text:p>
          </table:table-cell>
          <table:table-cell office:value-type="float" office:value="0.0220293578561933" calcext:value-type="float">
            <text:p>0.0220293578561933</text:p>
          </table:table-cell>
          <table:table-cell office:value-type="float" office:value="0.0227256123238221" calcext:value-type="float">
            <text:p>0.0227256123238221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0300657454713175" calcext:value-type="float">
            <text:p>0.0300657454713175</text:p>
          </table:table-cell>
          <table:table-cell office:value-type="float" office:value="0.0469342545286825" calcext:value-type="float">
            <text:p>0.046934254528682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86291111459918" calcext:value-type="float">
            <text:p>0.0386291111459918</text:p>
          </table:table-cell>
          <table:table-cell office:value-type="float" office:value="0.0573708888540082" calcext:value-type="float">
            <text:p>0.057370888854008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30151537470212" calcext:value-type="float">
            <text:p>0.0130151537470212</text:p>
          </table:table-cell>
          <table:table-cell office:value-type="float" office:value="0.0249848462529788" calcext:value-type="float">
            <text:p>0.0249848462529788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72907770536193" calcext:value-type="float">
            <text:p>0.0172907770536193</text:p>
          </table:table-cell>
          <table:table-cell office:value-type="float" office:value="0.0307092229463807" calcext:value-type="float">
            <text:p>0.030709222946380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30151537470212" calcext:value-type="float">
            <text:p>0.0130151537470212</text:p>
          </table:table-cell>
          <table:table-cell office:value-type="float" office:value="0.0249848462529788" calcext:value-type="float">
            <text:p>0.0249848462529788</text:p>
          </table:table-cell>
          <table:table-cell office:value-type="float" office:value="92.02567925" calcext:value-type="float">
            <text:p>92.02567925</text:p>
          </table:table-cell>
        </table:table-row>
        <table:table-row table:style-name="ro1">
          <table:table-cell office:value-type="string" calcext:value-type="string">
            <text:p>bky_indep_negonl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86437745630985" calcext:value-type="float">
            <text:p>0.0486437745630985</text:p>
          </table:table-cell>
          <table:table-cell office:value-type="float" office:value="0.0481721788876824" calcext:value-type="float">
            <text:p>0.0481721788876824</text:p>
          </table:table-cell>
          <table:table-cell office:value-type="float" office:value="0.0491153702385146" calcext:value-type="float">
            <text:p>0.0491153702385146</text:p>
          </table:table-cell>
          <table:table-cell office:value-type="float" office:value="0.0428246478971838" calcext:value-type="float">
            <text:p>0.0428246478971838</text:p>
          </table:table-cell>
          <table:table-cell office:value-type="float" office:value="0.0423446717040506" calcext:value-type="float">
            <text:p>0.0423446717040506</text:p>
          </table:table-cell>
          <table:table-cell office:value-type="float" office:value="0.0433046240903171" calcext:value-type="float">
            <text:p>0.0433046240903171</text:p>
          </table:table-cell>
          <table:table-cell office:value-type="float" office:value="0.0471081620270986" calcext:value-type="float">
            <text:p>0.0471081620270986</text:p>
          </table:table-cell>
          <table:table-cell office:value-type="float" office:value="0.0466084167461308" calcext:value-type="float">
            <text:p>0.0466084167461308</text:p>
          </table:table-cell>
          <table:table-cell office:value-type="float" office:value="0.0476079073080663" calcext:value-type="float">
            <text:p>0.0476079073080663</text:p>
          </table:table-cell>
          <table:table-cell office:value-type="float" office:value="0.0453912067078524" calcext:value-type="float">
            <text:p>0.0453912067078524</text:p>
          </table:table-cell>
          <table:table-cell office:value-type="float" office:value="0.0449286787453161" calcext:value-type="float">
            <text:p>0.0449286787453161</text:p>
          </table:table-cell>
          <table:table-cell office:value-type="float" office:value="0.0458537346703888" calcext:value-type="float">
            <text:p>0.0458537346703888</text:p>
          </table:table-cell>
          <table:table-cell office:value-type="float" office:value="0.0245824397474548" calcext:value-type="float">
            <text:p>0.0245824397474548</text:p>
          </table:table-cell>
          <table:table-cell office:value-type="float" office:value="0.0242276181807312" calcext:value-type="float">
            <text:p>0.0242276181807312</text:p>
          </table:table-cell>
          <table:table-cell office:value-type="float" office:value="0.0249372613141784" calcext:value-type="float">
            <text:p>0.0249372613141784</text:p>
          </table:table-cell>
          <table:table-cell office:value-type="float" office:value="0.022398380788286" calcext:value-type="float">
            <text:p>0.022398380788286</text:p>
          </table:table-cell>
          <table:table-cell office:value-type="float" office:value="0.0220556588516939" calcext:value-type="float">
            <text:p>0.0220556588516939</text:p>
          </table:table-cell>
          <table:table-cell office:value-type="float" office:value="0.0227411027248781" calcext:value-type="float">
            <text:p>0.0227411027248781</text:p>
          </table:table-cell>
          <table:table-cell office:value-type="float" office:value="0.0246416878695132" calcext:value-type="float">
            <text:p>0.0246416878695132</text:p>
          </table:table-cell>
          <table:table-cell office:value-type="float" office:value="0.0242868142925426" calcext:value-type="float">
            <text:p>0.0242868142925426</text:p>
          </table:table-cell>
          <table:table-cell office:value-type="float" office:value="0.0249965614464838" calcext:value-type="float">
            <text:p>0.0249965614464838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3206756621173" calcext:value-type="float">
            <text:p>0.033206756621173</text:p>
          </table:table-cell>
          <table:table-cell office:value-type="float" office:value="0.050793243378827" calcext:value-type="float">
            <text:p>0.050793243378827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996803470725234" calcext:value-type="float">
            <text:p>0.996803470725234</text:p>
          </table:table-cell>
          <table:table-cell office:value-type="float" office:value="1.00019652927477" calcext:value-type="float">
            <text:p>1.00019652927477</text:p>
          </table:table-cell>
          <table:table-cell office:value-type="float" office:value="0.9995" calcext:value-type="float">
            <text:p>0.9995</text:p>
          </table:table-cell>
          <table:table-cell office:value-type="float" office:value="0.99852001800773" calcext:value-type="float">
            <text:p>0.99852001800773</text:p>
          </table:table-cell>
          <table:table-cell office:value-type="float" office:value="1.00047998199227" calcext:value-type="float">
            <text:p>1.0004799819922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22669818229962" calcext:value-type="float">
            <text:p>0.0422669818229962</text:p>
          </table:table-cell>
          <table:table-cell office:value-type="float" office:value="0.0617330181770038" calcext:value-type="float">
            <text:p>0.061733018177003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64286758008165" calcext:value-type="float">
            <text:p>0.0164286758008165</text:p>
          </table:table-cell>
          <table:table-cell office:value-type="float" office:value="0.0295713241991835" calcext:value-type="float">
            <text:p>0.029571324199183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16438545484803" calcext:value-type="float">
            <text:p>0.0216438545484803</text:p>
          </table:table-cell>
          <table:table-cell office:value-type="float" office:value="0.0363561454515197" calcext:value-type="float">
            <text:p>0.0363561454515197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64286758008165" calcext:value-type="float">
            <text:p>0.0164286758008165</text:p>
          </table:table-cell>
          <table:table-cell office:value-type="float" office:value="0.0295713241991835" calcext:value-type="float">
            <text:p>0.0295713241991835</text:p>
          </table:table-cell>
          <table:table-cell office:value-type="float" office:value="0.0485428456066397" calcext:value-type="float">
            <text:p>0.0485428456066397</text:p>
          </table:table-cell>
          <table:table-cell office:value-type="float" office:value="0.0480714061052796" calcext:value-type="float">
            <text:p>0.0480714061052796</text:p>
          </table:table-cell>
          <table:table-cell office:value-type="float" office:value="0.0490142851079997" calcext:value-type="float">
            <text:p>0.0490142851079997</text:p>
          </table:table-cell>
          <table:table-cell office:value-type="float" office:value="0.0228478148738627" calcext:value-type="float">
            <text:p>0.0228478148738627</text:p>
          </table:table-cell>
          <table:table-cell office:value-type="float" office:value="0.0225042122387239" calcext:value-type="float">
            <text:p>0.0225042122387239</text:p>
          </table:table-cell>
          <table:table-cell office:value-type="float" office:value="0.0231914175090016" calcext:value-type="float">
            <text:p>0.0231914175090016</text:p>
          </table:table-cell>
          <table:table-cell office:value-type="float" office:value="0.0251236022479287" calcext:value-type="float">
            <text:p>0.0251236022479287</text:p>
          </table:table-cell>
          <table:table-cell office:value-type="float" office:value="0.0247648344282047" calcext:value-type="float">
            <text:p>0.0247648344282047</text:p>
          </table:table-cell>
          <table:table-cell office:value-type="float" office:value="0.0254823700676528" calcext:value-type="float">
            <text:p>0.0254823700676528</text:p>
          </table:table-cell>
          <table:table-cell office:value-type="float" office:value="0.045260521134074" calcext:value-type="float">
            <text:p>0.045260521134074</text:p>
          </table:table-cell>
          <table:table-cell office:value-type="float" office:value="0.0447978953622867" calcext:value-type="float">
            <text:p>0.0447978953622867</text:p>
          </table:table-cell>
          <table:table-cell office:value-type="float" office:value="0.0457231469058612" calcext:value-type="float">
            <text:p>0.0457231469058612</text:p>
          </table:table-cell>
          <table:table-cell office:value-type="float" office:value="0.0245152199005527" calcext:value-type="float">
            <text:p>0.0245152199005527</text:p>
          </table:table-cell>
          <table:table-cell office:value-type="float" office:value="0.0241608996456381" calcext:value-type="float">
            <text:p>0.0241608996456381</text:p>
          </table:table-cell>
          <table:table-cell office:value-type="float" office:value="0.0248695401554674" calcext:value-type="float">
            <text:p>0.0248695401554674</text:p>
          </table:table-cell>
          <table:table-cell office:value-type="float" office:value="0.0223101901006385" calcext:value-type="float">
            <text:p>0.0223101901006385</text:p>
          </table:table-cell>
          <table:table-cell office:value-type="float" office:value="0.0219680279737297" calcext:value-type="float">
            <text:p>0.0219680279737297</text:p>
          </table:table-cell>
          <table:table-cell office:value-type="float" office:value="0.0226523522275473" calcext:value-type="float">
            <text:p>0.0226523522275473</text:p>
          </table:table-cell>
          <table:table-cell office:value-type="float" office:value="0.0245744860178576" calcext:value-type="float">
            <text:p>0.0245744860178576</text:p>
          </table:table-cell>
          <table:table-cell office:value-type="float" office:value="0.024220107380744" calcext:value-type="float">
            <text:p>0.024220107380744</text:p>
          </table:table-cell>
          <table:table-cell office:value-type="float" office:value="0.0249288646549712" calcext:value-type="float">
            <text:p>0.0249288646549712</text:p>
          </table:table-cell>
          <table:table-cell office:value-type="float" office:value="91.4686265833333" calcext:value-type="float">
            <text:p>91.4686265833333</text:p>
          </table:table-cell>
        </table:table-row>
        <table:table-row table:style-name="ro1">
          <table:table-cell office:value-type="string" calcext:value-type="string">
            <text:p>bky_indep_balance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15852927144858" calcext:value-type="float">
            <text:p>0.0315852927144858</text:p>
          </table:table-cell>
          <table:table-cell office:value-type="float" office:value="0.0313155540691439" calcext:value-type="float">
            <text:p>0.0313155540691439</text:p>
          </table:table-cell>
          <table:table-cell office:value-type="float" office:value="0.0318550313598278" calcext:value-type="float">
            <text:p>0.0318550313598278</text:p>
          </table:table-cell>
          <table:table-cell office:value-type="float" office:value="0.0315080603914101" calcext:value-type="float">
            <text:p>0.0315080603914101</text:p>
          </table:table-cell>
          <table:table-cell office:value-type="float" office:value="0.0312395487741512" calcext:value-type="float">
            <text:p>0.0312395487741512</text:p>
          </table:table-cell>
          <table:table-cell office:value-type="float" office:value="0.031776572008669" calcext:value-type="float">
            <text:p>0.031776572008669</text:p>
          </table:table-cell>
          <table:table-cell office:value-type="float" office:value="0.0428644054764845" calcext:value-type="float">
            <text:p>0.0428644054764845</text:p>
          </table:table-cell>
          <table:table-cell office:value-type="float" office:value="0.0425503975545996" calcext:value-type="float">
            <text:p>0.0425503975545996</text:p>
          </table:table-cell>
          <table:table-cell office:value-type="float" office:value="0.0431784133983695" calcext:value-type="float">
            <text:p>0.0431784133983695</text:p>
          </table:table-cell>
          <table:table-cell office:value-type="float" office:value="0.042940678224639" calcext:value-type="float">
            <text:p>0.042940678224639</text:p>
          </table:table-cell>
          <table:table-cell office:value-type="float" office:value="0.0426261989490361" calcext:value-type="float">
            <text:p>0.0426261989490361</text:p>
          </table:table-cell>
          <table:table-cell office:value-type="float" office:value="0.043255157500242" calcext:value-type="float">
            <text:p>0.043255157500242</text:p>
          </table:table-cell>
          <table:table-cell office:value-type="float" office:value="0.0159122943796606" calcext:value-type="float">
            <text:p>0.0159122943796606</text:p>
          </table:table-cell>
          <table:table-cell office:value-type="float" office:value="0.0157134169402364" calcext:value-type="float">
            <text:p>0.0157134169402364</text:p>
          </table:table-cell>
          <table:table-cell office:value-type="float" office:value="0.0161111718190848" calcext:value-type="float">
            <text:p>0.0161111718190848</text:p>
          </table:table-cell>
          <table:table-cell office:value-type="float" office:value="0.0201772158487184" calcext:value-type="float">
            <text:p>0.0201772158487184</text:p>
          </table:table-cell>
          <table:table-cell office:value-type="float" office:value="0.0199523331634621" calcext:value-type="float">
            <text:p>0.0199523331634621</text:p>
          </table:table-cell>
          <table:table-cell office:value-type="float" office:value="0.0204020985339748" calcext:value-type="float">
            <text:p>0.0204020985339748</text:p>
          </table:table-cell>
          <table:table-cell office:value-type="float" office:value="0.0159468373088848" calcext:value-type="float">
            <text:p>0.0159468373088848</text:p>
          </table:table-cell>
          <table:table-cell office:value-type="float" office:value="0.015747949613057" calcext:value-type="float">
            <text:p>0.015747949613057</text:p>
          </table:table-cell>
          <table:table-cell office:value-type="float" office:value="0.0161457250047126" calcext:value-type="float">
            <text:p>0.0161457250047126</text:p>
          </table:table-cell>
          <table:table-cell office:value-type="float" office:value="0.0308160932434242" calcext:value-type="float">
            <text:p>0.0308160932434242</text:p>
          </table:table-cell>
          <table:table-cell office:value-type="float" office:value="0.0304315966062163" calcext:value-type="float">
            <text:p>0.0304315966062163</text:p>
          </table:table-cell>
          <table:table-cell office:value-type="float" office:value="0.031200589880632" calcext:value-type="float">
            <text:p>0.031200589880632</text:p>
          </table:table-cell>
          <table:table-cell office:value-type="float" office:value="0.0308054365761613" calcext:value-type="float">
            <text:p>0.0308054365761613</text:p>
          </table:table-cell>
          <table:table-cell office:value-type="float" office:value="0.0304293508488917" calcext:value-type="float">
            <text:p>0.0304293508488917</text:p>
          </table:table-cell>
          <table:table-cell office:value-type="float" office:value="0.031181522303431" calcext:value-type="float">
            <text:p>0.031181522303431</text:p>
          </table:table-cell>
          <table:table-cell office:value-type="float" office:value="0.0419747768797789" calcext:value-type="float">
            <text:p>0.0419747768797789</text:p>
          </table:table-cell>
          <table:table-cell office:value-type="float" office:value="0.0415513559198269" calcext:value-type="float">
            <text:p>0.0415513559198269</text:p>
          </table:table-cell>
          <table:table-cell office:value-type="float" office:value="0.042398197839731" calcext:value-type="float">
            <text:p>0.042398197839731</text:p>
          </table:table-cell>
          <table:table-cell office:value-type="float" office:value="0.0419421554093048" calcext:value-type="float">
            <text:p>0.0419421554093048</text:p>
          </table:table-cell>
          <table:table-cell office:value-type="float" office:value="0.0415042528303328" calcext:value-type="float">
            <text:p>0.0415042528303328</text:p>
          </table:table-cell>
          <table:table-cell office:value-type="float" office:value="0.0423800579882769" calcext:value-type="float">
            <text:p>0.0423800579882769</text:p>
          </table:table-cell>
          <table:table-cell office:value-type="float" office:value="0.0149790618056433" calcext:value-type="float">
            <text:p>0.0149790618056433</text:p>
          </table:table-cell>
          <table:table-cell office:value-type="float" office:value="0.0146941408132375" calcext:value-type="float">
            <text:p>0.0146941408132375</text:p>
          </table:table-cell>
          <table:table-cell office:value-type="float" office:value="0.0152639827980492" calcext:value-type="float">
            <text:p>0.0152639827980492</text:p>
          </table:table-cell>
          <table:table-cell office:value-type="float" office:value="0.0193270752077198" calcext:value-type="float">
            <text:p>0.0193270752077198</text:p>
          </table:table-cell>
          <table:table-cell office:value-type="float" office:value="0.019013115252304" calcext:value-type="float">
            <text:p>0.019013115252304</text:p>
          </table:table-cell>
          <table:table-cell office:value-type="float" office:value="0.0196410351631356" calcext:value-type="float">
            <text:p>0.0196410351631356</text:p>
          </table:table-cell>
          <table:table-cell office:value-type="float" office:value="0.0150198088774219" calcext:value-type="float">
            <text:p>0.0150198088774219</text:p>
          </table:table-cell>
          <table:table-cell office:value-type="float" office:value="0.0147347509045251" calcext:value-type="float">
            <text:p>0.0147347509045251</text:p>
          </table:table-cell>
          <table:table-cell office:value-type="float" office:value="0.0153048668503186" calcext:value-type="float">
            <text:p>0.0153048668503186</text:p>
          </table:table-cell>
          <table:table-cell office:value-type="float" office:value="0.0322587338850306" calcext:value-type="float">
            <text:p>0.0322587338850306</text:p>
          </table:table-cell>
          <table:table-cell office:value-type="float" office:value="0.0318791610742397" calcext:value-type="float">
            <text:p>0.0318791610742397</text:p>
          </table:table-cell>
          <table:table-cell office:value-type="float" office:value="0.0326383066958215" calcext:value-type="float">
            <text:p>0.0326383066958215</text:p>
          </table:table-cell>
          <table:table-cell office:value-type="float" office:value="0.032162214996372" calcext:value-type="float">
            <text:p>0.032162214996372</text:p>
          </table:table-cell>
          <table:table-cell office:value-type="float" office:value="0.0317888426386359" calcext:value-type="float">
            <text:p>0.0317888426386359</text:p>
          </table:table-cell>
          <table:table-cell office:value-type="float" office:value="0.032535587354108" calcext:value-type="float">
            <text:p>0.032535587354108</text:p>
          </table:table-cell>
          <table:table-cell office:value-type="float" office:value="0.0436860910078083" calcext:value-type="float">
            <text:p>0.0436860910078083</text:p>
          </table:table-cell>
          <table:table-cell office:value-type="float" office:value="0.0432522023947491" calcext:value-type="float">
            <text:p>0.0432522023947491</text:p>
          </table:table-cell>
          <table:table-cell office:value-type="float" office:value="0.0441199796208676" calcext:value-type="float">
            <text:p>0.0441199796208676</text:p>
          </table:table-cell>
          <table:table-cell office:value-type="float" office:value="0.0437835638275212" calcext:value-type="float">
            <text:p>0.0437835638275212</text:p>
          </table:table-cell>
          <table:table-cell office:value-type="float" office:value="0.0433378190707511" calcext:value-type="float">
            <text:p>0.0433378190707511</text:p>
          </table:table-cell>
          <table:table-cell office:value-type="float" office:value="0.0442293085842912" calcext:value-type="float">
            <text:p>0.0442293085842912</text:p>
          </table:table-cell>
          <table:table-cell office:value-type="float" office:value="0.0167831000963632" calcext:value-type="float">
            <text:p>0.0167831000963632</text:p>
          </table:table-cell>
          <table:table-cell office:value-type="float" office:value="0.0164908820859571" calcext:value-type="float">
            <text:p>0.0164908820859571</text:p>
          </table:table-cell>
          <table:table-cell office:value-type="float" office:value="0.0170753181067693" calcext:value-type="float">
            <text:p>0.0170753181067693</text:p>
          </table:table-cell>
          <table:table-cell office:value-type="float" office:value="0.0209375462412705" calcext:value-type="float">
            <text:p>0.0209375462412705</text:p>
          </table:table-cell>
          <table:table-cell office:value-type="float" office:value="0.0206127654749771" calcext:value-type="float">
            <text:p>0.0206127654749771</text:p>
          </table:table-cell>
          <table:table-cell office:value-type="float" office:value="0.0212623270075639" calcext:value-type="float">
            <text:p>0.0212623270075639</text:p>
          </table:table-cell>
          <table:table-cell office:value-type="float" office:value="0.0168113859920877" calcext:value-type="float">
            <text:p>0.0168113859920877</text:p>
          </table:table-cell>
          <table:table-cell office:value-type="float" office:value="0.0165188243983362" calcext:value-type="float">
            <text:p>0.0165188243983362</text:p>
          </table:table-cell>
          <table:table-cell office:value-type="float" office:value="0.0171039475858393" calcext:value-type="float">
            <text:p>0.0171039475858393</text:p>
          </table:table-cell>
          <table:table-cell office:value-type="float" office:value="109.989015958333" calcext:value-type="float">
            <text:p>109.989015958333</text:p>
          </table:table-cell>
        </table:table-row>
        <table:table-row table:style-name="ro1">
          <table:table-cell office:value-type="string" calcext:value-type="string">
            <text:p>bky_indep_unbalanced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69974326808999" calcext:value-type="float">
            <text:p>0.0369974326808999</text:p>
          </table:table-cell>
          <table:table-cell office:value-type="float" office:value="0.0367127188565627" calcext:value-type="float">
            <text:p>0.0367127188565627</text:p>
          </table:table-cell>
          <table:table-cell office:value-type="float" office:value="0.0372821465052371" calcext:value-type="float">
            <text:p>0.0372821465052371</text:p>
          </table:table-cell>
          <table:table-cell office:value-type="float" office:value="0.0318173363917428" calcext:value-type="float">
            <text:p>0.0318173363917428</text:p>
          </table:table-cell>
          <table:table-cell office:value-type="float" office:value="0.0315504122988387" calcext:value-type="float">
            <text:p>0.0315504122988387</text:p>
          </table:table-cell>
          <table:table-cell office:value-type="float" office:value="0.032084260484647" calcext:value-type="float">
            <text:p>0.032084260484647</text:p>
          </table:table-cell>
          <table:table-cell office:value-type="float" office:value="0.0428691987132177" calcext:value-type="float">
            <text:p>0.0428691987132177</text:p>
          </table:table-cell>
          <table:table-cell office:value-type="float" office:value="0.0425605032360334" calcext:value-type="float">
            <text:p>0.0425605032360334</text:p>
          </table:table-cell>
          <table:table-cell office:value-type="float" office:value="0.043177894190402" calcext:value-type="float">
            <text:p>0.043177894190402</text:p>
          </table:table-cell>
          <table:table-cell office:value-type="float" office:value="0.0423117106600301" calcext:value-type="float">
            <text:p>0.0423117106600301</text:p>
          </table:table-cell>
          <table:table-cell office:value-type="float" office:value="0.042006412102655" calcext:value-type="float">
            <text:p>0.042006412102655</text:p>
          </table:table-cell>
          <table:table-cell office:value-type="float" office:value="0.0426170092174052" calcext:value-type="float">
            <text:p>0.0426170092174052</text:p>
          </table:table-cell>
          <table:table-cell office:value-type="float" office:value="0.0182237633387306" calcext:value-type="float">
            <text:p>0.0182237633387306</text:p>
          </table:table-cell>
          <table:table-cell office:value-type="float" office:value="0.0180059015904424" calcext:value-type="float">
            <text:p>0.0180059015904424</text:p>
          </table:table-cell>
          <table:table-cell office:value-type="float" office:value="0.0184416250870188" calcext:value-type="float">
            <text:p>0.0184416250870188</text:p>
          </table:table-cell>
          <table:table-cell office:value-type="float" office:value="0.0196568134727434" calcext:value-type="float">
            <text:p>0.0196568134727434</text:p>
          </table:table-cell>
          <table:table-cell office:value-type="float" office:value="0.019434183673115" calcext:value-type="float">
            <text:p>0.019434183673115</text:p>
          </table:table-cell>
          <table:table-cell office:value-type="float" office:value="0.0198794432723719" calcext:value-type="float">
            <text:p>0.0198794432723719</text:p>
          </table:table-cell>
          <table:table-cell office:value-type="float" office:value="0.0183037972093159" calcext:value-type="float">
            <text:p>0.0183037972093159</text:p>
          </table:table-cell>
          <table:table-cell office:value-type="float" office:value="0.0180863386338511" calcext:value-type="float">
            <text:p>0.0180863386338511</text:p>
          </table:table-cell>
          <table:table-cell office:value-type="float" office:value="0.0185212557847807" calcext:value-type="float">
            <text:p>0.0185212557847807</text:p>
          </table:table-cell>
          <table:table-cell office:value-type="float" office:value="0.0267589265323014" calcext:value-type="float">
            <text:p>0.0267589265323014</text:p>
          </table:table-cell>
          <table:table-cell office:value-type="float" office:value="0.0261184866655995" calcext:value-type="float">
            <text:p>0.0261184866655995</text:p>
          </table:table-cell>
          <table:table-cell office:value-type="float" office:value="0.0273993663990033" calcext:value-type="float">
            <text:p>0.0273993663990033</text:p>
          </table:table-cell>
          <table:table-cell office:value-type="float" office:value="0.0735155033181181" calcext:value-type="float">
            <text:p>0.0735155033181181</text:p>
          </table:table-cell>
          <table:table-cell office:value-type="float" office:value="0.0726468244413433" calcext:value-type="float">
            <text:p>0.0726468244413433</text:p>
          </table:table-cell>
          <table:table-cell office:value-type="float" office:value="0.0743841821948929" calcext:value-type="float">
            <text:p>0.0743841821948929</text:p>
          </table:table-cell>
          <table:table-cell office:value-type="float" office:value="0.0986864857280516" calcext:value-type="float">
            <text:p>0.0986864857280516</text:p>
          </table:table-cell>
          <table:table-cell office:value-type="float" office:value="0.0977364855171611" calcext:value-type="float">
            <text:p>0.0977364855171611</text:p>
          </table:table-cell>
          <table:table-cell office:value-type="float" office:value="0.099636485938942" calcext:value-type="float">
            <text:p>0.099636485938942</text:p>
          </table:table-cell>
          <table:table-cell office:value-type="float" office:value="0.0446460504719158" calcext:value-type="float">
            <text:p>0.0446460504719158</text:p>
          </table:table-cell>
          <table:table-cell office:value-type="float" office:value="0.0438740335551398" calcext:value-type="float">
            <text:p>0.0438740335551398</text:p>
          </table:table-cell>
          <table:table-cell office:value-type="float" office:value="0.0454180673886918" calcext:value-type="float">
            <text:p>0.0454180673886918</text:p>
          </table:table-cell>
          <table:table-cell office:value-type="float" office:value="0.0129319090746717" calcext:value-type="float">
            <text:p>0.0129319090746717</text:p>
          </table:table-cell>
          <table:table-cell office:value-type="float" office:value="0.0124247042210272" calcext:value-type="float">
            <text:p>0.0124247042210272</text:p>
          </table:table-cell>
          <table:table-cell office:value-type="float" office:value="0.0134391139283163" calcext:value-type="float">
            <text:p>0.0134391139283163</text:p>
          </table:table-cell>
          <table:table-cell office:value-type="float" office:value="0.0212166162134771" calcext:value-type="float">
            <text:p>0.0212166162134771</text:p>
          </table:table-cell>
          <table:table-cell office:value-type="float" office:value="0.0206185621768217" calcext:value-type="float">
            <text:p>0.0206185621768217</text:p>
          </table:table-cell>
          <table:table-cell office:value-type="float" office:value="0.0218146702501326" calcext:value-type="float">
            <text:p>0.0218146702501326</text:p>
          </table:table-cell>
          <table:table-cell office:value-type="float" office:value="0.0129345369797361" calcext:value-type="float">
            <text:p>0.0129345369797361</text:p>
          </table:table-cell>
          <table:table-cell office:value-type="float" office:value="0.0124272630634186" calcext:value-type="float">
            <text:p>0.0124272630634186</text:p>
          </table:table-cell>
          <table:table-cell office:value-type="float" office:value="0.0134418108960537" calcext:value-type="float">
            <text:p>0.0134418108960537</text:p>
          </table:table-cell>
          <table:table-cell office:value-type="float" office:value="0.0387463399645309" calcext:value-type="float">
            <text:p>0.0387463399645309</text:p>
          </table:table-cell>
          <table:table-cell office:value-type="float" office:value="0.0384277991481578" calcext:value-type="float">
            <text:p>0.0384277991481578</text:p>
          </table:table-cell>
          <table:table-cell office:value-type="float" office:value="0.039064880780904" calcext:value-type="float">
            <text:p>0.039064880780904</text:p>
          </table:table-cell>
          <table:table-cell office:value-type="float" office:value="0.0207286506625259" calcext:value-type="float">
            <text:p>0.0207286506625259</text:p>
          </table:table-cell>
          <table:table-cell office:value-type="float" office:value="0.0204864629739877" calcext:value-type="float">
            <text:p>0.0204864629739877</text:p>
          </table:table-cell>
          <table:table-cell office:value-type="float" office:value="0.020970838351064" calcext:value-type="float">
            <text:p>0.020970838351064</text:p>
          </table:table-cell>
          <table:table-cell office:value-type="float" office:value="0.02772410050134" calcext:value-type="float">
            <text:p>0.02772410050134</text:p>
          </table:table-cell>
          <table:table-cell office:value-type="float" office:value="0.0274488100631033" calcext:value-type="float">
            <text:p>0.0274488100631033</text:p>
          </table:table-cell>
          <table:table-cell office:value-type="float" office:value="0.0279993909395767" calcext:value-type="float">
            <text:p>0.0279993909395767</text:p>
          </table:table-cell>
          <table:table-cell office:value-type="float" office:value="0.0417450190189688" calcext:value-type="float">
            <text:p>0.0417450190189688</text:p>
          </table:table-cell>
          <table:table-cell office:value-type="float" office:value="0.0414104754072" calcext:value-type="float">
            <text:p>0.0414104754072</text:p>
          </table:table-cell>
          <table:table-cell office:value-type="float" office:value="0.0420795626307376" calcext:value-type="float">
            <text:p>0.0420795626307376</text:p>
          </table:table-cell>
          <table:table-cell office:value-type="float" office:value="0.0190486236341737" calcext:value-type="float">
            <text:p>0.0190486236341737</text:p>
          </table:table-cell>
          <table:table-cell office:value-type="float" office:value="0.0188113876227447" calcext:value-type="float">
            <text:p>0.0188113876227447</text:p>
          </table:table-cell>
          <table:table-cell office:value-type="float" office:value="0.0192858596456026" calcext:value-type="float">
            <text:p>0.0192858596456026</text:p>
          </table:table-cell>
          <table:table-cell office:value-type="float" office:value="0.0193025820455174" calcext:value-type="float">
            <text:p>0.0193025820455174</text:p>
          </table:table-cell>
          <table:table-cell office:value-type="float" office:value="0.0190636778710578" calcext:value-type="float">
            <text:p>0.0190636778710578</text:p>
          </table:table-cell>
          <table:table-cell office:value-type="float" office:value="0.0195414862199769" calcext:value-type="float">
            <text:p>0.0195414862199769</text:p>
          </table:table-cell>
          <table:table-cell office:value-type="float" office:value="0.0191403317760435" calcext:value-type="float">
            <text:p>0.0191403317760435</text:p>
          </table:table-cell>
          <table:table-cell office:value-type="float" office:value="0.0189035253831553" calcext:value-type="float">
            <text:p>0.0189035253831553</text:p>
          </table:table-cell>
          <table:table-cell office:value-type="float" office:value="0.0193771381689317" calcext:value-type="float">
            <text:p>0.0193771381689317</text:p>
          </table:table-cell>
          <table:table-cell office:value-type="float" office:value="109.423943083333" calcext:value-type="float">
            <text:p>109.423943083333</text:p>
          </table:table-cell>
        </table:table-row>
        <table:table-row table:style-name="ro1">
          <table:table-cell office:value-type="string" calcext:value-type="string">
            <text:p>bky_posdep_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96753279817636" calcext:value-type="float">
            <text:p>0.0896753279817636</text:p>
          </table:table-cell>
          <table:table-cell office:value-type="float" office:value="0.116324672018236" calcext:value-type="float">
            <text:p>0.11632467201823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9536974890931" calcext:value-type="float">
            <text:p>0.039536974890931</text:p>
          </table:table-cell>
          <table:table-cell office:value-type="float" office:value="0.058463025109069" calcext:value-type="float">
            <text:p>0.058463025109069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9536974890931" calcext:value-type="float">
            <text:p>0.039536974890931</text:p>
          </table:table-cell>
          <table:table-cell office:value-type="float" office:value="0.058463025109069" calcext:value-type="float">
            <text:p>0.058463025109069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089204004627724" calcext:value-type="float">
            <text:p>0.089204004627724</text:p>
          </table:table-cell>
          <table:table-cell office:value-type="float" office:value="0.115795995372276" calcext:value-type="float">
            <text:p>0.115795995372276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390829048275443" calcext:value-type="float">
            <text:p>0.0390829048275443</text:p>
          </table:table-cell>
          <table:table-cell office:value-type="float" office:value="0.0579170951724557" calcext:value-type="float">
            <text:p>0.0579170951724557</text:p>
          </table:table-cell>
          <table:table-cell office:value-type="float" office:value="0.05" calcext:value-type="float">
            <text:p>0.05</text:p>
          </table:table-cell>
          <table:table-cell office:value-type="float" office:value="0.0404459282431492" calcext:value-type="float">
            <text:p>0.0404459282431492</text:p>
          </table:table-cell>
          <table:table-cell office:value-type="float" office:value="0.0595540717568508" calcext:value-type="float">
            <text:p>0.0595540717568508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390829048275443" calcext:value-type="float">
            <text:p>0.0390829048275443</text:p>
          </table:table-cell>
          <table:table-cell office:value-type="float" office:value="0.0579170951724557" calcext:value-type="float">
            <text:p>0.0579170951724557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427228797876995" calcext:value-type="float">
            <text:p>0.0427228797876995</text:p>
          </table:table-cell>
          <table:table-cell office:value-type="float" office:value="0.0622771202123005" calcext:value-type="float">
            <text:p>0.0622771202123005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07680761900444" calcext:value-type="float">
            <text:p>0.0207680761900444</text:p>
          </table:table-cell>
          <table:table-cell office:value-type="float" office:value="0.0352319238099556" calcext:value-type="float">
            <text:p>0.0352319238099556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07680761900444" calcext:value-type="float">
            <text:p>0.0207680761900444</text:p>
          </table:table-cell>
          <table:table-cell office:value-type="float" office:value="0.0352319238099556" calcext:value-type="float">
            <text:p>0.035231923809955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22669818229962" calcext:value-type="float">
            <text:p>0.0422669818229962</text:p>
          </table:table-cell>
          <table:table-cell office:value-type="float" office:value="0.0617330181770038" calcext:value-type="float">
            <text:p>0.0617330181770038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03310946602808" calcext:value-type="float">
            <text:p>0.0203310946602808</text:p>
          </table:table-cell>
          <table:table-cell office:value-type="float" office:value="0.0346689053397192" calcext:value-type="float">
            <text:p>0.0346689053397192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03310946602808" calcext:value-type="float">
            <text:p>0.0203310946602808</text:p>
          </table:table-cell>
          <table:table-cell office:value-type="float" office:value="0.0346689053397192" calcext:value-type="float">
            <text:p>0.0346689053397192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03310946602808" calcext:value-type="float">
            <text:p>0.0203310946602808</text:p>
          </table:table-cell>
          <table:table-cell office:value-type="float" office:value="0.0346689053397192" calcext:value-type="float">
            <text:p>0.0346689053397192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436354133014014" calcext:value-type="float">
            <text:p>0.0436354133014014</text:p>
          </table:table-cell>
          <table:table-cell office:value-type="float" office:value="0.0633645866985986" calcext:value-type="float">
            <text:p>0.0633645866985986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72907770536193" calcext:value-type="float">
            <text:p>0.0172907770536193</text:p>
          </table:table-cell>
          <table:table-cell office:value-type="float" office:value="0.0307092229463807" calcext:value-type="float">
            <text:p>0.0307092229463807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72907770536193" calcext:value-type="float">
            <text:p>0.0172907770536193</text:p>
          </table:table-cell>
          <table:table-cell office:value-type="float" office:value="0.0307092229463807" calcext:value-type="float">
            <text:p>0.0307092229463807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436354133014014" calcext:value-type="float">
            <text:p>0.0436354133014014</text:p>
          </table:table-cell>
          <table:table-cell office:value-type="float" office:value="0.0633645866985986" calcext:value-type="float">
            <text:p>0.0633645866985986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5698298983" calcext:value-type="float">
            <text:p>0.0155698298983</text:p>
          </table:table-cell>
          <table:table-cell office:value-type="float" office:value="0.0284301701017" calcext:value-type="float">
            <text:p>0.0284301701017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168593322956142" calcext:value-type="float">
            <text:p>0.0168593322956142</text:p>
          </table:table-cell>
          <table:table-cell office:value-type="float" office:value="0.0301406677043858" calcext:value-type="float">
            <text:p>0.030140667704385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5698298983" calcext:value-type="float">
            <text:p>0.0155698298983</text:p>
          </table:table-cell>
          <table:table-cell office:value-type="float" office:value="0.0284301701017" calcext:value-type="float">
            <text:p>0.0284301701017</text:p>
          </table:table-cell>
          <table:table-cell office:value-type="float" office:value="95.86147825" calcext:value-type="float">
            <text:p>95.86147825</text:p>
          </table:table-cell>
        </table:table-row>
        <table:table-row table:style-name="ro1">
          <table:table-cell office:value-type="string" calcext:value-type="string">
            <text:p>bky_posdep_posonly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68107875438219" calcext:value-type="float">
            <text:p>0.0468107875438219</text:p>
          </table:table-cell>
          <table:table-cell office:value-type="float" office:value="0.0463170290780223" calcext:value-type="float">
            <text:p>0.0463170290780223</text:p>
          </table:table-cell>
          <table:table-cell office:value-type="float" office:value="0.0473045460096215" calcext:value-type="float">
            <text:p>0.0473045460096215</text:p>
          </table:table-cell>
          <table:table-cell office:value-type="float" office:value="0.0410113035726294" calcext:value-type="float">
            <text:p>0.0410113035726294</text:p>
          </table:table-cell>
          <table:table-cell office:value-type="float" office:value="0.0405340746611056" calcext:value-type="float">
            <text:p>0.0405340746611056</text:p>
          </table:table-cell>
          <table:table-cell office:value-type="float" office:value="0.0414885324841533" calcext:value-type="float">
            <text:p>0.0414885324841533</text:p>
          </table:table-cell>
          <table:table-cell office:value-type="float" office:value="0.0452415835575669" calcext:value-type="float">
            <text:p>0.0452415835575669</text:p>
          </table:table-cell>
          <table:table-cell office:value-type="float" office:value="0.0447442278189974" calcext:value-type="float">
            <text:p>0.0447442278189974</text:p>
          </table:table-cell>
          <table:table-cell office:value-type="float" office:value="0.0457389392961365" calcext:value-type="float">
            <text:p>0.0457389392961365</text:p>
          </table:table-cell>
          <table:table-cell office:value-type="float" office:value="0.0433567133489899" calcext:value-type="float">
            <text:p>0.0433567133489899</text:p>
          </table:table-cell>
          <table:table-cell office:value-type="float" office:value="0.0428804061108511" calcext:value-type="float">
            <text:p>0.0428804061108511</text:p>
          </table:table-cell>
          <table:table-cell office:value-type="float" office:value="0.0438330205871287" calcext:value-type="float">
            <text:p>0.0438330205871287</text:p>
          </table:table-cell>
          <table:table-cell office:value-type="float" office:value="0.0228046688029444" calcext:value-type="float">
            <text:p>0.0228046688029444</text:p>
          </table:table-cell>
          <table:table-cell office:value-type="float" office:value="0.0224464535649496" calcext:value-type="float">
            <text:p>0.0224464535649496</text:p>
          </table:table-cell>
          <table:table-cell office:value-type="float" office:value="0.0231628840409392" calcext:value-type="float">
            <text:p>0.0231628840409392</text:p>
          </table:table-cell>
          <table:table-cell office:value-type="float" office:value="0.0205371817891236" calcext:value-type="float">
            <text:p>0.0205371817891236</text:p>
          </table:table-cell>
          <table:table-cell office:value-type="float" office:value="0.02019168977939" calcext:value-type="float">
            <text:p>0.02019168977939</text:p>
          </table:table-cell>
          <table:table-cell office:value-type="float" office:value="0.0208826737988573" calcext:value-type="float">
            <text:p>0.0208826737988573</text:p>
          </table:table-cell>
          <table:table-cell office:value-type="float" office:value="0.0228537154568734" calcext:value-type="float">
            <text:p>0.0228537154568734</text:p>
          </table:table-cell>
          <table:table-cell office:value-type="float" office:value="0.0224949619441662" calcext:value-type="float">
            <text:p>0.0224949619441662</text:p>
          </table:table-cell>
          <table:table-cell office:value-type="float" office:value="0.0232124689695807" calcext:value-type="float">
            <text:p>0.0232124689695807</text:p>
          </table:table-cell>
          <table:table-cell office:value-type="float" office:value="0.0467289916253578" calcext:value-type="float">
            <text:p>0.0467289916253578</text:p>
          </table:table-cell>
          <table:table-cell office:value-type="float" office:value="0.0462355184555267" calcext:value-type="float">
            <text:p>0.0462355184555267</text:p>
          </table:table-cell>
          <table:table-cell office:value-type="float" office:value="0.0472224647951889" calcext:value-type="float">
            <text:p>0.0472224647951889</text:p>
          </table:table-cell>
          <table:table-cell office:value-type="float" office:value="0.0210735103134196" calcext:value-type="float">
            <text:p>0.0210735103134196</text:p>
          </table:table-cell>
          <table:table-cell office:value-type="float" office:value="0.020724852937895" calcext:value-type="float">
            <text:p>0.020724852937895</text:p>
          </table:table-cell>
          <table:table-cell office:value-type="float" office:value="0.0214221676889442" calcext:value-type="float">
            <text:p>0.0214221676889442</text:p>
          </table:table-cell>
          <table:table-cell office:value-type="float" office:value="0.0233100512925429" calcext:value-type="float">
            <text:p>0.0233100512925429</text:p>
          </table:table-cell>
          <table:table-cell office:value-type="float" office:value="0.0229472180777945" calcext:value-type="float">
            <text:p>0.0229472180777945</text:p>
          </table:table-cell>
          <table:table-cell office:value-type="float" office:value="0.0236728845072913" calcext:value-type="float">
            <text:p>0.0236728845072913</text:p>
          </table:table-cell>
          <table:table-cell office:value-type="float" office:value="0.0432342732367526" calcext:value-type="float">
            <text:p>0.0432342732367526</text:p>
          </table:table-cell>
          <table:table-cell office:value-type="float" office:value="0.0427589617900933" calcext:value-type="float">
            <text:p>0.0427589617900933</text:p>
          </table:table-cell>
          <table:table-cell office:value-type="float" office:value="0.043709584683412" calcext:value-type="float">
            <text:p>0.043709584683412</text:p>
          </table:table-cell>
          <table:table-cell office:value-type="float" office:value="0.0227600105723716" calcext:value-type="float">
            <text:p>0.0227600105723716</text:p>
          </table:table-cell>
          <table:table-cell office:value-type="float" office:value="0.0224021638691215" calcext:value-type="float">
            <text:p>0.0224021638691215</text:p>
          </table:table-cell>
          <table:table-cell office:value-type="float" office:value="0.0231178572756217" calcext:value-type="float">
            <text:p>0.0231178572756217</text:p>
          </table:table-cell>
          <table:table-cell office:value-type="float" office:value="0.0204658147010283" calcext:value-type="float">
            <text:p>0.0204658147010283</text:p>
          </table:table-cell>
          <table:table-cell office:value-type="float" office:value="0.0201209473331614" calcext:value-type="float">
            <text:p>0.0201209473331614</text:p>
          </table:table-cell>
          <table:table-cell office:value-type="float" office:value="0.0208106820688953" calcext:value-type="float">
            <text:p>0.0208106820688953</text:p>
          </table:table-cell>
          <table:table-cell office:value-type="float" office:value="0.0228090899105474" calcext:value-type="float">
            <text:p>0.0228090899105474</text:p>
          </table:table-cell>
          <table:table-cell office:value-type="float" office:value="0.0224506886846787" calcext:value-type="float">
            <text:p>0.0224506886846787</text:p>
          </table:table-cell>
          <table:table-cell office:value-type="float" office:value="0.0231674911364161" calcext:value-type="float">
            <text:p>0.0231674911364161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51690959817875" calcext:value-type="float">
            <text:p>0.0251690959817875</text:p>
          </table:table-cell>
          <table:table-cell office:value-type="float" office:value="0.0408309040182125" calcext:value-type="float">
            <text:p>0.040830904018212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77223694709817" calcext:value-type="float">
            <text:p>0.0377223694709817</text:p>
          </table:table-cell>
          <table:table-cell office:value-type="float" office:value="0.0562776305290183" calcext:value-type="float">
            <text:p>0.0562776305290183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00847887505674" calcext:value-type="float">
            <text:p>0.0100847887505674</text:p>
          </table:table-cell>
          <table:table-cell office:value-type="float" office:value="0.0209152112494326" calcext:value-type="float">
            <text:p>0.0209152112494326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64286758008165" calcext:value-type="float">
            <text:p>0.0164286758008165</text:p>
          </table:table-cell>
          <table:table-cell office:value-type="float" office:value="0.0295713241991835" calcext:value-type="float">
            <text:p>0.0295713241991835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00847887505674" calcext:value-type="float">
            <text:p>0.0100847887505674</text:p>
          </table:table-cell>
          <table:table-cell office:value-type="float" office:value="0.0209152112494326" calcext:value-type="float">
            <text:p>0.0209152112494326</text:p>
          </table:table-cell>
          <table:table-cell office:value-type="float" office:value="91.5535533333333" calcext:value-type="float">
            <text:p>91.5535533333333</text:p>
          </table:table-cell>
        </table:table-row>
        <table:table-row table:style-name="ro1">
          <table:table-cell office:value-type="string" calcext:value-type="string">
            <text:p>bky_posdep_negonl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8372449452449" calcext:value-type="float">
            <text:p>0.048372449452449</text:p>
          </table:table-cell>
          <table:table-cell office:value-type="float" office:value="0.0478700736888827" calcext:value-type="float">
            <text:p>0.0478700736888827</text:p>
          </table:table-cell>
          <table:table-cell office:value-type="float" office:value="0.0488748252160153" calcext:value-type="float">
            <text:p>0.0488748252160153</text:p>
          </table:table-cell>
          <table:table-cell office:value-type="float" office:value="0.0427160765096428" calcext:value-type="float">
            <text:p>0.0427160765096428</text:p>
          </table:table-cell>
          <table:table-cell office:value-type="float" office:value="0.0422287148018711" calcext:value-type="float">
            <text:p>0.0422287148018711</text:p>
          </table:table-cell>
          <table:table-cell office:value-type="float" office:value="0.0432034382174144" calcext:value-type="float">
            <text:p>0.0432034382174144</text:p>
          </table:table-cell>
          <table:table-cell office:value-type="float" office:value="0.0470330016466474" calcext:value-type="float">
            <text:p>0.0470330016466474</text:p>
          </table:table-cell>
          <table:table-cell office:value-type="float" office:value="0.0465223308506101" calcext:value-type="float">
            <text:p>0.0465223308506101</text:p>
          </table:table-cell>
          <table:table-cell office:value-type="float" office:value="0.0475436724426846" calcext:value-type="float">
            <text:p>0.0475436724426846</text:p>
          </table:table-cell>
          <table:table-cell office:value-type="float" office:value="0.0450728617635973" calcext:value-type="float">
            <text:p>0.0450728617635973</text:p>
          </table:table-cell>
          <table:table-cell office:value-type="float" office:value="0.0445963211208588" calcext:value-type="float">
            <text:p>0.0445963211208588</text:p>
          </table:table-cell>
          <table:table-cell office:value-type="float" office:value="0.0455494024063358" calcext:value-type="float">
            <text:p>0.0455494024063358</text:p>
          </table:table-cell>
          <table:table-cell office:value-type="float" office:value="0.0246366575438474" calcext:value-type="float">
            <text:p>0.0246366575438474</text:p>
          </table:table-cell>
          <table:table-cell office:value-type="float" office:value="0.0242623706092078" calcext:value-type="float">
            <text:p>0.0242623706092078</text:p>
          </table:table-cell>
          <table:table-cell office:value-type="float" office:value="0.0250109444784871" calcext:value-type="float">
            <text:p>0.0250109444784871</text:p>
          </table:table-cell>
          <table:table-cell office:value-type="float" office:value="0.0223320802462115" calcext:value-type="float">
            <text:p>0.0223320802462115</text:p>
          </table:table-cell>
          <table:table-cell office:value-type="float" office:value="0.0219756384907724" calcext:value-type="float">
            <text:p>0.0219756384907724</text:p>
          </table:table-cell>
          <table:table-cell office:value-type="float" office:value="0.0226885220016505" calcext:value-type="float">
            <text:p>0.0226885220016505</text:p>
          </table:table-cell>
          <table:table-cell office:value-type="float" office:value="0.0247094316395824" calcext:value-type="float">
            <text:p>0.0247094316395824</text:p>
          </table:table-cell>
          <table:table-cell office:value-type="float" office:value="0.0243345803587884" calcext:value-type="float">
            <text:p>0.0243345803587884</text:p>
          </table:table-cell>
          <table:table-cell office:value-type="float" office:value="0.0250842829203764" calcext:value-type="float">
            <text:p>0.0250842829203764</text:p>
          </table:table-cell>
          <table:table-cell office:value-type="float" office:value="0.037" calcext:value-type="float">
            <text:p>0.037</text:p>
          </table:table-cell>
          <table:table-cell office:value-type="float" office:value="0.02872523441463" calcext:value-type="float">
            <text:p>0.02872523441463</text:p>
          </table:table-cell>
          <table:table-cell office:value-type="float" office:value="0.04527476558537" calcext:value-type="float">
            <text:p>0.04527476558537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996803470725234" calcext:value-type="float">
            <text:p>0.996803470725234</text:p>
          </table:table-cell>
          <table:table-cell office:value-type="float" office:value="1.00019652927477" calcext:value-type="float">
            <text:p>1.00019652927477</text:p>
          </table:table-cell>
          <table:table-cell office:value-type="float" office:value="0.9995" calcext:value-type="float">
            <text:p>0.9995</text:p>
          </table:table-cell>
          <table:table-cell office:value-type="float" office:value="0.99852001800773" calcext:value-type="float">
            <text:p>0.99852001800773</text:p>
          </table:table-cell>
          <table:table-cell office:value-type="float" office:value="1.00047998199227" calcext:value-type="float">
            <text:p>1.00047998199227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418113341900512" calcext:value-type="float">
            <text:p>0.0418113341900512</text:p>
          </table:table-cell>
          <table:table-cell office:value-type="float" office:value="0.0611886658099488" calcext:value-type="float">
            <text:p>0.0611886658099488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00847887505674" calcext:value-type="float">
            <text:p>0.0100847887505674</text:p>
          </table:table-cell>
          <table:table-cell office:value-type="float" office:value="0.0209152112494326" calcext:value-type="float">
            <text:p>0.0209152112494326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5998832792771" calcext:value-type="float">
            <text:p>0.015998832792771</text:p>
          </table:table-cell>
          <table:table-cell office:value-type="float" office:value="0.029001167207229" calcext:value-type="float">
            <text:p>0.029001167207229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00847887505674" calcext:value-type="float">
            <text:p>0.0100847887505674</text:p>
          </table:table-cell>
          <table:table-cell office:value-type="float" office:value="0.0209152112494326" calcext:value-type="float">
            <text:p>0.0209152112494326</text:p>
          </table:table-cell>
          <table:table-cell office:value-type="float" office:value="0.0482792617879663" calcext:value-type="float">
            <text:p>0.0482792617879663</text:p>
          </table:table-cell>
          <table:table-cell office:value-type="float" office:value="0.0477766993316116" calcext:value-type="float">
            <text:p>0.0477766993316116</text:p>
          </table:table-cell>
          <table:table-cell office:value-type="float" office:value="0.048781824244321" calcext:value-type="float">
            <text:p>0.048781824244321</text:p>
          </table:table-cell>
          <table:table-cell office:value-type="float" office:value="0.0228849518735299" calcext:value-type="float">
            <text:p>0.0228849518735299</text:p>
          </table:table-cell>
          <table:table-cell office:value-type="float" office:value="0.0225262123112152" calcext:value-type="float">
            <text:p>0.0225262123112152</text:p>
          </table:table-cell>
          <table:table-cell office:value-type="float" office:value="0.0232436914358446" calcext:value-type="float">
            <text:p>0.0232436914358446</text:p>
          </table:table-cell>
          <table:table-cell office:value-type="float" office:value="0.0252169077584555" calcext:value-type="float">
            <text:p>0.0252169077584555</text:p>
          </table:table-cell>
          <table:table-cell office:value-type="float" office:value="0.024839761545531" calcext:value-type="float">
            <text:p>0.024839761545531</text:p>
          </table:table-cell>
          <table:table-cell office:value-type="float" office:value="0.0255940539713801" calcext:value-type="float">
            <text:p>0.0255940539713801</text:p>
          </table:table-cell>
          <table:table-cell office:value-type="float" office:value="0.0449384714015485" calcext:value-type="float">
            <text:p>0.0449384714015485</text:p>
          </table:table-cell>
          <table:table-cell office:value-type="float" office:value="0.0444618127150955" calcext:value-type="float">
            <text:p>0.0444618127150955</text:p>
          </table:table-cell>
          <table:table-cell office:value-type="float" office:value="0.0454151300880016" calcext:value-type="float">
            <text:p>0.0454151300880016</text:p>
          </table:table-cell>
          <table:table-cell office:value-type="float" office:value="0.0245929664442621" calcext:value-type="float">
            <text:p>0.0245929664442621</text:p>
          </table:table-cell>
          <table:table-cell office:value-type="float" office:value="0.0242186395942441" calcext:value-type="float">
            <text:p>0.0242186395942441</text:p>
          </table:table-cell>
          <table:table-cell office:value-type="float" office:value="0.0249672932942801" calcext:value-type="float">
            <text:p>0.0249672932942801</text:p>
          </table:table-cell>
          <table:table-cell office:value-type="float" office:value="0.0222638093210065" calcext:value-type="float">
            <text:p>0.0222638093210065</text:p>
          </table:table-cell>
          <table:table-cell office:value-type="float" office:value="0.0219074392124116" calcext:value-type="float">
            <text:p>0.0219074392124116</text:p>
          </table:table-cell>
          <table:table-cell office:value-type="float" office:value="0.0226201794296014" calcext:value-type="float">
            <text:p>0.0226201794296014</text:p>
          </table:table-cell>
          <table:table-cell office:value-type="float" office:value="0.0246657703659768" calcext:value-type="float">
            <text:p>0.0246657703659768</text:p>
          </table:table-cell>
          <table:table-cell office:value-type="float" office:value="0.024290895475639" calcext:value-type="float">
            <text:p>0.024290895475639</text:p>
          </table:table-cell>
          <table:table-cell office:value-type="float" office:value="0.0250406452563146" calcext:value-type="float">
            <text:p>0.0250406452563146</text:p>
          </table:table-cell>
          <table:table-cell office:value-type="float" office:value="90.38755075" calcext:value-type="float">
            <text:p>90.38755075</text:p>
          </table:table-cell>
        </table:table-row>
        <table:table-row table:style-name="ro1">
          <table:table-cell office:value-type="string" calcext:value-type="string">
            <text:p>bky_posdep_balance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1744594045122" calcext:value-type="float">
            <text:p>0.031744594045122</text:p>
          </table:table-cell>
          <table:table-cell office:value-type="float" office:value="0.0314703782777763" calcext:value-type="float">
            <text:p>0.0314703782777763</text:p>
          </table:table-cell>
          <table:table-cell office:value-type="float" office:value="0.0320188098124677" calcext:value-type="float">
            <text:p>0.0320188098124677</text:p>
          </table:table-cell>
          <table:table-cell office:value-type="float" office:value="0.031665237893695" calcext:value-type="float">
            <text:p>0.031665237893695</text:p>
          </table:table-cell>
          <table:table-cell office:value-type="float" office:value="0.0313912002954716" calcext:value-type="float">
            <text:p>0.0313912002954716</text:p>
          </table:table-cell>
          <table:table-cell office:value-type="float" office:value="0.0319392754919184" calcext:value-type="float">
            <text:p>0.0319392754919184</text:p>
          </table:table-cell>
          <table:table-cell office:value-type="float" office:value="0.0427310856077854" calcext:value-type="float">
            <text:p>0.0427310856077854</text:p>
          </table:table-cell>
          <table:table-cell office:value-type="float" office:value="0.0424162025239914" calcext:value-type="float">
            <text:p>0.0424162025239914</text:p>
          </table:table-cell>
          <table:table-cell office:value-type="float" office:value="0.0430459686915794" calcext:value-type="float">
            <text:p>0.0430459686915794</text:p>
          </table:table-cell>
          <table:table-cell office:value-type="float" office:value="0.0428003744750504" calcext:value-type="float">
            <text:p>0.0428003744750504</text:p>
          </table:table-cell>
          <table:table-cell office:value-type="float" office:value="0.04248580495306" calcext:value-type="float">
            <text:p>0.04248580495306</text:p>
          </table:table-cell>
          <table:table-cell office:value-type="float" office:value="0.0431149439970408" calcext:value-type="float">
            <text:p>0.0431149439970408</text:p>
          </table:table-cell>
          <table:table-cell office:value-type="float" office:value="0.0159480796459908" calcext:value-type="float">
            <text:p>0.0159480796459908</text:p>
          </table:table-cell>
          <table:table-cell office:value-type="float" office:value="0.0157401704678509" calcext:value-type="float">
            <text:p>0.0157401704678509</text:p>
          </table:table-cell>
          <table:table-cell office:value-type="float" office:value="0.0161559888241308" calcext:value-type="float">
            <text:p>0.0161559888241308</text:p>
          </table:table-cell>
          <table:table-cell office:value-type="float" office:value="0.0202275683561193" calcext:value-type="float">
            <text:p>0.0202275683561193</text:p>
          </table:table-cell>
          <table:table-cell office:value-type="float" office:value="0.0199937447677989" calcext:value-type="float">
            <text:p>0.0199937447677989</text:p>
          </table:table-cell>
          <table:table-cell office:value-type="float" office:value="0.0204613919444397" calcext:value-type="float">
            <text:p>0.0204613919444397</text:p>
          </table:table-cell>
          <table:table-cell office:value-type="float" office:value="0.0159876438068499" calcext:value-type="float">
            <text:p>0.0159876438068499</text:p>
          </table:table-cell>
          <table:table-cell office:value-type="float" office:value="0.0157793661113768" calcext:value-type="float">
            <text:p>0.0157793661113768</text:p>
          </table:table-cell>
          <table:table-cell office:value-type="float" office:value="0.0161959215023231" calcext:value-type="float">
            <text:p>0.0161959215023231</text:p>
          </table:table-cell>
          <table:table-cell office:value-type="float" office:value="0.0306970201097803" calcext:value-type="float">
            <text:p>0.0306970201097803</text:p>
          </table:table-cell>
          <table:table-cell office:value-type="float" office:value="0.0302967416753525" calcext:value-type="float">
            <text:p>0.0302967416753525</text:p>
          </table:table-cell>
          <table:table-cell office:value-type="float" office:value="0.0310972985442082" calcext:value-type="float">
            <text:p>0.0310972985442082</text:p>
          </table:table-cell>
          <table:table-cell office:value-type="float" office:value="0.0306800750779653" calcext:value-type="float">
            <text:p>0.0306800750779653</text:p>
          </table:table-cell>
          <table:table-cell office:value-type="float" office:value="0.0302928300348849" calcext:value-type="float">
            <text:p>0.0302928300348849</text:p>
          </table:table-cell>
          <table:table-cell office:value-type="float" office:value="0.0310673201210456" calcext:value-type="float">
            <text:p>0.0310673201210456</text:p>
          </table:table-cell>
          <table:table-cell office:value-type="float" office:value="0.0417708977403598" calcext:value-type="float">
            <text:p>0.0417708977403598</text:p>
          </table:table-cell>
          <table:table-cell office:value-type="float" office:value="0.0413268328652798" calcext:value-type="float">
            <text:p>0.0413268328652798</text:p>
          </table:table-cell>
          <table:table-cell office:value-type="float" office:value="0.0422149626154398" calcext:value-type="float">
            <text:p>0.0422149626154398</text:p>
          </table:table-cell>
          <table:table-cell office:value-type="float" office:value="0.0418487048707916" calcext:value-type="float">
            <text:p>0.0418487048707916</text:p>
          </table:table-cell>
          <table:table-cell office:value-type="float" office:value="0.04138999540388" calcext:value-type="float">
            <text:p>0.04138999540388</text:p>
          </table:table-cell>
          <table:table-cell office:value-type="float" office:value="0.0423074143377032" calcext:value-type="float">
            <text:p>0.0423074143377032</text:p>
          </table:table-cell>
          <table:table-cell office:value-type="float" office:value="0.0148474678779398" calcext:value-type="float">
            <text:p>0.0148474678779398</text:p>
          </table:table-cell>
          <table:table-cell office:value-type="float" office:value="0.0145581211944007" calcext:value-type="float">
            <text:p>0.0145581211944007</text:p>
          </table:table-cell>
          <table:table-cell office:value-type="float" office:value="0.0151368145614788" calcext:value-type="float">
            <text:p>0.0151368145614788</text:p>
          </table:table-cell>
          <table:table-cell office:value-type="float" office:value="0.0191394227005747" calcext:value-type="float">
            <text:p>0.0191394227005747</text:p>
          </table:table-cell>
          <table:table-cell office:value-type="float" office:value="0.01880834464245" calcext:value-type="float">
            <text:p>0.01880834464245</text:p>
          </table:table-cell>
          <table:table-cell office:value-type="float" office:value="0.0194705007586995" calcext:value-type="float">
            <text:p>0.0194705007586995</text:p>
          </table:table-cell>
          <table:table-cell office:value-type="float" office:value="0.0148788098619947" calcext:value-type="float">
            <text:p>0.0148788098619947</text:p>
          </table:table-cell>
          <table:table-cell office:value-type="float" office:value="0.0145884925618816" calcext:value-type="float">
            <text:p>0.0145884925618816</text:p>
          </table:table-cell>
          <table:table-cell office:value-type="float" office:value="0.0151691271621078" calcext:value-type="float">
            <text:p>0.0151691271621078</text:p>
          </table:table-cell>
          <table:table-cell office:value-type="float" office:value="0.0326320007565432" calcext:value-type="float">
            <text:p>0.0326320007565432</text:p>
          </table:table-cell>
          <table:table-cell office:value-type="float" office:value="0.0322419303858565" calcext:value-type="float">
            <text:p>0.0322419303858565</text:p>
          </table:table-cell>
          <table:table-cell office:value-type="float" office:value="0.03302207112723" calcext:value-type="float">
            <text:p>0.03302207112723</text:p>
          </table:table-cell>
          <table:table-cell office:value-type="float" office:value="0.032560474164901" calcext:value-type="float">
            <text:p>0.032560474164901</text:p>
          </table:table-cell>
          <table:table-cell office:value-type="float" office:value="0.0321810819524389" calcext:value-type="float">
            <text:p>0.0321810819524389</text:p>
          </table:table-cell>
          <table:table-cell office:value-type="float" office:value="0.032939866377363" calcext:value-type="float">
            <text:p>0.032939866377363</text:p>
          </table:table-cell>
          <table:table-cell office:value-type="float" office:value="0.0435695251446062" calcext:value-type="float">
            <text:p>0.0435695251446062</text:p>
          </table:table-cell>
          <table:table-cell office:value-type="float" office:value="0.0431301249840483" calcext:value-type="float">
            <text:p>0.0431301249840483</text:p>
          </table:table-cell>
          <table:table-cell office:value-type="float" office:value="0.0440089253051641" calcext:value-type="float">
            <text:p>0.0440089253051641</text:p>
          </table:table-cell>
          <table:table-cell office:value-type="float" office:value="0.0435514615384185" calcext:value-type="float">
            <text:p>0.0435514615384185</text:p>
          </table:table-cell>
          <table:table-cell office:value-type="float" office:value="0.0431032601429956" calcext:value-type="float">
            <text:p>0.0431032601429956</text:p>
          </table:table-cell>
          <table:table-cell office:value-type="float" office:value="0.0439996629338414" calcext:value-type="float">
            <text:p>0.0439996629338414</text:p>
          </table:table-cell>
          <table:table-cell office:value-type="float" office:value="0.0169509220781105" calcext:value-type="float">
            <text:p>0.0169509220781105</text:p>
          </table:table-cell>
          <table:table-cell office:value-type="float" office:value="0.0166468767510286" calcext:value-type="float">
            <text:p>0.0166468767510286</text:p>
          </table:table-cell>
          <table:table-cell office:value-type="float" office:value="0.0172549674051925" calcext:value-type="float">
            <text:p>0.0172549674051925</text:p>
          </table:table-cell>
          <table:table-cell office:value-type="float" office:value="0.0211930966389522" calcext:value-type="float">
            <text:p>0.0211930966389522</text:p>
          </table:table-cell>
          <table:table-cell office:value-type="float" office:value="0.0208588472234545" calcext:value-type="float">
            <text:p>0.0208588472234545</text:p>
          </table:table-cell>
          <table:table-cell office:value-type="float" office:value="0.02152734605445" calcext:value-type="float">
            <text:p>0.02152734605445</text:p>
          </table:table-cell>
          <table:table-cell office:value-type="float" office:value="0.0169976534962113" calcext:value-type="float">
            <text:p>0.0169976534962113</text:p>
          </table:table-cell>
          <table:table-cell office:value-type="float" office:value="0.0166929583415525" calcext:value-type="float">
            <text:p>0.0166929583415525</text:p>
          </table:table-cell>
          <table:table-cell office:value-type="float" office:value="0.0173023486508702" calcext:value-type="float">
            <text:p>0.0173023486508702</text:p>
          </table:table-cell>
          <table:table-cell office:value-type="float" office:value="109.897135541667" calcext:value-type="float">
            <text:p>109.897135541667</text:p>
          </table:table-cell>
        </table:table-row>
        <table:table-row table:style-name="ro1">
          <table:table-cell office:value-type="string" calcext:value-type="string">
            <text:p>bky_posdep_unbalanced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69360320385952" calcext:value-type="float">
            <text:p>0.0369360320385952</text:p>
          </table:table-cell>
          <table:table-cell office:value-type="float" office:value="0.0366378293857678" calcext:value-type="float">
            <text:p>0.0366378293857678</text:p>
          </table:table-cell>
          <table:table-cell office:value-type="float" office:value="0.0372342346914225" calcext:value-type="float">
            <text:p>0.0372342346914225</text:p>
          </table:table-cell>
          <table:table-cell office:value-type="float" office:value="0.0315727964483904" calcext:value-type="float">
            <text:p>0.0315727964483904</text:p>
          </table:table-cell>
          <table:table-cell office:value-type="float" office:value="0.031303970981567" calcext:value-type="float">
            <text:p>0.031303970981567</text:p>
          </table:table-cell>
          <table:table-cell office:value-type="float" office:value="0.0318416219152138" calcext:value-type="float">
            <text:p>0.0318416219152138</text:p>
          </table:table-cell>
          <table:table-cell office:value-type="float" office:value="0.0427192603772456" calcext:value-type="float">
            <text:p>0.0427192603772456</text:p>
          </table:table-cell>
          <table:table-cell office:value-type="float" office:value="0.0424115135240643" calcext:value-type="float">
            <text:p>0.0424115135240643</text:p>
          </table:table-cell>
          <table:table-cell office:value-type="float" office:value="0.0430270072304269" calcext:value-type="float">
            <text:p>0.0430270072304269</text:p>
          </table:table-cell>
          <table:table-cell office:value-type="float" office:value="0.0422911582396123" calcext:value-type="float">
            <text:p>0.0422911582396123</text:p>
          </table:table-cell>
          <table:table-cell office:value-type="float" office:value="0.0419721234360744" calcext:value-type="float">
            <text:p>0.0419721234360744</text:p>
          </table:table-cell>
          <table:table-cell office:value-type="float" office:value="0.0426101930431503" calcext:value-type="float">
            <text:p>0.0426101930431503</text:p>
          </table:table-cell>
          <table:table-cell office:value-type="float" office:value="0.0180743752281447" calcext:value-type="float">
            <text:p>0.0180743752281447</text:p>
          </table:table-cell>
          <table:table-cell office:value-type="float" office:value="0.0178548724339653" calcext:value-type="float">
            <text:p>0.0178548724339653</text:p>
          </table:table-cell>
          <table:table-cell office:value-type="float" office:value="0.018293878022324" calcext:value-type="float">
            <text:p>0.018293878022324</text:p>
          </table:table-cell>
          <table:table-cell office:value-type="float" office:value="0.0194139405294679" calcext:value-type="float">
            <text:p>0.0194139405294679</text:p>
          </table:table-cell>
          <table:table-cell office:value-type="float" office:value="0.0191891356441082" calcext:value-type="float">
            <text:p>0.0191891356441082</text:p>
          </table:table-cell>
          <table:table-cell office:value-type="float" office:value="0.0196387454148277" calcext:value-type="float">
            <text:p>0.0196387454148277</text:p>
          </table:table-cell>
          <table:table-cell office:value-type="float" office:value="0.0181716508136959" calcext:value-type="float">
            <text:p>0.0181716508136959</text:p>
          </table:table-cell>
          <table:table-cell office:value-type="float" office:value="0.0179510499975227" calcext:value-type="float">
            <text:p>0.0179510499975227</text:p>
          </table:table-cell>
          <table:table-cell office:value-type="float" office:value="0.0183922516298691" calcext:value-type="float">
            <text:p>0.0183922516298691</text:p>
          </table:table-cell>
          <table:table-cell office:value-type="float" office:value="0.0263614828098243" calcext:value-type="float">
            <text:p>0.0263614828098243</text:p>
          </table:table-cell>
          <table:table-cell office:value-type="float" office:value="0.0257258956314964" calcext:value-type="float">
            <text:p>0.0257258956314964</text:p>
          </table:table-cell>
          <table:table-cell office:value-type="float" office:value="0.0269970699881522" calcext:value-type="float">
            <text:p>0.0269970699881522</text:p>
          </table:table-cell>
          <table:table-cell office:value-type="float" office:value="0.0730377585350566" calcext:value-type="float">
            <text:p>0.0730377585350566</text:p>
          </table:table-cell>
          <table:table-cell office:value-type="float" office:value="0.0721817307757491" calcext:value-type="float">
            <text:p>0.0721817307757491</text:p>
          </table:table-cell>
          <table:table-cell office:value-type="float" office:value="0.0738937862943641" calcext:value-type="float">
            <text:p>0.0738937862943641</text:p>
          </table:table-cell>
          <table:table-cell office:value-type="float" office:value="0.0979719999820457" calcext:value-type="float">
            <text:p>0.0979719999820457</text:p>
          </table:table-cell>
          <table:table-cell office:value-type="float" office:value="0.0970056765082843" calcext:value-type="float">
            <text:p>0.0970056765082843</text:p>
          </table:table-cell>
          <table:table-cell office:value-type="float" office:value="0.0989383234558072" calcext:value-type="float">
            <text:p>0.0989383234558072</text:p>
          </table:table-cell>
          <table:table-cell office:value-type="float" office:value="0.0441796334349945" calcext:value-type="float">
            <text:p>0.0441796334349945</text:p>
          </table:table-cell>
          <table:table-cell office:value-type="float" office:value="0.0434120129546319" calcext:value-type="float">
            <text:p>0.0434120129546319</text:p>
          </table:table-cell>
          <table:table-cell office:value-type="float" office:value="0.044947253915357" calcext:value-type="float">
            <text:p>0.044947253915357</text:p>
          </table:table-cell>
          <table:table-cell office:value-type="float" office:value="0.0131261212384544" calcext:value-type="float">
            <text:p>0.0131261212384544</text:p>
          </table:table-cell>
          <table:table-cell office:value-type="float" office:value="0.0126178517686879" calcext:value-type="float">
            <text:p>0.0126178517686879</text:p>
          </table:table-cell>
          <table:table-cell office:value-type="float" office:value="0.0136343907082208" calcext:value-type="float">
            <text:p>0.0136343907082208</text:p>
          </table:table-cell>
          <table:table-cell office:value-type="float" office:value="0.0210509627134939" calcext:value-type="float">
            <text:p>0.0210509627134939</text:p>
          </table:table-cell>
          <table:table-cell office:value-type="float" office:value="0.0204581844527419" calcext:value-type="float">
            <text:p>0.0204581844527419</text:p>
          </table:table-cell>
          <table:table-cell office:value-type="float" office:value="0.0216437409742458" calcext:value-type="float">
            <text:p>0.0216437409742458</text:p>
          </table:table-cell>
          <table:table-cell office:value-type="float" office:value="0.0131239308037336" calcext:value-type="float">
            <text:p>0.0131239308037336</text:p>
          </table:table-cell>
          <table:table-cell office:value-type="float" office:value="0.0126156756044524" calcext:value-type="float">
            <text:p>0.0126156756044524</text:p>
          </table:table-cell>
          <table:table-cell office:value-type="float" office:value="0.0136321860030149" calcext:value-type="float">
            <text:p>0.0136321860030149</text:p>
          </table:table-cell>
          <table:table-cell office:value-type="float" office:value="0.038734254083693" calcext:value-type="float">
            <text:p>0.038734254083693</text:p>
          </table:table-cell>
          <table:table-cell office:value-type="float" office:value="0.0383959124700771" calcext:value-type="float">
            <text:p>0.0383959124700771</text:p>
          </table:table-cell>
          <table:table-cell office:value-type="float" office:value="0.0390725956973088" calcext:value-type="float">
            <text:p>0.0390725956973088</text:p>
          </table:table-cell>
          <table:table-cell office:value-type="float" office:value="0.0205276183204536" calcext:value-type="float">
            <text:p>0.0205276183204536</text:p>
          </table:table-cell>
          <table:table-cell office:value-type="float" office:value="0.0202774743202586" calcext:value-type="float">
            <text:p>0.0202774743202586</text:p>
          </table:table-cell>
          <table:table-cell office:value-type="float" office:value="0.0207777623206486" calcext:value-type="float">
            <text:p>0.0207777623206486</text:p>
          </table:table-cell>
          <table:table-cell office:value-type="float" office:value="0.0277078761640134" calcext:value-type="float">
            <text:p>0.0277078761640134</text:p>
          </table:table-cell>
          <table:table-cell office:value-type="float" office:value="0.0274211750595479" calcext:value-type="float">
            <text:p>0.0274211750595479</text:p>
          </table:table-cell>
          <table:table-cell office:value-type="float" office:value="0.0279945772684788" calcext:value-type="float">
            <text:p>0.0279945772684788</text:p>
          </table:table-cell>
          <table:table-cell office:value-type="float" office:value="0.0418094569255966" calcext:value-type="float">
            <text:p>0.0418094569255966</text:p>
          </table:table-cell>
          <table:table-cell office:value-type="float" office:value="0.0414536304492455" calcext:value-type="float">
            <text:p>0.0414536304492455</text:p>
          </table:table-cell>
          <table:table-cell office:value-type="float" office:value="0.0421652834019476" calcext:value-type="float">
            <text:p>0.0421652834019476</text:p>
          </table:table-cell>
          <table:table-cell office:value-type="float" office:value="0.0188375894409506" calcext:value-type="float">
            <text:p>0.0188375894409506</text:p>
          </table:table-cell>
          <table:table-cell office:value-type="float" office:value="0.0185932652428281" calcext:value-type="float">
            <text:p>0.0185932652428281</text:p>
          </table:table-cell>
          <table:table-cell office:value-type="float" office:value="0.0190819136390732" calcext:value-type="float">
            <text:p>0.0190819136390732</text:p>
          </table:table-cell>
          <table:table-cell office:value-type="float" office:value="0.0190420091943638" calcext:value-type="float">
            <text:p>0.0190420091943638</text:p>
          </table:table-cell>
          <table:table-cell office:value-type="float" office:value="0.0187944167490294" calcext:value-type="float">
            <text:p>0.0187944167490294</text:p>
          </table:table-cell>
          <table:table-cell office:value-type="float" office:value="0.0192896016396982" calcext:value-type="float">
            <text:p>0.0192896016396982</text:p>
          </table:table-cell>
          <table:table-cell office:value-type="float" office:value="0.0189500386344817" calcext:value-type="float">
            <text:p>0.0189500386344817</text:p>
          </table:table-cell>
          <table:table-cell office:value-type="float" office:value="0.0187047008044723" calcext:value-type="float">
            <text:p>0.0187047008044723</text:p>
          </table:table-cell>
          <table:table-cell office:value-type="float" office:value="0.0191953764644911" calcext:value-type="float">
            <text:p>0.0191953764644911</text:p>
          </table:table-cell>
          <table:table-cell office:value-type="float" office:value="110.349146291667" calcext:value-type="float">
            <text:p>110.349146291667</text:p>
          </table:table-cell>
        </table:table-row>
      </table:table>
      <table:named-expressions/>
      <table:database-ranges>
        <table:database-range table:name="__Anonymous_Sheet_DB__0" table:target-range-address="formatted.O1:formatted.O22"/>
        <table:database-range table:name="__Anonymous_Sheet_DB__1" table:target-range-address="raw.A17:raw.XFD3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" style:family="table-cell" style:parent-style-name="Default">
      <style:text-properties fo:color="#ff0000"/>
    </style:style>
    <style:style style:name="Green" style:family="table-cell" style:parent-style-name="Default">
      <style:text-properties fo:color="#00a933"/>
    </style:style>
    <style:style style:name="Blue" style:family="table-cell" style:parent-style-name="Default">
      <style:text-properties fo:color="#2a609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5T22:50:48.330716887</dc:date>
    <meta:editing-duration>PT17H5M21S</meta:editing-duration>
    <meta:editing-cycles>26</meta:editing-cycles>
    <meta:generator>LibreOffice/7.4.1.2$MacOSX_AARCH64 LibreOffice_project/3c58a8f3a960df8bc8fd77b461821e42c061c5f0</meta:generator>
    <meta:document-statistic meta:table-count="2" meta:cell-count="2178" meta:object-count="0"/>
  </office:meta>
</office:document-meta>
</file>